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1" svg:font-family="Helvetica"/>
    <style:font-face style:name="Courier" svg:font-family="Courier" style:font-family-generic="modern"/>
    <style:font-face style:name="Helvetica" svg:font-family="Helvetic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86cm"/>
    </style:style>
    <style:style style:name="co2" style:family="table-column">
      <style:table-column-properties fo:break-before="auto" style:column-width="1.774cm"/>
    </style:style>
    <style:style style:name="co3" style:family="table-column">
      <style:table-column-properties fo:break-before="auto" style:column-width="2.267cm"/>
    </style:style>
    <style:style style:name="co4" style:family="table-column">
      <style:table-column-properties fo:break-before="auto" style:column-width="0.531cm"/>
    </style:style>
    <style:style style:name="co5" style:family="table-column">
      <style:table-column-properties fo:break-before="auto" style:column-width="0.727cm"/>
    </style:style>
    <style:style style:name="co6" style:family="table-column">
      <style:table-column-properties fo:break-before="auto" style:column-width="4.81cm"/>
    </style:style>
    <style:style style:name="co7" style:family="table-column">
      <style:table-column-properties fo:break-before="auto" style:column-width="2.824cm"/>
    </style:style>
    <style:style style:name="co8" style:family="table-column">
      <style:table-column-properties fo:break-before="auto" style:column-width="2.713cm"/>
    </style:style>
    <style:style style:name="co9" style:family="table-column">
      <style:table-column-properties fo:break-before="auto" style:column-width="2.517cm"/>
    </style:style>
    <style:style style:name="co10" style:family="table-column">
      <style:table-column-properties fo:break-before="auto" style:column-width="2.769cm"/>
    </style:style>
    <style:style style:name="co11" style:family="table-column">
      <style:table-column-properties fo:break-before="auto" style:column-width="2.656cm"/>
    </style:style>
    <style:style style:name="co12" style:family="table-column">
      <style:table-column-properties fo:break-before="auto" style:column-width="2.852cm"/>
    </style:style>
    <style:style style:name="co13" style:family="table-column">
      <style:table-column-properties fo:break-before="auto" style:column-width="3.635cm"/>
    </style:style>
    <style:style style:name="co14" style:family="table-column">
      <style:table-column-properties fo:break-before="auto" style:column-width="1.734cm"/>
    </style:style>
    <style:style style:name="co15" style:family="table-column">
      <style:table-column-properties fo:break-before="auto" style:column-width="1.538cm"/>
    </style:style>
    <style:style style:name="co16" style:family="table-column">
      <style:table-column-properties fo:break-before="auto" style:column-width="1.79cm"/>
    </style:style>
    <style:style style:name="co17" style:family="table-column">
      <style:table-column-properties fo:break-before="auto" style:column-width="1.566cm"/>
    </style:style>
    <style:style style:name="co18" style:family="table-column">
      <style:table-column-properties fo:break-before="auto" style:column-width="1.986cm"/>
    </style:style>
    <style:style style:name="co19" style:family="table-column">
      <style:table-column-properties fo:break-before="auto" style:column-width="1.649cm"/>
    </style:style>
    <style:style style:name="co20" style:family="table-column">
      <style:table-column-properties fo:break-before="auto" style:column-width="2.489cm"/>
    </style:style>
    <style:style style:name="co21" style:family="table-column">
      <style:table-column-properties fo:break-before="auto" style:column-width="2.097cm"/>
    </style:style>
    <style:style style:name="co22" style:family="table-column">
      <style:table-column-properties fo:break-before="auto" style:column-width="3.328cm"/>
    </style:style>
    <style:style style:name="co23" style:family="table-column">
      <style:table-column-properties fo:break-before="auto" style:column-width="4.503cm"/>
    </style:style>
    <style:style style:name="co24" style:family="table-column">
      <style:table-column-properties fo:break-before="auto" style:column-width="3.776cm"/>
    </style:style>
    <style:style style:name="co25" style:family="table-column">
      <style:table-column-properties fo:break-before="auto" style:column-width="2.461cm"/>
    </style:style>
    <style:style style:name="co26" style:family="table-column">
      <style:table-column-properties fo:break-before="auto" style:column-width="2.628cm"/>
    </style:style>
    <style:style style:name="co27" style:family="table-column">
      <style:table-column-properties fo:break-before="auto" style:column-width="6.098cm"/>
    </style:style>
    <style:style style:name="co28" style:family="table-column">
      <style:table-column-properties fo:break-before="auto" style:column-width="3.272cm"/>
    </style:style>
    <style:style style:name="co29" style:family="table-column">
      <style:table-column-properties fo:break-before="auto" style:column-width="2.378cm"/>
    </style:style>
    <style:style style:name="co30" style:family="table-column">
      <style:table-column-properties fo:break-before="auto" style:column-width="0.196cm"/>
    </style:style>
    <style:style style:name="ro1" style:family="table-row">
      <style:table-row-properties style:row-height="0.453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212cm" fo:break-before="auto" style:use-optimal-row-height="false"/>
    </style:style>
    <style:style style:name="ro4" style:family="table-row">
      <style:table-row-properties style:row-height="0.497cm" fo:break-before="auto" style:use-optimal-row-height="false"/>
    </style:style>
    <style:style style:name="ro5" style:family="table-row">
      <style:table-row-properties style:row-height="0.411cm" fo:break-before="auto" style:use-optimal-row-height="true"/>
    </style:style>
    <style:style style:name="ro6" style:family="table-row">
      <style:table-row-properties style:row-height="0.185cm" fo:break-before="auto" style:use-optimal-row-height="false"/>
    </style:style>
    <style:style style:name="ta1" style:family="table" style:master-page-name="PageStyle_5f_Intro">
      <style:table-properties table:display="true" style:writing-mode="lr-tb"/>
    </style:style>
    <style:style style:name="ta2" style:family="table" style:master-page-name="PageStyle_5f_Design">
      <style:table-properties table:display="true" style:writing-mode="lr-tb"/>
    </style:style>
    <style:style style:name="ta3" style:family="table" style:master-page-name="PageStyle_5f_Tables">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D_5f_Hull">
      <style:table-properties table:display="false" style:writing-mode="lr-tb"/>
    </style:style>
    <style:style style:name="ta6" style:family="table" style:master-page-name="PageStyle_5f_D_5f_Power">
      <style:table-properties table:display="false" style:writing-mode="lr-tb"/>
    </style:style>
    <style:style style:name="ta7" style:family="table" style:master-page-name="PageStyle_5f_D_5f_Prop">
      <style:table-properties table:display="false" style:writing-mode="lr-tb"/>
    </style:style>
    <style:style style:name="ta8" style:family="table" style:master-page-name="PageStyle_5f_D_5f_Comm">
      <style:table-properties table:display="false" style:writing-mode="lr-tb"/>
    </style:style>
    <style:style style:name="ta9" style:family="table" style:master-page-name="PageStyle_5f_D_5f_Sensor">
      <style:table-properties table:display="false" style:writing-mode="lr-tb"/>
    </style:style>
    <number:number-style style:name="N1">
      <number:number number:decimal-places="0"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style:style style:name="ce1" style:family="table-cell" style:parent-style-name="Default">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 style:family="table-cell" style:parent-style-name="Default">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3" style:family="table-cell" style:parent-style-name="Default">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1" fo:font-size="9pt" fo:font-style="italic" fo:text-shadow="none" style:text-underline-style="none" fo:font-weight="normal" style:font-size-asian="9pt" style:font-style-asian="italic" style:font-weight-asian="normal" style:font-name-complex="Helvetica1" style:font-size-complex="9pt" style:font-style-complex="italic"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 style:family="table-cell" style:parent-style-name="Default">
      <style:table-cell-properties fo:border="none"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 style:family="table-cell" style:parent-style-name="Default">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8" style:family="table-cell" style:parent-style-name="Default">
      <style:table-cell-properties style:glyph-orientation-vertical="0" fo:background-color="#00000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9" style:family="table-cell" style:parent-style-name="Default">
      <style:table-cell-properties style:glyph-orientation-vertical="0" fo:background-color="#000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 style:family="table-cell" style:parent-style-name="Default">
      <style:table-cell-properties style:glyph-orientation-vertical="0" fo:border-bottom="0.088cm solid #000000" fo:background-color="#000000"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12"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13"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14"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 style:family="table-cell" style:parent-style-name="Default">
      <style:table-cell-properties style:glyph-orientation-vertical="0" fo:border-bottom="none"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Helvetica" fo:font-size="9pt" fo:font-style="italic" fo:text-shadow="none" style:text-underline-style="none" fo:font-weight="normal" style:font-size-asian="9pt" style:font-style-asian="italic" style:font-weight-asian="normal" style:font-name-complex="Helvetica" style:font-size-complex="9pt" style:font-style-complex="italic" style:font-weight-complex="normal"/>
    </style:style>
    <style:style style:name="ce17" style:family="table-cell" style:parent-style-name="Default">
      <style:table-cell-properties style:glyph-orientation-vertical="0" fo:border-bottom="0.088cm solid #000000"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 style:family="table-cell" style:parent-style-name="Default">
      <style:table-cell-properties style:glyph-orientation-vertical="0" fo:border-bottom="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 style:family="table-cell" style:parent-style-name="Default">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 style:family="table-cell" style:parent-style-name="Default">
      <style:table-cell-properties fo:border-bottom="none" fo:border-left="0.088cm solid #000000" fo:border-right="none" style:rotation-align="none" fo:border-top="none"/>
      <style:text-properties fo:color="#ffffff"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3"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 style:family="table-cell" style:parent-style-name="Default" style:data-style-name="N143">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5" style:family="table-cell" style:parent-style-name="Default">
      <style:table-cell-properties style:glyph-orientation-vertical="0" fo:background-color="#000000"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26" style:family="table-cell" style:parent-style-name="Default">
      <style:table-cell-properties style:glyph-orientation-vertical="0" fo:background-color="#ff000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27" style:family="table-cell" style:parent-style-name="Default">
      <style:table-cell-properties style:glyph-orientation-vertical="0" fo:border-bottom="0.035cm solid #000000" fo:background-color="#ffffc0"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8" style:family="table-cell" style:parent-style-name="Default">
      <style:table-cell-properties style:glyph-orientation-vertical="0" fo:background-color="#000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9" style:family="table-cell" style:parent-style-name="Default">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1" style:family="table-cell" style:parent-style-name="Default">
      <style:table-cell-properties style:glyph-orientation-vertical="0" fo:border-bottom="0.088cm solid #000000" fo:background-color="#00000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2" style:family="table-cell" style:parent-style-name="Default">
      <style:table-cell-properties fo:border-bottom="none" fo:border-left="none"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3" style:family="table-cell" style:parent-style-name="Default">
      <style:table-cell-properties style:glyph-orientation-vertical="0" fo:border-bottom="0.088cm solid #000000" fo:background-color="#a0e0e0"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34" style:family="table-cell" style:parent-style-name="Default">
      <style:table-cell-properties fo:border-bottom="none" fo:background-color="transparent" fo:border-left="0.088cm solid #000000" fo:border-right="none" style:rotation-align="none" fo:border-top="0.088cm solid #000000"/>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35" style:family="table-cell" style:parent-style-name="Default">
      <style:table-cell-properties fo:border-bottom="none" fo:border-left="0.088cm solid #000000" fo:border-right="none" style:rotation-align="none" fo:border-top="non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36" style:family="table-cell" style:parent-style-name="Default">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7"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8" style:family="table-cell" style:parent-style-name="Default">
      <style:table-cell-properties fo:border="none" style:rotation-align="none"/>
      <style:text-properties style:use-window-font-color="true" style:text-outline="false" style:text-line-through-style="none" style:font-name="Helvetica1" fo:font-size="9pt" fo:font-style="italic" fo:text-shadow="none" style:text-underline-style="none" fo:font-weight="normal" style:font-size-asian="9pt" style:font-style-asian="italic" style:font-weight-asian="normal" style:font-name-complex="Helvetica1" style:font-size-complex="9pt" style:font-style-complex="italic" style:font-weight-complex="normal"/>
    </style:style>
    <style:style style:name="ce39" style:family="table-cell" style:parent-style-name="Default">
      <style:table-cell-properties fo:border-bottom="none" fo:border-left="0.088cm solid #000000" fo:border-right="none" style:rotation-align="none" fo:border-top="0.088cm solid #000000"/>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40" style:family="table-cell" style:parent-style-name="Default">
      <style:table-cell-properties style:glyph-orientation-vertical="0" fo:border-bottom="none"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1" style:family="table-cell" style:parent-style-name="Default">
      <style:table-cell-properties style:glyph-orientation-vertical="0" fo:border-bottom="0.088cm solid #000000"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2" style:family="table-cell" style:parent-style-name="Default">
      <style:table-cell-properties fo:border-bottom="0.088cm solid #000000" fo:border-left="none" fo:border-right="none"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3" style:family="table-cell" style:parent-style-name="Default">
      <style:table-cell-properties fo:border-bottom="none" fo:background-color="transparent" fo:border-left="none"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44" style:family="table-cell" style:parent-style-name="Default">
      <style:table-cell-properties style:glyph-orientation-vertical="0" fo:border-bottom="none" fo:background-color="#69ffff"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45" style:family="table-cell" style:parent-style-name="Default">
      <style:table-cell-properties style:glyph-orientation-vertical="0" fo:border-bottom="0.088cm solid #000000" fo:background-color="#a0e0e0"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46" style:family="table-cell" style:parent-style-name="Default">
      <style:table-cell-properties style:glyph-orientation-vertical="0" fo:border-bottom="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automatic"/>
      <style:paragraph-properties fo:text-align="start"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7" style:family="table-cell" style:parent-style-name="Default">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8" style:family="table-cell" style:parent-style-name="Default">
      <style:table-cell-properties fo:border-bottom="none" fo:border-left="0.088cm solid #000000" fo:border-right="none"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9" style:family="table-cell" style:parent-style-name="Default">
      <style:table-cell-properties fo:background-color="#dd9cb3" fo:border="0.088cm solid #000000"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0" style:family="table-cell" style:parent-style-name="Default">
      <style:table-cell-properties fo:border-bottom="none" fo:background-color="transparent" fo:border-left="0.088cm solid #000000" fo:border-right="none" style:rotation-align="none" fo:border-top="none"/>
    </style:style>
    <style:style style:name="ce51" style:family="table-cell" style:parent-style-name="Default">
      <style:table-cell-properties style:glyph-orientation-vertical="0" fo:border-bottom="none"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2" style:family="table-cell" style:parent-style-name="Default">
      <style:table-cell-properties style:glyph-orientation-vertical="0" fo:border-bottom="0.088cm solid #000000"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3" style:family="table-cell" style:parent-style-name="Default">
      <style:table-cell-properties fo:background-color="transparent" fo:border="none"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4" style:family="table-cell" style:parent-style-name="Default">
      <style:table-cell-properties style:glyph-orientation-vertical="0" fo:border-bottom="0.088cm solid #000000" fo:background-color="#a0e0e0"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55" style:family="table-cell" style:parent-style-name="Default">
      <style:table-cell-properties style:glyph-orientation-vertical="0" fo:border-bottom="none" fo:background-color="#a0e0e0"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56" style:family="table-cell" style:parent-style-name="Default">
      <style:table-cell-properties fo:border-bottom="none" fo:border-left="0.088cm solid #000000"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7" style:family="table-cell" style:parent-style-name="Default">
      <style:table-cell-properties fo:border-bottom="0.088cm solid #000000" fo:background-color="#69ffff" fo:border-left="0.088cm solid #000000"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8" style:family="table-cell" style:parent-style-name="Default">
      <style:table-cell-properties fo:border-bottom="none" fo:border-left="none" fo:border-right="none" style:rotation-align="none" fo:border-top="0.088cm solid #000000"/>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59" style:family="table-cell" style:parent-style-name="Default">
      <style:table-cell-properties style:glyph-orientation-vertical="0" fo:border-bottom="0.088cm solid #000000" fo:background-color="#00ffff"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60" style:family="table-cell" style:parent-style-name="Default">
      <style:table-cell-properties fo:border-bottom="0.088cm solid #000000" fo:border-left="0.088cm solid #000000" fo:border-right="none"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2" style:family="table-cell" style:parent-style-name="Default">
      <style:table-cell-properties style:glyph-orientation-vertical="0" fo:border-bottom="0.088cm solid #000000" fo:background-color="#a0e0e0"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63" style:family="table-cell" style:parent-style-name="Default" style:data-style-name="N132">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4" style:family="table-cell" style:parent-style-name="Default">
      <style:table-cell-properties fo:border-bottom="0.088cm solid #000000" fo:background-color="transparent" fo:border-left="0.088cm solid #000000" fo:border-right="none"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5" style:family="table-cell" style:parent-style-name="Default">
      <style:table-cell-properties fo:border-bottom="0.088cm solid #000000" fo:background-color="#00ffff" fo:border-left="0.088cm solid #000000" fo:border-right="0.035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6" style:family="table-cell" style:parent-style-name="Default">
      <style:table-cell-properties style:glyph-orientation-vertical="0" fo:border-bottom="0.088cm solid #000000"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8" style:family="table-cell" style:parent-style-name="Default">
      <style:table-cell-properties style:glyph-orientation-vertical="0" fo:border-bottom="0.088cm solid #000000" fo:background-color="#dd9cb3"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70"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start"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1"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2" style:family="table-cell" style:parent-style-name="Default">
      <style:table-cell-properties style:glyph-orientation-vertical="0" fo:border-bottom="0.088cm solid #000000"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3" style:family="table-cell" style:parent-style-name="Default">
      <style:table-cell-properties style:glyph-orientation-vertical="0" fo:border-bottom="0.088cm solid #000000" fo:background-color="#a0e0e0"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start"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74" style:family="table-cell" style:parent-style-name="Default">
      <style:table-cell-properties style:glyph-orientation-vertical="0" fo:border-bottom="none" style:text-align-source="fix" style:repeat-content="false" fo:background-color="transparent" fo:wrap-option="no-wrap" fo:border-left="0.088cm solid #000000" style:direction="ltr" fo:border-right="none"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75" style:family="table-cell" style:parent-style-name="Default">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76" style:family="table-cell" style:parent-style-name="Default">
      <style:table-cell-properties style:glyph-orientation-vertical="0" fo:border-bottom="none"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77" style:family="table-cell" style:parent-style-name="Default">
      <style:table-cell-properties style:glyph-orientation-vertical="0" fo:border-bottom="0.088cm solid #000000"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78"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79"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80" style:family="table-cell" style:parent-style-name="Default">
      <style:table-cell-properties style:glyph-orientation-vertical="0" fo:border-bottom="0.088cm solid #000000"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8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82" style:family="table-cell" style:parent-style-name="Default">
      <style:table-cell-properties fo:border-bottom="0.035cm solid #000000" fo:border-left="0.088cm solid #000000" fo:border-right="0.035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3" style:family="table-cell" style:parent-style-name="Default">
      <style:table-cell-properties style:glyph-orientation-vertical="0" fo:border-bottom="0.088cm solid #000000" fo:background-color="#000000"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4" style:family="table-cell" style:parent-style-name="Default">
      <style:table-cell-properties style:glyph-orientation-vertical="0" fo:border-bottom="0.035cm solid #000000" style:text-align-source="fix" style:repeat-content="false" fo:background-color="transparent" fo:wrap-option="no-wrap" fo:border-left="0.088cm solid #000000" style:direction="ltr" fo:border-right="0.035cm solid #000000"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85" style:family="table-cell" style:parent-style-name="Default">
      <style:table-cell-properties style:glyph-orientation-vertical="0" fo:border-bottom="0.088cm solid #000000" style:text-align-source="fix" style:repeat-content="false" fo:background-color="transparent" fo:wrap-option="no-wrap" fo:border-left="0.088cm solid #000000" style:direction="ltr" fo:border-right="0.035cm solid #000000"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86" style:family="table-cell" style:parent-style-name="Default">
      <style:table-cell-properties fo:border-bottom="0.035cm solid #000000" fo:background-color="#a0e0e0" fo:border-left="0.088cm solid #000000" fo:border-right="0.035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7" style:family="table-cell" style:parent-style-name="Default">
      <style:table-cell-properties style:glyph-orientation-vertical="0" fo:background-color="#ff0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8" style:family="table-cell" style:parent-style-name="Default">
      <style:table-cell-properties style:glyph-orientation-vertical="0" fo:border-bottom="0.035cm solid #000000" fo:background-color="#ffffc0"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90" style:family="table-cell" style:parent-style-name="Default" style:data-style-name="N139">
      <style:table-cell-properties style:glyph-orientation-vertical="0" fo:border-bottom="0.035cm solid #000000" fo:background-color="#c0c0ff"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91" style:family="table-cell" style:parent-style-name="Default" style:data-style-name="N139">
      <style:table-cell-properties style:glyph-orientation-vertical="0" fo:border-bottom="0.088cm solid #000000" fo:background-color="#c0c0ff"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92" style:family="table-cell" style:parent-style-name="Default" style:data-style-name="N132">
      <style:table-cell-properties fo:border-bottom="0.088cm solid #000000" fo:background-color="#ffff80" fo:border-left="0.088cm solid #000000" fo:border-right="none" style:rotation-align="none" fo:border-top="0.088cm solid #000000"/>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3" style:family="table-cell" style:parent-style-name="Default" style:data-style-name="N132">
      <style:table-cell-properties style:glyph-orientation-vertical="0" fo:border-bottom="0.088cm solid #000000" fo:background-color="#ffff80" style:text-align-source="fix" style:repeat-content="false" fo:wrap-option="no-wrap" fo:border-left="0.035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4" style:family="table-cell" style:parent-style-name="Default">
      <style:table-cell-properties style:glyph-orientation-vertical="0" fo:border-bottom="none" style:text-align-source="fix" style:repeat-content="false" fo:background-color="transparent"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95" style:family="table-cell" style:parent-style-name="Default">
      <style:table-cell-properties style:glyph-orientation-vertical="0" fo:border-bottom="0.088cm solid #000000" fo:background-color="#69ffff"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6" style:family="table-cell" style:parent-style-name="Default">
      <style:table-cell-properties style:glyph-orientation-vertical="0" fo:border-bottom="0.088cm solid #000000" fo:background-color="#69ffff"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7" style:family="table-cell" style:parent-style-name="Default" style:data-style-name="N0">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8"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99" style:family="table-cell" style:parent-style-name="Default">
      <style:table-cell-properties style:glyph-orientation-vertical="0" fo:border-bottom="0.088cm solid #000000" fo:background-color="#69ffff"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0"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1" style:family="table-cell" style:parent-style-name="Default">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2" style:family="table-cell" style:parent-style-name="Default">
      <style:table-cell-properties style:glyph-orientation-vertical="0" fo:border-bottom="0.035cm solid #000000"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3" style:family="table-cell" style:parent-style-name="Default">
      <style:table-cell-properties style:glyph-orientation-vertical="0" fo:border-bottom="0.088cm solid #000000"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4" style:family="table-cell" style:parent-style-name="Default">
      <style:table-cell-properties fo:border-bottom="0.088cm solid #000000" fo:background-color="transparent" fo:border-left="none" fo:border-right="none"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5" style:family="table-cell" style:parent-style-name="Default" style:data-style-name="N132">
      <style:table-cell-properties style:glyph-orientation-vertical="0" fo:border-bottom="0.088cm solid #000000" fo:background-color="#ffff80"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6" style:family="table-cell" style:parent-style-name="Default">
      <style:table-cell-properties fo:border-bottom="none" fo:background-color="transparent" fo:border-left="none"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7" style:family="table-cell" style:parent-style-name="Default" style:data-style-name="N132">
      <style:table-cell-properties style:glyph-orientation-vertical="0" fo:border-bottom="none" fo:background-color="#ffff80" style:text-align-source="fix" style:repeat-content="false" fo:wrap-option="no-wrap" fo:border-left="0.035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8" style:family="table-cell" style:parent-style-name="Default" style:data-style-name="N132">
      <style:table-cell-properties style:glyph-orientation-vertical="0" fo:border-bottom="0.088cm solid #000000" fo:background-color="#ffff80"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9"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start"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0" style:family="table-cell" style:parent-style-name="Default">
      <style:table-cell-properties style:glyph-orientation-vertical="0" fo:background-color="#69ffff" style:text-align-source="fix" style:repeat-content="false" fo:wrap-option="no-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1" style:family="table-cell" style:parent-style-name="Default">
      <style:table-cell-properties fo:border-bottom="0.088cm solid #000000" fo:background-color="#69ffff" fo:border-left="0.035cm solid #000000" fo:border-right="0.035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2"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3" style:family="table-cell" style:parent-style-name="Default">
      <style:table-cell-properties fo:border-bottom="0.088cm solid #000000" fo:background-color="#69ffff" fo:border-left="none"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4" style:family="table-cell" style:parent-style-name="Default" style:data-style-name="N132">
      <style:table-cell-properties style:glyph-orientation-vertical="0" fo:border-bottom="0.088cm solid #000000" fo:background-color="#ffff80"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115" style:family="table-cell" style:parent-style-name="Default" style:data-style-name="N132">
      <style:table-cell-properties style:glyph-orientation-vertical="0" fo:border-bottom="0.088cm solid #000000" fo:background-color="#ffff80" style:text-align-source="fix" style:repeat-content="false" fo:wrap-option="no-wrap" fo:border-left="0.035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6" style:family="table-cell" style:parent-style-name="Default" style:data-style-name="N132">
      <style:table-cell-properties fo:border-bottom="0.088cm solid #000000" fo:background-color="#00ffff" fo:border-left="0.035cm solid #000000" fo:border-right="0.035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7" style:family="table-cell" style:parent-style-name="Default" style:data-style-name="N131">
      <style:table-cell-properties style:glyph-orientation-vertical="0" fo:border-bottom="0.088cm solid #000000" fo:background-color="#ffff80" style:text-align-source="fix" style:repeat-content="false" fo:wrap-option="no-wrap" fo:border-left="0.035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8" style:family="table-cell" style:parent-style-name="Default" style:data-style-name="N0">
      <style:table-cell-properties fo:background-color="#dd9cb3" fo:border="0.088cm solid #000000"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9" style:family="table-cell" style:parent-style-name="Default">
      <style:table-cell-properties fo:border-bottom="0.035cm solid #000000" fo:background-color="#00ffff" fo:border-left="0.035cm solid #000000" fo:border-right="none"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0" style:family="table-cell" style:parent-style-name="Default">
      <style:table-cell-properties fo:border-bottom="0.088cm solid #000000" fo:background-color="#00ffff" fo:border-left="0.035cm solid #000000" fo:border-right="none"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1" style:family="table-cell" style:parent-style-name="Default">
      <style:table-cell-properties style:glyph-orientation-vertical="0" fo:border-bottom="0.088cm solid #000000" fo:background-color="#ffff80" style:text-align-source="fix" style:repeat-content="false" fo:wrap-option="no-wrap" fo:border-left="0.035cm solid #000000"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2"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3" style:family="table-cell" style:parent-style-name="Default">
      <style:table-cell-properties fo:border-bottom="0.088cm solid #000000" fo:border-left="none" fo:border-right="none" style:rotation-align="none" fo:border-top="none"/>
    </style:style>
    <style:style style:name="ce124" style:family="table-cell" style:parent-style-name="Default">
      <style:table-cell-properties fo:border="none" style:rotation-align="none"/>
    </style:style>
    <style:style style:name="ce125" style:family="table-cell" style:parent-style-name="Default">
      <style:table-cell-properties style:glyph-orientation-vertical="0" fo:border-bottom="0.088cm solid #000000" fo:background-color="#dd9cb3"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127" style:family="table-cell" style:parent-style-name="Default">
      <style:table-cell-properties fo:border-bottom="0.035cm solid #000000" fo:background-color="#00ffff" fo:border-left="0.035cm solid #000000" fo:border-right="0.035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8" style:family="table-cell" style:parent-style-name="Default">
      <style:table-cell-properties fo:background-color="#00ffff" fo:border="0.035cm solid #000000"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9" style:family="table-cell" style:parent-style-name="Default">
      <style:table-cell-properties fo:border-bottom="0.088cm solid #000000" fo:background-color="#00ffff" fo:border-left="0.035cm solid #000000" fo:border-right="0.035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0" style:family="table-cell" style:parent-style-name="Default">
      <style:table-cell-properties style:glyph-orientation-vertical="0" fo:border-bottom="none" style:text-align-source="fix" style:repeat-content="false" fo:background-color="transparent"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1" style:family="table-cell" style:parent-style-name="Default">
      <style:table-cell-properties fo:border-bottom="0.035cm solid #000000" fo:background-color="#69ffff" fo:border-left="0.035cm solid #000000" fo:border-right="none"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2" style:family="table-cell" style:parent-style-name="Default">
      <style:table-cell-properties style:glyph-orientation-vertical="0" fo:border-bottom="0.088cm solid #000000" fo:background-color="#ffff80" style:text-align-source="fix" style:repeat-content="false" fo:wrap-option="no-wrap" fo:border-left="0.035cm solid #000000"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3" style:family="table-cell" style:parent-style-name="Default">
      <style:table-cell-properties fo:border-bottom="0.035cm solid #000000" fo:background-color="#69ffff" fo:border-left="0.035cm solid #000000"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4" style:family="table-cell" style:parent-style-name="Default">
      <style:table-cell-properties fo:border-bottom="0.035cm solid #000000" fo:border-left="0.035cm solid #000000" fo:border-right="0.035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5" style:family="table-cell" style:parent-style-name="Default">
      <style:table-cell-properties fo:background-color="#69ffff" fo:border="0.035cm solid #000000" style:rotation-align="non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6" style:family="table-cell" style:parent-style-name="Default">
      <style:table-cell-properties fo:background-color="#69ffff" fo:border="none" style:rotation-align="non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7" style:family="table-cell" style:parent-style-name="Default">
      <style:table-cell-properties fo:background-color="#69ffff" fo:border="0.035cm solid #000000"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8" style:family="table-cell" style:parent-style-name="Default">
      <style:table-cell-properties fo:background-color="#dd9cb3" fo:border="0.088cm solid #000000" style:rotation-align="non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9" style:family="table-cell" style:parent-style-name="Default">
      <style:table-cell-properties style:glyph-orientation-vertical="0" fo:background-color="#dd9cb3"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140" style:family="table-cell" style:parent-style-name="Default">
      <style:table-cell-properties style:glyph-orientation-vertical="0" fo:background-color="#ffff80"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141" style:family="table-cell" style:parent-style-name="Default" style:data-style-name="N139">
      <style:table-cell-properties style:glyph-orientation-vertical="0" fo:border-bottom="0.035cm solid #000000" fo:background-color="#c0c0ff" style:text-align-source="fix" style:repeat-content="false" fo:wrap-option="no-wrap" fo:border-left="0.035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42" style:family="table-cell" style:parent-style-name="Default" style:data-style-name="N132">
      <style:table-cell-properties style:glyph-orientation-vertical="0" fo:border-bottom="0.088cm solid #000000" fo:background-color="#c0c0ff" style:text-align-source="fix" style:repeat-content="false" fo:wrap-option="no-wrap" fo:border-left="0.035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43" style:family="table-cell" style:parent-style-name="Default" style:data-style-name="N132">
      <style:table-cell-properties fo:border-bottom="0.088cm solid #000000" fo:background-color="#ffff80" fo:border-left="none" fo:border-right="none" style:rotation-align="none" fo:border-top="0.088cm solid #000000"/>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4"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5" style:family="table-cell" style:parent-style-name="Default" style:data-style-name="N132">
      <style:table-cell-properties style:glyph-orientation-vertical="0" fo:border-bottom="none"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46"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47"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148" style:family="table-cell" style:parent-style-name="Default" style:data-style-name="N131">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49" style:family="table-cell" style:parent-style-name="Default">
      <style:table-cell-properties fo:border-bottom="0.035cm solid #000000" fo:background-color="#00ffff" fo:border-left="none" fo:border-right="none"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0" style:family="table-cell" style:parent-style-name="Default">
      <style:table-cell-properties fo:border-bottom="0.088cm solid #000000" fo:background-color="#00ffff" fo:border-left="none" fo:border-right="none"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1" style:family="table-cell" style:parent-style-name="Default">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53" style:family="table-cell" style:parent-style-name="Default">
      <style:table-cell-properties fo:border-bottom="0.035cm solid #000000" fo:background-color="#00ffff" fo:border-left="0.035cm solid #000000"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4" style:family="table-cell" style:parent-style-name="Default">
      <style:table-cell-properties fo:border-bottom="0.035cm solid #000000" fo:background-color="#00ffff" fo:border-left="0.035cm solid #000000"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5" style:family="table-cell" style:parent-style-name="Default">
      <style:table-cell-properties fo:border-bottom="0.088cm solid #000000" fo:background-color="#00ffff" fo:border-left="0.035cm solid #000000"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6" style:family="table-cell" style:parent-style-name="Default">
      <style:table-cell-properties fo:border-bottom="0.035cm solid #000000" fo:background-color="#69ffff" fo:border-left="none" fo:border-right="none"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7" style:family="table-cell" style:parent-style-name="Default">
      <style:table-cell-properties fo:border="0.035cm solid #000000"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8" style:family="table-cell" style:parent-style-name="Default">
      <style:table-cell-properties fo:border-bottom="0.035cm solid #000000" fo:background-color="#ffffc0" fo:border-left="0.035cm solid #000000" fo:border-right="none" style:rotation-align="none" fo:border-top="0.035cm solid #000000"/>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59" style:family="table-cell" style:parent-style-name="Default">
      <style:table-cell-properties fo:border-bottom="0.035cm solid #000000" fo:background-color="#ffffc0" fo:border-left="none" fo:border-right="none" style:rotation-align="none" fo:border-top="0.035cm solid #000000"/>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60" style:family="table-cell" style:parent-style-name="Default">
      <style:table-cell-properties style:glyph-orientation-vertical="0" fo:border-bottom="0.088cm solid #000000" fo:background-color="#dd9cb3"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1" style:family="table-cell" style:parent-style-name="Default">
      <style:table-cell-properties style:glyph-orientation-vertical="0" fo:border-bottom="0.088cm solid #000000" fo:background-color="#ffff80"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2" style:family="table-cell" style:parent-style-name="Default" style:data-style-name="N139">
      <style:table-cell-properties style:glyph-orientation-vertical="0" fo:border-bottom="0.088cm solid #000000" fo:background-color="#c0c0ff" style:text-align-source="fix" style:repeat-content="false" fo:wrap-option="no-wrap" fo:border-left="0.035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63" style:family="table-cell" style:parent-style-name="Default">
      <style:table-cell-properties fo:border-bottom="none" fo:border-left="none" fo:border-right="none" style:rotation-align="none" fo:border-top="0.088cm solid #000000"/>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64" style:family="table-cell" style:parent-style-name="Default">
      <style:table-cell-properties fo:border-bottom="0.088cm solid #000000" fo:background-color="#69ffff" fo:border-left="none"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5" style:family="table-cell" style:parent-style-name="Default">
      <style:table-cell-properties style:glyph-orientation-vertical="0" fo:border-bottom="0.035cm solid #000000" fo:background-color="#00ffff" style:text-align-source="fix" style:repeat-content="false" fo:wrap-option="no-wrap" fo:border-left="0.035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6" style:family="table-cell" style:parent-style-name="Default">
      <style:table-cell-properties style:glyph-orientation-vertical="0" fo:border-bottom="0.035cm solid #000000" fo:background-color="#00ffff"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7" style:family="table-cell" style:parent-style-name="Default">
      <style:table-cell-properties style:glyph-orientation-vertical="0" style:text-align-source="fix" style:repeat-content="false" fo:background-color="transparent" fo:wrap-option="no-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8" style:family="table-cell" style:parent-style-name="Default">
      <style:table-cell-properties style:glyph-orientation-vertical="0" fo:border-bottom="0.088cm solid #000000"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9" style:family="table-cell" style:parent-style-name="Default">
      <style:table-cell-properties fo:background-color="#00ffff" fo:border="0.088cm solid #000000"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70"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71" style:family="table-cell" style:parent-style-name="Default">
      <style:table-cell-properties style:glyph-orientation-vertical="0" fo:border-bottom="0.088cm solid #000000" fo:background-color="#69ffff"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72" style:family="table-cell" style:parent-style-name="Default">
      <style:table-cell-properties fo:border-bottom="none" fo:border-left="none" fo:border-right="none" style:rotation-align="none" fo:border-top="0.088cm solid #000000"/>
    </style:style>
    <style:style style:name="ce173" style:family="table-cell" style:parent-style-name="Default">
      <style:table-cell-properties style:glyph-orientation-vertical="0" fo:border-bottom="0.035cm solid #000000" fo:background-color="#ffffc0"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74" style:family="table-cell" style:parent-style-name="Default">
      <style:table-cell-properties style:glyph-orientation-vertical="0" fo:background-color="#69ffff"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175" style:family="table-cell" style:parent-style-name="Default" style:data-style-name="N4">
      <style:table-cell-properties style:glyph-orientation-vertical="0" fo:background-color="#c0c0ff"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bold" style:font-size-asian="9pt" style:font-style-asian="normal" style:font-weight-asian="bold" style:font-name-complex="Helvetica1" style:font-size-complex="9pt" style:font-style-complex="normal" style:font-weight-complex="bold"/>
    </style:style>
    <style:style style:name="ce176" style:family="table-cell" style:parent-style-name="Default" style:data-style-name="N146">
      <style:table-cell-properties style:glyph-orientation-vertical="0" fo:border-bottom="0.035cm solid #000000" fo:background-color="#c0c0ff" style:text-align-source="fix" style:repeat-content="false" fo:wrap-option="no-wrap" fo:border-left="0.035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77" style:family="table-cell" style:parent-style-name="Default" style:data-style-name="N146">
      <style:table-cell-properties style:glyph-orientation-vertical="0" fo:border-bottom="0.088cm solid #000000" fo:background-color="#c0c0ff" style:text-align-source="fix" style:repeat-content="false" fo:wrap-option="no-wrap" fo:border-left="0.035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78" style:family="table-cell" style:parent-style-name="Default" style:data-style-name="N146">
      <style:table-cell-properties fo:border-bottom="0.088cm solid #000000" fo:background-color="#ffff80" fo:border-left="none" fo:border-right="none" style:rotation-align="none" fo:border-top="0.088cm solid #000000"/>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79" style:family="table-cell" style:parent-style-name="Default" style:data-style-name="N133">
      <style:table-cell-properties style:glyph-orientation-vertical="0" fo:border-bottom="0.035cm solid #000000" fo:background-color="#00ffff" style:text-align-source="fix" style:repeat-content="false" fo:wrap-option="no-wrap" fo:border-left="0.035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0" style:family="table-cell" style:parent-style-name="Default" style:data-style-name="N133">
      <style:table-cell-properties style:glyph-orientation-vertical="0" fo:background-color="#00ffff" style:text-align-source="fix" style:repeat-content="false" fo:wrap-option="no-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1" style:family="table-cell" style:parent-style-name="Default" style:data-style-name="N133">
      <style:table-cell-properties style:glyph-orientation-vertical="0" fo:border-bottom="0.088cm solid #000000" fo:background-color="#00ffff" style:text-align-source="fix" style:repeat-content="false" fo:wrap-option="no-wrap" fo:border-left="0.035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2" style:family="table-cell" style:parent-style-name="Default" style:data-style-name="N146">
      <style:table-cell-properties style:glyph-orientation-vertical="0" fo:border-bottom="0.088cm solid #000000" fo:background-color="#ffff80"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83" style:family="table-cell" style:parent-style-name="Default">
      <style:table-cell-properties fo:border-bottom="0.035cm solid #000000" fo:background-color="#69ffff" fo:border-left="none" fo:border-right="0.035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4" style:family="table-cell" style:parent-style-name="Default">
      <style:table-cell-properties style:glyph-orientation-vertical="0" fo:border-bottom="0.088cm solid #000000" fo:background-color="#69ffff"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5" style:family="table-cell" style:parent-style-name="Default" style:data-style-name="N4">
      <style:table-cell-properties style:glyph-orientation-vertical="0" fo:border-bottom="0.088cm solid #000000" fo:background-color="#c0c0ff"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6" style:family="table-cell" style:parent-style-name="Default" style:data-style-name="N139">
      <style:table-cell-properties style:glyph-orientation-vertical="0" fo:border-bottom="0.035cm solid #000000" fo:background-color="#c0c0ff" style:text-align-source="fix" style:repeat-content="false" fo:wrap-option="no-wrap" fo:border-left="0.035cm solid #000000" style:direction="ltr" fo:border-right="0.088cm solid #000000" style:rotation-angle="0" style:rotation-align="none" style:shrink-to-fit="false" fo:border-top="0.088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87" style:family="table-cell" style:parent-style-name="Default" style:data-style-name="N139">
      <style:table-cell-properties style:glyph-orientation-vertical="0" fo:border-bottom="0.088cm solid #000000" fo:background-color="#c0c0ff"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end" fo:margin-left="0cm" style:writing-mode="page"/>
      <style:text-properties fo:color="#000000"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88" style:family="table-cell" style:parent-style-name="Default" style:data-style-name="N132">
      <style:table-cell-properties fo:border-bottom="0.088cm solid #000000" fo:background-color="#ffff80" fo:border-left="none" fo:border-right="0.088cm solid #000000" style:rotation-align="none" fo:border-top="0.088cm solid #000000"/>
      <style:text-properties style:use-window-font-color="true" style:text-outline="false" style:text-line-through-styl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89"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ce190"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91" style:family="table-cell" style:parent-style-name="Default" style:data-style-name="N1">
      <style:table-cell-properties style:glyph-orientation-vertical="0" fo:border-bottom="0.035cm solid #000000" fo:background-color="#00ffff" style:text-align-source="fix" style:repeat-content="false" fo:wrap-option="no-wrap" fo:border-left="0.035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2" style:family="table-cell" style:parent-style-name="Default" style:data-style-name="N1">
      <style:table-cell-properties style:glyph-orientation-vertical="0" fo:background-color="#00ffff" style:text-align-source="fix" style:repeat-content="false" fo:wrap-option="no-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3" style:family="table-cell" style:parent-style-name="Default" style:data-style-name="N1">
      <style:table-cell-properties style:glyph-orientation-vertical="0" fo:border-bottom="0.088cm solid #000000" fo:background-color="#00ffff" style:text-align-source="fix" style:repeat-content="false" fo:wrap-option="no-wrap" fo:border-left="0.035cm solid #000000"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4"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5" style:family="table-cell" style:parent-style-name="Default">
      <style:table-cell-properties style:glyph-orientation-vertical="0" fo:background-color="#ffffff"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196" style:family="table-cell" style:parent-style-name="Default" style:data-style-name="N132">
      <style:table-cell-properties style:glyph-orientation-vertical="0" fo:border-bottom="none" fo:background-color="#ffff80" style:text-align-source="fix" style:repeat-content="false" fo:wrap-option="no-wrap" fo:border-left="none" style:direction="ltr" fo:border-right="0.035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7"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8"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0.035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9" style:family="table-cell" style:parent-style-name="Default">
      <style:table-cell-properties fo:border="none" style:rotation-align="non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00" style:family="table-cell" style:parent-style-name="Default" style:data-style-name="N132">
      <style:table-cell-properties style:glyph-orientation-vertical="0" fo:border-bottom="0.088cm solid #000000" fo:background-color="#ffff80"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1" style:family="table-cell" style:parent-style-name="Default" style:data-style-name="N132">
      <style:table-cell-properties style:glyph-orientation-vertical="0" fo:border-bottom="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2" style:family="table-cell" style:parent-style-name="Default" style:data-style-name="N132">
      <style:table-cell-properties fo:border-bottom="0.035cm solid #000000" fo:background-color="#00ffff" fo:border-left="0.035cm solid #000000"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3" style:family="table-cell" style:parent-style-name="Default" style:data-style-name="N132">
      <style:table-cell-properties fo:border-bottom="none" fo:border-left="none" fo:border-right="0.088cm solid #000000"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4" style:family="table-cell" style:parent-style-name="Default" style:data-style-name="N132">
      <style:table-cell-properties fo:border-bottom="0.035cm solid #000000" fo:background-color="#00ffff" fo:border-left="none"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5" style:family="table-cell" style:parent-style-name="Default" style:data-style-name="N132">
      <style:table-cell-properties fo:border-bottom="0.088cm solid #000000" fo:background-color="#00ffff" fo:border-left="none"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6" style:family="table-cell" style:parent-style-name="Default" style:data-style-name="N132">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7"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8" style:family="table-cell" style:parent-style-name="Default">
      <style:table-cell-properties fo:border-bottom="none" fo:border-left="none" fo:border-right="0.088cm solid #000000"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9" style:family="table-cell" style:parent-style-name="Default">
      <style:table-cell-properties fo:border-bottom="0.035cm solid #000000" fo:background-color="#00ffff" fo:border-left="none"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0" style:family="table-cell" style:parent-style-name="Default">
      <style:table-cell-properties fo:border-bottom="0.088cm solid #000000" fo:background-color="#00ffff" fo:border-left="none"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1" style:family="table-cell" style:parent-style-name="Default">
      <style:table-cell-properties style:glyph-orientation-vertical="0" fo:border-bottom="0.088cm solid #000000" fo:background-color="#ffff80"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2" style:family="table-cell" style:parent-style-name="Default">
      <style:table-cell-properties fo:border-bottom="none" fo:border-left="none" fo:border-right="0.088cm solid #000000" style:rotation-align="none" fo:border-top="0.088cm solid #000000"/>
    </style:style>
    <style:style style:name="ce213" style:family="table-cell" style:parent-style-name="Default">
      <style:table-cell-properties fo:border-bottom="none" fo:border-left="none" fo:border-right="0.088cm solid #000000" style:rotation-align="none" fo:border-top="none"/>
    </style:style>
    <style:style style:name="ce214"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5" style:family="table-cell" style:parent-style-name="Default">
      <style:table-cell-properties fo:border-bottom="0.088cm solid #000000" fo:border-left="none" fo:border-right="0.088cm solid #000000"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6" style:family="table-cell" style:parent-style-name="Default">
      <style:table-cell-properties style:glyph-orientation-vertical="0" fo:border-bottom="none" style:text-align-source="fix" style:repeat-content="false" fo:background-color="transparent" fo:wrap-option="no-wrap" fo:border-left="none" style:direction="ltr" fo:border-right="0.088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7" style:family="table-cell" style:parent-style-name="Default">
      <style:table-cell-properties fo:border-bottom="0.035cm solid #000000" fo:background-color="#69ffff" fo:border-left="none"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18" style:family="table-cell" style:parent-style-name="Default">
      <style:table-cell-properties fo:border-bottom="0.088cm solid #000000" fo:border-left="none" fo:border-right="0.088cm solid #000000" style:rotation-align="none" fo:border-top="none"/>
    </style:style>
    <style:style style:name="ce219" style:family="table-cell" style:parent-style-name="Default" style:data-style-name="N132">
      <style:table-cell-properties fo:border-bottom="0.088cm solid #000000" fo:background-color="#ffff80" fo:border-left="none" fo:border-right="0.088cm solid #000000" style:rotation-align="none" fo:border-top="0.088cm solid #000000"/>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0" style:family="table-cell" style:parent-style-name="Default">
      <style:table-cell-properties fo:border-bottom="0.035cm solid #000000" fo:border-left="0.035cm solid #000000"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1" style:family="table-cell" style:parent-style-name="Default">
      <style:table-cell-properties fo:border-bottom="0.035cm solid #000000" fo:border-left="0.035cm solid #000000"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2" style:family="table-cell" style:parent-style-name="Default">
      <style:table-cell-properties fo:border-bottom="0.088cm solid #000000" fo:border-left="0.035cm solid #000000"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3" style:family="table-cell" style:parent-style-name="Default">
      <style:table-cell-properties style:glyph-orientation-vertical="0" fo:background-color="#ff0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4" style:family="table-cell" style:parent-style-name="Default">
      <style:table-cell-properties fo:border-bottom="0.035cm solid #000000" fo:background-color="#ffffc0" fo:border-left="none" fo:border-right="0.035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5" style:family="table-cell" style:parent-style-name="Default">
      <style:table-cell-properties style:glyph-orientation-vertical="0" fo:border-bottom="0.035cm solid #000000" fo:background-color="#ffffc0"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6" style:family="table-cell" style:parent-style-name="Default">
      <style:table-cell-properties fo:border-bottom="0.088cm solid #000000" fo:border-left="none" fo:border-right="none" style:rotation-align="none" fo:border-top="non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7" style:family="table-cell" style:parent-style-name="Default" style:data-style-name="N133">
      <style:table-cell-properties fo:border-bottom="0.088cm solid #000000" fo:background-color="#69ffff" fo:border-left="0.088cm solid #000000" fo:border-right="0.035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8" style:family="table-cell" style:parent-style-name="Default">
      <style:table-cell-properties style:glyph-orientation-vertical="0" fo:border-bottom="none" style:text-align-source="fix" style:repeat-content="false" fo:wrap-option="no-wrap" fo:border-left="0.035cm solid #000000" style:direction="ltr" fo:border-right="0.088cm solid #000000"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29" style:family="table-cell" style:parent-style-name="Default" style:data-style-name="N1">
      <style:table-cell-properties style:glyph-orientation-vertical="0" fo:border-bottom="0.088cm solid #000000" fo:background-color="#69ffff"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0" style:family="table-cell" style:parent-style-name="Default">
      <style:table-cell-properties style:glyph-orientation-vertical="0" fo:border-bottom="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style>
    <style:style style:name="ce231" style:family="table-cell" style:parent-style-name="Default" style:data-style-name="N133">
      <style:table-cell-properties style:glyph-orientation-vertical="0" fo:border-bottom="0.035cm solid #000000" fo:background-color="#69ffff"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2" style:family="table-cell" style:parent-style-name="Default">
      <style:table-cell-properties style:glyph-orientation-vertical="0" fo:border-bottom="0.088cm solid #000000" fo:background-color="#ffffff"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ff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3" style:family="table-cell" style:parent-style-name="Default">
      <style:table-cell-properties style:glyph-orientation-vertical="0" fo:border-bottom="0.088cm solid #000000" fo:background-color="#ffffff"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4" style:family="table-cell" style:parent-style-name="Default">
      <style:table-cell-properties style:glyph-orientation-vertical="0" fo:border-bottom="0.088cm solid #000000" fo:background-color="#69ffff"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5" style:family="table-cell" style:parent-style-name="Default">
      <style:table-cell-properties style:glyph-orientation-vertical="0" fo:border-bottom="0.035cm solid #000000" fo:background-color="#69ffff"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6" style:family="table-cell" style:parent-style-name="Default">
      <style:table-cell-properties fo:border-bottom="none" fo:background-color="transparent" fo:border-left="none" fo:border-right="0.088cm solid #000000"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7" style:family="table-cell" style:parent-style-name="Default">
      <style:table-cell-properties fo:border="none" style:rotation-align="non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238"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9" style:family="table-cell" style:parent-style-name="Default" style:data-style-name="N1">
      <style:table-cell-properties style:glyph-orientation-vertical="0" fo:border-bottom="0.088cm solid #000000" fo:background-color="#69ffff" style:text-align-source="fix" style:repeat-content="false" fo:wrap-option="no-wrap" fo:border-left="0.035cm solid #000000"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0" style:family="table-cell" style:parent-style-name="Default">
      <style:table-cell-properties fo:border-bottom="none" fo:border-left="none"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242" style:family="table-cell" style:parent-style-name="Default">
      <style:table-cell-properties style:glyph-orientation-vertical="0" fo:border-bottom="none" style:text-align-source="fix" style:repeat-content="false" fo:background-color="transparent"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243" style:family="table-cell" style:parent-style-name="Default">
      <style:table-cell-properties style:glyph-orientation-vertical="0" fo:border-bottom="0.088cm solid #000000" fo:background-color="#69ffff"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4" style:family="table-cell" style:parent-style-name="Default" style:data-style-name="N132">
      <style:table-cell-properties fo:border-bottom="0.035cm solid #000000" fo:background-color="#00ffff" fo:border-left="0.035cm solid #000000"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5" style:family="table-cell" style:parent-style-name="Default" style:data-style-name="N132">
      <style:table-cell-properties fo:border-bottom="0.088cm solid #000000" fo:background-color="#00ffff" fo:border-left="0.035cm solid #000000" fo:border-right="0.088cm solid #000000" style:rotation-align="none" fo:border-top="0.035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6" style:family="table-cell" style:parent-style-name="Default" style:data-style-name="N132">
      <style:table-cell-properties fo:background-color="#00ffff" fo:border="0.088cm solid #000000"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7" style:family="table-cell" style:parent-style-name="Default">
      <style:table-cell-properties fo:border-bottom="none" fo:background-color="transparent" fo:border-left="none"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8" style:family="table-cell" style:parent-style-name="Default">
      <style:table-cell-properties fo:border-bottom="none" fo:border-left="none" fo:border-right="0.088cm solid #000000" style:rotation-align="none" fo:border-top="non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9" style:family="table-cell" style:parent-style-name="Default">
      <style:table-cell-properties fo:border-bottom="none" fo:background-color="transparent" fo:border-left="none" fo:border-right="0.088cm solid #000000" style:rotation-align="none" fo:border-top="none"/>
      <style:text-properties fo:color="#000000"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50" style:family="table-cell" style:parent-style-name="Default">
      <style:table-cell-properties fo:border-bottom="0.088cm solid #000000" fo:background-color="transparent" fo:border-left="none" fo:border-right="0.088cm solid #000000"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51" style:family="table-cell" style:parent-style-name="Default">
      <style:table-cell-properties fo:border-bottom="none" fo:border-left="none" fo:border-right="0.088cm solid #000000" style:rotation-align="none" fo:border-top="non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252" style:family="table-cell" style:parent-style-name="Default">
      <style:table-cell-properties fo:border-bottom="none" fo:border-left="none" fo:border-right="0.088cm solid #000000" style:rotation-align="none" fo:border-top="none"/>
      <style:text-properties style:use-window-font-color="true" style:text-outline="false" style:text-line-through-style="none" style:font-name="Helvetica1" fo:font-size="9pt" fo:font-style="italic" fo:text-shadow="none" style:text-underline-style="none" fo:font-weight="normal" style:font-size-asian="9pt" style:font-style-asian="italic" style:font-weight-asian="normal" style:font-name-complex="Helvetica1" style:font-size-complex="9pt" style:font-style-complex="italic" style:font-weight-complex="normal"/>
    </style:style>
    <style:style style:name="ce25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54" style:family="table-cell" style:parent-style-name="Default">
      <style:text-properties style:use-window-font-color="true" style:text-outline="false" style:text-line-through-style="none" style:font-name="Helvetica1" fo:font-size="9pt" fo:font-style="italic" fo:text-shadow="none" style:text-underline-style="none" fo:font-weight="normal" style:font-size-asian="9pt" style:font-style-asian="italic" style:font-weight-asian="normal" style:font-name-complex="Helvetica1" style:font-size-complex="9pt" style:font-style-complex="italic" style:font-weight-complex="normal"/>
    </style:style>
    <style:style style:name="ce255" style:family="table-cell" style:parent-style-name="Default">
      <style:table-cell-properties fo:border-bottom="none" fo:border-left="0.088cm solid #000000"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256" style:family="table-cell" style:parent-style-name="Default">
      <style:table-cell-properties style:glyph-orientation-vertical="0" fo:background-color="#dd9cb3"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57" style:family="table-cell" style:parent-style-name="Default">
      <style:table-cell-properties style:glyph-orientation-vertical="0" fo:border-bottom="none"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58" style:family="table-cell" style:parent-style-name="Default">
      <style:text-properties style:use-window-font-color="true" style:text-outline="false" style:text-line-through-style="none" style:font-name="Helvetica1" fo:font-size="10pt" fo:font-style="normal" fo:text-shadow="none" style:text-underline-style="none" fo:font-weight="normal" style:font-size-asian="10pt" style:font-style-asian="normal" style:font-weight-asian="normal" style:font-name-complex="Helvetica1" style:font-size-complex="10pt" style:font-style-complex="normal" style:font-weight-complex="normal"/>
    </style:style>
    <style:style style:name="ce259" style:family="table-cell" style:parent-style-name="Default">
      <style:table-cell-properties fo:border-bottom="none" fo:border-left="none" fo:border-right="none" style:rotation-align="none" fo:border-top="0.088cm solid #000000"/>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26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61" style:family="table-cell" style:parent-style-name="Default">
      <style:table-cell-properties style:glyph-orientation-vertical="0" fo:background-color="#dd9cb3"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262" style:family="table-cell" style:parent-style-name="Default">
      <style:table-cell-properties style:glyph-orientation-vertical="0" fo:background-color="#dd9cb3"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63" style:family="table-cell" style:parent-style-name="Default">
      <style:table-cell-properties style:glyph-orientation-vertical="0" fo:border-bottom="0.035cm solid #000000" fo:background-color="#dd9cb3"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64" style:family="table-cell" style:parent-style-name="Default">
      <style:table-cell-properties style:glyph-orientation-vertical="0" fo:border-bottom="0.088cm solid #000000" fo:background-color="#dd9cb3"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65" style:family="table-cell" style:parent-style-name="Default">
      <style:table-cell-properties fo:border-bottom="0.088cm solid #000000" fo:border-left="none" fo:border-right="none" style:rotation-align="none" fo:border-top="none"/>
      <style:text-properties style:use-window-font-color="true" style:text-outline="false" style:text-line-through-style="none" style:font-name="Helvetica" fo:font-size="9pt" fo:font-style="italic" fo:text-shadow="none" style:text-underline-style="none" fo:font-weight="normal" style:font-size-asian="9pt" style:font-style-asian="italic" style:font-weight-asian="normal" style:font-name-complex="Helvetica" style:font-size-complex="9pt" style:font-style-complex="italic" style:font-weight-complex="normal"/>
    </style:style>
    <style:style style:name="ce266" style:family="table-cell" style:parent-style-name="Default">
      <style:table-cell-properties fo:border-bottom="none" fo:border-left="none" fo:border-right="0.088cm solid #000000" style:rotation-align="none" fo:border-top="0.088cm solid #000000"/>
      <style:text-properties style:use-window-font-color="true" style:text-outline="false" style:text-line-through-styl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267" style:family="table-cell" style:parent-style-name="Default" style:data-style-name="N10">
      <style:table-cell-properties fo:border="none" style:rotation-align="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68" style:family="table-cell" style:parent-style-name="Default" style:data-style-name="N10">
      <style:table-cell-properties fo:border-bottom="0.088cm solid #000000" fo:border-left="none" fo:border-right="none" style:rotation-align="none" fo:border-top="non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69" style:family="table-cell" style:parent-style-name="Default">
      <style:table-cell-properties fo:border-bottom="0.088cm solid #000000" fo:border-left="none" fo:border-right="0.088cm solid #000000" style:rotation-align="none" fo:border-top="none"/>
      <style:text-properties style:use-window-font-color="true" style:text-outline="false" style:text-line-through-style="none" style:font-name="Helvetica" fo:font-size="9pt" fo:font-style="italic" fo:text-shadow="none" style:text-underline-style="none" fo:font-weight="normal" style:font-size-asian="9pt" style:font-style-asian="italic" style:font-weight-asian="normal" style:font-name-complex="Helvetica" style:font-size-complex="9pt" style:font-style-complex="italic" style:font-weight-complex="normal"/>
    </style:style>
    <style:style style:name="gr1" style:family="graphic">
      <style:graphic-properties draw:stroke="solid" svg:stroke-width="0.07cm" svg:stroke-color="#000000" draw:stroke-linejoin="miter" draw:fill="solid" draw:fill-color="#ffff00" draw:textarea-horizontal-align="justify" draw:textarea-vertical-align="middle" draw:auto-grow-height="false" draw:auto-grow-width="false" fo:padding-top="0.056cm" fo:padding-bottom="0.056cm" fo:padding-left="0.056cm" fo:padding-right="0.056cm" fo:wrap-option="wrap"/>
    </style:style>
    <style:style style:name="gr2" style:family="graphic">
      <style:graphic-properties draw:stroke="solid" svg:stroke-width="0.07cm" svg:stroke-color="#000000" draw:stroke-linejoin="miter" draw:fill="solid" draw:fill-color="#ffffc0" draw:textarea-horizontal-align="justify" draw:textarea-vertical-align="middle" draw:auto-grow-height="false" draw:auto-grow-width="false" fo:padding-top="0.056cm" fo:padding-bottom="0.056cm" fo:padding-left="0.056cm" fo:padding-right="0.056cm" fo:wrap-option="wrap"/>
    </style:style>
    <style:style style:name="gr3" style:family="graphic">
      <style:graphic-properties draw:stroke="solid" svg:stroke-width="0.07cm" svg:stroke-color="#000000" draw:stroke-linejoin="miter" draw:fill="solid" draw:fill-color="#69ffff" draw:textarea-horizontal-align="justify" draw:textarea-vertical-align="middle" draw:auto-grow-height="false" draw:auto-grow-width="false" fo:padding-top="0.056cm" fo:padding-bottom="0.056cm" fo:padding-left="0.056cm" fo:padding-right="0.056cm" fo:wrap-option="wrap"/>
    </style:style>
    <style:style style:name="gr4" style:family="graphic">
      <style:graphic-properties draw:stroke="solid" svg:stroke-width="0.07cm" svg:stroke-color="#000000" draw:stroke-linejoin="miter" draw:fill="solid" draw:fill-color="#000000" draw:textarea-horizontal-align="justify" draw:textarea-vertical-align="middle" draw:auto-grow-height="false" draw:auto-grow-width="false" fo:padding-top="0.056cm" fo:padding-bottom="0.056cm" fo:padding-left="0.056cm" fo:padding-right="0.056cm" fo:wrap-option="wrap"/>
    </style:style>
    <style:style style:name="gr5" style:family="graphic">
      <style:graphic-properties draw:textarea-vertical-align="middle"/>
    </style:style>
    <style:style style:name="gr6" style:family="graphic">
      <style:graphic-properties draw:stroke="solid" svg:stroke-width="0.07cm" svg:stroke-color="#000000" draw:stroke-linejoin="miter" draw:fill="solid" draw:fill-color="#dd9cb3" draw:textarea-horizontal-align="justify" draw:textarea-vertical-align="middle" draw:auto-grow-height="false" draw:auto-grow-width="false" fo:padding-top="0.056cm" fo:padding-bottom="0.056cm" fo:padding-left="0.056cm" fo:padding-right="0.056cm" fo:wrap-option="wrap"/>
    </style:style>
    <style:style style:name="gr7" style:family="graphic">
      <style:graphic-properties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style:use-window-font-color="true" style:text-line-through-style="none" fo:font-family="Helvetica" style:font-family-generic="modern" fo:font-size="10pt" fo:font-style="normal" style:text-underline-style="none" fo:font-weight="bold"/>
    </style:style>
    <style:style style:name="P4" style:family="paragraph">
      <style:text-properties style:use-window-font-color="true" style:text-line-through-style="none" fo:font-family="Helv" style:font-family-generic="modern" fo:font-size="8pt" fo:font-style="normal" style:text-underline-style="none" fo:font-weight="bold"/>
    </style:style>
    <style:style style:name="P5" style:family="paragraph">
      <style:paragraph-properties fo:text-align="start"/>
      <style:text-properties style:use-window-font-color="true" style:text-line-through-style="none" fo:font-family="Helv" style:font-family-generic="modern" fo:font-size="8pt" fo:font-style="normal" style:text-underline-style="none" fo:font-weight="bold"/>
    </style:style>
    <style:style style:name="P6" style:family="paragraph">
      <style:paragraph-properties fo:text-align="center"/>
      <style:text-properties style:use-window-font-color="true" style:text-line-through-style="none" fo:font-family="Helv" style:font-family-generic="modern" fo:font-size="8pt" fo:font-style="normal" style:text-underline-style="none" fo:font-weight="bold"/>
    </style:style>
    <style:style style:name="P7" style:family="paragraph"/>
    <style:style style:name="P8" style:family="paragraph">
      <style:paragraph-properties fo:text-align="start"/>
    </style:style>
    <style:style style:name="T1" style:family="text">
      <style:text-properties fo:color="#000000" style:text-outline="false" style:text-line-through-style="none" style:text-position="0% 100%" style:font-name="Helvetica" fo:font-size="14pt" fo:font-style="normal" fo:text-shadow="none" style:text-underline-style="solid" style:text-underline-width="auto" style:text-underline-color="font-color" fo:font-weight="bold" style:font-size-asian="14pt" style:font-style-asian="normal" style:font-weight-asian="bold" style:font-name-complex="Helvetica" style:font-size-complex="14pt" style:font-style-complex="normal" style:font-weight-complex="bold"/>
    </style:style>
    <style:style style:name="T2" style:family="text">
      <style:text-properties fo:color="#000000" style:text-outline="false" style:text-line-through-style="none" style:text-position="0% 100%"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T3" style:family="text">
      <style:text-properties fo:color="#000000" style:text-outline="false" style:text-line-through-style="none" style:text-position="0% 100%" style:font-name="Helvetica1" fo:font-size="10pt" fo:font-style="normal" fo:text-shadow="none" style:text-underline-style="none" fo:font-weight="bold" style:font-size-asian="10pt" style:font-style-asian="normal" style:font-weight-asian="bold" style:font-name-complex="Helvetica1" style:font-size-complex="10pt" style:font-style-complex="normal" style:font-weight-complex="bold"/>
    </style:style>
    <style:style style:name="T4" style:family="text">
      <style:text-properties fo:color="#000000" style:text-outline="false" style:text-line-through-style="none" style:text-position="0% 100%"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T5" style:family="text">
      <style:text-properties fo:color="#000000" style:text-outline="false" style:text-line-through-style="none" style:text-position="0% 100%"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T6" style:family="text">
      <style:text-properties fo:color="#ffffff" style:text-outline="false" style:text-line-through-style="none" style:text-position="0% 100%"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T7" style:family="text">
      <style:text-properties fo:color="#ffffff" style:text-outline="false" style:text-line-through-style="none" style:text-position="0% 100%"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office:automatic-styles>
  <office:body>
    <office:spreadsheet>
      <table:calculation-settings table:case-sensitive="false" table:automatic-find-labels="false" table:use-regular-expressions="false">
        <table:null-date table:date-value="1904-01-01"/>
      </table:calculation-settings>
      <table:table table:name="Intro" table:style-name="ta1" table:print="false">
        <office:forms form:automatic-focus="false" form:apply-design-mode="false"/>
        <table:table-column table:style-name="co1" table:default-cell-style-name="Default"/>
        <table:table-column table:style-name="co2" table:number-columns-repeated="255" table:default-cell-style-name="Default"/>
        <table:table-row table:style-name="ro1">
          <table:table-cell>
            <draw:custom-shape table:end-cell-address="Intro.B3" table:end-x="0.003cm" table:end-y="0.452cm" draw:z-index="1" draw:name="Text 2" draw:style-name="gr1" draw:text-style-name="P1" svg:width="16.526cm" svg:height="1.355cm" svg:x="0cm" svg:y="0cm">
              <text:p text:style-name="P1"><text:span text:style-name="T1">Welcome to the Traveller Vehicle Factory!</text:span></text:p>
              <text:p text:style-name="P1"><text:span text:style-name="T2">v1.0a1 by Glenn Hoppe </text:span><text:span text:style-name="T3">(jumpspace@geocities.com)</text:span></text:p>
              <draw:enhanced-geometry svg:viewBox="0 0 21600 21600" draw:type="rectangle" draw:enhanced-path="M 0 0 L 21600 0 21600 21600 0 21600 0 0 Z N"/>
            </draw:custom-shape>
          </table:table-cell>
          <table:table-cell table:number-columns-repeated="255"/>
        </table:table-row>
        <table:table-row table:style-name="ro1">
          <table:table-cell table:number-columns-repeated="256"/>
        </table:table-row>
        <table:table-row table:style-name="ro1">
          <table:table-cell>
            <draw:custom-shape table:end-cell-address="Intro.B65" table:end-x="0.003cm" table:end-y="0.452cm" draw:z-index="0" draw:name="Text 1" draw:style-name="gr2" draw:text-style-name="P2" svg:width="16.526cm" svg:height="28.028cm" svg:x="0cm" svg:y="0.425cm">
              <text:p text:style-name="P2">What It Is: Hopefully you'll find this workbook to be the easiest and fastest way to design vehicles using Traveller Vehicle Design System rules. The full rules for vehicle design can be found in the T4 Central Supply Catalog.</text:p>
              <text:p text:style-name="P2"/>
              <text:p text:style-name="P2">Why Alpha? I'm calling this spreadsheet an "Alpha" release, not because I consider it buggy, but because it is feature incomplete. (Or alternatively, complete with undesired "features") I'm releasing it now to solicit feedback, contructive criticism and hopefully praise and encouragement, so that I can make this the best dang-gum tool to design vehicles this side of Sylea.</text:p>
              <text:p text:style-name="P2"/>
              <text:p text:style-name="P2">Quick Start: Click on the Design tab below to bring up the Design worksheet. There are grey buttons in Columns B &amp; C which bring up marvellous dialogs allowing you to enter vehicle component values quickly and easily. As an added bonus, spreadsheet results are (nearly)instantly updated once any part of the dialog is changed, so you can experiment with values quickly and easily without ever having to hit the "enter" key. Dialogs include way-cool drop-down menus, so all you should have to type are the numbers.</text:p>
              <text:p text:style-name="P2"/>
              <text:p text:style-name="P2">I've used Excel's outlining capabilities to allow one to "zoom in" on the individual component calculations, or "zoom out" to get the big picture, and see all the subtotals at a glance. If you get confused, just press that small "3" top left side of the sheet to see the whole picture.</text:p>
              <text:p text:style-name="P2"/>
              <text:p text:style-name="P2">Some "Quirks" include:</text:p>
              <text:p text:style-name="P2"><text:s text:c="2"/>- The cancel button in vehicle component dialogs does not actually cancel (yet). Be careful! Anything you change in the dialog takes effect immediately, and your old valu</text:p>
              <draw:enhanced-geometry svg:viewBox="0 0 21600 21600" draw:type="rectangle" draw:enhanced-path="M 0 0 L 21600 0 21600 21600 0 21600 0 0 Z N"/>
            </draw:custom-shape>
          </table:table-cell>
          <table:table-cell table:number-columns-repeated="255"/>
        </table:table-row>
        <table:table-row table:style-name="ro1" table:number-rows-repeated="62">
          <table:table-cell table:number-columns-repeated="256"/>
        </table:table-row>
        <table:table-row table:style-name="ro1">
          <table:table-cell>
            <draw:custom-shape table:end-cell-address="Intro.B68" table:end-x="0.003cm" table:end-y="0.453cm" draw:z-index="2" draw:name="Text 3" draw:style-name="gr3" draw:text-style-name="P1" svg:width="16.526cm" svg:height="1.355cm" svg:x="0cm" svg:y="0.001cm">
              <text:p text:style-name="P1"><text:span text:style-name="T4">Current versions of this workbook and other Traveller stuff can be found on the web:</text:span></text:p>
              <text:p text:style-name="P1"><text:span text:style-name="T5">http://www.geocities.com/Area51/8275/</text:span></text:p>
              <draw:enhanced-geometry svg:viewBox="0 0 21600 21600" draw:type="rectangle" draw:enhanced-path="M 0 0 L 21600 0 21600 21600 0 21600 0 0 Z N"/>
            </draw:custom-shape>
          </table:table-cell>
          <table:table-cell table:number-columns-repeated="255"/>
        </table:table-row>
      </table:table>
      <table:table table:name="Design" table:style-name="ta2" table:print="false">
        <office:forms form:automatic-focus="false" form:apply-design-mode="false">
          <form:form form:name="Standard" form:apply-filter="true" form:control-implementation="ooo:com.sun.star.form.component.Form" office:target-frame="" xlink:href="" xlink:type="simple">
            <form:button form:name="Button 11" form:control-implementation="ooo:com.sun.star.form.component.CommandButton" xml:id="control1" form:id="control1" form:label="Hull" form:printable="fals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button form:name="Button 13" form:control-implementation="ooo:com.sun.star.form.component.CommandButton" xml:id="control2" form:id="control2" form:label="Propulsion" form:printable="fals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button form:name="Button 16" form:control-implementation="ooo:com.sun.star.form.component.CommandButton" xml:id="control3" form:id="control3" form:label="Power Plants" form:printable="fals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button form:name="Button 26" form:control-implementation="ooo:com.sun.star.form.component.CommandButton" xml:id="control4" form:id="control4" form:label="Communication" form:printable="fals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button form:name="Button 27" form:control-implementation="ooo:com.sun.star.form.component.CommandButton" xml:id="control5" form:id="control5" form:label="Sensors" form:printable="fals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button form:name="Button 34" form:control-implementation="ooo:com.sun.star.form.component.CommandButton" xml:id="control6" form:id="control6" form:label="Show/Hide Key" form:printable="fals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4" table:default-cell-style-name="ce1"/>
        <table:table-column table:style-name="co5" table:default-cell-style-name="ce10"/>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37" table:default-cell-style-name="ce1"/>
        <table:table-column table:style-name="co3" table:number-columns-repeated="768" table:default-cell-style-name="Default"/>
        <table:table-row table:style-name="ro1">
          <table:table-cell/>
          <table:table-cell table:style-name="ce8" office:value-type="string" table:number-columns-spanned="3" table:number-rows-spanned="1">
            <text:p>Traveller Factory Key:</text:p>
            <draw:custom-shape table:end-cell-address="Design.E2" table:end-x="0.003cm" table:end-y="0.452cm" draw:z-index="15" draw:name="Text 36" draw:style-name="gr4" draw:text-style-name="P1" svg:width="8.332cm" svg:height="0.903cm" svg:x="0.001cm" svg:y="0cm">
              <text:p text:style-name="P1"><text:span text:style-name="T6">Traveller Vehicle Factory</text:span></text:p>
              <draw:enhanced-geometry svg:viewBox="0 0 21600 21600" draw:type="rectangle" draw:enhanced-path="M 0 0 L 21600 0 21600 21600 0 21600 0 0 Z N"/>
            </draw:custom-shape>
          </table:table-cell>
          <table:covered-table-cell table:number-columns-repeated="2" table:style-name="ce28"/>
          <table:table-cell table:style-name="ce139" office:value-type="string" table:number-columns-spanned="2" table:number-rows-spanned="1">
            <text:p>Areas to be filled in</text:p>
          </table:table-cell>
          <table:covered-table-cell table:style-name="ce160"/>
          <table:table-cell table:style-name="ce174" office:value-type="string" table:number-columns-spanned="2" table:number-rows-spanned="1">
            <text:p>Computed from Tables &amp; Values</text:p>
          </table:table-cell>
          <table:covered-table-cell table:style-name="ce184"/>
          <table:table-cell table:style-name="Default" table:number-columns-repeated="2"/>
          <table:table-cell/>
          <table:table-cell table:style-name="ce29" table:number-columns-repeated="2"/>
          <table:table-cell table:number-columns-repeated="1011"/>
        </table:table-row>
        <table:table-row table:style-name="ro1">
          <table:table-cell/>
          <table:table-cell table:style-name="ce9"/>
          <table:table-cell table:style-name="ce28" table:number-columns-repeated="2"/>
          <table:table-cell table:style-name="ce140" office:value-type="string" table:number-columns-spanned="2" table:number-rows-spanned="1">
            <text:p>Temp Sums</text:p>
          </table:table-cell>
          <table:covered-table-cell table:style-name="ce161"/>
          <table:table-cell table:style-name="ce175" office:value-type="string" table:number-columns-spanned="2" table:number-rows-spanned="1">
            <text:p>Grand Totals</text:p>
          </table:table-cell>
          <table:covered-table-cell table:style-name="ce185"/>
          <table:table-cell table:style-name="Default" table:number-columns-repeated="2"/>
          <table:table-cell/>
          <table:table-cell table:style-name="ce29" table:number-columns-repeated="2"/>
          <table:table-cell table:number-columns-repeated="1011"/>
        </table:table-row>
        <table:table-row table:style-name="ro2">
          <table:table-cell/>
          <table:table-cell>
            <draw:control table:end-cell-address="Design.D3" table:end-x="0.003cm" table:end-y="0.527cm" draw:z-index="14" draw:name="Button 34" draw:style-name="gr5" draw:text-style-name="P3" svg:width="5.519cm" svg:height="0.527cm" svg:x="0.001cm" svg:y="0cm" draw:control="control6"/>
          </table:table-cell>
          <table:table-cell table:style-name="ce29"/>
          <table:table-cell table:style-name="ce89" office:value-type="string">
            <text:p>Volume (m3)</text:p>
          </table:table-cell>
          <table:table-cell table:style-name="ce89" office:value-type="string">
            <text:p>Mass (tons)</text:p>
          </table:table-cell>
          <table:table-cell table:style-name="ce89" office:value-type="string">
            <text:p>Power (MW)</text:p>
          </table:table-cell>
          <table:table-cell table:style-name="ce89" office:value-type="string">
            <text:p>Price</text:p>
          </table:table-cell>
          <table:table-cell table:style-name="ce89" office:value-type="string">
            <text:p>Area (m2)</text:p>
          </table:table-cell>
          <table:table-cell table:style-name="ce29"/>
          <table:table-cell table:style-name="ce241"/>
          <table:table-cell table:style-name="ce29"/>
          <table:table-cell table:style-name="ce2"/>
          <table:table-cell table:number-columns-repeated="1012"/>
        </table:table-row>
        <table:table-row-group>
          <table:table-row table:style-name="ro1">
            <table:table-cell table:number-columns-repeated="2"/>
            <table:table-cell table:style-name="ce2" office:value-type="string">
              <text:p>Loaded/Used</text:p>
            </table:table-cell>
            <table:table-cell table:style-name="ce90" table:formula="of:=SUM([.D8];[.D35];[.D65];[.D84];[.D108];[.D133];[.D143];[.D152];[.D174];[.D184])" office:value-type="float" office:value="139.941690693333">
              <text:p>139.9417</text:p>
            </table:table-cell>
            <table:table-cell table:style-name="ce141" table:formula="of:=SUM([.E8];[.E35];[.E65];[.E84];[.E108];[.E133];[.E143];[.E152];[.E174];[.E184])" office:value-type="float" office:value="212.390147066667">
              <text:p>212.3901</text:p>
            </table:table-cell>
            <table:table-cell table:style-name="ce141" table:formula="of:=SUM([.F8];[.F65];[.F84];[.F108];[.F133];[.F143];[.F152];[.F174];[.F184])" office:value-type="float" office:value="61.2732">
              <text:p>61.2732</text:p>
            </table:table-cell>
            <table:table-cell table:style-name="ce176" table:formula="of:=SUM([.G8];[.G35];[.G65];[.G84];[.G108];[.G133];[.G143];[.G152];[.G174];[.G184])" office:value-type="float" office:value="15709662.1037333">
              <text:p>MCr <text:s text:c="2"/>, 15.710</text:p>
            </table:table-cell>
            <table:table-cell table:style-name="ce186" table:formula="of:=SUM([.H35];[.H65];[.H84];[.H108];[.H133];[.H143];[.H152];[.H174];[.H184])" office:value-type="float" office:value="104.8">
              <text:p>104.8000</text:p>
            </table:table-cell>
            <table:table-cell table:style-name="ce29" table:number-columns-repeated="2"/>
            <table:table-cell table:style-name="Default"/>
            <table:table-cell table:style-name="ce29" table:number-columns-repeated="4"/>
            <table:table-cell table:number-columns-repeated="1009"/>
          </table:table-row>
          <table:table-row table:style-name="ro1">
            <table:table-cell table:number-columns-repeated="2"/>
            <table:table-cell table:style-name="ce2" office:value-type="string">
              <text:p>Unloaded/Remaining</text:p>
            </table:table-cell>
            <table:table-cell table:style-name="ce91" table:formula="of:=[.J10]-[.D4]" office:value-type="float" office:value="0.058309306666672">
              <text:p>0.0583</text:p>
            </table:table-cell>
            <table:table-cell table:style-name="ce142" table:formula="of:=[.E4]-[.E38]-[.E48]-[.E58]-[.E186]" office:value-type="float" office:value="199.652647066667">
              <text:p>199.6526</text:p>
            </table:table-cell>
            <table:table-cell table:style-name="ce162" table:formula="of:=[.F35]-[.F4]" office:value-type="float" office:value="-0.073200000000007">
              <text:p>-0.0732</text:p>
            </table:table-cell>
            <table:table-cell table:style-name="ce177" table:formula="of:=ROUND([.G184]+[.G84]+[.G108]+[.G152]+[.G133]+[.G143]+[.G65]+[.G35]+[.G8]-([.G38]+[.G48]+[.G58])*1000000;0)" office:value-type="float" office:value="15647200">
              <text:p>MCr <text:s text:c="2"/>, 15.647</text:p>
            </table:table-cell>
            <table:table-cell table:style-name="ce187" table:formula="of:=[.H10]-[.H4]" office:value-type="float" office:value="36.748">
              <text:p>36.7480</text:p>
            </table:table-cell>
            <table:table-cell table:style-name="ce29" table:number-columns-repeated="7"/>
            <table:table-cell table:number-columns-repeated="1009"/>
          </table:table-row>
        </table:table-row-group>
        <table:table-row table:style-name="ro1">
          <table:table-cell table:number-columns-repeated="2"/>
          <table:table-cell table:style-name="ce30"/>
          <table:table-cell table:style-name="ce30">
            <draw:custom-shape table:end-cell-address="Design.H7" table:end-x="0.003cm" table:end-y="0.027cm" draw:z-index="5" draw:name="Text 8" draw:style-name="gr6" draw:text-style-name="P1" svg:width="10.785cm" svg:height="0.478cm" svg:x="0cm" svg:y="0.001cm">
              <text:p text:style-name="P1"><text:span text:style-name="T4">"Pacific" class Medical Emergency Rescue Boat</text:span></text:p>
              <draw:enhanced-geometry svg:viewBox="0 0 21600 21600" draw:type="rectangle" draw:enhanced-path="M 0 0 L 21600 0 21600 21600 0 21600 0 0 Z N"/>
            </draw:custom-shape>
          </table:table-cell>
          <table:table-cell table:style-name="ce29" table:number-columns-repeated="2"/>
          <table:table-cell/>
          <table:table-cell table:style-name="ce29">
            <draw:custom-shape table:end-cell-address="Design.I7" table:end-x="0.003cm" table:end-y="0.027cm" draw:z-index="9" draw:name="Text 18" draw:style-name="gr6" draw:text-style-name="P1" svg:width="2.649cm" svg:height="0.478cm" svg:x="0.001cm" svg:y="0.001cm">
              <text:p text:style-name="P1"><text:span text:style-name="T4">TL-12</text:span></text:p>
              <draw:enhanced-geometry svg:viewBox="0 0 21600 21600" draw:type="rectangle" draw:enhanced-path="M 0 0 L 21600 0 21600 21600 0 21600 0 0 Z N"/>
            </draw:custom-shape>
            <draw:custom-shape table:end-cell-address="Design.I7" table:end-x="0.003cm" table:end-y="0.027cm" draw:z-index="13" draw:name="Text 29" draw:style-name="gr6" draw:text-style-name="P1" svg:width="2.649cm" svg:height="0.478cm" svg:x="0.001cm" svg:y="0.001cm">
              <text:p text:style-name="P1"><text:span text:style-name="T4">TL-12</text:span></text:p>
              <draw:enhanced-geometry svg:viewBox="0 0 21600 21600" draw:type="rectangle" draw:enhanced-path="M 0 0 L 21600 0 21600 21600 0 21600 0 0 Z N"/>
            </draw:custom-shape>
          </table:table-cell>
          <table:table-cell table:style-name="ce29"/>
          <table:table-cell table:style-name="Default"/>
          <table:table-cell table:style-name="ce29" table:number-columns-repeated="5"/>
          <table:table-cell table:number-columns-repeated="1009"/>
        </table:table-row>
        <table:table-row table:style-name="ro3">
          <table:table-cell table:number-columns-repeated="8"/>
          <table:table-cell table:style-name="Default"/>
          <table:table-cell table:number-columns-repeated="1015"/>
        </table:table-row>
        <table:table-row table:style-name="ro1">
          <table:table-cell table:style-name="ce2"/>
          <table:table-cell table:style-name="ce11" office:value-type="string" table:number-columns-spanned="2" table:number-rows-spanned="1">
            <text:p>Hull</text:p>
            <draw:control table:end-cell-address="Design.D8" table:end-x="0.003cm" table:end-y="0.452cm" draw:z-index="6" draw:name="Button 11" draw:style-name="gr5" draw:text-style-name="P3" svg:width="5.519cm" svg:height="0.452cm" svg:x="0.001cm" svg:y="0cm" draw:control="control1"/>
          </table:table-cell>
          <table:covered-table-cell table:style-name="ce31"/>
          <table:table-cell table:style-name="ce92" table:formula="of:=[.D10]+[.D20]" office:value-type="float" office:value="6.86319069333333">
            <text:p>6.8632</text:p>
          </table:table-cell>
          <table:table-cell table:style-name="ce143" table:formula="of:=[.E10]+[.E20]" office:value-type="float" office:value="35.4766470666667">
            <text:p>35.4766</text:p>
          </table:table-cell>
          <table:table-cell table:style-name="ce143" table:formula="of:=[.F10]+[.F20]" office:value-type="float" office:value="0">
            <text:p>0.0000</text:p>
          </table:table-cell>
          <table:table-cell table:style-name="ce178" table:formula="of:=([.G10]+[.G20])*1000000" office:value-type="float" office:value="566399.603733333">
            <text:p>Cr <text:s text:c="4"/>566,400</text:p>
          </table:table-cell>
          <table:table-cell table:style-name="ce188" table:formula="of:=[.H10]+[.H20]" office:value-type="float" office:value="141.548">
            <text:p>141.5480</text:p>
          </table:table-cell>
          <table:table-cell table:style-name="Default" table:number-columns-repeated="2"/>
          <table:table-cell table:style-name="ce6"/>
          <table:table-cell table:number-columns-repeated="1013"/>
        </table:table-row>
        <table:table-row-group>
          <table:table-row table:style-name="ro2">
            <table:table-cell table:style-name="ce2"/>
            <table:table-cell table:style-name="ce12"/>
            <table:table-cell table:style-name="ce32"/>
            <table:table-cell table:style-name="Default"/>
            <table:table-cell table:style-name="ce32"/>
            <table:table-cell table:style-name="ce163" table:number-columns-repeated="5"/>
            <table:table-cell table:style-name="ce240"/>
            <table:table-cell table:number-columns-repeated="1013"/>
          </table:table-row>
          <table:table-row table:style-name="ro1">
            <table:table-cell table:style-name="ce2"/>
            <table:table-cell table:style-name="ce13"/>
            <table:table-cell table:style-name="ce33" office:value-type="string">
              <text:p>Hull Values</text:p>
            </table:table-cell>
            <table:table-cell table:style-name="ce93" table:formula="of:=([.D18]*[.G14]*[.F12]/[.F18])" office:value-type="float" office:value="5.19009333333333">
              <text:p>5.1901</text:p>
            </table:table-cell>
            <table:table-cell table:style-name="ce144" table:formula="of:=[.D10]*[.G18]*IF([.E16];2;1)" office:value-type="float" office:value="10.3801866666667">
              <text:p>10.3802</text:p>
            </table:table-cell>
            <table:table-cell table:style-name="ce144" table:formula="of:=0" office:value-type="float" office:value="0">
              <text:p>0.0000</text:p>
            </table:table-cell>
            <table:table-cell table:style-name="ce144" table:formula="of:=[.D10]*[.H18]*[.I14]*IF([.D16];5;1)*IF([.E16];2;1)" office:value-type="float" office:value="0.332165973333333">
              <text:p>0.3322</text:p>
            </table:table-cell>
            <table:table-cell table:style-name="ce189" table:formula="of:=[.G12]*[.H14]" office:value-type="float" office:value="141.548">
              <text:p>141.5480</text:p>
            </table:table-cell>
            <table:table-cell table:style-name="ce67" office:value-type="string">
              <text:p>Hull Volume:</text:p>
            </table:table-cell>
            <table:table-cell table:style-name="ce174" table:formula="of:=[.E12]*(1+[.F32])" office:value-type="float" office:value="140">
              <text:p>140</text:p>
            </table:table-cell>
            <table:table-cell table:style-name="ce208"/>
            <table:table-cell table:number-columns-repeated="1013"/>
          </table:table-row>
          <table:table-row-group>
            <table:table-row table:style-name="ro4">
              <table:table-cell table:style-name="ce3"/>
              <table:table-cell table:style-name="ce14"/>
              <table:table-cell table:style-name="ce34" office:value-type="string">
                <text:p>Displacement</text:p>
              </table:table-cell>
              <table:table-cell table:style-name="ce94" office:value-type="string">
                <text:p>USP</text:p>
              </table:table-cell>
              <table:table-cell table:style-name="ce94" office:value-type="string">
                <text:p>Volume: (m3)</text:p>
              </table:table-cell>
              <table:table-cell table:style-name="ce94" office:value-type="string">
                <text:p>factor:</text:p>
              </table:table-cell>
              <table:table-cell table:style-name="ce94" office:value-type="string">
                <text:p>Surf. Area (m2)</text:p>
              </table:table-cell>
              <table:table-cell table:style-name="ce94" office:value-type="string">
                <text:p>Diameter (m)</text:p>
              </table:table-cell>
              <table:table-cell table:style-name="ce94" office:value-type="string">
                <text:p>Normal Mass</text:p>
              </table:table-cell>
              <table:table-cell table:style-name="ce242" office:value-type="string">
                <text:p>Example</text:p>
              </table:table-cell>
              <table:table-cell table:style-name="ce251"/>
              <table:table-cell table:style-name="ce3" table:number-columns-repeated="1013"/>
            </table:table-row>
            <table:table-row table:style-name="ro1">
              <table:table-cell/>
              <table:table-cell table:style-name="ce15" office:value-type="float" office:value="18">
                <text:p>18</text:p>
              </table:table-cell>
              <table:table-cell table:style-name="ce21" office:value-type="float" office:value="10">
                <text:p>10</text:p>
              </table:table-cell>
              <table:table-cell table:style-name="ce95" table:formula="of:=VLOOKUP([.C12];[$Tables.A2:.H29];2)" office:value-type="float" office:value="7">
                <text:p>7</text:p>
              </table:table-cell>
              <table:table-cell table:style-name="ce95" table:formula="of:=VLOOKUP([.C12];[$Tables.A2:.H29];3)" office:value-type="float" office:value="140">
                <text:p>140</text:p>
              </table:table-cell>
              <table:table-cell table:style-name="ce95" table:formula="of:=VLOOKUP([.C12];[$Tables.A2:.H29];4)" office:value-type="float" office:value="1.2868">
                <text:p>1.2868</text:p>
              </table:table-cell>
              <table:table-cell table:style-name="ce95" table:formula="of:=VLOOKUP([.C12];[$Tables.A2:.H29];5)" office:value-type="float" office:value="128.68">
                <text:p>128.68</text:p>
              </table:table-cell>
              <table:table-cell table:style-name="ce95" table:formula="of:=VLOOKUP([.C12];[$Tables.A2:.H29];6)" office:value-type="float" office:value="6.4">
                <text:p>6.4</text:p>
              </table:table-cell>
              <table:table-cell table:style-name="ce95" table:formula="of:=VLOOKUP([.C12];[$Tables.A2:.H29];7)" office:value-type="string" office:string-value="50-150 metric ton">
                <text:p>50-150 metric ton</text:p>
              </table:table-cell>
              <table:table-cell table:style-name="ce243" table:formula="of:=VLOOKUP([.C12];[$Tables.A2:.H29];8)" office:value-type="string" office:string-value="Small ship's boat or space fighter">
                <text:p>Small ship's boat or space fighter</text:p>
              </table:table-cell>
              <table:table-cell table:style-name="ce194"/>
              <table:table-cell table:style-name="ce5" table:number-columns-repeated="2"/>
              <table:table-cell table:number-columns-repeated="1011"/>
            </table:table-row>
            <table:table-row table:style-name="ro1">
              <table:table-cell/>
              <table:table-cell table:style-name="ce14"/>
              <table:table-cell table:style-name="ce35" office:value-type="string">
                <text:p>Configuration</text:p>
              </table:table-cell>
              <table:table-cell table:style-name="ce67" office:value-type="string">
                <text:p>Length x</text:p>
              </table:table-cell>
              <table:table-cell table:style-name="ce67" office:value-type="string">
                <text:p>Width x</text:p>
              </table:table-cell>
              <table:table-cell table:style-name="ce67" office:value-type="string">
                <text:p>Height x</text:p>
              </table:table-cell>
              <table:table-cell table:style-name="ce67" office:value-type="string">
                <text:p>Structure x</text:p>
              </table:table-cell>
              <table:table-cell table:style-name="ce67" office:value-type="string">
                <text:p>Surface x</text:p>
              </table:table-cell>
              <table:table-cell table:style-name="ce67" office:value-type="string">
                <text:p>Price x</text:p>
              </table:table-cell>
              <table:table-cell table:style-name="ce194" office:value-type="string">
                <text:p>Example</text:p>
              </table:table-cell>
              <table:table-cell table:style-name="ce208"/>
              <table:table-cell table:number-columns-repeated="1013"/>
            </table:table-row>
            <table:table-row table:style-name="ro1">
              <table:table-cell/>
              <table:table-cell table:style-name="ce14" office:value-type="float" office:value="6">
                <text:p>6</text:p>
              </table:table-cell>
              <table:table-cell table:style-name="ce36" office:value-type="string">
                <text:p>Cylinder Streamlined</text:p>
              </table:table-cell>
              <table:table-cell table:style-name="ce96" table:formula="of:=VLOOKUP([.$C14];[$Tables.A33:.H53];2;FALSE())" office:value-type="float" office:value="2">
                <text:p>2</text:p>
              </table:table-cell>
              <table:table-cell table:style-name="ce96" table:formula="of:=VLOOKUP([.$C14];[$Tables.A33:.H53];3;FALSE())" office:value-type="float" office:value="0.58">
                <text:p>0.58</text:p>
              </table:table-cell>
              <table:table-cell table:style-name="ce96" table:formula="of:=VLOOKUP([.$C14];[$Tables.A33:.H53];4;FALSE())" office:value-type="float" office:value="0.58">
                <text:p>0.58</text:p>
              </table:table-cell>
              <table:table-cell table:style-name="ce96" table:formula="of:=VLOOKUP([.$C14];[$Tables.A33:.H53];5)" office:value-type="float" office:value="1.1">
                <text:p>1.1</text:p>
              </table:table-cell>
              <table:table-cell table:style-name="ce96" table:formula="of:=VLOOKUP([.$C14];[$Tables.A33:.H53];6)" office:value-type="float" office:value="1.1">
                <text:p>1.1</text:p>
              </table:table-cell>
              <table:table-cell table:style-name="ce96" table:formula="of:=VLOOKUP([.$C14];[$Tables.A33:.H53];7)" office:value-type="float" office:value="0.8">
                <text:p>0.8</text:p>
              </table:table-cell>
              <table:table-cell table:style-name="ce184" table:formula="of:=VLOOKUP([.$C14];[$Tables.A33:.H53];8)" office:value-type="string" office:string-value="Submarine, missile">
                <text:p>Submarine, missile</text:p>
              </table:table-cell>
              <table:table-cell table:style-name="ce208"/>
              <table:table-cell table:number-columns-repeated="1013"/>
            </table:table-row>
            <table:table-row table:style-name="ro1">
              <table:table-cell/>
              <table:table-cell table:style-name="ce14"/>
              <table:table-cell table:style-name="ce37" office:value-type="string">
                <text:p>Length/Width/Height:</text:p>
              </table:table-cell>
              <table:table-cell table:style-name="ce57" table:formula="of:=[.D14]*[.H12]" office:value-type="float" office:value="12.8">
                <text:p>12.8</text:p>
              </table:table-cell>
              <table:table-cell table:style-name="ce113" table:formula="of:=[.E14]*[.H12]" office:value-type="float" office:value="3.712">
                <text:p>3.712</text:p>
              </table:table-cell>
              <table:table-cell table:style-name="ce164" table:formula="of:=[.F14]*[.H12]" office:value-type="float" office:value="3.712">
                <text:p>3.712</text:p>
              </table:table-cell>
              <table:table-cell table:style-name="ce67" office:value-type="string">
                <text:p>Wings:</text:p>
              </table:table-cell>
              <table:table-cell table:style-name="ce169" table:formula="of:=IF(ISNUMBER(SEARCH(&quot;Airframe&quot;;[.C14]));[.H14]-VLOOKUP(SUBSTITUTE([.$C14];&quot;Airframe&quot;;&quot;Streamlined&quot;);[$Tables.A33:.H53];6);0)" office:value-type="float" office:value="0">
                <text:p>0</text:p>
              </table:table-cell>
              <table:table-cell table:style-name="ce124"/>
              <table:table-cell table:style-name="ce213"/>
              <table:table-cell table:style-name="ce194"/>
              <table:table-cell table:style-name="ce5" table:number-columns-repeated="2"/>
              <table:table-cell table:number-columns-repeated="1011"/>
            </table:table-row>
            <table:table-row table:style-name="ro1">
              <table:table-cell/>
              <table:table-cell table:style-name="ce14"/>
              <table:table-cell table:style-name="ce37" office:value-type="string">
                <text:p>Steath/Modular</text:p>
              </table:table-cell>
              <table:table-cell table:style-name="ce97" table:formula="of:=FALSE()" office:value-type="boolean" office:boolean-value="false">
                <text:p>FALSE</text:p>
              </table:table-cell>
              <table:table-cell table:style-name="ce97" table:formula="of:=TRUE()" office:value-type="boolean" office:boolean-value="true">
                <text:p>TRUE</text:p>
              </table:table-cell>
              <table:table-cell table:style-name="ce124"/>
              <table:table-cell table:style-name="ce67"/>
              <table:table-cell table:style-name="ce124" table:number-columns-repeated="2"/>
              <table:table-cell table:style-name="ce213"/>
              <table:table-cell table:style-name="ce194"/>
              <table:table-cell table:style-name="ce5" table:number-columns-repeated="2"/>
              <table:table-cell table:number-columns-repeated="1011"/>
            </table:table-row>
            <table:table-row table:style-name="ro1">
              <table:table-cell/>
              <table:table-cell table:style-name="ce14"/>
              <table:table-cell table:style-name="ce35" office:value-type="string">
                <text:p>Structure Material</text:p>
              </table:table-cell>
              <table:table-cell table:style-name="ce61" office:value-type="string">
                <text:p>Max. Accel (G)</text:p>
              </table:table-cell>
              <table:table-cell table:style-name="ce67" office:value-type="string">
                <text:p>TL</text:p>
              </table:table-cell>
              <table:table-cell table:style-name="ce67" office:value-type="string">
                <text:p>Tough</text:p>
              </table:table-cell>
              <table:table-cell table:style-name="ce67" office:value-type="string">
                <text:p>Density</text:p>
              </table:table-cell>
              <table:table-cell table:style-name="ce67" office:value-type="string">
                <text:p>Price</text:p>
              </table:table-cell>
              <table:table-cell table:style-name="ce199"/>
              <table:table-cell table:style-name="ce208" table:number-columns-repeated="2"/>
              <table:table-cell table:number-columns-repeated="1013"/>
            </table:table-row>
            <table:table-row table:style-name="ro1">
              <table:table-cell/>
              <table:table-cell table:style-name="ce14" office:value-type="float" office:value="11">
                <text:p>11</text:p>
              </table:table-cell>
              <table:table-cell table:style-name="ce36" office:value-type="string">
                <text:p>Structurecomp*</text:p>
              </table:table-cell>
              <table:table-cell table:style-name="ce36" office:value-type="float" office:value="11">
                <text:p>11</text:p>
              </table:table-cell>
              <table:table-cell table:style-name="ce99" table:formula="of:=VLOOKUP([.C18];[$Tables.A56:.E67];2)" office:value-type="float" office:value="11">
                <text:p>11</text:p>
              </table:table-cell>
              <table:table-cell table:style-name="ce96" table:formula="of:=VLOOKUP([.C18];[$Tables.A56:.E67];3)" office:value-type="float" office:value="3">
                <text:p>3</text:p>
              </table:table-cell>
              <table:table-cell table:style-name="ce96" table:formula="of:=VLOOKUP([.C18];[$Tables.A56:.E67];4)" office:value-type="float" office:value="1">
                <text:p>1</text:p>
              </table:table-cell>
              <table:table-cell table:style-name="ce171" table:formula="of:=VLOOKUP([.C18];[$Tables.A56:.E67];5)" office:value-type="float" office:value="0.04">
                <text:p>0.04</text:p>
              </table:table-cell>
              <table:table-cell table:style-name="ce226"/>
              <table:table-cell table:style-name="ce215"/>
              <table:table-cell table:style-name="ce208"/>
              <table:table-cell table:number-columns-repeated="1013"/>
            </table:table-row>
            <table:table-row table:style-name="ro5">
              <table:table-cell table:style-name="ce4"/>
              <table:table-cell table:style-name="ce16"/>
              <table:table-cell table:style-name="ce38" table:number-columns-repeated="8"/>
              <table:table-cell table:style-name="ce252"/>
              <table:table-cell table:style-name="ce254" table:number-columns-repeated="4"/>
              <table:table-cell table:style-name="ce4" table:number-columns-repeated="1009"/>
            </table:table-row>
          </table:table-row-group>
          <table:table-row table:style-name="ro1">
            <table:table-cell table:style-name="ce4"/>
            <table:table-cell table:style-name="ce16"/>
            <table:table-cell table:style-name="ce33" office:value-type="string">
              <text:p>Armour</text:p>
            </table:table-cell>
            <table:table-cell table:style-name="ce93" table:formula="of:=[.J32]" office:value-type="float" office:value="1.67309736">
              <text:p>1.6731</text:p>
            </table:table-cell>
            <table:table-cell table:style-name="ce144" table:formula="of:=[.D20]*[.F22]" office:value-type="float" office:value="25.0964604">
              <text:p>25.0965</text:p>
            </table:table-cell>
            <table:table-cell table:style-name="ce144" table:formula="of:=0" office:value-type="float" office:value="0">
              <text:p>0.0000</text:p>
            </table:table-cell>
            <table:table-cell table:style-name="ce144" table:formula="of:=[.D20]*[.G22]*IF([.D16];5;1)" office:value-type="float" office:value="0.2342336304">
              <text:p>0.2342</text:p>
            </table:table-cell>
            <table:table-cell table:style-name="ce190" office:value-type="float" office:value="0">
              <text:p>0.0000</text:p>
            </table:table-cell>
            <table:table-cell table:style-name="ce38" table:number-columns-repeated="2"/>
            <table:table-cell table:style-name="ce252"/>
            <table:table-cell table:style-name="ce254" table:number-columns-repeated="4"/>
            <table:table-cell table:style-name="ce4" table:number-columns-repeated="1009"/>
          </table:table-row>
          <table:table-row-group>
            <table:table-row table:style-name="ro1">
              <table:table-cell table:style-name="ce5"/>
              <table:table-cell table:style-name="ce14"/>
              <table:table-cell table:style-name="ce39" office:value-type="string">
                <text:p>Armor Material</text:p>
              </table:table-cell>
              <table:table-cell table:style-name="ce98" office:value-type="string">
                <text:p>TL</text:p>
              </table:table-cell>
              <table:table-cell table:style-name="ce98" office:value-type="string">
                <text:p>Tough</text:p>
              </table:table-cell>
              <table:table-cell table:style-name="ce98" office:value-type="string">
                <text:p>Density</text:p>
              </table:table-cell>
              <table:table-cell table:style-name="ce98" office:value-type="string">
                <text:p>Price</text:p>
              </table:table-cell>
              <table:table-cell table:style-name="ce32"/>
              <table:table-cell table:style-name="ce172"/>
              <table:table-cell table:style-name="ce240"/>
              <table:table-cell table:style-name="ce208"/>
              <table:table-cell table:number-columns-repeated="4"/>
              <table:table-cell table:style-name="ce5" table:number-columns-repeated="1009"/>
            </table:table-row>
            <table:table-row table:style-name="ro1">
              <table:table-cell/>
              <table:table-cell table:style-name="ce14" office:value-type="float" office:value="12">
                <text:p>12</text:p>
              </table:table-cell>
              <table:table-cell table:style-name="ce36" office:value-type="string">
                <text:p>Superdense</text:p>
              </table:table-cell>
              <table:table-cell table:style-name="ce99" table:formula="of:=VLOOKUP([.C22];[$Tables.A56:.E67];2)" office:value-type="float" office:value="12">
                <text:p>12</text:p>
              </table:table-cell>
              <table:table-cell table:style-name="ce96" table:formula="of:=VLOOKUP([.C22];[$Tables.A56:.E67];3)" office:value-type="float" office:value="11">
                <text:p>11</text:p>
              </table:table-cell>
              <table:table-cell table:style-name="ce96" table:formula="of:=VLOOKUP([.C22];[$Tables.A56:.E67];4)" office:value-type="float" office:value="15">
                <text:p>15</text:p>
              </table:table-cell>
              <table:table-cell table:style-name="ce171" table:formula="of:=VLOOKUP([.C22];[$Tables.A56:.E67];5)" office:value-type="float" office:value="0.14">
                <text:p>0.14</text:p>
              </table:table-cell>
              <table:table-cell table:style-name="ce6"/>
              <table:table-cell table:style-name="ce124"/>
              <table:table-cell table:style-name="ce208" table:number-columns-repeated="2"/>
              <table:table-cell table:number-columns-repeated="1013"/>
            </table:table-row>
            <table:table-row table:style-name="ro1">
              <table:table-cell/>
              <table:table-cell table:style-name="ce14"/>
              <table:table-cell table:style-name="ce40" office:value-type="string">
                <text:p>Armor Thickness (cm):</text:p>
              </table:table-cell>
              <table:table-cell table:style-name="ce49" office:value-type="float" office:value="1.182">
                <text:p>1.182</text:p>
              </table:table-cell>
              <table:table-cell table:style-name="ce67" office:value-type="string">
                <text:p>Additional</text:p>
              </table:table-cell>
              <table:table-cell table:style-name="ce6"/>
              <table:table-cell table:style-name="ce67" office:value-type="string">
                <text:p>Effective</text:p>
              </table:table-cell>
              <table:table-cell table:style-name="ce6" table:number-columns-repeated="2"/>
              <table:table-cell table:style-name="ce208" table:number-columns-repeated="2"/>
              <table:table-cell table:number-columns-repeated="1013"/>
            </table:table-row>
            <table:table-row table:style-name="ro1">
              <table:table-cell/>
              <table:table-cell table:style-name="ce14"/>
              <table:table-cell table:style-name="ce40" office:value-type="string">
                <text:p>Facing</text:p>
              </table:table-cell>
              <table:table-cell table:style-name="ce100" office:value-type="string">
                <text:p>Slope</text:p>
              </table:table-cell>
              <table:table-cell table:style-name="ce67" office:value-type="string">
                <text:p>Thickness (cm)</text:p>
              </table:table-cell>
              <table:table-cell table:style-name="ce100" office:value-type="string">
                <text:p>Volume Mult.</text:p>
              </table:table-cell>
              <table:table-cell table:style-name="ce100" office:value-type="string">
                <text:p>Thickness</text:p>
              </table:table-cell>
              <table:table-cell table:style-name="ce67" office:value-type="string">
                <text:p>Armor Value</text:p>
              </table:table-cell>
              <table:table-cell table:style-name="ce67" office:value-type="string">
                <text:p>Facing Area (m2)</text:p>
              </table:table-cell>
              <table:table-cell table:style-name="ce214" office:value-type="string">
                <text:p>Armour Volume</text:p>
              </table:table-cell>
              <table:table-cell table:style-name="ce208"/>
              <table:table-cell table:number-columns-repeated="1013"/>
            </table:table-row>
            <table:table-row table:style-name="ro1">
              <table:table-cell/>
              <table:table-cell table:style-name="ce14" office:value-type="float" office:value="2">
                <text:p>2</text:p>
              </table:table-cell>
              <table:table-cell table:style-name="ce40" office:value-type="string">
                <text:p>Front</text:p>
              </table:table-cell>
              <table:table-cell table:style-name="ce101" office:value-type="string">
                <text:p>None</text:p>
              </table:table-cell>
              <table:table-cell table:style-name="ce49" office:value-type="float" office:value="0">
                <text:p>0</text:p>
              </table:table-cell>
              <table:table-cell table:style-name="ce165" table:formula="of:=VLOOKUP([.D25];[$Tables.G62:.H64];2)" office:value-type="float" office:value="0">
                <text:p>0</text:p>
              </table:table-cell>
              <table:table-cell table:style-name="ce179" table:formula="of:=MAX([.$D$23]+[.E25];0)*VLOOKUP([.D25];[$Tables.$G$62:.$I$64];3)" office:value-type="float" office:value="1.182">
                <text:p>1.182</text:p>
              </table:table-cell>
              <table:table-cell table:style-name="ce191" table:formula="of:=TRUNC([.$E$22]*[.G25]*VLOOKUP([.G25];[$Tables.$A$281:.$B$330];2))" office:value-type="float" office:value="13">
                <text:p>13</text:p>
              </table:table-cell>
              <table:table-cell table:style-name="ce179" table:formula="of:=[.$G$12]*([.$H$14]-[.$H$15])*0.1" office:value-type="float" office:value="14.1548">
                <text:p>14.155</text:p>
              </table:table-cell>
              <table:table-cell table:style-name="ce244" table:formula="of:=[.I25]*([.E25]+[.$D$23])/100" office:value-type="float" office:value="0.167309736">
                <text:p>0.1673</text:p>
              </table:table-cell>
              <table:table-cell table:style-name="ce208"/>
              <table:table-cell table:number-columns-repeated="1013"/>
            </table:table-row>
            <table:table-row table:style-name="ro1">
              <table:table-cell/>
              <table:table-cell table:style-name="ce14" office:value-type="float" office:value="2">
                <text:p>2</text:p>
              </table:table-cell>
              <table:table-cell table:style-name="ce40" office:value-type="string">
                <text:p>Left</text:p>
              </table:table-cell>
              <table:table-cell table:style-name="ce101" office:value-type="string">
                <text:p>None</text:p>
              </table:table-cell>
              <table:table-cell table:style-name="ce49" office:value-type="float" office:value="0">
                <text:p>0</text:p>
              </table:table-cell>
              <table:table-cell table:style-name="ce166" table:formula="of:=VLOOKUP([.D26];[$Tables.G62:.H64];2)" office:value-type="float" office:value="0">
                <text:p>0</text:p>
              </table:table-cell>
              <table:table-cell table:style-name="ce180" table:formula="of:=MAX([.$D$23]+[.E26];0)*VLOOKUP([.D26];[$Tables.$G$62:.$I$64];3)" office:value-type="float" office:value="1.182">
                <text:p>1.182</text:p>
              </table:table-cell>
              <table:table-cell table:style-name="ce192" table:formula="of:=TRUNC([.$E$22]*[.G26]*VLOOKUP([.G26];[$Tables.$A$281:.$B$330];2))" office:value-type="float" office:value="13">
                <text:p>13</text:p>
              </table:table-cell>
              <table:table-cell table:style-name="ce180" table:formula="of:=[.$G$12]*([.$H$14]-[.$H$15])*0.15" office:value-type="float" office:value="21.2322">
                <text:p>21.232</text:p>
              </table:table-cell>
              <table:table-cell table:style-name="ce202" table:formula="of:=[.I26]*([.E26]+[.$D$23])/100" office:value-type="float" office:value="0.250964604">
                <text:p>0.2510</text:p>
              </table:table-cell>
              <table:table-cell table:style-name="ce208"/>
              <table:table-cell table:number-columns-repeated="1013"/>
            </table:table-row>
            <table:table-row table:style-name="ro1">
              <table:table-cell/>
              <table:table-cell table:style-name="ce14" office:value-type="float" office:value="2">
                <text:p>2</text:p>
              </table:table-cell>
              <table:table-cell table:style-name="ce40" office:value-type="string">
                <text:p>Right</text:p>
              </table:table-cell>
              <table:table-cell table:style-name="ce101" office:value-type="string">
                <text:p>None</text:p>
              </table:table-cell>
              <table:table-cell table:style-name="ce49" office:value-type="float" office:value="0">
                <text:p>0</text:p>
              </table:table-cell>
              <table:table-cell table:style-name="ce166" table:formula="of:=VLOOKUP([.D27];[$Tables.G62:.H64];2)" office:value-type="float" office:value="0">
                <text:p>0</text:p>
              </table:table-cell>
              <table:table-cell table:style-name="ce180" table:formula="of:=MAX([.$D$23]+[.E27];0)*VLOOKUP([.D27];[$Tables.$G$62:.$I$64];3)" office:value-type="float" office:value="1.182">
                <text:p>1.182</text:p>
              </table:table-cell>
              <table:table-cell table:style-name="ce192" table:formula="of:=TRUNC([.$E$22]*[.G27]*VLOOKUP([.G27];[$Tables.$A$281:.$B$330];2))" office:value-type="float" office:value="13">
                <text:p>13</text:p>
              </table:table-cell>
              <table:table-cell table:style-name="ce180" table:formula="of:=[.$G$12]*([.$H$14]-[.$H$15])*0.15" office:value-type="float" office:value="21.2322">
                <text:p>21.232</text:p>
              </table:table-cell>
              <table:table-cell table:style-name="ce202" table:formula="of:=[.I27]*([.E27]+[.$D$23])/100" office:value-type="float" office:value="0.250964604">
                <text:p>0.2510</text:p>
              </table:table-cell>
              <table:table-cell table:style-name="ce208"/>
              <table:table-cell table:number-columns-repeated="1013"/>
            </table:table-row>
            <table:table-row table:style-name="ro1">
              <table:table-cell/>
              <table:table-cell table:style-name="ce14" office:value-type="float" office:value="2">
                <text:p>2</text:p>
              </table:table-cell>
              <table:table-cell table:style-name="ce40" office:value-type="string">
                <text:p>Rear</text:p>
              </table:table-cell>
              <table:table-cell table:style-name="ce101" office:value-type="string">
                <text:p>None</text:p>
              </table:table-cell>
              <table:table-cell table:style-name="ce49" office:value-type="float" office:value="0">
                <text:p>0</text:p>
              </table:table-cell>
              <table:table-cell table:style-name="ce166" table:formula="of:=VLOOKUP([.D28];[$Tables.G62:.H64];2)" office:value-type="float" office:value="0">
                <text:p>0</text:p>
              </table:table-cell>
              <table:table-cell table:style-name="ce180" table:formula="of:=MAX([.$D$23]+[.E28];0)*VLOOKUP([.D28];[$Tables.$G$62:.$I$64];3)" office:value-type="float" office:value="1.182">
                <text:p>1.182</text:p>
              </table:table-cell>
              <table:table-cell table:style-name="ce192" table:formula="of:=TRUNC([.$E$22]*[.G28]*VLOOKUP([.G28];[$Tables.$A$281:.$B$330];2))" office:value-type="float" office:value="13">
                <text:p>13</text:p>
              </table:table-cell>
              <table:table-cell table:style-name="ce180" table:formula="of:=[.$G$12]*([.$H$14]-[.$H$15])*0.1" office:value-type="float" office:value="14.1548">
                <text:p>14.155</text:p>
              </table:table-cell>
              <table:table-cell table:style-name="ce202" table:formula="of:=[.I28]*([.E28]+[.$D$23])/100" office:value-type="float" office:value="0.167309736">
                <text:p>0.1673</text:p>
              </table:table-cell>
              <table:table-cell table:style-name="ce208"/>
              <table:table-cell table:number-columns-repeated="1013"/>
            </table:table-row>
            <table:table-row table:style-name="ro1">
              <table:table-cell/>
              <table:table-cell table:style-name="ce14"/>
              <table:table-cell table:style-name="ce40" office:value-type="string">
                <text:p>Top</text:p>
              </table:table-cell>
              <table:table-cell table:style-name="ce102" office:value-type="string">
                <text:p>None</text:p>
              </table:table-cell>
              <table:table-cell table:style-name="ce49" office:value-type="float" office:value="0">
                <text:p>0</text:p>
              </table:table-cell>
              <table:table-cell table:style-name="ce167" office:value-type="float" office:value="0">
                <text:p>0</text:p>
              </table:table-cell>
              <table:table-cell table:style-name="ce180" table:formula="of:=MAX([.$D$23]+[.E29];0)*VLOOKUP([.D29];[$Tables.$G$62:.$I$64];3)" office:value-type="float" office:value="1.182">
                <text:p>1.182</text:p>
              </table:table-cell>
              <table:table-cell table:style-name="ce192" table:formula="of:=TRUNC([.$E$22]*[.G29]*VLOOKUP([.G29];[$Tables.$A$281:.$B$330];2))" office:value-type="float" office:value="13">
                <text:p>13</text:p>
              </table:table-cell>
              <table:table-cell table:style-name="ce180" table:formula="of:=[.$G$12]*([.$H$14]-[.$H$15])*0.25" office:value-type="float" office:value="35.387">
                <text:p>35.387</text:p>
              </table:table-cell>
              <table:table-cell table:style-name="ce202" table:formula="of:=[.I29]*MAX([.E29]+[.$D$23])/100" office:value-type="float" office:value="0.41827434">
                <text:p>0.4183</text:p>
              </table:table-cell>
              <table:table-cell table:style-name="ce208"/>
              <table:table-cell table:number-columns-repeated="1013"/>
            </table:table-row>
            <table:table-row table:style-name="ro1">
              <table:table-cell/>
              <table:table-cell table:style-name="ce14"/>
              <table:table-cell table:style-name="ce40" office:value-type="string">
                <text:p>Bottom</text:p>
              </table:table-cell>
              <table:table-cell table:style-name="ce102" office:value-type="string">
                <text:p>None</text:p>
              </table:table-cell>
              <table:table-cell table:style-name="ce49" office:value-type="float" office:value="0">
                <text:p>0</text:p>
              </table:table-cell>
              <table:table-cell table:style-name="ce167" office:value-type="float" office:value="0">
                <text:p>0</text:p>
              </table:table-cell>
              <table:table-cell table:style-name="ce180" table:formula="of:=MAX([.$D$23]+[.E30];0)*VLOOKUP([.D30];[$Tables.$G$62:.$I$64];3)" office:value-type="float" office:value="1.182">
                <text:p>1.182</text:p>
              </table:table-cell>
              <table:table-cell table:style-name="ce192" table:formula="of:=TRUNC([.$E$22]*[.G30]*VLOOKUP([.G30];[$Tables.$A$281:.$B$330];2))" office:value-type="float" office:value="13">
                <text:p>13</text:p>
              </table:table-cell>
              <table:table-cell table:style-name="ce180" table:formula="of:=[.$G$12]*([.$H$14]-[.$H$15])*0.25" office:value-type="float" office:value="35.387">
                <text:p>35.387</text:p>
              </table:table-cell>
              <table:table-cell table:style-name="ce202" table:formula="of:=[.I30]*([.E30]+[.$D$23])/100" office:value-type="float" office:value="0.41827434">
                <text:p>0.4183</text:p>
              </table:table-cell>
              <table:table-cell table:style-name="ce208"/>
              <table:table-cell table:number-columns-repeated="1013"/>
            </table:table-row>
            <table:table-row table:style-name="ro1">
              <table:table-cell/>
              <table:table-cell table:style-name="ce14"/>
              <table:table-cell table:style-name="ce40" office:value-type="string">
                <text:p>Wings</text:p>
              </table:table-cell>
              <table:table-cell table:style-name="ce103" office:value-type="string">
                <text:p>None</text:p>
              </table:table-cell>
              <table:table-cell table:style-name="ce49" office:value-type="float" office:value="0">
                <text:p>0</text:p>
              </table:table-cell>
              <table:table-cell table:style-name="ce168" office:value-type="float" office:value="0">
                <text:p>0</text:p>
              </table:table-cell>
              <table:table-cell table:style-name="ce181" table:formula="of:=MAX([.$D$23]+[.E31];0)*VLOOKUP([.D31];[$Tables.$G$62:.$I$64];3)" office:value-type="float" office:value="1.182">
                <text:p>1.182</text:p>
              </table:table-cell>
              <table:table-cell table:style-name="ce193" table:formula="of:=TRUNC([.$E$22]*[.G31]*VLOOKUP([.G31];[$Tables.$A$281:.$B$330];2))" office:value-type="float" office:value="13">
                <text:p>13</text:p>
              </table:table-cell>
              <table:table-cell table:style-name="ce181" table:formula="of:=[.H15]*[.G12]" office:value-type="float" office:value="0">
                <text:p>0.000</text:p>
              </table:table-cell>
              <table:table-cell table:style-name="ce245" table:formula="of:=[.I31]*([.E31]+[.$D$23])/100" office:value-type="float" office:value="0">
                <text:p>0.0000</text:p>
              </table:table-cell>
              <table:table-cell table:style-name="ce208"/>
              <table:table-cell table:number-columns-repeated="1013"/>
            </table:table-row>
            <table:table-row table:style-name="ro1">
              <table:table-cell/>
              <table:table-cell table:style-name="ce14"/>
              <table:table-cell table:style-name="ce41" office:value-type="string">
                <text:p>Total</text:p>
              </table:table-cell>
              <table:table-cell table:style-name="ce104"/>
              <table:table-cell table:style-name="ce123"/>
              <table:table-cell table:style-name="ce169" table:formula="of:=SUM([.F25:.F31])" office:value-type="float" office:value="0">
                <text:p>0</text:p>
              </table:table-cell>
              <table:table-cell table:style-name="ce104"/>
              <table:table-cell table:style-name="ce42"/>
              <table:table-cell table:style-name="ce227" table:formula="of:=SUM([.I25:.I31])" office:value-type="float" office:value="141.548">
                <text:p>141.548</text:p>
              </table:table-cell>
              <table:table-cell table:style-name="ce246" table:formula="of:=SUM([.J25:.J31])" office:value-type="float" office:value="1.67309736">
                <text:p>1.6731</text:p>
              </table:table-cell>
              <table:table-cell table:style-name="ce208"/>
              <table:table-cell table:number-columns-repeated="1013"/>
            </table:table-row>
          </table:table-row-group>
          <table:table-row table:style-name="ro1">
            <table:table-cell/>
            <table:table-cell table:style-name="ce17"/>
            <table:table-cell table:style-name="ce42" table:number-columns-repeated="8"/>
            <table:table-cell table:style-name="ce215"/>
            <table:table-cell table:number-columns-repeated="2"/>
            <table:table-cell table:style-name="Default"/>
            <table:table-cell table:number-columns-repeated="1010"/>
          </table:table-row>
        </table:table-row-group>
        <table:table-row table:style-name="ro3">
          <table:table-cell table:style-name="ce6"/>
          <table:table-cell table:style-name="ce18"/>
          <table:table-cell table:style-name="ce6" table:number-columns-repeated="11"/>
          <table:table-cell table:style-name="Default"/>
          <table:table-cell table:style-name="ce6" table:number-columns-repeated="1010"/>
        </table:table-row>
        <table:table-row table:style-name="ro1">
          <table:table-cell table:style-name="ce2"/>
          <table:table-cell table:style-name="ce19">
            <draw:custom-shape table:end-cell-address="Design.D35" table:end-x="0.003cm" table:end-y="0.452cm" draw:z-index="0" draw:name="Text 3" draw:style-name="gr4" draw:text-style-name="P1" svg:width="5.519cm" svg:height="0.451cm" svg:x="0.001cm" svg:y="0.001cm">
              <text:p text:style-name="P1"><text:span text:style-name="T7">Power Plant</text:span></text:p>
              <draw:enhanced-geometry svg:viewBox="0 0 21600 21600" draw:type="rectangle" draw:enhanced-path="M 0 0 L 21600 0 21600 21600 0 21600 0 0 Z N"/>
            </draw:custom-shape>
            <draw:control table:end-cell-address="Design.D35" table:end-x="0.003cm" table:end-y="0.452cm" draw:z-index="8" draw:name="Button 16" draw:style-name="gr5" draw:text-style-name="P3" svg:width="5.519cm" svg:height="0.451cm" svg:x="0.001cm" svg:y="0.001cm" draw:control="control3"/>
          </table:table-cell>
          <table:table-cell table:style-name="ce32"/>
          <table:table-cell table:style-name="ce105" table:formula="of:=[.D58]+[.D57]+[.D48]+[.D47]+[.D38]+[.D37]" office:value-type="float" office:value="18.4875">
            <text:p>18.4875</text:p>
          </table:table-cell>
          <table:table-cell table:style-name="ce144" table:formula="of:=[.E58]+[.E57]+[.E48]+[.E47]+[.E38]+[.E37]" office:value-type="float" office:value="31.2375">
            <text:p>31.2375</text:p>
          </table:table-cell>
          <table:table-cell table:style-name="ce170" table:formula="of:=([.F58]+[.F57]+[.F48]+[.F47]+[.F38]+[.F37])" office:value-type="float" office:value="61.2">
            <text:p>61.2000</text:p>
          </table:table-cell>
          <table:table-cell table:style-name="ce182" table:formula="of:=([.G58]+[.G57]+[.G48]+[.G47]+[.G38]+[.G37])*1000000" office:value-type="float" office:value="167662.5">
            <text:p>Cr <text:s text:c="4"/>167,663</text:p>
          </table:table-cell>
          <table:table-cell table:style-name="ce190" table:formula="of:=[.H58]+[.H57]+[.H48]+[.H47]+[.H38]+[.H37]" office:value-type="float" office:value="61.2">
            <text:p>61.2000</text:p>
          </table:table-cell>
          <table:table-cell table:style-name="ce6" table:number-columns-repeated="32"/>
          <table:table-cell table:number-columns-repeated="984"/>
        </table:table-row>
        <table:table-row-group>
          <table:table-row table:style-name="ro1">
            <table:table-cell/>
            <table:table-cell table:style-name="ce20"/>
            <table:table-cell table:style-name="ce43"/>
            <table:table-cell table:style-name="ce106" table:number-columns-repeated="6"/>
            <table:table-cell table:style-name="ce247"/>
            <table:table-cell table:style-name="ce6" table:number-columns-repeated="3"/>
            <table:table-cell table:number-columns-repeated="1011"/>
          </table:table-row>
          <table:table-row table:style-name="ro1">
            <table:table-cell/>
            <table:table-cell table:style-name="ce14"/>
            <table:table-cell table:style-name="ce44" table:formula="of:=[.C40]&amp;&quot;-&quot;&amp;LOOKUP([.$D40];INDIRECT(VLOOKUP([.$C40];PowerTL;2)))" office:value-type="string" office:string-value="Fusion+-12">
              <text:p>Fusion+-12</text:p>
            </table:table-cell>
            <table:table-cell table:style-name="ce107" table:formula="of:=IF(ISNA([.C37]);0;IF(AND([.D44]&lt;[.G40];[.D45]&lt;[.G40]);0;IF([.D44]&gt;[.D45];[.D44];[.D45])))" office:value-type="float" office:value="12.75">
              <text:p>12.7500</text:p>
            </table:table-cell>
            <table:table-cell table:style-name="ce145" table:formula="of:=[.D37]*[.F40]" office:value-type="float" office:value="25.5">
              <text:p>25.5000</text:p>
            </table:table-cell>
            <table:table-cell table:style-name="ce145" table:formula="of:=[.D37]*IF(ISNA([.E40]);0;[.E40])" office:value-type="float" office:value="61.2">
              <text:p>61.2000</text:p>
            </table:table-cell>
            <table:table-cell table:style-name="ce145" table:formula="of:=[.D37]*[.H40]" office:value-type="float" office:value="0.1275">
              <text:p>0.1275</text:p>
            </table:table-cell>
            <table:table-cell table:style-name="ce145" table:formula="of:=[.D37]*[.I40]" office:value-type="float" office:value="61.2">
              <text:p>61.2000</text:p>
            </table:table-cell>
            <table:table-cell table:style-name="ce228" office:value-type="string">
              <text:p>Fuel Cost (Cr)</text:p>
            </table:table-cell>
            <table:table-cell table:style-name="ce208"/>
            <table:table-cell table:style-name="ce6" table:number-columns-repeated="3"/>
            <table:table-cell table:number-columns-repeated="1011"/>
          </table:table-row>
          <table:table-row table:style-name="ro1">
            <table:table-cell/>
            <table:table-cell table:style-name="ce14"/>
            <table:table-cell table:style-name="ce45" office:value-type="string">
              <text:p>Primary Fuel</text:p>
            </table:table-cell>
            <table:table-cell table:style-name="ce108" table:formula="of:=[.C42]*[.I42]/100" office:value-type="float" office:value="5.7375">
              <text:p>5.7375</text:p>
            </table:table-cell>
            <table:table-cell table:style-name="ce146" table:formula="of:=[.D38]" office:value-type="float" office:value="5.7375">
              <text:p>5.7375</text:p>
            </table:table-cell>
            <table:table-cell table:style-name="ce146" table:formula="of:=0" office:value-type="float" office:value="0">
              <text:p>0.0000</text:p>
            </table:table-cell>
            <table:table-cell table:style-name="ce146" table:formula="of:=[.D38]*VLOOKUP([.E42];Fuels;4)" office:value-type="float" office:value="0.0401625">
              <text:p>0.0402</text:p>
            </table:table-cell>
            <table:table-cell table:style-name="ce146" table:formula="of:=0" office:value-type="float" office:value="0">
              <text:p>0.0000</text:p>
            </table:table-cell>
            <table:table-cell table:style-name="ce229" table:formula="of:=[.G38]*1000000" office:value-type="float" office:value="40162.5">
              <text:p>40163</text:p>
            </table:table-cell>
            <table:table-cell table:style-name="ce213"/>
            <table:table-cell table:style-name="ce6" table:number-columns-repeated="3"/>
            <table:table-cell table:number-columns-repeated="1011"/>
          </table:table-row>
          <table:table-row-group>
            <table:table-row table:style-name="ro1">
              <table:table-cell/>
              <table:table-cell table:style-name="ce14"/>
              <table:table-cell table:style-name="ce46" office:value-type="string">
                <text:p>Description</text:p>
              </table:table-cell>
              <table:table-cell table:style-name="ce109" office:value-type="string">
                <text:p>TL</text:p>
              </table:table-cell>
              <table:table-cell table:style-name="ce112" office:value-type="string">
                <text:p>Output (Mw/m3)</text:p>
              </table:table-cell>
              <table:table-cell table:style-name="ce112" office:value-type="string">
                <text:p>Mass (tons/m3)</text:p>
              </table:table-cell>
              <table:table-cell table:style-name="ce112" office:value-type="string">
                <text:p>Min Vol (m3)</text:p>
              </table:table-cell>
              <table:table-cell table:style-name="ce112" office:value-type="string">
                <text:p>Cost</text:p>
              </table:table-cell>
              <table:table-cell table:style-name="ce207" office:value-type="string">
                <text:p>Area/m3 (m2)</text:p>
              </table:table-cell>
              <table:table-cell table:style-name="ce248"/>
              <table:table-cell table:style-name="ce199" table:number-columns-repeated="2"/>
              <table:table-cell table:style-name="ce6"/>
              <table:table-cell table:number-columns-repeated="1011"/>
            </table:table-row>
            <table:table-row table:style-name="ro1">
              <table:table-cell table:style-name="ce5"/>
              <table:table-cell table:style-name="ce14" office:value-type="float" office:value="5">
                <text:p>5</text:p>
              </table:table-cell>
              <table:table-cell table:style-name="ce47" office:value-type="string">
                <text:p>Fusion+</text:p>
              </table:table-cell>
              <table:table-cell table:style-name="ce47" office:value-type="float" office:value="12">
                <text:p>12</text:p>
              </table:table-cell>
              <table:table-cell table:style-name="ce110" table:formula="of:=VLOOKUP([.$C37];PowerPlants;4;FALSE())" office:value-type="float" office:value="4.8">
                <text:p>4.8</text:p>
              </table:table-cell>
              <table:table-cell table:style-name="ce110" table:formula="of:=IF(ISNA([.$C37]);0;VLOOKUP([.$C37];PowerPlants;5;FALSE()))" office:value-type="float" office:value="2">
                <text:p>2</text:p>
              </table:table-cell>
              <table:table-cell table:style-name="ce110" table:formula="of:=IF(ISNA([.$C37]);0;VLOOKUP([.$C37];PowerPlants;6;FALSE()))" office:value-type="float" office:value="0.01">
                <text:p>0.01</text:p>
              </table:table-cell>
              <table:table-cell table:style-name="ce110" table:formula="of:=IF(ISNA([.$C37]);0;VLOOKUP([.$C37];PowerPlants;7;FALSE()))" office:value-type="float" office:value="0.01">
                <text:p>0.01</text:p>
              </table:table-cell>
              <table:table-cell table:style-name="ce110" table:formula="of:=IF(ISNA([.$C37]);0;VLOOKUP([.$C37];PowerPlants;8;FALSE()))" office:value-type="float" office:value="4.8">
                <text:p>4.8</text:p>
              </table:table-cell>
              <table:table-cell table:style-name="ce248"/>
              <table:table-cell table:style-name="ce199" table:number-columns-repeated="2"/>
              <table:table-cell table:style-name="ce61"/>
              <table:table-cell table:style-name="ce5" table:number-columns-repeated="1011"/>
            </table:table-row>
            <table:table-row table:style-name="ro1">
              <table:table-cell/>
              <table:table-cell table:style-name="ce14"/>
              <table:table-cell table:style-name="ce48" office:value-type="string">
                <text:p>Hours Endurance</text:p>
              </table:table-cell>
              <table:table-cell table:style-name="ce67" office:value-type="string">
                <text:p>100hrs Fuel (m3)</text:p>
              </table:table-cell>
              <table:table-cell table:style-name="ce67" office:value-type="string">
                <text:p>Fuel</text:p>
              </table:table-cell>
              <table:table-cell table:style-name="ce67" office:value-type="string">
                <text:p>Maint</text:p>
              </table:table-cell>
              <table:table-cell table:style-name="ce67"/>
              <table:table-cell table:style-name="ce194" office:value-type="string" table:number-columns-spanned="2" table:number-rows-spanned="1">
                <text:p>Fuel Volume/100 hours (m3):</text:p>
              </table:table-cell>
              <table:covered-table-cell table:style-name="ce230"/>
              <table:table-cell table:style-name="ce208"/>
              <table:table-cell table:style-name="ce6" table:number-columns-repeated="3"/>
              <table:table-cell table:number-columns-repeated="1011"/>
            </table:table-row>
            <table:table-row table:style-name="ro1">
              <table:table-cell/>
              <table:table-cell table:style-name="ce14"/>
              <table:table-cell table:style-name="ce49" office:value-type="float" office:value="300">
                <text:p>300</text:p>
              </table:table-cell>
              <table:table-cell table:style-name="ce110" table:formula="of:=IF(ISNA([.$C37]);0;VLOOKUP([.$C37];PowerPlants;9;FALSE()))" office:value-type="float" office:value="0.15">
                <text:p>0.15</text:p>
              </table:table-cell>
              <table:table-cell table:style-name="ce110" table:formula="of:=IF(ISNA([.$C37]);&quot;none&quot;;VLOOKUP([.$C37];PowerPlants;10;FALSE()))" office:value-type="string" office:string-value="water">
                <text:p>water</text:p>
              </table:table-cell>
              <table:table-cell table:style-name="ce110" table:formula="of:=IF(ISNA([.$C37]);&quot;&quot;;VLOOKUP([.$C37];PowerPlants;11;FALSE()))" office:value-type="string" office:string-value="1800hr">
                <text:p>1800hr</text:p>
              </table:table-cell>
              <table:table-cell table:style-name="Default" table:number-columns-repeated="2"/>
              <table:table-cell table:style-name="ce231" table:formula="of:=[.D37]*[.D42]*VLOOKUP([.E42];Fuels;3;TRUE())" office:value-type="float" office:value="1.9125">
                <text:p>1.913</text:p>
              </table:table-cell>
              <table:table-cell table:style-name="ce208"/>
              <table:table-cell table:style-name="ce6" table:number-columns-repeated="3"/>
              <table:table-cell table:number-columns-repeated="1011"/>
            </table:table-row>
            <table:table-row table:style-name="ro1">
              <table:table-cell/>
              <table:table-cell table:style-name="ce14"/>
              <table:table-cell table:style-name="ce50"/>
              <table:table-cell table:style-name="ce67" office:value-type="string">
                <text:p>Volume (m3)</text:p>
              </table:table-cell>
              <table:table-cell table:style-name="ce100" office:value-type="string">
                <text:p>Mass:</text:p>
              </table:table-cell>
              <table:table-cell table:style-name="ce67" office:value-type="string">
                <text:p>Power:</text:p>
              </table:table-cell>
              <table:table-cell table:style-name="ce67" office:value-type="string">
                <text:p>Price:</text:p>
              </table:table-cell>
              <table:table-cell table:style-name="ce6"/>
              <table:table-cell table:style-name="ce208" table:number-columns-repeated="2"/>
              <table:table-cell table:style-name="ce6" table:number-columns-repeated="3"/>
              <table:table-cell table:number-columns-repeated="1011"/>
            </table:table-row>
            <table:table-row table:style-name="ro1">
              <table:table-cell/>
              <table:table-cell table:style-name="ce14"/>
              <table:table-cell table:style-name="ce51" office:value-type="string">
                <text:p>Specify power plant volume:</text:p>
              </table:table-cell>
              <table:table-cell table:style-name="ce49" office:value-type="float" office:value="12.75">
                <text:p>12.75</text:p>
              </table:table-cell>
              <table:table-cell table:style-name="ce137" table:formula="of:=[.D44]*[.F40]" office:value-type="float" office:value="25.5">
                <text:p>25.5</text:p>
              </table:table-cell>
              <table:table-cell table:style-name="ce137" table:formula="of:=[.D44]*[.E40]" office:value-type="float" office:value="61.2">
                <text:p>61.2</text:p>
              </table:table-cell>
              <table:table-cell table:style-name="ce137" table:formula="of:=[.D44]*[.H40]" office:value-type="float" office:value="0.1275">
                <text:p>0.1275</text:p>
              </table:table-cell>
              <table:table-cell table:style-name="ce195" table:formula="of:=IF(AND([.D44]&lt;[.G40];[.D45]&lt;[.G40]);&quot;BELOW MINIMUM VOLUME&quot;;IF([.D44]&gt;[.D45];&quot;&lt;-- Used in Calculations&quot;;&quot;&quot;))" office:value-type="string" office:string-value="&lt;-- Used in Calculations" table:number-columns-spanned="2" table:number-rows-spanned="1">
                <text:p>&lt;-- Used in Calculations</text:p>
              </table:table-cell>
              <table:covered-table-cell table:style-name="ce232"/>
              <table:table-cell table:style-name="ce248"/>
              <table:table-cell table:style-name="ce253"/>
              <table:table-cell table:style-name="ce199"/>
              <table:table-cell table:style-name="ce6"/>
              <table:table-cell table:number-columns-repeated="1011"/>
            </table:table-row>
            <table:table-row table:style-name="ro1">
              <table:table-cell/>
              <table:table-cell table:style-name="ce14"/>
              <table:table-cell table:style-name="ce52" office:value-type="string">
                <text:p>OR power output required:</text:p>
              </table:table-cell>
              <table:table-cell table:style-name="ce111" table:formula="of:=[.F45]/[.E40]" office:value-type="float" office:value="0">
                <text:p>0</text:p>
              </table:table-cell>
              <table:table-cell table:style-name="ce111" table:formula="of:=[.D45]*[.F40]" office:value-type="float" office:value="0">
                <text:p>0</text:p>
              </table:table-cell>
              <table:table-cell table:style-name="ce49" office:value-type="float" office:value="0">
                <text:p>0</text:p>
              </table:table-cell>
              <table:table-cell table:style-name="ce111" table:formula="of:=[.D45]*[.H40]" office:value-type="float" office:value="0">
                <text:p>0</text:p>
              </table:table-cell>
              <table:table-cell table:style-name="ce195" table:formula="of:=IF(AND([.D44]&lt;[.G40];[.D45]&lt;[.G40]);&quot;BELOW MINIMUM VOLUME&quot;;IF([.D44]&gt;[.D45];&quot;&quot;;&quot;&lt;-- Used in Calculations&quot;))" table:number-columns-spanned="2" table:number-rows-spanned="1">
                <text:p/>
              </table:table-cell>
              <table:covered-table-cell table:style-name="ce233"/>
              <table:table-cell table:style-name="ce213"/>
              <table:table-cell table:style-name="ce6" table:number-columns-repeated="3"/>
              <table:table-cell table:number-columns-repeated="1011"/>
            </table:table-row>
            <table:table-row table:style-name="ro1">
              <table:table-cell/>
              <table:table-cell table:style-name="ce14"/>
              <table:table-cell table:style-name="ce53"/>
              <table:table-cell table:style-name="ce6" table:number-columns-repeated="6"/>
              <table:table-cell table:style-name="ce208"/>
              <table:table-cell table:style-name="ce6" table:number-columns-repeated="3"/>
              <table:table-cell table:number-columns-repeated="1011"/>
            </table:table-row>
          </table:table-row-group>
          <table:table-row table:style-name="ro1">
            <table:table-cell/>
            <table:table-cell table:style-name="ce14"/>
            <table:table-cell table:style-name="ce44" table:formula="of:=[.C50]&amp;&quot;-&quot;&amp;LOOKUP([.$D50];INDIRECT(VLOOKUP([.$C50];PowerTL;2)))" office:value-type="string" office:string-value="Fusion-12">
              <text:p>Fusion-12</text:p>
            </table:table-cell>
            <table:table-cell table:style-name="ce107" table:formula="of:=IF(ISNA([.C47]);0;IF(AND([.D54]&lt;[.G50];[.D55]&lt;[.G50]);0;IF([.D54]&gt;[.D55];[.D54];[.D55])))" office:value-type="float" office:value="0">
              <text:p>0.0000</text:p>
            </table:table-cell>
            <table:table-cell table:style-name="ce145" table:formula="of:=[.D47]*[.F50]" office:value-type="float" office:value="0">
              <text:p>0.0000</text:p>
            </table:table-cell>
            <table:table-cell table:style-name="ce145" table:formula="of:=[.D47]*IF(ISNA([.E50]);0;[.E50])" office:value-type="float" office:value="0">
              <text:p>0.0000</text:p>
            </table:table-cell>
            <table:table-cell table:style-name="ce145" table:formula="of:=[.D47]*[.H50]" office:value-type="float" office:value="0">
              <text:p>0.0000</text:p>
            </table:table-cell>
            <table:table-cell table:style-name="ce145" table:formula="of:=[.D47]*[.I50]" office:value-type="float" office:value="0">
              <text:p>0.0000</text:p>
            </table:table-cell>
            <table:table-cell table:style-name="ce228" office:value-type="string">
              <text:p>Fuel Cost (Cr)</text:p>
            </table:table-cell>
            <table:table-cell table:style-name="ce208"/>
            <table:table-cell table:style-name="ce6" table:number-columns-repeated="3"/>
            <table:table-cell table:number-columns-repeated="1011"/>
          </table:table-row>
          <table:table-row table:style-name="ro1">
            <table:table-cell/>
            <table:table-cell table:style-name="ce14"/>
            <table:table-cell table:style-name="ce54" office:value-type="string">
              <text:p>Secondary Fuel</text:p>
            </table:table-cell>
            <table:table-cell table:style-name="ce108" table:formula="of:=[.D52]*[.I52]/100" office:value-type="float" office:value="0">
              <text:p>0.0000</text:p>
            </table:table-cell>
            <table:table-cell table:style-name="ce146" table:formula="of:=[.D48]" office:value-type="float" office:value="0">
              <text:p>0.0000</text:p>
            </table:table-cell>
            <table:table-cell table:style-name="ce146" table:formula="of:=0" office:value-type="float" office:value="0">
              <text:p>0.0000</text:p>
            </table:table-cell>
            <table:table-cell table:style-name="ce146" table:formula="of:=[.D48]*VLOOKUP([.E52];Fuels;4)" office:value-type="float" office:value="0">
              <text:p>0.0000</text:p>
            </table:table-cell>
            <table:table-cell table:style-name="ce146" table:formula="of:=0" office:value-type="float" office:value="0">
              <text:p>0.0000</text:p>
            </table:table-cell>
            <table:table-cell table:style-name="ce234" table:formula="of:=[.G48]*1000000" office:value-type="float" office:value="0">
              <text:p>0</text:p>
            </table:table-cell>
            <table:table-cell table:style-name="ce213"/>
            <table:table-cell table:style-name="ce6" table:number-columns-repeated="3"/>
            <table:table-cell table:number-columns-repeated="1011"/>
          </table:table-row>
          <table:table-row-group>
            <table:table-row table:style-name="ro1">
              <table:table-cell/>
              <table:table-cell table:style-name="ce14"/>
              <table:table-cell table:style-name="ce46" office:value-type="string">
                <text:p>Description</text:p>
              </table:table-cell>
              <table:table-cell table:style-name="ce109" office:value-type="string">
                <text:p>TL</text:p>
              </table:table-cell>
              <table:table-cell table:style-name="ce112" office:value-type="string">
                <text:p>Output (Mw/m3)</text:p>
              </table:table-cell>
              <table:table-cell table:style-name="ce112" office:value-type="string">
                <text:p>Mass (tons/m3)</text:p>
              </table:table-cell>
              <table:table-cell table:style-name="ce112" office:value-type="string">
                <text:p>Min Vol (m3)</text:p>
              </table:table-cell>
              <table:table-cell table:style-name="ce112" office:value-type="string">
                <text:p>Cost</text:p>
              </table:table-cell>
              <table:table-cell table:style-name="ce207" office:value-type="string">
                <text:p>Area/m3 (m2)</text:p>
              </table:table-cell>
              <table:table-cell table:style-name="ce248"/>
              <table:table-cell table:style-name="ce199" table:number-columns-repeated="2"/>
              <table:table-cell table:style-name="ce6"/>
              <table:table-cell table:number-columns-repeated="1011"/>
            </table:table-row>
            <table:table-row table:style-name="ro1">
              <table:table-cell table:style-name="ce5"/>
              <table:table-cell table:style-name="ce14" office:value-type="float" office:value="4">
                <text:p>4</text:p>
              </table:table-cell>
              <table:table-cell table:style-name="ce47" office:value-type="string">
                <text:p>Fusion</text:p>
              </table:table-cell>
              <table:table-cell table:style-name="ce47" office:value-type="float" office:value="12">
                <text:p>12</text:p>
              </table:table-cell>
              <table:table-cell table:style-name="ce110" table:formula="of:=VLOOKUP([.$C47];PowerPlants;4;FALSE())" office:value-type="float" office:value="2">
                <text:p>2</text:p>
              </table:table-cell>
              <table:table-cell table:style-name="ce110" table:formula="of:=IF(ISNA([.$C47]);0;VLOOKUP([.$C47];PowerPlants;5;FALSE()))" office:value-type="float" office:value="4">
                <text:p>4</text:p>
              </table:table-cell>
              <table:table-cell table:style-name="ce110" table:formula="of:=IF(ISNA([.$C47]);0;VLOOKUP([.$C47];PowerPlants;6;FALSE()))" office:value-type="float" office:value="12.5">
                <text:p>12.5</text:p>
              </table:table-cell>
              <table:table-cell table:style-name="ce110" table:formula="of:=IF(ISNA([.$C47]);0;VLOOKUP([.$C47];PowerPlants;7;FALSE()))" office:value-type="float" office:value="0.2">
                <text:p>0.2</text:p>
              </table:table-cell>
              <table:table-cell table:style-name="ce110" table:formula="of:=IF(ISNA([.$C47]);0;VLOOKUP([.$C47];PowerPlants;8;FALSE()))" office:value-type="float" office:value="2">
                <text:p>2</text:p>
              </table:table-cell>
              <table:table-cell table:style-name="ce248"/>
              <table:table-cell table:style-name="ce199" table:number-columns-repeated="2"/>
              <table:table-cell table:style-name="ce61"/>
              <table:table-cell table:style-name="ce5" table:number-columns-repeated="1011"/>
            </table:table-row>
            <table:table-row table:style-name="ro1">
              <table:table-cell/>
              <table:table-cell table:style-name="ce14"/>
              <table:table-cell table:style-name="ce48" office:value-type="string">
                <text:p>Hours Endurance</text:p>
              </table:table-cell>
              <table:table-cell table:style-name="ce67" office:value-type="string">
                <text:p>100hrs Fuel (m3)</text:p>
              </table:table-cell>
              <table:table-cell table:style-name="ce67" office:value-type="string">
                <text:p>Fuel</text:p>
              </table:table-cell>
              <table:table-cell table:style-name="ce67" office:value-type="string">
                <text:p>Maint</text:p>
              </table:table-cell>
              <table:table-cell table:style-name="ce67"/>
              <table:table-cell table:style-name="ce194" office:value-type="string" table:number-columns-spanned="2" table:number-rows-spanned="1">
                <text:p>Fuel Volume/100 hours (m3):</text:p>
              </table:table-cell>
              <table:covered-table-cell table:style-name="ce230"/>
              <table:table-cell table:style-name="ce208"/>
              <table:table-cell table:style-name="ce6" table:number-columns-repeated="3"/>
              <table:table-cell table:number-columns-repeated="1011"/>
            </table:table-row>
            <table:table-row table:style-name="ro1">
              <table:table-cell/>
              <table:table-cell table:style-name="ce14"/>
              <table:table-cell table:style-name="ce49" office:value-type="float" office:value="0">
                <text:p>0</text:p>
              </table:table-cell>
              <table:table-cell table:style-name="ce110" table:formula="of:=IF(ISNA([.$C47]);0;VLOOKUP([.$C47];PowerPlants;9;FALSE()))" office:value-type="float" office:value="0.003">
                <text:p>0.003</text:p>
              </table:table-cell>
              <table:table-cell table:style-name="ce110" table:formula="of:=IF(ISNA([.$C47]);&quot;none&quot;;VLOOKUP([.$C47];PowerPlants;10;FALSE()))" office:value-type="string" office:string-value="deuter">
                <text:p>deuter</text:p>
              </table:table-cell>
              <table:table-cell table:style-name="ce110" table:formula="of:=IF(ISNA([.$C47]);&quot;&quot;;VLOOKUP([.$C47];PowerPlants;11;FALSE()))" office:value-type="string" office:string-value="9000hr">
                <text:p>9000hr</text:p>
              </table:table-cell>
              <table:table-cell table:style-name="Default" table:number-columns-repeated="2"/>
              <table:table-cell table:style-name="ce235" table:formula="of:=[.D47]*[.D52]*VLOOKUP([.E52];Fuels;3;TRUE())" office:value-type="float" office:value="0">
                <text:p>0</text:p>
              </table:table-cell>
              <table:table-cell table:style-name="ce208"/>
              <table:table-cell table:style-name="ce6" table:number-columns-repeated="3"/>
              <table:table-cell table:number-columns-repeated="1011"/>
            </table:table-row>
            <table:table-row table:style-name="ro1">
              <table:table-cell/>
              <table:table-cell table:style-name="ce14"/>
              <table:table-cell table:style-name="ce50"/>
              <table:table-cell table:style-name="ce67" office:value-type="string">
                <text:p>Volume (m3)</text:p>
              </table:table-cell>
              <table:table-cell table:style-name="ce100" office:value-type="string">
                <text:p>Mass:</text:p>
              </table:table-cell>
              <table:table-cell table:style-name="ce67" office:value-type="string">
                <text:p>Power:</text:p>
              </table:table-cell>
              <table:table-cell table:style-name="ce67" office:value-type="string">
                <text:p>Price:</text:p>
              </table:table-cell>
              <table:table-cell table:style-name="ce6"/>
              <table:table-cell table:style-name="ce208" table:number-columns-repeated="2"/>
              <table:table-cell table:style-name="ce6" table:number-columns-repeated="3"/>
              <table:table-cell table:number-columns-repeated="1011"/>
            </table:table-row>
            <table:table-row table:style-name="ro1">
              <table:table-cell/>
              <table:table-cell table:style-name="ce14"/>
              <table:table-cell table:style-name="ce51" office:value-type="string">
                <text:p>Specify power plant volume:</text:p>
              </table:table-cell>
              <table:table-cell table:style-name="ce49" office:value-type="float" office:value="0">
                <text:p>0</text:p>
              </table:table-cell>
              <table:table-cell table:style-name="ce137" table:formula="of:=[.D54]*[.F50]" office:value-type="float" office:value="0">
                <text:p>0</text:p>
              </table:table-cell>
              <table:table-cell table:style-name="ce137" table:formula="of:=[.D54]*[.E50]" office:value-type="float" office:value="0">
                <text:p>0</text:p>
              </table:table-cell>
              <table:table-cell table:style-name="ce137" table:formula="of:=[.D54]*[.H50]" office:value-type="float" office:value="0">
                <text:p>0</text:p>
              </table:table-cell>
              <table:table-cell table:style-name="ce195" table:formula="of:=IF(AND([.D54]&lt;[.G50];[.D55]&lt;[.G50]);&quot;BELOW MINIMUM VOLUME&quot;;IF([.D54]&gt;[.D55];&quot;&lt;-- Used in Calculations&quot;;&quot;&quot;))" office:value-type="string" office:string-value="BELOW MINIMUM VOLUME" table:number-columns-spanned="2" table:number-rows-spanned="1">
                <text:p>BELOW MINIMUM VOLUME</text:p>
              </table:table-cell>
              <table:covered-table-cell table:style-name="ce232"/>
              <table:table-cell table:style-name="ce248"/>
              <table:table-cell table:style-name="ce253"/>
              <table:table-cell table:style-name="ce199"/>
              <table:table-cell table:style-name="ce6"/>
              <table:table-cell table:number-columns-repeated="1011"/>
            </table:table-row>
            <table:table-row table:style-name="ro1">
              <table:table-cell/>
              <table:table-cell table:style-name="ce14"/>
              <table:table-cell table:style-name="ce52" office:value-type="string">
                <text:p>OR power output required:</text:p>
              </table:table-cell>
              <table:table-cell table:style-name="ce111" table:formula="of:=[.F55]/[.E50]" office:value-type="float" office:value="0">
                <text:p>0</text:p>
              </table:table-cell>
              <table:table-cell table:style-name="ce111" table:formula="of:=[.D55]*[.F50]" office:value-type="float" office:value="0">
                <text:p>0</text:p>
              </table:table-cell>
              <table:table-cell table:style-name="ce49" office:value-type="float" office:value="0">
                <text:p>0</text:p>
              </table:table-cell>
              <table:table-cell table:style-name="ce111" table:formula="of:=[.D55]*[.H50]" office:value-type="float" office:value="0">
                <text:p>0</text:p>
              </table:table-cell>
              <table:table-cell table:style-name="ce195" table:formula="of:=IF(AND([.D54]&lt;[.G50];[.D55]&lt;[.G50]);&quot;BELOW MINIMUM VOLUME&quot;;IF([.D54]&gt;[.D55];&quot;&quot;;&quot;&lt;-- Used in Calculations&quot;))" office:value-type="string" office:string-value="BELOW MINIMUM VOLUME" table:number-columns-spanned="2" table:number-rows-spanned="1">
                <text:p>BELOW MINIMUM VOLUME</text:p>
              </table:table-cell>
              <table:covered-table-cell table:style-name="ce233"/>
              <table:table-cell table:style-name="ce208"/>
              <table:table-cell table:style-name="ce6" table:number-columns-repeated="3"/>
              <table:table-cell table:number-columns-repeated="1011"/>
            </table:table-row>
            <table:table-row table:style-name="ro1">
              <table:table-cell/>
              <table:table-cell table:style-name="ce14"/>
              <table:table-cell table:style-name="ce53"/>
              <table:table-cell table:style-name="ce6" table:number-columns-repeated="6"/>
              <table:table-cell table:style-name="ce208"/>
              <table:table-cell table:style-name="ce6" table:number-columns-repeated="3"/>
              <table:table-cell table:number-columns-repeated="1011"/>
            </table:table-row>
          </table:table-row-group>
          <table:table-row table:style-name="ro5">
            <table:table-cell table:style-name="ce5"/>
            <table:table-cell table:style-name="ce14"/>
            <table:table-cell table:style-name="ce55" office:value-type="string">
              <text:p>Cleon Industries Fusion+</text:p>
            </table:table-cell>
            <table:table-cell table:style-name="ce107" table:formula="of:=[.G60]*[.B60]" office:value-type="float" office:value="0">
              <text:p>0.0000</text:p>
            </table:table-cell>
            <table:table-cell table:style-name="ce145" table:formula="of:=[.F60]*[.B60]" office:value-type="float" office:value="0">
              <text:p>0.0000</text:p>
            </table:table-cell>
            <table:table-cell table:style-name="ce145" table:formula="of:=[.E60]*[.B60]" office:value-type="float" office:value="0">
              <text:p>0.0000</text:p>
            </table:table-cell>
            <table:table-cell table:style-name="ce145" table:formula="of:=[.H60]*[.B60]" office:value-type="float" office:value="0">
              <text:p>0.0000</text:p>
            </table:table-cell>
            <table:table-cell table:style-name="ce196" table:formula="of:=[.I60]*[.B60]" office:value-type="float" office:value="0">
              <text:p>0.0000</text:p>
            </table:table-cell>
            <table:table-cell table:style-name="ce207" office:value-type="string">
              <text:p>Fuel Cost (Cr)</text:p>
            </table:table-cell>
            <table:table-cell table:style-name="ce194"/>
            <table:table-cell table:style-name="ce61" table:number-columns-repeated="4"/>
            <table:table-cell table:style-name="ce5" table:number-columns-repeated="1010"/>
          </table:table-row>
          <table:table-row table:style-name="ro1">
            <table:table-cell table:style-name="ce5"/>
            <table:table-cell table:style-name="ce14"/>
            <table:table-cell table:style-name="ce54" office:value-type="string">
              <text:p>CI Fusion+ Fuel</text:p>
            </table:table-cell>
            <table:table-cell table:style-name="ce108" table:formula="of:=[.D62]*[.C62]*[.B60]/100" office:value-type="float" office:value="0">
              <text:p>0.0000</text:p>
            </table:table-cell>
            <table:table-cell table:style-name="ce146" table:formula="of:=[.E62]*[.C62]*[.B60]/100" office:value-type="float" office:value="0">
              <text:p>0.0000</text:p>
            </table:table-cell>
            <table:table-cell table:style-name="ce146" table:formula="of:=0" office:value-type="float" office:value="0">
              <text:p>0.0000</text:p>
            </table:table-cell>
            <table:table-cell table:style-name="ce146" table:formula="of:=[.D58]*0.007" office:value-type="float" office:value="0">
              <text:p>0.0000</text:p>
            </table:table-cell>
            <table:table-cell table:style-name="ce197" table:formula="of:=0" office:value-type="float" office:value="0">
              <text:p>0.0000</text:p>
            </table:table-cell>
            <table:table-cell table:style-name="ce234" table:formula="of:=[.G58]*1000000" office:value-type="float" office:value="0">
              <text:p>0</text:p>
            </table:table-cell>
            <table:table-cell table:style-name="ce213"/>
            <table:table-cell table:style-name="ce61" table:number-columns-repeated="4"/>
            <table:table-cell table:style-name="ce5" table:number-columns-repeated="1010"/>
          </table:table-row>
          <table:table-row-group>
            <table:table-row table:style-name="ro1">
              <table:table-cell table:style-name="ce5"/>
              <table:table-cell table:style-name="ce14"/>
              <table:table-cell table:style-name="ce56" office:value-type="string">
                <text:p>Description</text:p>
              </table:table-cell>
              <table:table-cell table:style-name="ce112" office:value-type="string">
                <text:p>TL</text:p>
              </table:table-cell>
              <table:table-cell table:style-name="ce112" office:value-type="string">
                <text:p>MW</text:p>
              </table:table-cell>
              <table:table-cell table:style-name="ce112" office:value-type="string">
                <text:p>Mass</text:p>
              </table:table-cell>
              <table:table-cell table:style-name="ce112" office:value-type="string">
                <text:p>Volume</text:p>
              </table:table-cell>
              <table:table-cell table:style-name="ce112" office:value-type="string">
                <text:p>Cost</text:p>
              </table:table-cell>
              <table:table-cell table:style-name="ce207" office:value-type="string">
                <text:p>Area</text:p>
              </table:table-cell>
              <table:table-cell table:style-name="ce248"/>
              <table:table-cell table:style-name="ce199" table:number-columns-repeated="2"/>
              <table:table-cell table:style-name="ce61" table:number-columns-repeated="3"/>
              <table:table-cell table:style-name="ce5" table:number-columns-repeated="1009"/>
            </table:table-row>
            <table:table-row table:style-name="ro1">
              <table:table-cell table:style-name="ce5"/>
              <table:table-cell table:style-name="ce21" office:value-type="float" office:value="0">
                <text:p>0</text:p>
              </table:table-cell>
              <table:table-cell table:style-name="ce57" table:formula="of:=VLOOKUP([.E60];[$Tables.A128:.J132];3)" office:value-type="string" office:string-value="Cleon Fusion+">
                <text:p>Cleon Fusion+</text:p>
              </table:table-cell>
              <table:table-cell table:style-name="ce113" table:formula="of:=VLOOKUP([.E60];[$Tables.A128:.J132];2)" office:value-type="float" office:value="12">
                <text:p>12</text:p>
              </table:table-cell>
              <table:table-cell table:style-name="ce49" office:value-type="float" office:value="2">
                <text:p>2</text:p>
              </table:table-cell>
              <table:table-cell table:style-name="ce113" table:formula="of:=VLOOKUP([.E60];[$Tables.A128:.J132];4)" office:value-type="float" office:value="0.83">
                <text:p>0.83</text:p>
              </table:table-cell>
              <table:table-cell table:style-name="ce113" table:formula="of:=VLOOKUP([.E60];[$Tables.A128:.J132];5)" office:value-type="float" office:value="0.42">
                <text:p>0.42</text:p>
              </table:table-cell>
              <table:table-cell table:style-name="ce113" table:formula="of:=VLOOKUP([.E60];[$Tables.A128:.J132];6)" office:value-type="float" office:value="0.003">
                <text:p>0.003</text:p>
              </table:table-cell>
              <table:table-cell table:style-name="ce164" table:formula="of:=VLOOKUP([.E60];[$Tables.A128:.J132];7)" office:value-type="float" office:value="2">
                <text:p>2</text:p>
              </table:table-cell>
              <table:table-cell table:style-name="ce248"/>
              <table:table-cell table:style-name="ce199" table:number-columns-repeated="2"/>
              <table:table-cell table:style-name="ce61" table:number-columns-repeated="3"/>
              <table:table-cell table:style-name="ce5" table:number-columns-repeated="1009"/>
            </table:table-row>
            <table:table-row table:style-name="ro5">
              <table:table-cell table:style-name="ce5"/>
              <table:table-cell table:style-name="ce14" office:value-type="float" office:value="4">
                <text:p>4</text:p>
              </table:table-cell>
              <table:table-cell table:style-name="ce48" office:value-type="string">
                <text:p>Hours Endurance</text:p>
              </table:table-cell>
              <table:table-cell table:style-name="ce67" office:value-type="string">
                <text:p>100 hrs fuel (m3)</text:p>
              </table:table-cell>
              <table:table-cell table:style-name="ce67" office:value-type="string">
                <text:p>Fuel Mass/100hrs</text:p>
              </table:table-cell>
              <table:table-cell table:style-name="ce67" office:value-type="string">
                <text:p>Maint</text:p>
              </table:table-cell>
              <table:table-cell table:style-name="ce53" table:number-columns-repeated="2"/>
              <table:table-cell table:style-name="ce236" table:number-columns-repeated="2"/>
              <table:table-cell table:style-name="ce53" table:number-columns-repeated="2"/>
              <table:table-cell table:style-name="ce61" table:number-columns-repeated="3"/>
              <table:table-cell table:style-name="ce5" table:number-columns-repeated="1009"/>
            </table:table-row>
            <table:table-row table:style-name="ro1">
              <table:table-cell table:style-name="ce5"/>
              <table:table-cell table:style-name="ce14"/>
              <table:table-cell table:style-name="ce49" office:value-type="float" office:value="800">
                <text:p>800</text:p>
              </table:table-cell>
              <table:table-cell table:style-name="ce57" table:formula="of:=VLOOKUP([.E60];[$Tables.A128:.J132];8)" office:value-type="float" office:value="0.063">
                <text:p>0.063</text:p>
              </table:table-cell>
              <table:table-cell table:style-name="ce113" table:formula="of:=VLOOKUP([.E60];[$Tables.A128:.J132];9)" office:value-type="float" office:value="0.063">
                <text:p>0.063</text:p>
              </table:table-cell>
              <table:table-cell table:style-name="ce171" table:formula="of:=VLOOKUP([.E60];[$Tables.A128:.J132];10)" office:value-type="string" office:string-value="1800 hours">
                <text:p>1800 hours</text:p>
              </table:table-cell>
              <table:table-cell table:style-name="ce104"/>
              <table:table-cell table:style-name="ce42"/>
              <table:table-cell table:style-name="ce218"/>
              <table:table-cell table:style-name="ce236"/>
              <table:table-cell table:style-name="ce53" table:number-columns-repeated="2"/>
              <table:table-cell table:style-name="ce61" table:number-columns-repeated="3"/>
              <table:table-cell table:style-name="ce5" table:number-columns-repeated="1009"/>
            </table:table-row>
          </table:table-row-group>
          <table:table-row table:style-name="ro1">
            <table:table-cell/>
            <table:table-cell table:style-name="ce17"/>
            <table:table-cell table:style-name="ce42" table:number-columns-repeated="7"/>
            <table:table-cell table:style-name="ce215"/>
            <table:table-cell table:style-name="ce6" table:number-columns-repeated="3"/>
            <table:table-cell table:number-columns-repeated="1011"/>
          </table:table-row>
        </table:table-row-group>
        <table:table-row table:style-name="ro3">
          <table:table-cell table:style-name="ce6"/>
          <table:table-cell table:style-name="ce18"/>
          <table:table-cell table:style-name="ce6" table:number-columns-repeated="1022"/>
        </table:table-row>
        <table:table-row table:style-name="ro1">
          <table:table-cell table:style-name="ce7"/>
          <table:table-cell table:style-name="ce19">
            <draw:custom-shape table:end-cell-address="Design.D65" table:end-x="0.003cm" table:end-y="0.452cm" draw:z-index="1" draw:name="Text 4" draw:style-name="gr4" draw:text-style-name="P1" svg:width="5.519cm" svg:height="0.452cm" svg:x="0.001cm" svg:y="0cm">
              <text:p text:style-name="P1"><text:span text:style-name="T7">Propulsion</text:span></text:p>
              <draw:enhanced-geometry svg:viewBox="0 0 21600 21600" draw:type="rectangle" draw:enhanced-path="M 0 0 L 21600 0 21600 21600 0 21600 0 0 Z N"/>
            </draw:custom-shape>
            <draw:control table:end-cell-address="Design.D65" table:end-x="0.003cm" table:end-y="0.452cm" draw:z-index="7" draw:name="Button 13" draw:style-name="gr5" draw:text-style-name="P3" svg:width="5.519cm" svg:height="0.452cm" svg:x="0.001cm" svg:y="0cm" draw:control="control2"/>
          </table:table-cell>
          <table:table-cell table:style-name="ce58"/>
          <table:table-cell table:style-name="ce114" table:formula="of:=[.D73]+[.D67]+[.D78]" office:value-type="float" office:value="58">
            <text:p>58.0000</text:p>
          </table:table-cell>
          <table:table-cell table:style-name="ce147" table:formula="of:=[.E73]+[.E67]+[.E78]" office:value-type="float" office:value="116">
            <text:p>116.0000</text:p>
          </table:table-cell>
          <table:table-cell table:style-name="ce147" table:formula="of:=[.F73]+[.F67]+[.F78]" office:value-type="float" office:value="58">
            <text:p>58.0000</text:p>
          </table:table-cell>
          <table:table-cell table:style-name="ce182" table:formula="of:=([.G73]+[.G67]+[.G78])*1000000" office:value-type="float" office:value="14500000">
            <text:p>MCr <text:s text:c="2"/>, 14.500</text:p>
          </table:table-cell>
          <table:table-cell table:style-name="ce190" table:formula="of:=[.H73]+[.H67]+[.H78]" office:value-type="float" office:value="11.6">
            <text:p>11.6000</text:p>
          </table:table-cell>
          <table:table-cell table:style-name="ce237" table:number-columns-repeated="4"/>
          <table:table-cell table:style-name="ce3" table:number-columns-repeated="1012"/>
        </table:table-row>
        <table:table-row-group>
          <table:table-row table:style-name="ro1">
            <table:table-cell/>
            <table:table-cell table:style-name="ce19"/>
            <table:table-cell table:style-name="ce32" table:number-columns-repeated="6"/>
            <table:table-cell table:style-name="ce238" office:value-type="string">
              <text:p>Speed (m/turn)</text:p>
            </table:table-cell>
            <table:table-cell table:style-name="ce238" office:value-type="string">
              <text:p>Acceleration (g)</text:p>
            </table:table-cell>
            <table:table-cell table:style-name="ce240"/>
            <table:table-cell table:style-name="ce6"/>
            <table:table-cell table:style-name="ce29"/>
            <table:table-cell table:number-columns-repeated="1011"/>
          </table:table-row>
          <table:table-row table:style-name="ro1">
            <table:table-cell/>
            <table:table-cell table:style-name="ce14"/>
            <table:table-cell table:style-name="ce59" table:formula="of:=IF(OR([.D70]=0;[.D69]&lt;VLOOKUP([.C69];PropTL;2));&quot;None&quot;;[.C69]&amp;&quot;-&quot;&amp;MIN([.D69];VLOOKUP([.C69];PropTL;3)))" office:value-type="string" office:string-value="None">
              <text:p>None</text:p>
            </table:table-cell>
            <table:table-cell table:style-name="ce115" table:formula="of:=IF([.D71]&gt;0;[.D70]*[.E69]*[.D71]*1.2;[.D70]*[.E69])" office:value-type="float" office:value="0">
              <text:p>0.0000</text:p>
            </table:table-cell>
            <table:table-cell table:style-name="ce122" table:formula="of:=[.D67]*[.F69]" office:value-type="float" office:value="0">
              <text:p>0.0000</text:p>
            </table:table-cell>
            <table:table-cell table:style-name="ce122" table:formula="of:=[.D70]" office:value-type="float" office:value="0">
              <text:p>0.0000</text:p>
            </table:table-cell>
            <table:table-cell table:style-name="ce122" table:formula="of:=[.D67]*[.G69]" office:value-type="float" office:value="0">
              <text:p>0.0000</text:p>
            </table:table-cell>
            <table:table-cell table:style-name="ce198" table:formula="of:=[.D67]*[.H69]" office:value-type="float" office:value="0">
              <text:p>0.0000</text:p>
            </table:table-cell>
            <table:table-cell table:style-name="ce239" table:formula="of:=([.D70]/[.E4])*3000" office:value-type="float" office:value="0">
              <text:p>0</text:p>
            </table:table-cell>
            <table:table-cell table:style-name="ce184" table:formula="of:=ROUND(SQRT([.D70]/[.E4]);1)&amp;&quot; / &quot;&amp;ROUND(SQRT([.D70]/[.E5]);1)" office:value-type="string" office:string-value="0 / 0">
              <text:p>0 / 0</text:p>
            </table:table-cell>
            <table:table-cell table:style-name="ce208"/>
            <table:table-cell table:style-name="ce6"/>
            <table:table-cell table:style-name="ce29"/>
            <table:table-cell table:number-columns-repeated="1011"/>
          </table:table-row>
          <table:table-row-group>
            <table:table-row table:style-name="ro1">
              <table:table-cell/>
              <table:table-cell table:style-name="ce14"/>
              <table:table-cell table:style-name="ce56" office:value-type="string">
                <text:p>Descr.</text:p>
              </table:table-cell>
              <table:table-cell table:style-name="ce32" office:value-type="string">
                <text:p>TL</text:p>
              </table:table-cell>
              <table:table-cell table:style-name="ce112" office:value-type="string">
                <text:p>Volume/Mw</text:p>
              </table:table-cell>
              <table:table-cell table:style-name="ce112" office:value-type="string">
                <text:p>Mass per m3</text:p>
              </table:table-cell>
              <table:table-cell table:style-name="ce112" office:value-type="string">
                <text:p>Cost per m3 </text:p>
              </table:table-cell>
              <table:table-cell table:style-name="ce112" office:value-type="string">
                <text:p>Area per Mw</text:p>
              </table:table-cell>
              <table:table-cell table:style-name="ce112" office:value-type="string">
                <text:p>Speed mult</text:p>
              </table:table-cell>
              <table:table-cell table:style-name="ce240"/>
              <table:table-cell table:style-name="ce208"/>
              <table:table-cell table:style-name="ce6"/>
              <table:table-cell table:style-name="Default"/>
              <table:table-cell table:number-columns-repeated="1011"/>
            </table:table-row>
            <table:table-row table:style-name="ro1">
              <table:table-cell table:style-name="ce5"/>
              <table:table-cell table:style-name="ce14" office:value-type="float" office:value="3">
                <text:p>3</text:p>
              </table:table-cell>
              <table:table-cell table:style-name="ce47" office:value-type="string">
                <text:p>Helicopter</text:p>
              </table:table-cell>
              <table:table-cell table:style-name="ce47" office:value-type="float" office:value="7">
                <text:p>7</text:p>
              </table:table-cell>
              <table:table-cell table:style-name="ce110" table:formula="of:=VLOOKUP([.C67];Propulsion;6;FALSE())" office:value-type="float" office:value="0">
                <text:p>0</text:p>
              </table:table-cell>
              <table:table-cell table:style-name="ce110" table:formula="of:=VLOOKUP([.C67];Propulsion;5;FALSE())" office:value-type="float" office:value="0">
                <text:p>0</text:p>
              </table:table-cell>
              <table:table-cell table:style-name="ce110" table:formula="of:=VLOOKUP([.C67];Propulsion;4;FALSE())" office:value-type="float" office:value="0">
                <text:p>0</text:p>
              </table:table-cell>
              <table:table-cell table:style-name="ce110" table:formula="of:=VLOOKUP([.C67];Propulsion;8;FALSE())" office:value-type="float" office:value="0">
                <text:p>0</text:p>
              </table:table-cell>
              <table:table-cell table:style-name="ce110" table:formula="of:=VLOOKUP([.C67];Propulsion;7;FALSE())" office:value-type="float" office:value="0">
                <text:p>0</text:p>
              </table:table-cell>
              <table:table-cell table:style-name="ce194" table:number-columns-repeated="2"/>
              <table:table-cell table:style-name="ce61"/>
              <table:table-cell table:style-name="Default"/>
              <table:table-cell table:style-name="ce5" table:number-columns-repeated="1011"/>
            </table:table-row>
            <table:table-row table:style-name="ro1">
              <table:table-cell/>
              <table:table-cell table:style-name="ce14"/>
              <table:table-cell table:style-name="ce48" office:value-type="string">
                <text:p>Power to Propulsion</text:p>
              </table:table-cell>
              <table:table-cell table:style-name="ce49" office:value-type="float" office:value="0">
                <text:p>0</text:p>
              </table:table-cell>
              <table:table-cell table:style-name="ce6" table:number-columns-repeated="3"/>
              <table:table-cell table:style-name="ce124" table:number-columns-repeated="2"/>
              <table:table-cell table:style-name="ce249"/>
              <table:table-cell table:style-name="ce208"/>
              <table:table-cell table:style-name="ce6"/>
              <table:table-cell table:number-columns-repeated="1012"/>
            </table:table-row>
            <table:table-row table:style-name="ro1">
              <table:table-cell/>
              <table:table-cell table:style-name="ce14"/>
              <table:table-cell table:style-name="ce60" office:value-type="string">
                <text:p># Adverse Additions</text:p>
              </table:table-cell>
              <table:table-cell table:style-name="ce49" office:value-type="float" office:value="0">
                <text:p>0</text:p>
              </table:table-cell>
              <table:table-cell table:style-name="ce42" table:number-columns-repeated="3"/>
              <table:table-cell table:style-name="ce123" table:number-columns-repeated="2"/>
              <table:table-cell table:style-name="ce250"/>
              <table:table-cell table:style-name="ce208"/>
              <table:table-cell table:style-name="ce6"/>
              <table:table-cell table:number-columns-repeated="1012"/>
            </table:table-row>
            <table:table-row table:style-name="ro1">
              <table:table-cell table:style-name="ce5"/>
              <table:table-cell table:style-name="ce22"/>
              <table:table-cell table:style-name="ce61" table:number-columns-repeated="5"/>
              <table:table-cell table:style-name="ce199"/>
              <table:table-cell table:style-name="ce61" office:value-type="string">
                <text:p>Speed (m/turn)</text:p>
              </table:table-cell>
              <table:table-cell table:style-name="ce61" office:value-type="string">
                <text:p>Acceleration (g)</text:p>
              </table:table-cell>
              <table:table-cell table:style-name="ce194"/>
              <table:table-cell table:style-name="ce61"/>
              <table:table-cell table:style-name="ce5" table:number-columns-repeated="1012"/>
            </table:table-row>
          </table:table-row-group>
          <table:table-row table:style-name="ro1">
            <table:table-cell/>
            <table:table-cell table:style-name="ce14"/>
            <table:table-cell table:style-name="ce62" office:value-type="string">
              <text:p>Contragrav</text:p>
            </table:table-cell>
            <table:table-cell table:style-name="ce115" table:formula="of:=[.C75]" office:value-type="float" office:value="0">
              <text:p>0.0000</text:p>
            </table:table-cell>
            <table:table-cell table:style-name="ce122" table:formula="of:=[.D73]*[.G75]" office:value-type="float" office:value="0">
              <text:p>0.0000</text:p>
            </table:table-cell>
            <table:table-cell table:style-name="ce122" table:formula="of:=[.D73]*[.F75]" office:value-type="float" office:value="0">
              <text:p>0.0000</text:p>
            </table:table-cell>
            <table:table-cell table:style-name="ce122" table:formula="of:=[.D73]*[.I75]" office:value-type="float" office:value="0">
              <text:p>0.0000</text:p>
            </table:table-cell>
            <table:table-cell table:style-name="ce198" table:formula="of:=[.D73]*[.J75]" office:value-type="float" office:value="0">
              <text:p>0.0000</text:p>
            </table:table-cell>
            <table:table-cell table:style-name="ce239" table:formula="of:=IF([.C75]=0;0;((1-[.D76])/[.$E$4])*3000)" office:value-type="float" office:value="0">
              <text:p>0</text:p>
            </table:table-cell>
            <table:table-cell table:style-name="ce184" table:formula="of:=IF([.C75]=0;0;ROUND(([.G76]-[.$E$4])/[.$E$4];1)&amp;&quot; / &quot;&amp;ROUND(([.G76]-[.$E$5])/[.$E$5];1))" office:value-type="float" office:value="0">
              <text:p>0</text:p>
            </table:table-cell>
            <table:table-cell table:style-name="ce208"/>
            <table:table-cell table:style-name="ce6"/>
            <table:table-cell table:number-columns-repeated="1012"/>
          </table:table-row>
          <table:table-row-group>
            <table:table-row table:style-name="ro1">
              <table:table-cell/>
              <table:table-cell table:style-name="ce14"/>
              <table:table-cell table:style-name="ce56" office:value-type="string">
                <text:p>Volume of Contragrav</text:p>
              </table:table-cell>
              <table:table-cell table:style-name="ce109" office:value-type="string">
                <text:p>TL</text:p>
              </table:table-cell>
              <table:table-cell table:style-name="ce112" office:value-type="string">
                <text:p>Thrust / m3 (tons)</text:p>
              </table:table-cell>
              <table:table-cell table:style-name="ce112" office:value-type="string">
                <text:p>Pow / m3 (Mw)</text:p>
              </table:table-cell>
              <table:table-cell table:style-name="ce112" office:value-type="string">
                <text:p>Mass / m3 (tons)</text:p>
              </table:table-cell>
              <table:table-cell table:style-name="ce112" office:value-type="string">
                <text:p>Min Volume (m3)</text:p>
              </table:table-cell>
              <table:table-cell table:style-name="ce112" office:value-type="string">
                <text:p>Cost / m3 (MCr)</text:p>
              </table:table-cell>
              <table:table-cell table:style-name="ce207" office:value-type="string">
                <text:p>Area / m3 (m2)</text:p>
              </table:table-cell>
              <table:table-cell table:style-name="ce208"/>
              <table:table-cell table:style-name="ce6"/>
              <table:table-cell table:number-columns-repeated="1012"/>
            </table:table-row>
            <table:table-row table:style-name="ro5">
              <table:table-cell table:style-name="ce5"/>
              <table:table-cell table:style-name="ce14"/>
              <table:table-cell table:style-name="ce63" office:value-type="float" office:value="0">
                <text:p>0.0000</text:p>
              </table:table-cell>
              <table:table-cell table:style-name="ce47" office:value-type="float" office:value="12">
                <text:p>12</text:p>
              </table:table-cell>
              <table:table-cell table:style-name="ce110" table:formula="of:=VLOOKUP([.$D75];Contragrav;3;TRUE())" office:value-type="float" office:value="50">
                <text:p>50</text:p>
              </table:table-cell>
              <table:table-cell table:style-name="ce110" table:formula="of:=VLOOKUP([.$D75];Contragrav;4;TRUE())" office:value-type="float" office:value="0.35">
                <text:p>0.35</text:p>
              </table:table-cell>
              <table:table-cell table:style-name="ce110" table:formula="of:=VLOOKUP([.$D75];Contragrav;5;TRUE())" office:value-type="float" office:value="0.65">
                <text:p>0.65</text:p>
              </table:table-cell>
              <table:table-cell table:style-name="ce110" table:formula="of:=VLOOKUP([.$D75];Contragrav;6;TRUE())" office:value-type="float" office:value="0.01">
                <text:p>0.01</text:p>
              </table:table-cell>
              <table:table-cell table:style-name="ce110" table:formula="of:=VLOOKUP([.$D75];Contragrav;7;TRUE())*[.D202]" office:value-type="float" office:value="0.1">
                <text:p>0.1</text:p>
              </table:table-cell>
              <table:table-cell table:style-name="ce235" table:formula="of:=VLOOKUP([.$D75];Contragrav;8;TRUE())" office:value-type="float" office:value="1">
                <text:p>1</text:p>
              </table:table-cell>
              <table:table-cell table:style-name="ce194"/>
              <table:table-cell table:style-name="ce61"/>
              <table:table-cell table:style-name="ce5" table:number-columns-repeated="1012"/>
            </table:table-row>
            <table:table-row table:style-name="ro1">
              <table:table-cell/>
              <table:table-cell table:style-name="ce14"/>
              <table:table-cell table:style-name="ce64" office:value-type="string">
                <text:p>Power to Counter 1G:</text:p>
              </table:table-cell>
              <table:table-cell table:style-name="ce116" table:formula="of:=IF([.C75]=0;0;([.$E$4]/([.E75]*[.C75])))" office:value-type="float" office:value="0">
                <text:p>0.0000</text:p>
              </table:table-cell>
              <table:table-cell table:style-name="ce42"/>
              <table:table-cell table:style-name="ce42" office:value-type="string">
                <text:p>Thrust (tons):</text:p>
              </table:table-cell>
              <table:table-cell table:style-name="ce129" table:formula="of:=[.D73]*[.E75]" office:value-type="float" office:value="0">
                <text:p>0</text:p>
              </table:table-cell>
              <table:table-cell table:style-name="ce123"/>
              <table:table-cell table:style-name="ce195" table:formula="of:=IF([.C75]&lt;[.H75];&quot;BELOW MINIMUM VOLUME&quot;;&quot;&quot;)" office:value-type="string" office:string-value="BELOW MINIMUM VOLUME" table:number-columns-spanned="2" table:number-rows-spanned="1">
                <text:p>BELOW MINIMUM VOLUME</text:p>
              </table:table-cell>
              <table:covered-table-cell table:style-name="ce233"/>
              <table:table-cell table:style-name="ce208"/>
              <table:table-cell table:style-name="ce6"/>
              <table:table-cell table:number-columns-repeated="1012"/>
            </table:table-row>
            <table:table-row table:style-name="ro1">
              <table:table-cell/>
              <table:table-cell table:style-name="ce14"/>
              <table:table-cell table:style-name="ce53" table:number-columns-repeated="2"/>
              <table:table-cell table:style-name="ce6" table:number-columns-repeated="3"/>
              <table:table-cell table:style-name="ce199"/>
              <table:table-cell table:style-name="ce6" table:number-columns-repeated="2"/>
              <table:table-cell table:style-name="ce208"/>
              <table:table-cell table:style-name="ce6"/>
              <table:table-cell table:number-columns-repeated="1012"/>
            </table:table-row>
          </table:table-row-group>
          <table:table-row table:style-name="ro1">
            <table:table-cell/>
            <table:table-cell table:style-name="ce14"/>
            <table:table-cell table:style-name="ce62" office:value-type="string">
              <text:p>Thrusters</text:p>
            </table:table-cell>
            <table:table-cell table:style-name="ce115" table:formula="of:=[.C80]" office:value-type="float" office:value="58">
              <text:p>58.0000</text:p>
            </table:table-cell>
            <table:table-cell table:style-name="ce122" table:formula="of:=[.D78]*[.G80]" office:value-type="float" office:value="116">
              <text:p>116.0000</text:p>
            </table:table-cell>
            <table:table-cell table:style-name="ce122" table:formula="of:=[.D78]*[.F80]" office:value-type="float" office:value="58">
              <text:p>58.0000</text:p>
            </table:table-cell>
            <table:table-cell table:style-name="ce122" table:formula="of:=[.D78]*[.I80]" office:value-type="float" office:value="14.5">
              <text:p>14.5000</text:p>
            </table:table-cell>
            <table:table-cell table:style-name="ce198" table:formula="of:=[.D78]*[.J80]" office:value-type="float" office:value="11.6">
              <text:p>11.6000</text:p>
            </table:table-cell>
            <table:table-cell table:style-name="ce239" table:formula="of:=IF([.C80]=0;0;((1-[.D81])/[.$E$4])*3000)" office:value-type="float" office:value="12.8318455732922">
              <text:p>13</text:p>
            </table:table-cell>
            <table:table-cell table:style-name="ce184" table:formula="of:=IF([.C80]=0;0;ROUND(([.G81]-[.$E$4])/[.$E$4];1)&amp;&quot; / &quot;&amp;ROUND(([.G81]-[.$E$5])/([.$E$5]);1))" office:value-type="string" office:string-value="9.9 / 10.6">
              <text:p>9.9 / 10.6</text:p>
            </table:table-cell>
            <table:table-cell table:style-name="ce208"/>
            <table:table-cell table:style-name="ce6"/>
            <table:table-cell table:number-columns-repeated="1012"/>
          </table:table-row>
          <table:table-row-group>
            <table:table-row table:style-name="ro1">
              <table:table-cell/>
              <table:table-cell table:style-name="ce14"/>
              <table:table-cell table:style-name="ce56" office:value-type="string">
                <text:p>Volume of Thrusters</text:p>
              </table:table-cell>
              <table:table-cell table:style-name="ce109" office:value-type="string">
                <text:p>TL</text:p>
              </table:table-cell>
              <table:table-cell table:style-name="ce112" office:value-type="string">
                <text:p>Thrust / m3 (tons)</text:p>
              </table:table-cell>
              <table:table-cell table:style-name="ce112" office:value-type="string">
                <text:p>Pow / m3 (Mw)</text:p>
              </table:table-cell>
              <table:table-cell table:style-name="ce112" office:value-type="string">
                <text:p>Mass / m3 (tons)</text:p>
              </table:table-cell>
              <table:table-cell table:style-name="ce112" office:value-type="string">
                <text:p>Min Volume (m3)</text:p>
              </table:table-cell>
              <table:table-cell table:style-name="ce112" office:value-type="string">
                <text:p>Cost / m3 (MCr)</text:p>
              </table:table-cell>
              <table:table-cell table:style-name="ce207" office:value-type="string">
                <text:p>Area / m3 (m2)</text:p>
              </table:table-cell>
              <table:table-cell table:style-name="ce208"/>
              <table:table-cell table:style-name="ce6"/>
              <table:table-cell table:number-columns-repeated="1012"/>
            </table:table-row>
            <table:table-row table:style-name="ro5">
              <table:table-cell table:style-name="ce5"/>
              <table:table-cell table:style-name="ce14"/>
              <table:table-cell table:style-name="ce63" office:value-type="float" office:value="58">
                <text:p>58.0000</text:p>
              </table:table-cell>
              <table:table-cell table:style-name="ce47" office:value-type="float" office:value="12">
                <text:p>12</text:p>
              </table:table-cell>
              <table:table-cell table:style-name="ce110" table:formula="of:=VLOOKUP([.$D80];Thrusters;3;TRUE())" office:value-type="float" office:value="40">
                <text:p>40</text:p>
              </table:table-cell>
              <table:table-cell table:style-name="ce110" table:formula="of:=VLOOKUP([.$D80];Thrusters;4;TRUE())" office:value-type="float" office:value="1">
                <text:p>1</text:p>
              </table:table-cell>
              <table:table-cell table:style-name="ce110" table:formula="of:=VLOOKUP([.$D80];Thrusters;5;TRUE())" office:value-type="float" office:value="2">
                <text:p>2</text:p>
              </table:table-cell>
              <table:table-cell table:style-name="ce110" table:formula="of:=VLOOKUP([.$D80];Thrusters;6;TRUE())" office:value-type="float" office:value="10">
                <text:p>10</text:p>
              </table:table-cell>
              <table:table-cell table:style-name="ce110" table:formula="of:=VLOOKUP([.$D80];Thrusters;7;TRUE())" office:value-type="float" office:value="0.25">
                <text:p>0.25</text:p>
              </table:table-cell>
              <table:table-cell table:style-name="ce235" table:formula="of:=VLOOKUP([.$D80];Thrusters;8;TRUE())" office:value-type="float" office:value="0.2">
                <text:p>0.2</text:p>
              </table:table-cell>
              <table:table-cell table:style-name="ce194"/>
              <table:table-cell table:style-name="ce61"/>
              <table:table-cell table:style-name="ce5" table:number-columns-repeated="1012"/>
            </table:table-row>
            <table:table-row table:style-name="ro1">
              <table:table-cell/>
              <table:table-cell table:style-name="ce14"/>
              <table:table-cell table:style-name="ce64" office:value-type="string">
                <text:p>Power to Counter Gravity</text:p>
              </table:table-cell>
              <table:table-cell table:style-name="ce116" table:formula="of:=IF([.C80]=0;0;([.$E$4]/([.E80]*[.C80])))" office:value-type="float" office:value="0.0915474771839081">
                <text:p>0.0915</text:p>
              </table:table-cell>
              <table:table-cell table:style-name="ce42"/>
              <table:table-cell table:style-name="ce42" office:value-type="string">
                <text:p>Thrust (tons):</text:p>
              </table:table-cell>
              <table:table-cell table:style-name="ce129" table:formula="of:=[.D78]*[.E80]" office:value-type="float" office:value="2320">
                <text:p>2320</text:p>
              </table:table-cell>
              <table:table-cell table:style-name="ce123"/>
              <table:table-cell table:style-name="ce195" table:formula="of:=IF([.C80]&lt;[.H80];&quot;BELOW MINIMUM VOLUME&quot;;&quot;&quot;)" table:number-columns-spanned="2" table:number-rows-spanned="1">
                <text:p/>
              </table:table-cell>
              <table:covered-table-cell table:style-name="ce233"/>
              <table:table-cell table:style-name="ce208"/>
              <table:table-cell table:style-name="ce6"/>
              <table:table-cell table:number-columns-repeated="1012"/>
            </table:table-row>
          </table:table-row-group>
          <table:table-row table:style-name="ro1">
            <table:table-cell/>
            <table:table-cell table:style-name="ce17"/>
            <table:table-cell table:style-name="ce42" table:number-columns-repeated="8"/>
            <table:table-cell table:style-name="ce215"/>
            <table:table-cell table:style-name="ce6"/>
            <table:table-cell table:number-columns-repeated="1012"/>
          </table:table-row>
        </table:table-row-group>
        <table:table-row table:style-name="ro3">
          <table:table-cell table:style-name="ce6"/>
          <table:table-cell table:style-name="ce18"/>
          <table:table-cell table:style-name="ce6" table:number-columns-repeated="1022"/>
        </table:table-row>
        <table:table-row table:style-name="ro1">
          <table:table-cell table:style-name="ce2"/>
          <table:table-cell table:style-name="ce11" office:value-type="string" table:number-columns-spanned="2" table:number-rows-spanned="1">
            <text:p>Communication</text:p>
            <draw:control table:end-cell-address="Design.D84" table:end-x="0.003cm" table:end-y="0.452cm" draw:z-index="11" draw:name="Button 26" draw:style-name="gr5" draw:text-style-name="P3" svg:width="5.519cm" svg:height="0.452cm" svg:x="0.001cm" svg:y="0cm" draw:control="control4"/>
          </table:table-cell>
          <table:covered-table-cell table:style-name="ce11"/>
          <table:table-cell table:style-name="ce105" table:formula="of:=[.D86]+[.D93]+[.D100]" office:value-type="float" office:value="0.015">
            <text:p>0.0150</text:p>
          </table:table-cell>
          <table:table-cell table:style-name="ce144" table:formula="of:=[.E86]+[.E93]+[.E100]" office:value-type="float" office:value="0.22">
            <text:p>0.2200</text:p>
          </table:table-cell>
          <table:table-cell table:style-name="ce144" table:formula="of:=[.F86]+[.F93]+[.F100]" office:value-type="float" office:value="1.1">
            <text:p>1.1000</text:p>
          </table:table-cell>
          <table:table-cell table:style-name="ce178" table:formula="of:=([.G86]+[.G93]+[.G100])*1000000" office:value-type="float" office:value="17500">
            <text:p>Cr <text:s text:c="5"/>17,500</text:p>
          </table:table-cell>
          <table:table-cell table:style-name="ce190" table:formula="of:=[.H86]+[.H93]+[.H100]" office:value-type="float" office:value="20">
            <text:p>20.0000</text:p>
          </table:table-cell>
          <table:table-cell table:style-name="ce6"/>
          <table:table-cell table:style-name="Default"/>
          <table:table-cell table:style-name="ce6" table:number-columns-repeated="43"/>
          <table:table-cell table:number-columns-repeated="971"/>
        </table:table-row>
        <table:table-row-group>
          <table:table-row table:style-name="ro1">
            <table:table-cell table:style-name="ce2"/>
            <table:table-cell table:style-name="ce19" office:value-type="string">
              <text:p>Qty</text:p>
            </table:table-cell>
            <table:table-cell table:style-name="ce32" office:value-type="string">
              <text:p>Vehicle Communicators</text:p>
            </table:table-cell>
            <table:table-cell table:style-name="ce32" table:number-columns-repeated="5"/>
            <table:table-cell table:style-name="ce240"/>
            <table:table-cell table:style-name="ce124"/>
            <table:table-cell table:style-name="ce6" table:number-columns-repeated="11"/>
            <table:table-cell table:number-columns-repeated="1003"/>
          </table:table-row>
          <table:table-row table:style-name="ro1">
            <table:table-cell table:style-name="ce2"/>
            <table:table-cell table:style-name="ce21" office:value-type="float" office:value="1">
              <text:p>1</text:p>
            </table:table-cell>
            <table:table-cell table:style-name="ce65" table:formula="of:=IF(OR(ISNA([.D90]);[.B86]=0);&quot;None&quot;;[.E88]&amp;IF([.F89];&quot; Mil &quot;;&quot; &quot;)&amp;[.C88]&amp;&quot;-&quot;&amp;[.D88]&amp;IF([.D89];&quot; DA&quot;;&quot;&quot;)&amp;IF([.E89];&quot; DF&quot;;&quot;&quot;))" office:value-type="string" office:string-value="far orbit SV Maser-12">
              <text:p>far orbit SV Maser-12</text:p>
            </table:table-cell>
            <table:table-cell table:style-name="ce117" table:formula="of:=[.B86]*[.D90]*[.D91]" office:value-type="float" office:value="0.005">
              <text:p>0.00500</text:p>
            </table:table-cell>
            <table:table-cell table:style-name="ce148" table:formula="of:=[.B86]*[.E90]*[.E91]" office:value-type="float" office:value="0.2">
              <text:p>0.20000</text:p>
            </table:table-cell>
            <table:table-cell table:style-name="ce148" table:formula="of:=[.B86]*[.F90]*[.F91]" office:value-type="float" office:value="0.1">
              <text:p>0.10000</text:p>
            </table:table-cell>
            <table:table-cell table:style-name="ce148" table:formula="of:=[.B86]*[.G90]*[.G91]+0.1*[.D86]*([.D89]+[.E89])" office:value-type="float" office:value="0.0125">
              <text:p>0.01250</text:p>
            </table:table-cell>
            <table:table-cell table:style-name="ce200" table:formula="of:=[.B86]*[.H90]*[.H91]" office:value-type="float" office:value="10">
              <text:p>10.0000</text:p>
            </table:table-cell>
            <table:table-cell table:style-name="ce208"/>
            <table:table-cell table:style-name="ce124"/>
            <table:table-cell table:style-name="Default"/>
            <table:table-cell table:style-name="ce6" table:number-columns-repeated="10"/>
            <table:table-cell table:number-columns-repeated="1003"/>
          </table:table-row>
          <table:table-row-group>
            <table:table-row table:style-name="ro1">
              <table:table-cell/>
              <table:table-cell table:style-name="ce14"/>
              <table:table-cell table:style-name="ce56" office:value-type="string">
                <text:p>Type</text:p>
              </table:table-cell>
              <table:table-cell table:style-name="ce32" office:value-type="string">
                <text:p>TL</text:p>
              </table:table-cell>
              <table:table-cell table:style-name="ce32" office:value-type="string">
                <text:p>Range</text:p>
              </table:table-cell>
              <table:table-cell table:style-name="ce32" office:value-type="string">
                <text:p>Range:</text:p>
              </table:table-cell>
              <table:table-cell table:style-name="ce32" office:value-type="string">
                <text:p>Channels</text:p>
              </table:table-cell>
              <table:table-cell table:style-name="ce201" office:value-type="string">
                <text:p>Channels Power</text:p>
              </table:table-cell>
              <table:table-cell table:style-name="ce213"/>
              <table:table-cell table:style-name="ce124"/>
              <table:table-cell table:style-name="Default" table:number-columns-repeated="9"/>
              <table:table-cell table:style-name="ce6" table:number-columns-repeated="2"/>
              <table:table-cell table:number-columns-repeated="1003"/>
            </table:table-row>
            <table:table-row table:style-name="ro1">
              <table:table-cell/>
              <table:table-cell table:style-name="ce14" office:value-type="float" office:value="7">
                <text:p>7</text:p>
              </table:table-cell>
              <table:table-cell table:style-name="ce49" office:value-type="string">
                <text:p>SV Maser</text:p>
              </table:table-cell>
              <table:table-cell table:style-name="ce47" office:value-type="float" office:value="12">
                <text:p>12</text:p>
              </table:table-cell>
              <table:table-cell table:style-name="ce49" office:value-type="string">
                <text:p>far orbit</text:p>
              </table:table-cell>
              <table:table-cell table:style-name="ce128" table:formula="of:=VLOOKUP([.E88];[$Tables.$A$241:.$K$246];2)" office:value-type="string" office:string-value="300,000km">
                <text:p>300,000km</text:p>
              </table:table-cell>
              <table:table-cell table:style-name="ce128" table:formula="of:=[.D88]^[.H88]" office:value-type="float" office:value="12">
                <text:p>12</text:p>
              </table:table-cell>
              <table:table-cell table:style-name="ce202" table:formula="of:=VLOOKUP([.C88];[$Tables.$D$258:.$J$265];7)" office:value-type="float" office:value="1">
                <text:p>1.0000</text:p>
              </table:table-cell>
              <table:table-cell table:style-name="ce213"/>
              <table:table-cell table:style-name="ce124"/>
              <table:table-cell table:style-name="Default" table:number-columns-repeated="9"/>
              <table:table-cell table:style-name="ce6" table:number-columns-repeated="2"/>
              <table:table-cell table:number-columns-repeated="1003"/>
            </table:table-row>
            <table:table-row table:style-name="ro1">
              <table:table-cell/>
              <table:table-cell table:style-name="ce14" office:value-type="float" office:value="2">
                <text:p>2</text:p>
              </table:table-cell>
              <table:table-cell table:style-name="ce48" office:value-type="string">
                <text:p>Options (DA,DF,Military)</text:p>
              </table:table-cell>
              <table:table-cell table:style-name="ce118" table:formula="of:=FALSE()" office:value-type="boolean" office:boolean-value="false">
                <text:p>FALSE</text:p>
              </table:table-cell>
              <table:table-cell table:style-name="ce118" table:formula="of:=FALSE()" office:value-type="boolean" office:boolean-value="false">
                <text:p>FALSE</text:p>
              </table:table-cell>
              <table:table-cell table:style-name="ce118" table:formula="of:=FALSE()" office:value-type="boolean" office:boolean-value="false">
                <text:p>FALSE</text:p>
              </table:table-cell>
              <table:table-cell table:style-name="ce6"/>
              <table:table-cell table:style-name="ce203"/>
              <table:table-cell table:style-name="ce208"/>
              <table:table-cell table:style-name="ce6" table:number-columns-repeated="12"/>
              <table:table-cell table:number-columns-repeated="1003"/>
            </table:table-row>
            <table:table-row table:style-name="ro1">
              <table:table-cell/>
              <table:table-cell table:style-name="ce14"/>
              <table:table-cell table:style-name="ce37" office:value-type="string">
                <text:p>Base Values</text:p>
              </table:table-cell>
              <table:table-cell table:style-name="ce119" table:formula="of:=VLOOKUP([.E88];[$Tables.$A$241:.$K$246];HLOOKUP([.D88];[$Tables.$E$240:.$K$247];8))" office:value-type="float" office:value="0.05">
                <text:p>0.05</text:p>
              </table:table-cell>
              <table:table-cell table:style-name="ce149" table:formula="of:=[.D90]*2" office:value-type="float" office:value="0.1">
                <text:p>0.1</text:p>
              </table:table-cell>
              <table:table-cell table:style-name="ce149" table:formula="of:=VLOOKUP([.E88];[$Tables.$A$241:.$K$246];3)" office:value-type="float" office:value="10">
                <text:p>10</text:p>
              </table:table-cell>
              <table:table-cell table:style-name="ce149" table:formula="of:=0.5*[.D90]" office:value-type="float" office:value="0.025">
                <text:p>0.025</text:p>
              </table:table-cell>
              <table:table-cell table:style-name="ce204" table:formula="of:=10*[.F90]" office:value-type="float" office:value="100">
                <text:p>100.0000</text:p>
              </table:table-cell>
              <table:table-cell table:style-name="ce213"/>
              <table:table-cell table:style-name="ce6" table:number-columns-repeated="12"/>
              <table:table-cell table:number-columns-repeated="1003"/>
            </table:table-row>
            <table:table-row table:style-name="ro1">
              <table:table-cell/>
              <table:table-cell table:style-name="ce14"/>
              <table:table-cell table:style-name="ce66" office:value-type="string">
                <text:p>Multiplier</text:p>
              </table:table-cell>
              <table:table-cell table:style-name="ce120" table:formula="of:=VLOOKUP([.C88];[$Tables.$D$258:.$J$265];5)" office:value-type="float" office:value="0.1">
                <text:p>0.1</text:p>
              </table:table-cell>
              <table:table-cell table:style-name="ce150" table:formula="of:=VLOOKUP([.C88];[$Tables.$D$258:.$J$265];2)" office:value-type="float" office:value="2">
                <text:p>2</text:p>
              </table:table-cell>
              <table:table-cell table:style-name="ce150" table:formula="of:=VLOOKUP([.C88];[$Tables.$D$258:.$J$265];4)" office:value-type="float" office:value="0.01">
                <text:p>0.01</text:p>
              </table:table-cell>
              <table:table-cell table:style-name="ce150" table:formula="of:=VLOOKUP([.C88];[$Tables.$D$258:.$J$265];6)*IF(AND([.F89];LEFT([.C88];2)=&quot;SV&quot;);10;1)" office:value-type="float" office:value="0.5">
                <text:p>0.5</text:p>
              </table:table-cell>
              <table:table-cell table:style-name="ce205" table:formula="of:=VLOOKUP([.C88];[$Tables.$D$258:.$J$265];3)" office:value-type="float" office:value="0.1">
                <text:p>0.1000</text:p>
              </table:table-cell>
              <table:table-cell table:style-name="ce213"/>
              <table:table-cell table:style-name="ce6" table:number-columns-repeated="12"/>
              <table:table-cell table:number-columns-repeated="1003"/>
            </table:table-row>
            <table:table-row table:style-name="ro1">
              <table:table-cell/>
              <table:table-cell table:style-name="ce14"/>
              <table:table-cell table:style-name="Default" table:number-columns-repeated="5"/>
              <table:table-cell table:style-name="ce206"/>
              <table:table-cell table:style-name="ce213"/>
              <table:table-cell table:style-name="ce6" table:number-columns-repeated="12"/>
              <table:table-cell table:number-columns-repeated="1003"/>
            </table:table-row>
          </table:table-row-group>
          <table:table-row table:style-name="ro1">
            <table:table-cell table:style-name="ce2"/>
            <table:table-cell table:style-name="ce21" office:value-type="float" office:value="1">
              <text:p>1</text:p>
            </table:table-cell>
            <table:table-cell table:style-name="ce65" table:formula="of:=IF(OR(ISNA([.D97]);[.B93]=0);&quot;None&quot;;[.E95]&amp;IF([.F96];&quot; Mil &quot;;&quot; &quot;)&amp;[.C95]&amp;&quot;-&quot;&amp;[.D95]&amp;IF([.D96];&quot; DA&quot;;&quot;&quot;)&amp;IF([.E96];&quot; DF&quot;;&quot;&quot;))" office:value-type="string" office:string-value="orbital Radio-12">
              <text:p>orbital Radio-12</text:p>
            </table:table-cell>
            <table:table-cell table:style-name="ce117" table:formula="of:=IF([.C93]=&quot;None&quot;;0;[.B93]*[.D97]*[.D98])" office:value-type="float" office:value="0.01">
              <text:p>0.01000</text:p>
            </table:table-cell>
            <table:table-cell table:style-name="ce148" table:formula="of:=IF([.C93]=&quot;None&quot;;0;[.B93]*[.E97]*[.E98])" office:value-type="float" office:value="0.02">
              <text:p>0.02000</text:p>
            </table:table-cell>
            <table:table-cell table:style-name="ce148" table:formula="of:=[.B93]*[.F97]*[.F98]" office:value-type="float" office:value="1">
              <text:p>1.00000</text:p>
            </table:table-cell>
            <table:table-cell table:style-name="ce148" table:formula="of:=IF([.C93]=&quot;None&quot;;0;[.B93]*[.G97]*[.G98])" office:value-type="float" office:value="0.005">
              <text:p>0.00500</text:p>
            </table:table-cell>
            <table:table-cell table:style-name="ce200" table:formula="of:=[.B93]*[.H97]*[.H98]" office:value-type="float" office:value="10">
              <text:p>10.0000</text:p>
            </table:table-cell>
            <table:table-cell table:style-name="ce208"/>
            <table:table-cell table:style-name="ce124"/>
            <table:table-cell table:style-name="Default"/>
            <table:table-cell table:style-name="ce6" table:number-columns-repeated="10"/>
            <table:table-cell table:number-columns-repeated="1003"/>
          </table:table-row>
          <table:table-row-group>
            <table:table-row table:style-name="ro1">
              <table:table-cell/>
              <table:table-cell table:style-name="ce14"/>
              <table:table-cell table:style-name="ce56" office:value-type="string">
                <text:p>Type</text:p>
              </table:table-cell>
              <table:table-cell table:style-name="ce32" office:value-type="string">
                <text:p>TL</text:p>
              </table:table-cell>
              <table:table-cell table:style-name="ce32" office:value-type="string">
                <text:p>Range</text:p>
              </table:table-cell>
              <table:table-cell table:style-name="ce32" office:value-type="string">
                <text:p>Range:</text:p>
              </table:table-cell>
              <table:table-cell table:style-name="ce32" office:value-type="string">
                <text:p>Channels</text:p>
              </table:table-cell>
              <table:table-cell table:style-name="ce207" office:value-type="string">
                <text:p>Channels Power</text:p>
              </table:table-cell>
              <table:table-cell table:style-name="ce213"/>
              <table:table-cell table:style-name="ce124"/>
              <table:table-cell table:style-name="Default" table:number-columns-repeated="9"/>
              <table:table-cell table:style-name="ce6" table:number-columns-repeated="2"/>
              <table:table-cell table:number-columns-repeated="1003"/>
            </table:table-row>
            <table:table-row table:style-name="ro1">
              <table:table-cell/>
              <table:table-cell table:style-name="ce23" office:value-type="float" office:value="4">
                <text:p>4</text:p>
              </table:table-cell>
              <table:table-cell table:style-name="ce49" office:value-type="string">
                <text:p>Radio</text:p>
              </table:table-cell>
              <table:table-cell table:style-name="ce47" office:value-type="float" office:value="12">
                <text:p>12</text:p>
              </table:table-cell>
              <table:table-cell table:style-name="ce49" office:value-type="string">
                <text:p>orbital</text:p>
              </table:table-cell>
              <table:table-cell table:style-name="ce128" table:formula="of:=VLOOKUP([.E95];[$Tables.$A$241:.$K$246];2)" office:value-type="string" office:string-value="30,000km">
                <text:p>30,000km</text:p>
              </table:table-cell>
              <table:table-cell table:style-name="ce128" table:formula="of:=[.D95]^[.H95]" office:value-type="float" office:value="144">
                <text:p>144</text:p>
              </table:table-cell>
              <table:table-cell table:style-name="ce154" table:formula="of:=VLOOKUP([.C95];[$Tables.$D$258:.$J$265];7)" office:value-type="float" office:value="2">
                <text:p>2</text:p>
              </table:table-cell>
              <table:table-cell table:style-name="ce213"/>
              <table:table-cell table:style-name="ce124"/>
              <table:table-cell table:style-name="Default" table:number-columns-repeated="9"/>
              <table:table-cell table:style-name="ce6" table:number-columns-repeated="2"/>
              <table:table-cell table:number-columns-repeated="1003"/>
            </table:table-row>
            <table:table-row table:style-name="ro1">
              <table:table-cell/>
              <table:table-cell table:style-name="ce23" office:value-type="float" office:value="3">
                <text:p>3</text:p>
              </table:table-cell>
              <table:table-cell table:style-name="ce48" office:value-type="string">
                <text:p>Options (DA,DF,Military)</text:p>
              </table:table-cell>
              <table:table-cell table:style-name="ce118" table:formula="of:=FALSE()" office:value-type="boolean" office:boolean-value="false">
                <text:p>FALSE</text:p>
              </table:table-cell>
              <table:table-cell table:style-name="ce118" table:formula="of:=FALSE()" office:value-type="boolean" office:boolean-value="false">
                <text:p>FALSE</text:p>
              </table:table-cell>
              <table:table-cell table:style-name="ce118" table:formula="of:=FALSE()" office:value-type="boolean" office:boolean-value="false">
                <text:p>FALSE</text:p>
              </table:table-cell>
              <table:table-cell table:style-name="ce6"/>
              <table:table-cell table:style-name="ce208"/>
              <table:table-cell table:style-name="ce213"/>
              <table:table-cell table:style-name="ce124"/>
              <table:table-cell table:style-name="Default" table:number-columns-repeated="9"/>
              <table:table-cell table:style-name="ce6" table:number-columns-repeated="2"/>
              <table:table-cell table:number-columns-repeated="1003"/>
            </table:table-row>
            <table:table-row table:style-name="ro1">
              <table:table-cell/>
              <table:table-cell table:style-name="ce14"/>
              <table:table-cell table:style-name="ce37" office:value-type="string">
                <text:p>Base Values</text:p>
              </table:table-cell>
              <table:table-cell table:style-name="ce119" table:formula="of:=VLOOKUP([.E95];[$Tables.$A$241:.$K$246];HLOOKUP([.D95];[$Tables.$E$240:.$K$247];8))" office:value-type="float" office:value="0.01">
                <text:p>0.01</text:p>
              </table:table-cell>
              <table:table-cell table:style-name="ce149" table:formula="of:=[.D97]*2" office:value-type="float" office:value="0.02">
                <text:p>0.02</text:p>
              </table:table-cell>
              <table:table-cell table:style-name="ce149" table:formula="of:=VLOOKUP([.E95];[$Tables.$A$241:.$K$246];3)" office:value-type="float" office:value="1">
                <text:p>1</text:p>
              </table:table-cell>
              <table:table-cell table:style-name="ce149" table:formula="of:=0.5*[.D97]" office:value-type="float" office:value="0.005">
                <text:p>0.005</text:p>
              </table:table-cell>
              <table:table-cell table:style-name="ce209" table:formula="of:=10*[.F97]" office:value-type="float" office:value="10">
                <text:p>10</text:p>
              </table:table-cell>
              <table:table-cell table:style-name="ce208"/>
              <table:table-cell table:style-name="ce6" table:number-columns-repeated="12"/>
              <table:table-cell table:number-columns-repeated="1003"/>
            </table:table-row>
            <table:table-row table:style-name="ro1">
              <table:table-cell/>
              <table:table-cell table:style-name="ce14"/>
              <table:table-cell table:style-name="ce66" office:value-type="string">
                <text:p>Multiplier</text:p>
              </table:table-cell>
              <table:table-cell table:style-name="ce120" table:formula="of:=VLOOKUP([.C95];[$Tables.$D$258:.$J$265];5)" office:value-type="float" office:value="1">
                <text:p>1</text:p>
              </table:table-cell>
              <table:table-cell table:style-name="ce150" table:formula="of:=VLOOKUP([.C95];[$Tables.$D$258:.$J$265];2)" office:value-type="float" office:value="1">
                <text:p>1</text:p>
              </table:table-cell>
              <table:table-cell table:style-name="ce150" table:formula="of:=VLOOKUP([.C95];[$Tables.$D$258:.$J$265];4)" office:value-type="float" office:value="1">
                <text:p>1</text:p>
              </table:table-cell>
              <table:table-cell table:style-name="ce150" table:formula="of:=VLOOKUP([.C95];[$Tables.$D$258:.$J$265];6)*IF(AND([.F96];LEFT([.C95];2)=&quot;SV&quot;);10;1)" office:value-type="float" office:value="1">
                <text:p>1</text:p>
              </table:table-cell>
              <table:table-cell table:style-name="ce210" table:formula="of:=VLOOKUP([.C95];[$Tables.$D$258:.$J$265];3)" office:value-type="float" office:value="1">
                <text:p>1</text:p>
              </table:table-cell>
              <table:table-cell table:style-name="ce213"/>
              <table:table-cell table:style-name="ce6" table:number-columns-repeated="12"/>
              <table:table-cell table:number-columns-repeated="1003"/>
            </table:table-row>
            <table:table-row table:style-name="ro1">
              <table:table-cell/>
              <table:table-cell table:style-name="ce14"/>
              <table:table-cell table:style-name="Default" table:number-columns-repeated="5"/>
              <table:table-cell table:style-name="ce67"/>
              <table:table-cell table:style-name="ce213"/>
              <table:table-cell table:style-name="ce6" table:number-columns-repeated="12"/>
              <table:table-cell table:number-columns-repeated="1003"/>
            </table:table-row>
          </table:table-row-group>
          <table:table-row table:style-name="ro1">
            <table:table-cell table:style-name="ce2"/>
            <table:table-cell table:style-name="ce21" office:value-type="float" office:value="0">
              <text:p>0</text:p>
            </table:table-cell>
            <table:table-cell table:style-name="ce65" table:formula="of:=IF(OR(ISNA([.D104]);[.B100]=0);&quot;None&quot;;[.E102]&amp;IF([.F103];&quot; Mil &quot;;&quot; &quot;)&amp;[.C102]&amp;&quot;-&quot;&amp;[.D102]&amp;IF([.D103];&quot; DA&quot;;&quot;&quot;)&amp;IF([.E103];&quot; DF&quot;;&quot;&quot;))" office:value-type="string" office:string-value="None">
              <text:p>None</text:p>
            </table:table-cell>
            <table:table-cell table:style-name="ce121" table:formula="of:=[.B100]*[.D104]*[.D105]" office:value-type="float" office:value="0">
              <text:p>0</text:p>
            </table:table-cell>
            <table:table-cell table:style-name="ce151" table:formula="of:=[.B100]*[.E104]*[.E105]" office:value-type="float" office:value="0">
              <text:p>0</text:p>
            </table:table-cell>
            <table:table-cell table:style-name="ce151" table:formula="of:=[.B100]*[.F104]*[.F105]" office:value-type="float" office:value="0">
              <text:p>0</text:p>
            </table:table-cell>
            <table:table-cell table:style-name="ce151" table:formula="of:=[.B100]*[.G104]*[.G105]" office:value-type="float" office:value="0">
              <text:p>0</text:p>
            </table:table-cell>
            <table:table-cell table:style-name="ce211" table:formula="of:=[.B100]*[.H104]*[.H105]" office:value-type="float" office:value="0">
              <text:p>0</text:p>
            </table:table-cell>
            <table:table-cell table:style-name="ce208"/>
            <table:table-cell table:style-name="ce124"/>
            <table:table-cell table:style-name="ce6" table:number-columns-repeated="11"/>
            <table:table-cell table:number-columns-repeated="1003"/>
          </table:table-row>
          <table:table-row-group>
            <table:table-row table:style-name="ro1">
              <table:table-cell/>
              <table:table-cell table:style-name="ce14"/>
              <table:table-cell table:style-name="ce56" office:value-type="string">
                <text:p>Type</text:p>
              </table:table-cell>
              <table:table-cell table:style-name="ce32" office:value-type="string">
                <text:p>TL</text:p>
              </table:table-cell>
              <table:table-cell table:style-name="ce32" office:value-type="string">
                <text:p>Range</text:p>
              </table:table-cell>
              <table:table-cell table:style-name="ce32" office:value-type="string">
                <text:p>Range:</text:p>
              </table:table-cell>
              <table:table-cell table:style-name="ce32" office:value-type="string">
                <text:p>Channels</text:p>
              </table:table-cell>
              <table:table-cell table:style-name="ce207" office:value-type="string">
                <text:p>Channels Power</text:p>
              </table:table-cell>
              <table:table-cell table:style-name="ce213"/>
              <table:table-cell table:style-name="ce124"/>
              <table:table-cell table:style-name="Default" table:number-columns-repeated="9"/>
              <table:table-cell table:style-name="ce6" table:number-columns-repeated="2"/>
              <table:table-cell table:number-columns-repeated="1003"/>
            </table:table-row>
            <table:table-row table:style-name="ro1">
              <table:table-cell/>
              <table:table-cell table:style-name="ce14" office:value-type="float" office:value="8">
                <text:p>8</text:p>
              </table:table-cell>
              <table:table-cell table:style-name="ce49" office:value-type="string">
                <text:p>SV Radio</text:p>
              </table:table-cell>
              <table:table-cell table:style-name="ce47" office:value-type="float" office:value="12">
                <text:p>12</text:p>
              </table:table-cell>
              <table:table-cell table:style-name="ce49" office:value-type="string">
                <text:p>orbital</text:p>
              </table:table-cell>
              <table:table-cell table:style-name="ce128" table:formula="of:=VLOOKUP([.E102];[$Tables.$A$241:.$K$246];2)" office:value-type="string" office:string-value="30,000km">
                <text:p>30,000km</text:p>
              </table:table-cell>
              <table:table-cell table:style-name="ce128" table:formula="of:=[.D102]^[.H102]" office:value-type="float" office:value="12">
                <text:p>12</text:p>
              </table:table-cell>
              <table:table-cell table:style-name="ce154" table:formula="of:=VLOOKUP([.C102];[$Tables.$D$258:.$J$265];7)" office:value-type="float" office:value="1">
                <text:p>1</text:p>
              </table:table-cell>
              <table:table-cell table:style-name="ce213"/>
              <table:table-cell table:style-name="ce124"/>
              <table:table-cell table:style-name="Default" table:number-columns-repeated="9"/>
              <table:table-cell table:style-name="ce6" table:number-columns-repeated="2"/>
              <table:table-cell table:number-columns-repeated="1003"/>
            </table:table-row>
            <table:table-row table:style-name="ro1">
              <table:table-cell/>
              <table:table-cell table:style-name="ce14" office:value-type="float" office:value="3">
                <text:p>3</text:p>
              </table:table-cell>
              <table:table-cell table:style-name="ce48" office:value-type="string">
                <text:p>Options (DA,DF,Military)</text:p>
              </table:table-cell>
              <table:table-cell table:style-name="ce118" table:formula="of:=FALSE()" office:value-type="boolean" office:boolean-value="false">
                <text:p>FALSE</text:p>
              </table:table-cell>
              <table:table-cell table:style-name="ce118" table:formula="of:=FALSE()" office:value-type="boolean" office:boolean-value="false">
                <text:p>FALSE</text:p>
              </table:table-cell>
              <table:table-cell table:style-name="ce118" table:formula="of:=FALSE()" office:value-type="boolean" office:boolean-value="false">
                <text:p>FALSE</text:p>
              </table:table-cell>
              <table:table-cell table:style-name="ce6"/>
              <table:table-cell table:style-name="ce208" table:number-columns-repeated="2"/>
              <table:table-cell table:style-name="ce6" table:number-columns-repeated="12"/>
              <table:table-cell table:number-columns-repeated="1003"/>
            </table:table-row>
            <table:table-row table:style-name="ro1">
              <table:table-cell/>
              <table:table-cell table:style-name="ce14"/>
              <table:table-cell table:style-name="ce37" office:value-type="string">
                <text:p>Base Values</text:p>
              </table:table-cell>
              <table:table-cell table:style-name="ce119" table:formula="of:=VLOOKUP([.E102];[$Tables.$A$241:.$K$246];HLOOKUP([.D102];[$Tables.$E$240:.$K$247];8))" office:value-type="float" office:value="0.01">
                <text:p>0.01</text:p>
              </table:table-cell>
              <table:table-cell table:style-name="ce149" table:formula="of:=[.D104]*2" office:value-type="float" office:value="0.02">
                <text:p>0.02</text:p>
              </table:table-cell>
              <table:table-cell table:style-name="ce149" table:formula="of:=VLOOKUP([.E102];[$Tables.$A$241:.$K$246];3)" office:value-type="float" office:value="1">
                <text:p>1</text:p>
              </table:table-cell>
              <table:table-cell table:style-name="ce149" table:formula="of:=0.5*[.D104]" office:value-type="float" office:value="0.005">
                <text:p>0.005</text:p>
              </table:table-cell>
              <table:table-cell table:style-name="ce209" table:formula="of:=10*[.F104]" office:value-type="float" office:value="10">
                <text:p>10</text:p>
              </table:table-cell>
              <table:table-cell table:style-name="ce213"/>
              <table:table-cell table:style-name="ce6" table:number-columns-repeated="12"/>
              <table:table-cell table:number-columns-repeated="1003"/>
            </table:table-row>
            <table:table-row table:style-name="ro1">
              <table:table-cell/>
              <table:table-cell table:style-name="ce14"/>
              <table:table-cell table:style-name="ce66" office:value-type="string">
                <text:p>Multiplier</text:p>
              </table:table-cell>
              <table:table-cell table:style-name="ce120" table:formula="of:=VLOOKUP([.C102];[$Tables.$D$258:.$J$265];5)" office:value-type="float" office:value="0.1">
                <text:p>0.1</text:p>
              </table:table-cell>
              <table:table-cell table:style-name="ce150" table:formula="of:=VLOOKUP([.C102];[$Tables.$D$258:.$J$265];2)" office:value-type="float" office:value="1">
                <text:p>1</text:p>
              </table:table-cell>
              <table:table-cell table:style-name="ce150" table:formula="of:=VLOOKUP([.C102];[$Tables.$D$258:.$J$265];4)" office:value-type="float" office:value="0.01">
                <text:p>0.01</text:p>
              </table:table-cell>
              <table:table-cell table:style-name="ce150" table:formula="of:=VLOOKUP([.C102];[$Tables.$D$258:.$J$265];6)*IF(AND([.F103];LEFT([.C102];2)=&quot;SV&quot;);10;1)" office:value-type="float" office:value="0.5">
                <text:p>0.5</text:p>
              </table:table-cell>
              <table:table-cell table:style-name="ce210" table:formula="of:=VLOOKUP([.C102];[$Tables.$D$258:.$J$265];3)" office:value-type="float" office:value="1">
                <text:p>1</text:p>
              </table:table-cell>
              <table:table-cell table:style-name="ce213"/>
              <table:table-cell table:style-name="ce6" table:number-columns-repeated="20"/>
              <table:table-cell table:number-columns-repeated="995"/>
            </table:table-row>
          </table:table-row-group>
          <table:table-row table:style-name="ro1">
            <table:table-cell/>
            <table:table-cell table:style-name="ce17"/>
            <table:table-cell table:style-name="ce42" table:number-columns-repeated="6"/>
            <table:table-cell table:style-name="ce215"/>
            <table:table-cell table:style-name="ce6" table:number-columns-repeated="20"/>
            <table:table-cell table:number-columns-repeated="995"/>
          </table:table-row>
        </table:table-row-group>
        <table:table-row table:style-name="ro3">
          <table:table-cell table:style-name="ce6"/>
          <table:table-cell table:style-name="ce18"/>
          <table:table-cell table:style-name="ce6" table:number-columns-repeated="1022"/>
        </table:table-row>
        <table:table-row table:style-name="ro1">
          <table:table-cell table:style-name="ce2"/>
          <table:table-cell table:style-name="ce19">
            <draw:custom-shape table:end-cell-address="Design.D108" table:end-x="0.003cm" table:end-y="0.452cm" draw:z-index="10" draw:name="Text 25" draw:style-name="gr4" draw:text-style-name="P1" svg:width="5.519cm" svg:height="0.452cm" svg:x="0.001cm" svg:y="0cm">
              <text:p text:style-name="P1"><text:span text:style-name="T7">Sensors/Electronics</text:span></text:p>
              <draw:enhanced-geometry svg:viewBox="0 0 21600 21600" draw:type="rectangle" draw:enhanced-path="M 0 0 L 21600 0 21600 21600 0 21600 0 0 Z N"/>
            </draw:custom-shape>
            <draw:control table:end-cell-address="Design.D108" table:end-x="0.003cm" table:end-y="0.452cm" draw:z-index="12" draw:name="Button 27" draw:style-name="gr5" draw:text-style-name="P3" svg:width="5.519cm" svg:height="0.452cm" svg:x="0.001cm" svg:y="0cm" draw:control="control5"/>
          </table:table-cell>
          <table:table-cell table:style-name="ce32"/>
          <table:table-cell table:style-name="ce105" table:formula="of:=[.D110]+[.D117]+[.D124]" office:value-type="float" office:value="0.08">
            <text:p>0.0800</text:p>
          </table:table-cell>
          <table:table-cell table:style-name="ce144" table:formula="of:=[.E110]+[.E117]+[.E124]" office:value-type="float" office:value="0.08">
            <text:p>0.0800</text:p>
          </table:table-cell>
          <table:table-cell table:style-name="ce144" table:formula="of:=[.F110]+[.F117]+[.F124]" office:value-type="float" office:value="0.1">
            <text:p>0.1000</text:p>
          </table:table-cell>
          <table:table-cell table:style-name="ce178" table:formula="of:=([.G110]+[.G117]+[.G124])*1000000" office:value-type="float" office:value="80000">
            <text:p>Cr <text:s text:c="5"/>80,000</text:p>
          </table:table-cell>
          <table:table-cell table:style-name="ce190" table:formula="of:=[.H110]+[.H117]+[.H124]" office:value-type="float" office:value="1">
            <text:p>1.0000</text:p>
          </table:table-cell>
          <table:table-cell table:style-name="ce6" table:number-columns-repeated="10"/>
          <table:table-cell table:number-columns-repeated="1006"/>
        </table:table-row>
        <table:table-row-group>
          <table:table-row table:style-name="ro1">
            <table:table-cell/>
            <table:table-cell table:style-name="ce19" office:value-type="string">
              <text:p>Qty</text:p>
            </table:table-cell>
            <table:table-cell table:style-name="ce32" table:number-columns-repeated="6"/>
            <table:table-cell table:style-name="ce240"/>
            <table:table-cell table:style-name="ce6" table:number-columns-repeated="9"/>
            <table:table-cell table:number-columns-repeated="1006"/>
          </table:table-row>
          <table:table-row table:style-name="ro1">
            <table:table-cell table:style-name="Default"/>
            <table:table-cell table:style-name="ce21" office:value-type="float" office:value="1">
              <text:p>1</text:p>
            </table:table-cell>
            <table:table-cell table:style-name="ce65" table:formula="of:=IF(OR(ISNA([.D114]);[.B110]=0);&quot;None&quot;;[.E112]&amp;&quot; &quot;&amp;[.C112]&amp;&quot;-&quot;&amp;[.D112]&amp;IF([.D113];&quot; Mil&quot;;&quot;&quot;))" office:value-type="string" office:string-value="continent Radar-12">
              <text:p>continent Radar-12</text:p>
            </table:table-cell>
            <table:table-cell table:style-name="ce122" table:formula="of:=[.D114]*[.B110]" office:value-type="float" office:value="0.08">
              <text:p>0.0800</text:p>
            </table:table-cell>
            <table:table-cell table:style-name="ce122" table:formula="of:=[.B110]*[.E114]" office:value-type="float" office:value="0.08">
              <text:p>0.0800</text:p>
            </table:table-cell>
            <table:table-cell table:style-name="ce122" table:formula="of:=[.B110]*[.F114]*[.F115]" office:value-type="float" office:value="0.1">
              <text:p>0.1000</text:p>
            </table:table-cell>
            <table:table-cell table:style-name="ce122" table:formula="of:=[.B110]*[.G114]*[.G115]" office:value-type="float" office:value="0.08">
              <text:p>0.0800</text:p>
            </table:table-cell>
            <table:table-cell table:style-name="ce200" table:formula="of:=[.B110]*[.H114]*[.H115]" office:value-type="float" office:value="1">
              <text:p>1.0000</text:p>
            </table:table-cell>
            <table:table-cell table:style-name="ce208"/>
            <table:table-cell table:style-name="ce6" table:number-columns-repeated="9"/>
            <table:table-cell table:number-columns-repeated="1006"/>
          </table:table-row>
          <table:table-row-group>
            <table:table-row table:style-name="ro1">
              <table:table-cell/>
              <table:table-cell table:style-name="ce22"/>
              <table:table-cell table:style-name="ce56" office:value-type="string">
                <text:p>Type</text:p>
              </table:table-cell>
              <table:table-cell table:style-name="ce32" office:value-type="string">
                <text:p>TL</text:p>
              </table:table-cell>
              <table:table-cell table:style-name="ce32" office:value-type="string">
                <text:p>Range</text:p>
              </table:table-cell>
              <table:table-cell table:style-name="ce32" office:value-type="string">
                <text:p>Range:</text:p>
              </table:table-cell>
              <table:table-cell table:style-name="ce172"/>
              <table:table-cell table:style-name="ce212"/>
              <table:table-cell table:style-name="ce213"/>
              <table:table-cell table:style-name="ce124" table:number-columns-repeated="6"/>
              <table:table-cell table:style-name="ce6" table:number-columns-repeated="3"/>
              <table:table-cell table:number-columns-repeated="1006"/>
            </table:table-row>
            <table:table-row table:style-name="ro1">
              <table:table-cell/>
              <table:table-cell table:style-name="ce14" office:value-type="float" office:value="5">
                <text:p>5</text:p>
              </table:table-cell>
              <table:table-cell table:style-name="ce47" office:value-type="string">
                <text:p>Radar</text:p>
              </table:table-cell>
              <table:table-cell table:style-name="ce47" office:value-type="float" office:value="12">
                <text:p>12</text:p>
              </table:table-cell>
              <table:table-cell table:style-name="ce49" office:value-type="string">
                <text:p>continent</text:p>
              </table:table-cell>
              <table:table-cell table:style-name="ce128" table:formula="of:=VLOOKUP([.E112];[$Tables.$A$272:.$K$277];2)" office:value-type="string" office:string-value="3,000km">
                <text:p>3,000km</text:p>
              </table:table-cell>
              <table:table-cell table:style-name="Default"/>
              <table:table-cell table:style-name="ce213"/>
              <table:table-cell table:style-name="ce208"/>
              <table:table-cell table:style-name="ce6" table:number-columns-repeated="2"/>
              <table:table-cell table:style-name="ce124" table:number-columns-repeated="4"/>
              <table:table-cell table:style-name="ce6" table:number-columns-repeated="3"/>
              <table:table-cell table:number-columns-repeated="1006"/>
            </table:table-row>
            <table:table-row table:style-name="ro1">
              <table:table-cell/>
              <table:table-cell table:style-name="ce14" office:value-type="float" office:value="1">
                <text:p>1</text:p>
              </table:table-cell>
              <table:table-cell table:style-name="ce37" office:value-type="string">
                <text:p>Military?</text:p>
              </table:table-cell>
              <table:table-cell table:style-name="ce118" table:formula="of:=FALSE()" office:value-type="boolean" office:boolean-value="false">
                <text:p>FALSE</text:p>
              </table:table-cell>
              <table:table-cell table:style-name="ce67" office:value-type="string">
                <text:p>Mass</text:p>
              </table:table-cell>
              <table:table-cell table:style-name="ce67" office:value-type="string">
                <text:p>Power</text:p>
              </table:table-cell>
              <table:table-cell table:style-name="ce67" office:value-type="string">
                <text:p>Price</text:p>
              </table:table-cell>
              <table:table-cell table:style-name="ce214" office:value-type="string">
                <text:p>Area</text:p>
              </table:table-cell>
              <table:table-cell table:style-name="ce213"/>
              <table:table-cell table:style-name="ce124" table:number-columns-repeated="2"/>
              <table:table-cell table:style-name="ce6" table:number-columns-repeated="7"/>
              <table:table-cell table:number-columns-repeated="1006"/>
            </table:table-row>
            <table:table-row table:style-name="ro1">
              <table:table-cell/>
              <table:table-cell table:style-name="ce14"/>
              <table:table-cell table:style-name="ce37" office:value-type="string">
                <text:p>Base Values</text:p>
              </table:table-cell>
              <table:table-cell table:style-name="ce119" table:formula="of:=VLOOKUP([.E112];[$Tables.$A$272:.$K$277];HLOOKUP([.D112];[$Tables.$E$271:.$K$278];8))" office:value-type="float" office:value="0.08">
                <text:p>0.08</text:p>
              </table:table-cell>
              <table:table-cell table:style-name="ce149" table:formula="of:=[.D114]" office:value-type="float" office:value="0.08">
                <text:p>0.08</text:p>
              </table:table-cell>
              <table:table-cell table:style-name="ce149" table:formula="of:=VLOOKUP([.E112];[$Tables.$A$272:.$K$277];3)" office:value-type="float" office:value="0.1">
                <text:p>0.1</text:p>
              </table:table-cell>
              <table:table-cell table:style-name="ce149" table:formula="of:=VLOOKUP([.E112];[$Tables.$A$272:.$K$277];4)" office:value-type="float" office:value="0.8">
                <text:p>0.8</text:p>
              </table:table-cell>
              <table:table-cell table:style-name="ce209" table:formula="of:=[.F114]*10" office:value-type="float" office:value="1">
                <text:p>1</text:p>
              </table:table-cell>
              <table:table-cell table:style-name="ce208"/>
              <table:table-cell table:style-name="ce6" table:number-columns-repeated="9"/>
              <table:table-cell table:number-columns-repeated="1006"/>
            </table:table-row>
            <table:table-row table:style-name="ro1">
              <table:table-cell/>
              <table:table-cell table:style-name="ce14"/>
              <table:table-cell table:style-name="ce66" office:value-type="string">
                <text:p>Multiplier</text:p>
              </table:table-cell>
              <table:table-cell table:style-name="ce123" table:number-columns-repeated="2"/>
              <table:table-cell table:style-name="ce120" table:formula="of:=VLOOKUP([.C112];[$Tables.$D$281:.$G$292];3)" office:value-type="float" office:value="1">
                <text:p>1</text:p>
              </table:table-cell>
              <table:table-cell table:style-name="ce150" table:formula="of:=VLOOKUP([.C112];[$Tables.$D$281:.$G$292];2)/IF([.D113];1;10)" office:value-type="float" office:value="0.1">
                <text:p>0.1</text:p>
              </table:table-cell>
              <table:table-cell table:style-name="ce210" table:formula="of:=VLOOKUP([.C112];[$Tables.$D$281:.$G$292];4)" office:value-type="float" office:value="1">
                <text:p>1</text:p>
              </table:table-cell>
              <table:table-cell table:style-name="ce208"/>
              <table:table-cell table:style-name="ce6" table:number-columns-repeated="9"/>
              <table:table-cell table:number-columns-repeated="1006"/>
            </table:table-row>
            <table:table-row table:style-name="ro1">
              <table:table-cell/>
              <table:table-cell table:style-name="ce14"/>
              <table:table-cell table:style-name="ce67"/>
              <table:table-cell table:style-name="ce124" table:number-columns-repeated="5"/>
              <table:table-cell table:style-name="ce208"/>
              <table:table-cell table:style-name="ce6" table:number-columns-repeated="9"/>
              <table:table-cell table:number-columns-repeated="1006"/>
            </table:table-row>
          </table:table-row-group>
          <table:table-row table:style-name="ro1">
            <table:table-cell/>
            <table:table-cell table:style-name="ce21" office:value-type="float" office:value="0">
              <text:p>0</text:p>
            </table:table-cell>
            <table:table-cell table:style-name="ce65" table:formula="of:=IF(OR(ISNA([.D121]);[.B117]=0);&quot;None&quot;;[.E119]&amp;&quot; &quot;&amp;[.C119]&amp;&quot;-&quot;&amp;[.D119]&amp;IF([.D120];&quot; Mil&quot;;&quot;&quot;))" office:value-type="string" office:string-value="None">
              <text:p>None</text:p>
            </table:table-cell>
            <table:table-cell table:style-name="ce122" table:formula="of:=[.D121]*[.B117]" office:value-type="float" office:value="0">
              <text:p>0.0000</text:p>
            </table:table-cell>
            <table:table-cell table:style-name="ce122" table:formula="of:=[.B117]*[.E121]" office:value-type="float" office:value="0">
              <text:p>0.0000</text:p>
            </table:table-cell>
            <table:table-cell table:style-name="ce122" table:formula="of:=[.B117]*[.F121]*[.F122]" office:value-type="float" office:value="0">
              <text:p>0.0000</text:p>
            </table:table-cell>
            <table:table-cell table:style-name="ce122" table:formula="of:=[.B117]*[.G121]*[.G122]" office:value-type="float" office:value="0">
              <text:p>0.0000</text:p>
            </table:table-cell>
            <table:table-cell table:style-name="ce200" table:formula="of:=[.B117]*[.H121]*[.H122]" office:value-type="float" office:value="0">
              <text:p>0.0000</text:p>
            </table:table-cell>
            <table:table-cell table:style-name="ce208"/>
            <table:table-cell table:style-name="ce6" table:number-columns-repeated="9"/>
            <table:table-cell table:number-columns-repeated="1006"/>
          </table:table-row>
          <table:table-row-group>
            <table:table-row table:style-name="ro1">
              <table:table-cell/>
              <table:table-cell table:style-name="ce22"/>
              <table:table-cell table:style-name="ce56" office:value-type="string">
                <text:p>Type</text:p>
              </table:table-cell>
              <table:table-cell table:style-name="ce32" office:value-type="string">
                <text:p>TL</text:p>
              </table:table-cell>
              <table:table-cell table:style-name="ce32" office:value-type="string">
                <text:p>Range</text:p>
              </table:table-cell>
              <table:table-cell table:style-name="ce32" office:value-type="string">
                <text:p>Range:</text:p>
              </table:table-cell>
              <table:table-cell table:style-name="ce172"/>
              <table:table-cell table:style-name="ce212"/>
              <table:table-cell table:style-name="ce213"/>
              <table:table-cell table:style-name="ce124" table:number-columns-repeated="6"/>
              <table:table-cell table:style-name="ce6" table:number-columns-repeated="3"/>
              <table:table-cell table:number-columns-repeated="1006"/>
            </table:table-row>
            <table:table-row table:style-name="ro1">
              <table:table-cell/>
              <table:table-cell table:style-name="ce14" office:value-type="float" office:value="4">
                <text:p>4</text:p>
              </table:table-cell>
              <table:table-cell table:style-name="ce47" office:value-type="string">
                <text:p>Optical</text:p>
              </table:table-cell>
              <table:table-cell table:style-name="ce47" office:value-type="float" office:value="12">
                <text:p>12</text:p>
              </table:table-cell>
              <table:table-cell table:style-name="ce49" office:value-type="string">
                <text:p>continent</text:p>
              </table:table-cell>
              <table:table-cell table:style-name="ce128" table:formula="of:=VLOOKUP([.E119];[$Tables.$A$272:.$K$277];2)" office:value-type="string" office:string-value="3,000km">
                <text:p>3,000km</text:p>
              </table:table-cell>
              <table:table-cell table:style-name="Default"/>
              <table:table-cell table:style-name="ce213"/>
              <table:table-cell table:style-name="ce208"/>
              <table:table-cell table:style-name="ce6" table:number-columns-repeated="2"/>
              <table:table-cell table:style-name="ce124" table:number-columns-repeated="4"/>
              <table:table-cell table:style-name="ce6" table:number-columns-repeated="3"/>
              <table:table-cell table:number-columns-repeated="1006"/>
            </table:table-row>
            <table:table-row table:style-name="ro1">
              <table:table-cell/>
              <table:table-cell table:style-name="ce14" office:value-type="float" office:value="1">
                <text:p>1</text:p>
              </table:table-cell>
              <table:table-cell table:style-name="ce37" office:value-type="string">
                <text:p>Military?</text:p>
              </table:table-cell>
              <table:table-cell table:style-name="ce118" table:formula="of:=FALSE()" office:value-type="boolean" office:boolean-value="false">
                <text:p>FALSE</text:p>
              </table:table-cell>
              <table:table-cell table:style-name="ce67" office:value-type="string">
                <text:p>Mass</text:p>
              </table:table-cell>
              <table:table-cell table:style-name="ce67" office:value-type="string">
                <text:p>Power</text:p>
              </table:table-cell>
              <table:table-cell table:style-name="ce67" office:value-type="string">
                <text:p>Price</text:p>
              </table:table-cell>
              <table:table-cell table:style-name="ce214" office:value-type="string">
                <text:p>Area</text:p>
              </table:table-cell>
              <table:table-cell table:style-name="ce213"/>
              <table:table-cell table:style-name="ce124" table:number-columns-repeated="2"/>
              <table:table-cell table:style-name="ce6" table:number-columns-repeated="7"/>
              <table:table-cell table:number-columns-repeated="1006"/>
            </table:table-row>
            <table:table-row table:style-name="ro1">
              <table:table-cell/>
              <table:table-cell table:style-name="ce14"/>
              <table:table-cell table:style-name="ce37" office:value-type="string">
                <text:p>Base Values</text:p>
              </table:table-cell>
              <table:table-cell table:style-name="ce119" table:formula="of:=VLOOKUP([.E119];[$Tables.$A$272:.$K$277];HLOOKUP([.D119];[$Tables.$E$271:.$K$278];8))" office:value-type="float" office:value="0.08">
                <text:p>0.08</text:p>
              </table:table-cell>
              <table:table-cell table:style-name="ce149" table:formula="of:=[.D121]" office:value-type="float" office:value="0.08">
                <text:p>0.08</text:p>
              </table:table-cell>
              <table:table-cell table:style-name="ce149" table:formula="of:=VLOOKUP([.E119];[$Tables.$A$272:.$K$277];3)" office:value-type="float" office:value="0.1">
                <text:p>0.1</text:p>
              </table:table-cell>
              <table:table-cell table:style-name="ce149" table:formula="of:=VLOOKUP([.E119];[$Tables.$A$272:.$K$277];4)" office:value-type="float" office:value="0.8">
                <text:p>0.8</text:p>
              </table:table-cell>
              <table:table-cell table:style-name="ce209" table:formula="of:=[.F121]*10" office:value-type="float" office:value="1">
                <text:p>1</text:p>
              </table:table-cell>
              <table:table-cell table:style-name="ce208"/>
              <table:table-cell table:style-name="ce6" table:number-columns-repeated="9"/>
              <table:table-cell table:number-columns-repeated="1006"/>
            </table:table-row>
            <table:table-row table:style-name="ro1">
              <table:table-cell/>
              <table:table-cell table:style-name="ce14"/>
              <table:table-cell table:style-name="ce66" office:value-type="string">
                <text:p>Multiplier</text:p>
              </table:table-cell>
              <table:table-cell table:style-name="ce123" table:number-columns-repeated="2"/>
              <table:table-cell table:style-name="ce120" table:formula="of:=VLOOKUP([.C119];[$Tables.$D$281:.$G$292];3)" office:value-type="float" office:value="0.1">
                <text:p>0.1</text:p>
              </table:table-cell>
              <table:table-cell table:style-name="ce150" table:formula="of:=VLOOKUP([.C119];[$Tables.$D$281:.$G$292];2)/IF([.D120];1;10)" office:value-type="float" office:value="0.2">
                <text:p>0.2</text:p>
              </table:table-cell>
              <table:table-cell table:style-name="ce210" table:formula="of:=VLOOKUP([.C119];[$Tables.$D$281:.$G$292];4)" office:value-type="float" office:value="0.1">
                <text:p>0.1</text:p>
              </table:table-cell>
              <table:table-cell table:style-name="ce208"/>
              <table:table-cell table:style-name="ce6" table:number-columns-repeated="9"/>
              <table:table-cell table:number-columns-repeated="1006"/>
            </table:table-row>
            <table:table-row table:style-name="ro1">
              <table:table-cell/>
              <table:table-cell table:style-name="ce14"/>
              <table:table-cell table:style-name="ce67"/>
              <table:table-cell table:style-name="ce124" table:number-columns-repeated="5"/>
              <table:table-cell table:style-name="ce208"/>
              <table:table-cell table:style-name="ce6" table:number-columns-repeated="9"/>
              <table:table-cell table:number-columns-repeated="1006"/>
            </table:table-row>
          </table:table-row-group>
          <table:table-row table:style-name="ro1">
            <table:table-cell/>
            <table:table-cell table:style-name="ce21" office:value-type="float" office:value="0">
              <text:p>0</text:p>
            </table:table-cell>
            <table:table-cell table:style-name="ce65" table:formula="of:=IF(OR(ISNA([.D128]);[.B124]=0);&quot;None&quot;;[.E126]&amp;&quot; &quot;&amp;[.C126]&amp;&quot;-&quot;&amp;[.D126]&amp;IF([.D127];&quot; Mil&quot;;&quot;&quot;))" office:value-type="string" office:string-value="None">
              <text:p>None</text:p>
            </table:table-cell>
            <table:table-cell table:style-name="ce122" table:formula="of:=[.D128]*[.B124]" office:value-type="float" office:value="0">
              <text:p>0.0000</text:p>
            </table:table-cell>
            <table:table-cell table:style-name="ce122" table:formula="of:=[.B124]*[.E128]" office:value-type="float" office:value="0">
              <text:p>0.0000</text:p>
            </table:table-cell>
            <table:table-cell table:style-name="ce122" table:formula="of:=[.B124]*[.F128]*[.F129]" office:value-type="float" office:value="0">
              <text:p>0.0000</text:p>
            </table:table-cell>
            <table:table-cell table:style-name="ce122" table:formula="of:=[.B124]*[.G128]*[.G129]" office:value-type="float" office:value="0">
              <text:p>0.0000</text:p>
            </table:table-cell>
            <table:table-cell table:style-name="ce200" table:formula="of:=[.B124]*[.H128]*[.H129]" office:value-type="float" office:value="0">
              <text:p>0.0000</text:p>
            </table:table-cell>
            <table:table-cell table:style-name="ce208"/>
            <table:table-cell table:style-name="ce6" table:number-columns-repeated="9"/>
            <table:table-cell table:number-columns-repeated="1006"/>
          </table:table-row>
          <table:table-row-group>
            <table:table-row table:style-name="ro1">
              <table:table-cell/>
              <table:table-cell table:style-name="ce22"/>
              <table:table-cell table:style-name="ce56" office:value-type="string">
                <text:p>Type</text:p>
              </table:table-cell>
              <table:table-cell table:style-name="ce32" office:value-type="string">
                <text:p>TL</text:p>
              </table:table-cell>
              <table:table-cell table:style-name="ce32" office:value-type="string">
                <text:p>Range</text:p>
              </table:table-cell>
              <table:table-cell table:style-name="ce32" office:value-type="string">
                <text:p>Range:</text:p>
              </table:table-cell>
              <table:table-cell table:style-name="ce172"/>
              <table:table-cell table:style-name="ce212"/>
              <table:table-cell table:style-name="ce213"/>
              <table:table-cell table:style-name="ce124" table:number-columns-repeated="6"/>
              <table:table-cell table:style-name="ce6" table:number-columns-repeated="3"/>
              <table:table-cell table:number-columns-repeated="1006"/>
            </table:table-row>
            <table:table-row table:style-name="ro1">
              <table:table-cell/>
              <table:table-cell table:style-name="ce14" office:value-type="float" office:value="3">
                <text:p>3</text:p>
              </table:table-cell>
              <table:table-cell table:style-name="ce47" office:value-type="string">
                <text:p>Nuclear</text:p>
              </table:table-cell>
              <table:table-cell table:style-name="ce47" office:value-type="float" office:value="12">
                <text:p>12</text:p>
              </table:table-cell>
              <table:table-cell table:style-name="ce49" office:value-type="string">
                <text:p>orbital</text:p>
              </table:table-cell>
              <table:table-cell table:style-name="ce128" table:formula="of:=VLOOKUP([.E126];[$Tables.$A$272:.$K$277];2)" office:value-type="string" office:string-value="30,000km">
                <text:p>30,000km</text:p>
              </table:table-cell>
              <table:table-cell table:style-name="Default"/>
              <table:table-cell table:style-name="ce213"/>
              <table:table-cell table:style-name="ce208"/>
              <table:table-cell table:style-name="ce6" table:number-columns-repeated="2"/>
              <table:table-cell table:style-name="ce124" table:number-columns-repeated="4"/>
              <table:table-cell table:style-name="ce6" table:number-columns-repeated="3"/>
              <table:table-cell table:number-columns-repeated="1006"/>
            </table:table-row>
            <table:table-row table:style-name="ro1">
              <table:table-cell/>
              <table:table-cell table:style-name="ce14" office:value-type="float" office:value="3">
                <text:p>3</text:p>
              </table:table-cell>
              <table:table-cell table:style-name="ce37" office:value-type="string">
                <text:p>Military?</text:p>
              </table:table-cell>
              <table:table-cell table:style-name="ce118" table:formula="of:=FALSE()" office:value-type="boolean" office:boolean-value="false">
                <text:p>FALSE</text:p>
              </table:table-cell>
              <table:table-cell table:style-name="ce67" office:value-type="string">
                <text:p>Mass</text:p>
              </table:table-cell>
              <table:table-cell table:style-name="ce67" office:value-type="string">
                <text:p>Power</text:p>
              </table:table-cell>
              <table:table-cell table:style-name="ce67" office:value-type="string">
                <text:p>Price</text:p>
              </table:table-cell>
              <table:table-cell table:style-name="ce214" office:value-type="string">
                <text:p>Area</text:p>
              </table:table-cell>
              <table:table-cell table:style-name="ce213"/>
              <table:table-cell table:style-name="ce124" table:number-columns-repeated="2"/>
              <table:table-cell table:style-name="ce6" table:number-columns-repeated="7"/>
              <table:table-cell table:number-columns-repeated="1006"/>
            </table:table-row>
            <table:table-row table:style-name="ro1">
              <table:table-cell/>
              <table:table-cell table:style-name="ce14"/>
              <table:table-cell table:style-name="ce37" office:value-type="string">
                <text:p>Base Values</text:p>
              </table:table-cell>
              <table:table-cell table:style-name="ce119" table:formula="of:=VLOOKUP([.E126];[$Tables.$A$272:.$K$277];HLOOKUP([.D126];[$Tables.$E$271:.$K$278];8))" office:value-type="float" office:value="0.2">
                <text:p>0.2</text:p>
              </table:table-cell>
              <table:table-cell table:style-name="ce149" table:formula="of:=[.D128]" office:value-type="float" office:value="0.2">
                <text:p>0.2</text:p>
              </table:table-cell>
              <table:table-cell table:style-name="ce149" table:formula="of:=VLOOKUP([.E126];[$Tables.$A$272:.$K$277];3)" office:value-type="float" office:value="1">
                <text:p>1</text:p>
              </table:table-cell>
              <table:table-cell table:style-name="ce149" table:formula="of:=VLOOKUP([.E126];[$Tables.$A$272:.$K$277];4)" office:value-type="float" office:value="2.3">
                <text:p>2.3</text:p>
              </table:table-cell>
              <table:table-cell table:style-name="ce209" table:formula="of:=[.F128]*10" office:value-type="float" office:value="10">
                <text:p>10</text:p>
              </table:table-cell>
              <table:table-cell table:style-name="ce208"/>
              <table:table-cell table:style-name="ce6" table:number-columns-repeated="9"/>
              <table:table-cell table:number-columns-repeated="1006"/>
            </table:table-row>
            <table:table-row table:style-name="ro1">
              <table:table-cell/>
              <table:table-cell table:style-name="ce14"/>
              <table:table-cell table:style-name="ce66" office:value-type="string">
                <text:p>Multiplier</text:p>
              </table:table-cell>
              <table:table-cell table:style-name="ce123" table:number-columns-repeated="2"/>
              <table:table-cell table:style-name="ce120" table:formula="of:=VLOOKUP([.C126];[$Tables.$D$281:.$G$292];3)" office:value-type="float" office:value="0.1">
                <text:p>0.1</text:p>
              </table:table-cell>
              <table:table-cell table:style-name="ce150" table:formula="of:=VLOOKUP([.C126];[$Tables.$D$281:.$G$292];2)/IF([.D127];1;10)" office:value-type="float" office:value="1">
                <text:p>1</text:p>
              </table:table-cell>
              <table:table-cell table:style-name="ce210" table:formula="of:=VLOOKUP([.C126];[$Tables.$D$281:.$G$292];4)" office:value-type="float" office:value="1">
                <text:p>1</text:p>
              </table:table-cell>
              <table:table-cell table:style-name="ce208"/>
              <table:table-cell table:style-name="ce6" table:number-columns-repeated="9"/>
              <table:table-cell table:number-columns-repeated="1006"/>
            </table:table-row>
            <table:table-row table:style-name="ro1">
              <table:table-cell/>
              <table:table-cell table:style-name="ce14"/>
              <table:table-cell table:style-name="ce67"/>
              <table:table-cell table:style-name="ce124" table:number-columns-repeated="5"/>
              <table:table-cell table:style-name="ce208"/>
              <table:table-cell table:style-name="ce6" table:number-columns-repeated="9"/>
              <table:table-cell table:number-columns-repeated="1006"/>
            </table:table-row>
          </table:table-row-group>
          <table:table-row table:style-name="ro1">
            <table:table-cell/>
            <table:table-cell table:style-name="ce17"/>
            <table:table-cell table:style-name="ce42" table:number-columns-repeated="6"/>
            <table:table-cell table:style-name="ce215"/>
            <table:table-cell table:style-name="ce6" table:number-columns-repeated="9"/>
            <table:table-cell table:number-columns-repeated="1006"/>
          </table:table-row>
        </table:table-row-group>
        <table:table-row table:style-name="ro3">
          <table:table-cell table:style-name="ce6"/>
          <table:table-cell table:style-name="ce18"/>
          <table:table-cell table:style-name="ce6"/>
          <table:table-cell table:style-name="ce42" table:number-columns-repeated="5"/>
          <table:table-cell table:style-name="ce6" table:number-columns-repeated="10"/>
          <table:table-cell table:number-columns-repeated="1006"/>
        </table:table-row>
        <table:table-row table:style-name="ro1">
          <table:table-cell table:style-name="ce2"/>
          <table:table-cell table:style-name="ce19">
            <draw:custom-shape table:end-cell-address="Design.D133" table:end-x="0.003cm" table:end-y="0.452cm" draw:z-index="3" draw:name="Text 6" draw:style-name="gr4" draw:text-style-name="P1" svg:width="5.519cm" svg:height="0.452cm" svg:x="0.001cm" svg:y="0cm">
              <text:p text:style-name="P1"><text:span text:style-name="T7">Weapons</text:span></text:p>
              <draw:enhanced-geometry svg:viewBox="0 0 21600 21600" draw:type="rectangle" draw:enhanced-path="M 0 0 L 21600 0 21600 21600 0 21600 0 0 Z N"/>
            </draw:custom-shape>
          </table:table-cell>
          <table:table-cell table:style-name="ce32"/>
          <table:table-cell table:style-name="ce105" table:formula="of:=SUM([.E135:.E140])" office:value-type="float" office:value="0">
            <text:p>0.0000</text:p>
          </table:table-cell>
          <table:table-cell table:style-name="ce144" table:formula="of:=SUM([.F135:.F140])" office:value-type="float" office:value="0">
            <text:p>0.0000</text:p>
          </table:table-cell>
          <table:table-cell table:style-name="ce144" table:formula="of:=0" office:value-type="float" office:value="0">
            <text:p>0.0000</text:p>
          </table:table-cell>
          <table:table-cell table:style-name="ce178" table:formula="of:=SUM([.G135:.G139])*1000000" office:value-type="float" office:value="0">
            <text:p>Cr <text:s text:c="7"/>, <text:s/>0</text:p>
          </table:table-cell>
          <table:table-cell table:style-name="ce190" table:formula="of:=0" office:value-type="float" office:value="0">
            <text:p>0.0000</text:p>
          </table:table-cell>
          <table:table-cell table:style-name="ce6" table:number-columns-repeated="2"/>
          <table:table-cell table:number-columns-repeated="1014"/>
        </table:table-row>
        <table:table-row-group>
          <table:table-row table:style-name="ro1">
            <table:table-cell/>
            <table:table-cell table:style-name="ce19"/>
            <table:table-cell table:style-name="ce32" office:value-type="string">
              <text:p>Weapon</text:p>
            </table:table-cell>
            <table:table-cell table:style-name="ce32"/>
            <table:table-cell table:style-name="ce32" office:value-type="string">
              <text:p>Volume (m3)</text:p>
            </table:table-cell>
            <table:table-cell table:style-name="ce32" office:value-type="string">
              <text:p>Mass (tons)</text:p>
            </table:table-cell>
            <table:table-cell table:style-name="ce32" office:value-type="string">
              <text:p>Cost (MCr)</text:p>
            </table:table-cell>
            <table:table-cell table:style-name="ce32" office:value-type="string">
              <text:p>Vol/ammo (m3)</text:p>
            </table:table-cell>
            <table:table-cell table:style-name="ce32" office:value-type="string">
              <text:p>Mass/ammo (tons)</text:p>
            </table:table-cell>
            <table:table-cell table:style-name="ce240"/>
            <table:table-cell table:number-columns-repeated="1014"/>
          </table:table-row>
          <table:table-row table:style-name="ro1">
            <table:table-cell/>
            <table:table-cell table:style-name="ce14"/>
            <table:table-cell table:style-name="ce68"/>
            <table:table-cell table:style-name="ce125"/>
            <table:table-cell table:style-name="ce137" table:number-columns-repeated="3"/>
            <table:table-cell table:number-columns-repeated="2" table:style-name="ce137"/>
            <table:table-cell table:style-name="ce208"/>
            <table:table-cell table:number-columns-repeated="1014"/>
          </table:table-row>
          <table:table-row table:style-name="ro1">
            <table:table-cell/>
            <table:table-cell table:style-name="ce14"/>
            <table:table-cell table:style-name="ce6" office:value-type="string">
              <text:p>Number of Rounds</text:p>
            </table:table-cell>
            <table:table-cell table:style-name="ce49" office:value-type="float" office:value="0">
              <text:p>0</text:p>
            </table:table-cell>
            <table:table-cell table:style-name="ce137" table:formula="of:=[.D136]*[.H135]" office:value-type="float" office:value="0">
              <text:p>0</text:p>
            </table:table-cell>
            <table:table-cell table:style-name="ce137" table:formula="of:=[.D136]*[.I135]" office:value-type="float" office:value="0">
              <text:p>0</text:p>
            </table:table-cell>
            <table:table-cell table:style-name="ce6" table:number-columns-repeated="3"/>
            <table:table-cell table:style-name="ce208"/>
            <table:table-cell table:number-columns-repeated="1014"/>
          </table:table-row>
          <table:table-row table:style-name="ro1">
            <table:table-cell/>
            <table:table-cell table:style-name="ce14"/>
            <table:table-cell table:style-name="ce68"/>
            <table:table-cell table:style-name="ce125"/>
            <table:table-cell table:style-name="ce137" table:number-columns-repeated="3"/>
            <table:table-cell table:number-columns-repeated="2" table:style-name="ce137"/>
            <table:table-cell table:style-name="ce208"/>
            <table:table-cell table:number-columns-repeated="1014"/>
          </table:table-row>
          <table:table-row table:style-name="ro1">
            <table:table-cell/>
            <table:table-cell table:style-name="ce14"/>
            <table:table-cell table:style-name="ce6" office:value-type="string">
              <text:p>Number of Rounds</text:p>
            </table:table-cell>
            <table:table-cell table:style-name="ce49" office:value-type="float" office:value="0">
              <text:p>0</text:p>
            </table:table-cell>
            <table:table-cell table:style-name="ce137" table:formula="of:=[.D138]*[.H137]" office:value-type="float" office:value="0">
              <text:p>0</text:p>
            </table:table-cell>
            <table:table-cell table:style-name="ce137" table:formula="of:=[.D138]*[.I137]" office:value-type="float" office:value="0">
              <text:p>0</text:p>
            </table:table-cell>
            <table:table-cell table:style-name="ce6" table:number-columns-repeated="3"/>
            <table:table-cell table:style-name="ce208"/>
            <table:table-cell table:number-columns-repeated="1014"/>
          </table:table-row>
          <table:table-row table:style-name="ro1">
            <table:table-cell/>
            <table:table-cell table:style-name="ce14"/>
            <table:table-cell table:style-name="ce68"/>
            <table:table-cell table:style-name="ce125"/>
            <table:table-cell table:style-name="ce137" table:number-columns-repeated="3"/>
            <table:table-cell table:number-columns-repeated="2" table:style-name="ce137"/>
            <table:table-cell table:style-name="ce208"/>
            <table:table-cell table:number-columns-repeated="1014"/>
          </table:table-row>
          <table:table-row table:style-name="ro1">
            <table:table-cell/>
            <table:table-cell table:style-name="ce14"/>
            <table:table-cell table:style-name="ce6" office:value-type="string">
              <text:p>Number of Rounds</text:p>
            </table:table-cell>
            <table:table-cell table:style-name="ce49" office:value-type="float" office:value="0">
              <text:p>0</text:p>
            </table:table-cell>
            <table:table-cell table:style-name="ce137" table:formula="of:=[.D140]*[.H139]" office:value-type="float" office:value="0">
              <text:p>0</text:p>
            </table:table-cell>
            <table:table-cell table:style-name="ce137" table:formula="of:=[.D140]*[.I139]" office:value-type="float" office:value="0">
              <text:p>0</text:p>
            </table:table-cell>
            <table:table-cell table:style-name="ce6" table:number-columns-repeated="3"/>
            <table:table-cell table:style-name="ce208"/>
            <table:table-cell table:number-columns-repeated="1014"/>
          </table:table-row>
          <table:table-row table:style-name="ro1">
            <table:table-cell/>
            <table:table-cell table:style-name="ce17"/>
            <table:table-cell table:style-name="ce42" table:number-columns-repeated="7"/>
            <table:table-cell table:style-name="ce215"/>
            <table:table-cell table:number-columns-repeated="1014"/>
          </table:table-row>
        </table:table-row-group>
        <table:table-row table:style-name="ro3">
          <table:table-cell/>
          <table:table-cell table:style-name="ce18"/>
          <table:table-cell table:style-name="ce6" table:number-columns-repeated="16"/>
          <table:table-cell table:number-columns-repeated="1006"/>
        </table:table-row>
        <table:table-row table:style-name="ro1">
          <table:table-cell table:style-name="ce2"/>
          <table:table-cell table:style-name="ce19">
            <draw:custom-shape table:end-cell-address="Design.D143" table:end-x="0.003cm" table:end-y="0.452cm" draw:z-index="2" draw:name="Text 5" draw:style-name="gr4" draw:text-style-name="P1" svg:width="5.519cm" svg:height="0.451cm" svg:x="0.001cm" svg:y="0.001cm">
              <text:p text:style-name="P1"><text:span text:style-name="T7">Acommodations</text:span></text:p>
              <draw:enhanced-geometry svg:viewBox="0 0 21600 21600" draw:type="rectangle" draw:enhanced-path="M 0 0 L 21600 0 21600 21600 0 21600 0 0 Z N"/>
            </draw:custom-shape>
          </table:table-cell>
          <table:table-cell table:style-name="ce32"/>
          <table:table-cell table:style-name="ce105" table:formula="of:=SUM([.D145:.D149])" office:value-type="float" office:value="4">
            <text:p>4.0000</text:p>
          </table:table-cell>
          <table:table-cell table:style-name="ce144" table:formula="of:=SUM([.E145:.E149])" office:value-type="float" office:value="0.4">
            <text:p>0.4000</text:p>
          </table:table-cell>
          <table:table-cell table:style-name="ce144" table:formula="of:=0" office:value-type="float" office:value="0">
            <text:p>0.0000</text:p>
          </table:table-cell>
          <table:table-cell table:style-name="ce178" table:formula="of:=0" office:value-type="float" office:value="0">
            <text:p>Cr <text:s text:c="7"/>, <text:s/>0</text:p>
          </table:table-cell>
          <table:table-cell table:style-name="ce190" table:formula="of:=0" office:value-type="float" office:value="0">
            <text:p>0.0000</text:p>
          </table:table-cell>
          <table:table-cell table:number-columns-repeated="1016"/>
        </table:table-row>
        <table:table-row-group>
          <table:table-row table:style-name="ro1">
            <table:table-cell/>
            <table:table-cell table:style-name="ce13" office:value-type="string">
              <text:p>Qty</text:p>
            </table:table-cell>
            <table:table-cell table:style-name="ce69" office:value-type="string">
              <text:p>Crew/Passenger Stations</text:p>
            </table:table-cell>
            <table:table-cell table:style-name="ce126" office:value-type="string">
              <text:p>Volume (m3)</text:p>
            </table:table-cell>
            <table:table-cell table:style-name="ce152" office:value-type="string">
              <text:p>Mass (tons)</text:p>
            </table:table-cell>
            <table:table-cell table:style-name="ce6" table:number-columns-repeated="2"/>
            <table:table-cell table:style-name="ce208"/>
            <table:table-cell table:number-columns-repeated="1016"/>
          </table:table-row>
          <table:table-row table:style-name="ro1">
            <table:table-cell/>
            <table:table-cell table:style-name="ce24" office:value-type="float" office:value="4">
              <text:p>4</text:p>
            </table:table-cell>
            <table:table-cell table:style-name="ce70" office:value-type="string">
              <text:p>Interior</text:p>
            </table:table-cell>
            <table:table-cell table:style-name="ce127" table:formula="of:=[.B145]*1" office:value-type="float" office:value="4">
              <text:p>4</text:p>
            </table:table-cell>
            <table:table-cell table:style-name="ce153" table:formula="of:=[.B145]*[.$D$203]/1000" office:value-type="float" office:value="0.4">
              <text:p>0.4</text:p>
            </table:table-cell>
            <table:table-cell table:style-name="ce6" table:number-columns-repeated="2"/>
            <table:table-cell table:style-name="ce208"/>
            <table:table-cell table:number-columns-repeated="1016"/>
          </table:table-row>
          <table:table-row table:style-name="ro1">
            <table:table-cell/>
            <table:table-cell table:style-name="ce24" office:value-type="float" office:value="0">
              <text:p>0</text:p>
            </table:table-cell>
            <table:table-cell table:style-name="ce71" office:value-type="string">
              <text:p>Outside</text:p>
            </table:table-cell>
            <table:table-cell table:style-name="ce128" table:formula="of:=[.B146]*0.2" office:value-type="float" office:value="0">
              <text:p>0</text:p>
            </table:table-cell>
            <table:table-cell table:style-name="ce154" table:formula="of:=[.B146]*[.$D$203]/1000" office:value-type="float" office:value="0">
              <text:p>0</text:p>
            </table:table-cell>
            <table:table-cell table:style-name="ce6" table:number-columns-repeated="2"/>
            <table:table-cell table:style-name="ce208"/>
            <table:table-cell table:number-columns-repeated="1016"/>
          </table:table-row>
          <table:table-row table:style-name="ro1">
            <table:table-cell/>
            <table:table-cell table:style-name="ce24" office:value-type="float" office:value="0">
              <text:p>0</text:p>
            </table:table-cell>
            <table:table-cell table:style-name="ce71" office:value-type="string">
              <text:p>Outside w/ front protection</text:p>
            </table:table-cell>
            <table:table-cell table:style-name="ce128" table:formula="of:=[.B147]*0.3" office:value-type="float" office:value="0">
              <text:p>0</text:p>
            </table:table-cell>
            <table:table-cell table:style-name="ce154" table:formula="of:=[.B147]*[.$D$203]/1000" office:value-type="float" office:value="0">
              <text:p>0</text:p>
            </table:table-cell>
            <table:table-cell table:style-name="ce6" table:number-columns-repeated="2"/>
            <table:table-cell table:style-name="ce208"/>
            <table:table-cell table:number-columns-repeated="1016"/>
          </table:table-row>
          <table:table-row table:style-name="ro1">
            <table:table-cell/>
            <table:table-cell table:style-name="ce24" office:value-type="float" office:value="0">
              <text:p>0</text:p>
            </table:table-cell>
            <table:table-cell table:style-name="ce71" office:value-type="string">
              <text:p>Outside w/ front &amp; side protect</text:p>
            </table:table-cell>
            <table:table-cell table:style-name="ce128" table:formula="of:=[.B148]*0.7" office:value-type="float" office:value="0">
              <text:p>0</text:p>
            </table:table-cell>
            <table:table-cell table:style-name="ce154" table:formula="of:=[.B148]*[.$D$203]/1000" office:value-type="float" office:value="0">
              <text:p>0</text:p>
            </table:table-cell>
            <table:table-cell table:style-name="ce6" table:number-columns-repeated="2"/>
            <table:table-cell table:style-name="ce208"/>
            <table:table-cell table:number-columns-repeated="1016"/>
          </table:table-row>
          <table:table-row table:style-name="ro1">
            <table:table-cell/>
            <table:table-cell table:style-name="ce21" office:value-type="float" office:value="0">
              <text:p>0</text:p>
            </table:table-cell>
            <table:table-cell table:style-name="ce72" office:value-type="string">
              <text:p>Bunks</text:p>
            </table:table-cell>
            <table:table-cell table:style-name="ce129" table:formula="of:=[.B149]*2" office:value-type="float" office:value="0">
              <text:p>0</text:p>
            </table:table-cell>
            <table:table-cell table:style-name="ce155" table:formula="of:=[.B149]*[.$D$203]/1000" office:value-type="float" office:value="0">
              <text:p>0</text:p>
            </table:table-cell>
            <table:table-cell table:style-name="ce6" table:number-columns-repeated="2"/>
            <table:table-cell table:style-name="ce208"/>
            <table:table-cell table:number-columns-repeated="1016"/>
          </table:table-row>
          <table:table-row table:style-name="ro1">
            <table:table-cell/>
            <table:table-cell table:style-name="ce17"/>
            <table:table-cell table:style-name="ce42" table:number-columns-repeated="5"/>
            <table:table-cell table:style-name="ce215"/>
            <table:table-cell table:number-columns-repeated="1016"/>
          </table:table-row>
        </table:table-row-group>
        <table:table-row table:style-name="ro3">
          <table:table-cell table:style-name="ce6"/>
          <table:table-cell table:style-name="ce18"/>
          <table:table-cell table:style-name="ce6" table:number-columns-repeated="1022"/>
        </table:table-row>
        <table:table-row table:style-name="ro1">
          <table:table-cell table:style-name="ce2"/>
          <table:table-cell table:style-name="ce19">
            <draw:custom-shape table:end-cell-address="Design.D152" table:end-x="0.03cm" table:end-y="0.452cm" draw:z-index="4" draw:name="Text 7" draw:style-name="gr4" draw:text-style-name="P1" svg:width="5.518cm" svg:height="0.451cm" svg:x="0.029cm" svg:y="0.001cm">
              <text:p text:style-name="P1"><text:span text:style-name="T7">Life Support</text:span></text:p>
              <draw:enhanced-geometry svg:viewBox="0 0 21600 21600" draw:type="rectangle" draw:enhanced-path="M 0 0 L 21600 0 21600 21600 0 21600 0 0 Z N"/>
            </draw:custom-shape>
          </table:table-cell>
          <table:table-cell table:style-name="ce32"/>
          <table:table-cell table:style-name="ce105" table:formula="of:=[.D154]+[.D160]+[.D165]+[.D170]" office:value-type="float" office:value="3.916">
            <text:p>3.9160</text:p>
          </table:table-cell>
          <table:table-cell table:style-name="ce144" table:formula="of:=[.E154]+[.E160]+[.E165]" office:value-type="float" office:value="6.832">
            <text:p>6.8320</text:p>
          </table:table-cell>
          <table:table-cell table:style-name="ce144" table:formula="of:=[.F154]+[.F160]+[.F165]" office:value-type="float" office:value="2.0712">
            <text:p>2.0712</text:p>
          </table:table-cell>
          <table:table-cell table:style-name="ce178" table:formula="of:=([.G154]+[.G160]+[.G165])*1000000" office:value-type="float" office:value="205800">
            <text:p>Cr <text:s text:c="4"/>205,800</text:p>
          </table:table-cell>
          <table:table-cell table:style-name="ce190" table:formula="of:=[.H154]+[.H160]+[.H165]" office:value-type="float" office:value="0">
            <text:p>0.0000</text:p>
          </table:table-cell>
          <table:table-cell table:style-name="ce6"/>
          <table:table-cell table:number-columns-repeated="1015"/>
        </table:table-row>
        <table:table-row-group>
          <table:table-row table:style-name="ro1">
            <table:table-cell/>
            <table:table-cell table:style-name="ce19"/>
            <table:table-cell table:style-name="ce32" table:number-columns-repeated="6"/>
            <table:table-cell table:style-name="ce240"/>
            <table:table-cell table:number-columns-repeated="1015"/>
          </table:table-row>
          <table:table-row table:style-name="ro1">
            <table:table-cell/>
            <table:table-cell table:style-name="ce14"/>
            <table:table-cell table:style-name="ce73" office:value-type="string">
              <text:p>Grav Compensators</text:p>
            </table:table-cell>
            <table:table-cell table:style-name="ce115" table:formula="of:=[.D156]*[.D157]*[.D158]*[.G158]" office:value-type="float" office:value="2.916">
              <text:p>2.9160</text:p>
            </table:table-cell>
            <table:table-cell table:style-name="ce122" table:formula="of:=[.D154]*[.F156]" office:value-type="float" office:value="5.832">
              <text:p>5.8320</text:p>
            </table:table-cell>
            <table:table-cell table:style-name="ce122" table:formula="of:=[.D154]*[.G156]" office:value-type="float" office:value="2.0412">
              <text:p>2.0412</text:p>
            </table:table-cell>
            <table:table-cell table:style-name="ce122" table:formula="of:=[.D154]*[.H156]" office:value-type="float" office:value="0.1458">
              <text:p>0.1458</text:p>
            </table:table-cell>
            <table:table-cell table:style-name="ce200" table:formula="of:=0" office:value-type="float" office:value="0">
              <text:p>0.0000</text:p>
            </table:table-cell>
            <table:table-cell table:style-name="ce208"/>
            <table:table-cell table:number-columns-repeated="1015"/>
          </table:table-row>
          <table:table-row-group>
            <table:table-row table:style-name="ro1">
              <table:table-cell/>
              <table:table-cell table:style-name="ce14"/>
              <table:table-cell table:style-name="ce74" office:value-type="string">
                <text:p>TL</text:p>
              </table:table-cell>
              <table:table-cell table:style-name="ce130" office:value-type="string">
                <text:p>Vol/g/m3 protected</text:p>
              </table:table-cell>
              <table:table-cell table:style-name="ce130" office:value-type="string">
                <text:p>maximum g</text:p>
              </table:table-cell>
              <table:table-cell table:style-name="ce130" office:value-type="string">
                <text:p>Mass / m3</text:p>
              </table:table-cell>
              <table:table-cell table:style-name="ce130" office:value-type="string">
                <text:p>Power / m3</text:p>
              </table:table-cell>
              <table:table-cell table:style-name="ce216" office:value-type="string">
                <text:p>Cost / m3</text:p>
              </table:table-cell>
              <table:table-cell table:style-name="ce208"/>
              <table:table-cell table:number-columns-repeated="1015"/>
            </table:table-row>
            <table:table-row table:style-name="ro1">
              <table:table-cell/>
              <table:table-cell table:style-name="ce14"/>
              <table:table-cell table:style-name="ce75" office:value-type="float" office:value="12">
                <text:p>12</text:p>
              </table:table-cell>
              <table:table-cell table:style-name="ce131" table:formula="of:=VLOOKUP([.C156];[$Tables.A232:.F237];2)" office:value-type="float" office:value="0.003">
                <text:p>0.003</text:p>
              </table:table-cell>
              <table:table-cell table:style-name="ce156" table:formula="of:=VLOOKUP([.C156];[$Tables.A232:.F237];3)" office:value-type="float" office:value="3">
                <text:p>3</text:p>
              </table:table-cell>
              <table:table-cell table:style-name="ce156" table:formula="of:=VLOOKUP([.C156];[$Tables.A232:.F237];4)" office:value-type="float" office:value="2">
                <text:p>2</text:p>
              </table:table-cell>
              <table:table-cell table:style-name="ce156" table:formula="of:=VLOOKUP([.C156];[$Tables.A232:.F237];5)" office:value-type="float" office:value="0.7">
                <text:p>0.7</text:p>
              </table:table-cell>
              <table:table-cell table:style-name="ce217" table:formula="of:=VLOOKUP([.C156];[$Tables.A232:.F237];6)" office:value-type="float" office:value="0.05">
                <text:p>0.05</text:p>
              </table:table-cell>
              <table:table-cell table:style-name="ce208"/>
              <table:table-cell table:number-columns-repeated="1015"/>
            </table:table-row>
            <table:table-row table:style-name="ro1">
              <table:table-cell/>
              <table:table-cell table:style-name="ce14"/>
              <table:table-cell table:style-name="ce76" office:value-type="string">
                <text:p>Volume Protected:</text:p>
              </table:table-cell>
              <table:table-cell table:style-name="ce49" office:value-type="float" office:value="4">
                <text:p>4</text:p>
              </table:table-cell>
              <table:table-cell table:style-name="ce6" table:number-columns-repeated="3"/>
              <table:table-cell table:style-name="ce208" table:number-columns-repeated="2"/>
              <table:table-cell table:number-columns-repeated="1015"/>
            </table:table-row>
            <table:table-row table:style-name="ro1">
              <table:table-cell/>
              <table:table-cell table:style-name="ce14"/>
              <table:table-cell table:style-name="ce77" office:value-type="string">
                <text:p>G's compensated:</text:p>
              </table:table-cell>
              <table:table-cell table:style-name="ce49" office:value-type="float" office:value="9">
                <text:p>9</text:p>
              </table:table-cell>
              <table:table-cell table:style-name="ce42"/>
              <table:table-cell table:style-name="ce104" office:value-type="string">
                <text:p>Comp Multiplier:</text:p>
              </table:table-cell>
              <table:table-cell table:style-name="ce111" table:formula="of:=IF([.D158]&gt;[.E156];([.D158]/[.E156])^3;1)" office:value-type="float" office:value="27">
                <text:p>27</text:p>
              </table:table-cell>
              <table:table-cell table:style-name="ce218"/>
              <table:table-cell table:style-name="ce208"/>
              <table:table-cell table:number-columns-repeated="1015"/>
            </table:table-row>
            <table:table-row table:style-name="ro1">
              <table:table-cell/>
              <table:table-cell table:style-name="ce14"/>
              <table:table-cell table:style-name="ce78"/>
              <table:table-cell table:style-name="Default"/>
              <table:table-cell table:style-name="ce6"/>
              <table:table-cell table:style-name="ce53"/>
              <table:table-cell table:style-name="ce6" table:number-columns-repeated="2"/>
              <table:table-cell table:style-name="ce208"/>
              <table:table-cell table:number-columns-repeated="1015"/>
            </table:table-row>
          </table:table-row-group>
          <table:table-row table:style-name="ro1">
            <table:table-cell/>
            <table:table-cell table:style-name="ce14"/>
            <table:table-cell table:style-name="ce73" office:value-type="string">
              <text:p>Basic Life Support</text:p>
            </table:table-cell>
            <table:table-cell table:style-name="ce115" table:formula="of:=[.D163]/[.D162]" office:value-type="float" office:value="0">
              <text:p>0.0000</text:p>
            </table:table-cell>
            <table:table-cell table:style-name="ce122" table:formula="of:=[.D160]*[.E162]" office:value-type="float" office:value="0">
              <text:p>0.0000</text:p>
            </table:table-cell>
            <table:table-cell table:style-name="ce122" table:formula="of:=[.D160]*[.F162]" office:value-type="float" office:value="0">
              <text:p>0.0000</text:p>
            </table:table-cell>
            <table:table-cell table:style-name="ce122" table:formula="of:=[.D160]*[.G162]" office:value-type="float" office:value="0">
              <text:p>0.0000</text:p>
            </table:table-cell>
            <table:table-cell table:style-name="ce200" table:formula="of:=0" office:value-type="float" office:value="0">
              <text:p>0.0000</text:p>
            </table:table-cell>
            <table:table-cell table:style-name="ce208"/>
            <table:table-cell table:number-columns-repeated="1015"/>
          </table:table-row>
          <table:table-row-group>
            <table:table-row table:style-name="ro1">
              <table:table-cell/>
              <table:table-cell table:style-name="ce14"/>
              <table:table-cell table:style-name="ce79" office:value-type="string">
                <text:p>TL</text:p>
              </table:table-cell>
              <table:table-cell table:style-name="ce67" office:value-type="string">
                <text:p>Vol supported /m3</text:p>
              </table:table-cell>
              <table:table-cell table:style-name="ce67" office:value-type="string">
                <text:p>mass/m3</text:p>
              </table:table-cell>
              <table:table-cell table:style-name="ce67" office:value-type="string">
                <text:p>power/m3</text:p>
              </table:table-cell>
              <table:table-cell table:style-name="ce67" office:value-type="string">
                <text:p>cost/m3</text:p>
              </table:table-cell>
              <table:table-cell table:style-name="ce208" table:number-columns-repeated="2"/>
              <table:table-cell table:number-columns-repeated="1015"/>
            </table:table-row>
            <table:table-row table:style-name="ro1">
              <table:table-cell/>
              <table:table-cell table:style-name="ce14"/>
              <table:table-cell table:style-name="ce75" office:value-type="float" office:value="12">
                <text:p>12</text:p>
              </table:table-cell>
              <table:table-cell table:style-name="ce131" table:formula="of:=VLOOKUP([.C162];[$Tables.A210:.E217];2)" office:value-type="float" office:value="3000">
                <text:p>3000</text:p>
              </table:table-cell>
              <table:table-cell table:style-name="ce156" table:formula="of:=VLOOKUP([.C162];[$Tables.A210:.E217];3)" office:value-type="float" office:value="1">
                <text:p>1</text:p>
              </table:table-cell>
              <table:table-cell table:style-name="ce156" table:formula="of:=VLOOKUP([.C162];[$Tables.A210:.E217];4)" office:value-type="float" office:value="0.02">
                <text:p>0.02</text:p>
              </table:table-cell>
              <table:table-cell table:style-name="ce183" table:formula="of:=VLOOKUP([.C162];[$Tables.A210:.E217];5)" office:value-type="float" office:value="0.06">
                <text:p>0.06</text:p>
              </table:table-cell>
              <table:table-cell table:style-name="ce208" table:number-columns-repeated="2"/>
              <table:table-cell table:number-columns-repeated="1015"/>
            </table:table-row>
            <table:table-row table:style-name="ro1">
              <table:table-cell/>
              <table:table-cell table:style-name="ce14"/>
              <table:table-cell table:style-name="ce80" office:value-type="string">
                <text:p>Volume Protected:</text:p>
              </table:table-cell>
              <table:table-cell table:style-name="ce49" office:value-type="float" office:value="0">
                <text:p>0</text:p>
              </table:table-cell>
              <table:table-cell table:style-name="ce42" table:number-columns-repeated="3"/>
              <table:table-cell table:style-name="ce218"/>
              <table:table-cell table:style-name="ce208"/>
              <table:table-cell table:number-columns-repeated="1015"/>
            </table:table-row>
            <table:table-row table:style-name="ro1">
              <table:table-cell/>
              <table:table-cell table:style-name="ce14"/>
              <table:table-cell table:style-name="ce81"/>
              <table:table-cell table:style-name="ce6" table:number-columns-repeated="5"/>
              <table:table-cell table:style-name="ce208"/>
              <table:table-cell table:number-columns-repeated="1015"/>
            </table:table-row>
          </table:table-row-group>
          <table:table-row table:style-name="ro1">
            <table:table-cell/>
            <table:table-cell table:style-name="ce14"/>
            <table:table-cell table:style-name="ce73" office:value-type="string">
              <text:p>Standard Life Support</text:p>
            </table:table-cell>
            <table:table-cell table:style-name="ce121" table:formula="of:=([.D168]/[.D167])" office:value-type="float" office:value="1">
              <text:p>1</text:p>
            </table:table-cell>
            <table:table-cell table:style-name="ce151" table:formula="of:=[.D165]*[.E167]" office:value-type="float" office:value="1">
              <text:p>1</text:p>
            </table:table-cell>
            <table:table-cell table:style-name="ce151" table:formula="of:=[.D165]*[.F167]" office:value-type="float" office:value="0.03">
              <text:p>0.03</text:p>
            </table:table-cell>
            <table:table-cell table:style-name="ce151" table:formula="of:=[.D165]*[.G167]" office:value-type="float" office:value="0.06">
              <text:p>0.06</text:p>
            </table:table-cell>
            <table:table-cell table:style-name="ce211" table:formula="of:=0" office:value-type="float" office:value="0">
              <text:p>0</text:p>
            </table:table-cell>
            <table:table-cell table:style-name="ce208"/>
            <table:table-cell table:number-columns-repeated="1015"/>
          </table:table-row>
          <table:table-row-group>
            <table:table-row table:style-name="ro1">
              <table:table-cell/>
              <table:table-cell table:style-name="ce14"/>
              <table:table-cell table:style-name="ce71" office:value-type="string">
                <text:p>TL</text:p>
              </table:table-cell>
              <table:table-cell table:style-name="ce6" office:value-type="string">
                <text:p>Vol supported /m3</text:p>
              </table:table-cell>
              <table:table-cell table:style-name="ce6" office:value-type="string">
                <text:p>mass/m3</text:p>
              </table:table-cell>
              <table:table-cell table:style-name="ce6" office:value-type="string">
                <text:p>power/m3</text:p>
              </table:table-cell>
              <table:table-cell table:style-name="ce6" office:value-type="string">
                <text:p>cost/m3</text:p>
              </table:table-cell>
              <table:table-cell table:style-name="ce208" table:number-columns-repeated="2"/>
              <table:table-cell table:number-columns-repeated="1015"/>
            </table:table-row>
            <table:table-row table:style-name="ro1">
              <table:table-cell/>
              <table:table-cell table:style-name="ce14"/>
              <table:table-cell table:style-name="ce47" office:value-type="float" office:value="12">
                <text:p>12</text:p>
              </table:table-cell>
              <table:table-cell table:style-name="ce131" table:formula="of:=VLOOKUP([.C167];[$Tables.A221:.F229];2)" office:value-type="float" office:value="1750">
                <text:p>1750</text:p>
              </table:table-cell>
              <table:table-cell table:style-name="ce156" table:formula="of:=VLOOKUP([.C167];[$Tables.A221:.F229];3)" office:value-type="float" office:value="1">
                <text:p>1</text:p>
              </table:table-cell>
              <table:table-cell table:style-name="ce156" table:formula="of:=VLOOKUP([.C167];[$Tables.A221:.F229];4)" office:value-type="float" office:value="0.03">
                <text:p>0.03</text:p>
              </table:table-cell>
              <table:table-cell table:style-name="ce183" table:formula="of:=VLOOKUP([.C167];[$Tables.A221:.F229];5)" office:value-type="float" office:value="0.06">
                <text:p>0.06</text:p>
              </table:table-cell>
              <table:table-cell table:style-name="ce213"/>
              <table:table-cell table:style-name="ce208"/>
              <table:table-cell table:number-columns-repeated="1015"/>
            </table:table-row>
            <table:table-row table:style-name="ro1">
              <table:table-cell/>
              <table:table-cell table:style-name="ce14"/>
              <table:table-cell table:style-name="ce66" office:value-type="string">
                <text:p>Volume Protected:</text:p>
              </table:table-cell>
              <table:table-cell table:style-name="ce49" office:value-type="float" office:value="1750">
                <text:p>1750</text:p>
              </table:table-cell>
              <table:table-cell table:style-name="ce42" table:number-columns-repeated="3"/>
              <table:table-cell table:style-name="ce215"/>
              <table:table-cell table:style-name="ce208"/>
              <table:table-cell table:number-columns-repeated="1015"/>
            </table:table-row>
            <table:table-row table:style-name="ro1">
              <table:table-cell/>
              <table:table-cell table:style-name="ce14"/>
              <table:table-cell table:style-name="ce6" table:number-columns-repeated="6"/>
              <table:table-cell table:style-name="ce208"/>
              <table:table-cell table:number-columns-repeated="1015"/>
            </table:table-row>
          </table:table-row-group>
          <table:table-row table:style-name="ro1">
            <table:table-cell/>
            <table:table-cell table:style-name="ce14"/>
            <table:table-cell table:style-name="ce73" office:value-type="string">
              <text:p>Other</text:p>
            </table:table-cell>
            <table:table-cell table:style-name="ce132" table:formula="of:=SUM([.D171:.D171])" office:value-type="float" office:value="0">
              <text:p>0</text:p>
            </table:table-cell>
            <table:table-cell table:style-name="ce6" table:number-columns-repeated="4"/>
            <table:table-cell table:style-name="ce208"/>
            <table:table-cell table:number-columns-repeated="1015"/>
          </table:table-row>
          <table:table-row-group>
            <table:table-row table:style-name="ro1">
              <table:table-cell/>
              <table:table-cell table:style-name="ce21" office:value-type="float" office:value="0">
                <text:p>0</text:p>
              </table:table-cell>
              <table:table-cell table:style-name="ce82" office:value-type="string">
                <text:p>Waste &amp; Water?</text:p>
              </table:table-cell>
              <table:table-cell table:style-name="ce133" table:formula="of:=[.B171]" office:value-type="float" office:value="0">
                <text:p>0</text:p>
              </table:table-cell>
              <table:table-cell table:style-name="ce6" table:number-columns-repeated="4"/>
              <table:table-cell table:style-name="ce208"/>
              <table:table-cell table:number-columns-repeated="1015"/>
            </table:table-row>
          </table:table-row-group>
          <table:table-row table:style-name="ro1">
            <table:table-cell/>
            <table:table-cell table:style-name="ce17"/>
            <table:table-cell table:style-name="ce42" table:number-columns-repeated="6"/>
            <table:table-cell table:style-name="ce215"/>
            <table:table-cell table:number-columns-repeated="1015"/>
          </table:table-row>
        </table:table-row-group>
        <table:table-row table:style-name="ro3">
          <table:table-cell table:style-name="ce6"/>
          <table:table-cell table:style-name="ce18"/>
          <table:table-cell table:style-name="ce6" table:number-columns-repeated="1022"/>
        </table:table-row>
        <table:table-row table:style-name="ro1">
          <table:table-cell/>
          <table:table-cell table:style-name="ce25" office:value-type="string" table:number-columns-spanned="2" table:number-rows-spanned="1">
            <text:p>Options</text:p>
          </table:table-cell>
          <table:covered-table-cell table:style-name="ce83"/>
          <table:table-cell table:style-name="ce92" table:formula="of:=SUM([.D175:.D182])" office:value-type="float" office:value="4.28">
            <text:p>4.2800</text:p>
          </table:table-cell>
          <table:table-cell table:style-name="ce143" table:formula="of:=SUM([.E175:.E182])" office:value-type="float" office:value="1.144">
            <text:p>1.1440</text:p>
          </table:table-cell>
          <table:table-cell table:style-name="ce143" table:formula="of:=SUM([.F175:.F182])" office:value-type="float" office:value="0">
            <text:p>0.0000</text:p>
          </table:table-cell>
          <table:table-cell table:style-name="ce178" table:formula="of:=SUM([.G175:.G182])*1000000" office:value-type="float" office:value="22300">
            <text:p>Cr <text:s text:c="5"/>22,300</text:p>
          </table:table-cell>
          <table:table-cell table:style-name="ce219" table:formula="of:=SUM([.H175:.H182])" office:value-type="float" office:value="2">
            <text:p>2.0000</text:p>
          </table:table-cell>
          <table:table-cell table:style-name="ce6" table:number-columns-repeated="10"/>
          <table:table-cell table:number-columns-repeated="1006"/>
        </table:table-row>
        <table:table-row-group>
          <table:table-row table:style-name="ro1">
            <table:table-cell/>
            <table:table-cell table:style-name="ce21" office:value-type="float" office:value="2">
              <text:p>2</text:p>
            </table:table-cell>
            <table:table-cell table:style-name="ce82" office:value-type="string">
              <text:p>Emergency Wall Patch-10</text:p>
            </table:table-cell>
            <table:table-cell table:style-name="ce134"/>
            <table:table-cell table:style-name="ce127" table:formula="of:=[.B175]*0.002" office:value-type="float" office:value="0.004">
              <text:p>0.004</text:p>
            </table:table-cell>
            <table:table-cell table:style-name="ce134"/>
            <table:table-cell table:style-name="ce127" table:formula="of:=0.00015*[.B175]" office:value-type="float" office:value="0.0003">
              <text:p>0.0003</text:p>
            </table:table-cell>
            <table:table-cell table:style-name="ce220"/>
            <table:table-cell table:style-name="ce6" table:number-columns-repeated="10"/>
            <table:table-cell table:number-columns-repeated="1006"/>
          </table:table-row>
          <table:table-row table:style-name="ro1">
            <table:table-cell/>
            <table:table-cell table:style-name="ce21" office:value-type="float" office:value="1">
              <text:p>1</text:p>
            </table:table-cell>
            <table:table-cell table:style-name="ce84" office:value-type="string">
              <text:p>Roadgrid</text:p>
            </table:table-cell>
            <table:table-cell table:style-name="ce135" table:formula="of:=0.001*[.J10]*[.B176]" office:value-type="float" office:value="0.14">
              <text:p>0.14</text:p>
            </table:table-cell>
            <table:table-cell table:style-name="ce135" table:formula="of:=0.5*[.D176]" office:value-type="float" office:value="0.07">
              <text:p>0.07</text:p>
            </table:table-cell>
            <table:table-cell table:style-name="ce157"/>
            <table:table-cell table:style-name="ce135" table:formula="of:=0.1*[.D176]" office:value-type="float" office:value="0.014">
              <text:p>0.014</text:p>
            </table:table-cell>
            <table:table-cell table:style-name="ce221"/>
            <table:table-cell table:style-name="ce6" table:number-columns-repeated="10"/>
            <table:table-cell table:number-columns-repeated="1006"/>
          </table:table-row>
          <table:table-row table:style-name="ro1">
            <table:table-cell/>
            <table:table-cell table:style-name="ce21" office:value-type="float" office:value="1">
              <text:p>1</text:p>
            </table:table-cell>
            <table:table-cell table:style-name="ce84" office:value-type="string">
              <text:p>Airlock</text:p>
            </table:table-cell>
            <table:table-cell table:style-name="ce135" table:formula="of:=[.B177]*3" office:value-type="float" office:value="3">
              <text:p>3</text:p>
            </table:table-cell>
            <table:table-cell table:style-name="ce157" table:number-columns-repeated="2"/>
            <table:table-cell table:style-name="ce135" table:formula="of:=0.001*[.B177]" office:value-type="float" office:value="0.001">
              <text:p>0.001</text:p>
            </table:table-cell>
            <table:table-cell table:style-name="ce154" table:formula="of:=2*[.B177]" office:value-type="float" office:value="2">
              <text:p>2</text:p>
            </table:table-cell>
            <table:table-cell table:style-name="ce6" table:number-columns-repeated="10"/>
            <table:table-cell table:number-columns-repeated="1006"/>
          </table:table-row>
          <table:table-row table:style-name="ro1">
            <table:table-cell/>
            <table:table-cell table:style-name="ce21" office:value-type="float" office:value="1">
              <text:p>1</text:p>
            </table:table-cell>
            <table:table-cell table:style-name="ce84" office:value-type="string">
              <text:p>Showers</text:p>
            </table:table-cell>
            <table:table-cell table:style-name="ce136" table:formula="of:=[.B178]" office:value-type="float" office:value="1">
              <text:p>1</text:p>
            </table:table-cell>
            <table:table-cell table:style-name="ce135" table:formula="of:=[.B178]" office:value-type="float" office:value="1">
              <text:p>1</text:p>
            </table:table-cell>
            <table:table-cell table:style-name="ce157" table:number-columns-repeated="2"/>
            <table:table-cell table:style-name="ce221"/>
            <table:table-cell table:style-name="ce6" table:number-columns-repeated="10"/>
            <table:table-cell table:number-columns-repeated="1006"/>
          </table:table-row>
          <table:table-row table:style-name="ro1">
            <table:table-cell/>
            <table:table-cell table:style-name="ce14"/>
            <table:table-cell table:style-name="ce84" office:value-type="string">
              <text:p>Kitchen</text:p>
            </table:table-cell>
            <table:table-cell table:style-name="ce49" office:value-type="float" office:value="0">
              <text:p>0</text:p>
            </table:table-cell>
            <table:table-cell table:style-name="ce137" table:formula="of:=0.2*[.D179]" office:value-type="float" office:value="0">
              <text:p>0</text:p>
            </table:table-cell>
            <table:table-cell table:style-name="ce137" table:formula="of:=0.002*[.D179]" office:value-type="float" office:value="0">
              <text:p>0</text:p>
            </table:table-cell>
            <table:table-cell table:style-name="ce157"/>
            <table:table-cell table:style-name="ce221"/>
            <table:table-cell table:style-name="ce6" table:number-columns-repeated="10"/>
            <table:table-cell table:number-columns-repeated="1006"/>
          </table:table-row>
          <table:table-row table:style-name="ro1">
            <table:table-cell/>
            <table:table-cell table:style-name="ce21" office:value-type="float" office:value="0">
              <text:p>0</text:p>
            </table:table-cell>
            <table:table-cell table:style-name="ce84" office:value-type="string">
              <text:p>Entertainment Center</text:p>
            </table:table-cell>
            <table:table-cell table:style-name="ce137" table:formula="of:=0.02*[.B180]" office:value-type="float" office:value="0">
              <text:p>0</text:p>
            </table:table-cell>
            <table:table-cell table:style-name="ce137" table:formula="of:=0.01*[.B180]" office:value-type="float" office:value="0">
              <text:p>0</text:p>
            </table:table-cell>
            <table:table-cell table:style-name="ce157"/>
            <table:table-cell table:style-name="ce137" table:formula="of:=0.001*[.B180]" office:value-type="float" office:value="0">
              <text:p>0</text:p>
            </table:table-cell>
            <table:table-cell table:style-name="ce221"/>
            <table:table-cell table:style-name="ce6" table:number-columns-repeated="10"/>
            <table:table-cell table:number-columns-repeated="1006"/>
          </table:table-row>
          <table:table-row table:style-name="ro1">
            <table:table-cell/>
            <table:table-cell table:style-name="ce21" office:value-type="float" office:value="1">
              <text:p>1</text:p>
            </table:table-cell>
            <table:table-cell table:style-name="ce85" office:value-type="string">
              <text:p>Fire Suppression</text:p>
            </table:table-cell>
            <table:table-cell table:style-name="ce111" table:formula="of:=0.001*[.B181]*[.J10]" office:value-type="float" office:value="0.14">
              <text:p>0.14</text:p>
            </table:table-cell>
            <table:table-cell table:style-name="ce111" table:formula="of:=0.5*[.D181]" office:value-type="float" office:value="0.07">
              <text:p>0.07</text:p>
            </table:table-cell>
            <table:table-cell table:style-name="ce42"/>
            <table:table-cell table:style-name="ce111" table:formula="of:=0.05*[.D181]" office:value-type="float" office:value="0.007">
              <text:p>0.007</text:p>
            </table:table-cell>
            <table:table-cell table:style-name="ce222"/>
            <table:table-cell table:style-name="ce6" table:number-columns-repeated="10"/>
            <table:table-cell table:number-columns-repeated="1006"/>
          </table:table-row>
          <table:table-row table:style-name="ro1">
            <table:table-cell/>
            <table:table-cell table:style-name="ce17"/>
            <table:table-cell table:style-name="ce42" table:number-columns-repeated="5"/>
            <table:table-cell table:style-name="ce215"/>
            <table:table-cell table:style-name="ce6" table:number-columns-repeated="10"/>
            <table:table-cell table:number-columns-repeated="1006"/>
          </table:table-row>
        </table:table-row-group>
        <table:table-row table:style-name="ro3">
          <table:table-cell table:style-name="ce6"/>
          <table:table-cell table:style-name="ce18"/>
          <table:table-cell table:style-name="ce6" table:number-columns-repeated="1022"/>
        </table:table-row>
        <table:table-row table:style-name="ro1">
          <table:table-cell table:style-name="ce2"/>
          <table:table-cell table:style-name="ce11" office:value-type="string" table:number-columns-spanned="2" table:number-rows-spanned="1">
            <text:p>Other</text:p>
          </table:table-cell>
          <table:covered-table-cell table:style-name="ce11"/>
          <table:table-cell table:style-name="ce105" table:formula="of:=SUM([.D186:.D197])" office:value-type="float" office:value="44.3">
            <text:p>44.3000</text:p>
          </table:table-cell>
          <table:table-cell table:style-name="ce144" table:formula="of:=SUM([.E186:.E197])" office:value-type="float" office:value="21">
            <text:p>21.0000</text:p>
          </table:table-cell>
          <table:table-cell table:style-name="ce144" table:formula="of:=SUM([.F186:.F197])" office:value-type="float" office:value="0.002">
            <text:p>0.0020</text:p>
          </table:table-cell>
          <table:table-cell table:style-name="ce178" table:formula="of:=SUM([.G186:.G197])*1000000" office:value-type="float" office:value="150000">
            <text:p>Cr <text:s text:c="4"/>150,000</text:p>
          </table:table-cell>
          <table:table-cell table:style-name="ce190" table:formula="of:=SUM([.H186:.H197])" office:value-type="float" office:value="9">
            <text:p>9.0000</text:p>
          </table:table-cell>
          <table:table-cell table:style-name="ce6" table:number-columns-repeated="10"/>
          <table:table-cell table:number-columns-repeated="1006"/>
        </table:table-row>
        <table:table-row-group>
          <table:table-row table:style-name="ro1">
            <table:table-cell/>
            <table:table-cell table:style-name="ce19"/>
            <table:table-cell table:style-name="ce32" office:value-type="string">
              <text:p>Item</text:p>
            </table:table-cell>
            <table:table-cell table:style-name="ce32" office:value-type="string">
              <text:p>Vol</text:p>
            </table:table-cell>
            <table:table-cell table:style-name="ce32" office:value-type="string">
              <text:p>Mass</text:p>
            </table:table-cell>
            <table:table-cell table:style-name="ce32" office:value-type="string">
              <text:p>Power</text:p>
            </table:table-cell>
            <table:table-cell table:style-name="ce32" office:value-type="string">
              <text:p>Price</text:p>
            </table:table-cell>
            <table:table-cell table:style-name="ce32" office:value-type="string">
              <text:p>Area</text:p>
            </table:table-cell>
            <table:table-cell table:style-name="ce240"/>
            <table:table-cell table:style-name="ce6" table:number-columns-repeated="9"/>
            <table:table-cell table:number-columns-repeated="1006"/>
          </table:table-row>
          <table:table-row table:style-name="ro1">
            <table:table-cell/>
            <table:table-cell table:style-name="ce14"/>
            <table:table-cell table:style-name="ce86" office:value-type="string">
              <text:p>Cargo</text:p>
            </table:table-cell>
            <table:table-cell table:style-name="ce49" office:value-type="float" office:value="13.5">
              <text:p>13.5</text:p>
            </table:table-cell>
            <table:table-cell table:style-name="ce49" office:value-type="float" office:value="7">
              <text:p>7</text:p>
            </table:table-cell>
            <table:table-cell table:style-name="ce172" table:number-columns-repeated="2"/>
            <table:table-cell table:style-name="ce212"/>
            <table:table-cell table:style-name="ce208"/>
            <table:table-cell table:number-columns-repeated="1015"/>
          </table:table-row>
          <table:table-row table:style-name="ro1">
            <table:table-cell/>
            <table:table-cell table:style-name="ce14"/>
            <table:table-cell table:style-name="ce49" office:value-type="string">
              <text:p>Emergency Low Berth Module</text:p>
            </table:table-cell>
            <table:table-cell table:style-name="ce49" table:formula="of:=28*1.1" office:value-type="float" office:value="30.8">
              <text:p>30.8</text:p>
            </table:table-cell>
            <table:table-cell table:style-name="ce49" office:value-type="float" office:value="14">
              <text:p>14</text:p>
            </table:table-cell>
            <table:table-cell table:style-name="ce49" office:value-type="float" office:value="0.002">
              <text:p>0.002</text:p>
            </table:table-cell>
            <table:table-cell table:style-name="ce49" office:value-type="float" office:value="0.15">
              <text:p>0.15</text:p>
            </table:table-cell>
            <table:table-cell table:style-name="ce49" office:value-type="float" office:value="9">
              <text:p>9</text:p>
            </table:table-cell>
            <table:table-cell table:style-name="ce208"/>
            <table:table-cell table:number-columns-repeated="1015"/>
          </table:table-row>
          <table:table-row table:style-name="ro1" table:number-rows-repeated="10">
            <table:table-cell/>
            <table:table-cell table:style-name="ce14"/>
            <table:table-cell table:style-name="ce49" table:number-columns-repeated="6"/>
            <table:table-cell table:style-name="ce208"/>
            <table:table-cell table:number-columns-repeated="1015"/>
          </table:table-row>
          <table:table-row table:style-name="ro1">
            <table:table-cell/>
            <table:table-cell table:style-name="ce17"/>
            <table:table-cell table:style-name="ce42" table:number-columns-repeated="6"/>
            <table:table-cell table:style-name="ce215"/>
            <table:table-cell table:number-columns-repeated="1015"/>
          </table:table-row>
        </table:table-row-group>
        <table:table-row table:style-name="ro1" table:number-rows-repeated="2">
          <table:table-cell table:number-columns-repeated="1024"/>
        </table:table-row>
        <table:table-row table:style-name="ro1">
          <table:table-cell/>
          <table:table-cell table:style-name="ce26" office:value-type="string" table:number-columns-spanned="7" table:number-rows-spanned="1">
            <text:p>Rules Tinkering</text:p>
          </table:table-cell>
          <table:covered-table-cell table:number-columns-repeated="5" table:style-name="ce87"/>
          <table:covered-table-cell table:style-name="ce223"/>
          <table:table-cell table:number-columns-repeated="1016"/>
        </table:table-row>
        <table:table-row-group>
          <table:table-row table:style-name="ro1">
            <table:table-cell/>
            <table:table-cell table:style-name="ce27"/>
            <table:table-cell table:style-name="ce88" office:value-type="string">
              <text:p>Contra-Grav Price Multiplier</text:p>
            </table:table-cell>
            <table:table-cell table:style-name="ce138" office:value-type="float" office:value="10">
              <text:p>10</text:p>
            </table:table-cell>
            <table:table-cell table:style-name="ce158" office:value-type="string">
              <text:p>x</text:p>
            </table:table-cell>
            <table:table-cell table:style-name="ce159" table:number-columns-repeated="2"/>
            <table:table-cell table:style-name="ce224"/>
            <table:table-cell table:number-columns-repeated="1016"/>
          </table:table-row>
          <table:table-row table:style-name="ro1">
            <table:table-cell/>
            <table:table-cell table:style-name="ce27"/>
            <table:table-cell table:style-name="ce88" office:value-type="string">
              <text:p>Mass for one Crewperson</text:p>
            </table:table-cell>
            <table:table-cell table:style-name="ce138" office:value-type="float" office:value="100">
              <text:p>100</text:p>
            </table:table-cell>
            <table:table-cell table:style-name="ce159" office:value-type="string">
              <text:p>kg</text:p>
            </table:table-cell>
            <table:table-cell table:style-name="ce173" table:number-columns-repeated="2"/>
            <table:table-cell table:style-name="ce225"/>
            <table:table-cell table:number-columns-repeated="1016"/>
          </table:table-row>
        </table:table-row-group>
        <table:table-row table:style-name="ro1">
          <table:table-cell table:number-columns-repeated="2"/>
          <table:table-cell table:style-name="ce29" table:number-columns-repeated="5"/>
          <table:table-cell table:number-columns-repeated="1017"/>
        </table:table-row>
        <table:table-row table:style-name="ro1">
          <table:table-cell table:number-columns-repeated="1024"/>
        </table:table-row>
        <table:table-row table:style-name="ro1" table:number-rows-repeated="2">
          <table:table-cell table:number-columns-repeated="7"/>
          <table:table-cell table:style-name="Default"/>
          <table:table-cell table:number-columns-repeated="1016"/>
        </table:table-row>
        <table:table-row table:style-name="ro1" table:number-rows-repeated="1048368">
          <table:table-cell table:number-columns-repeated="1024"/>
        </table:table-row>
        <table:table-row table:style-name="ro1">
          <table:table-cell table:number-columns-repeated="1024"/>
        </table:table-row>
      </table:table>
      <table:table table:name="Tables" table:style-name="ta3" table:print="false">
        <table:table-column table:style-name="co22" table:default-cell-style-name="ce1"/>
        <table:table-column table:style-name="co23" table:default-cell-style-name="ce1"/>
        <table:table-column table:style-name="co10" table:default-cell-style-name="ce1"/>
        <table:table-column table:style-name="co8"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0" table:default-cell-style-name="ce1"/>
        <table:table-column table:style-name="co29" table:default-cell-style-name="ce1"/>
        <table:table-column table:style-name="co10" table:default-cell-style-name="ce1"/>
        <table:table-column table:style-name="co21" table:default-cell-style-name="ce1"/>
        <table:table-column table:style-name="co20" table:default-cell-style-name="ce1"/>
        <table:table-column table:style-name="co21" table:number-columns-repeated="242" table:default-cell-style-name="ce1"/>
        <table:table-column table:style-name="co3" table:number-columns-repeated="768" table:default-cell-style-name="Default"/>
        <table:table-row table:style-name="ro1">
          <table:table-cell table:style-name="ce255" office:value-type="string">
            <text:p>Hull Displacement</text:p>
          </table:table-cell>
          <table:table-cell table:style-name="ce259" office:value-type="string">
            <text:p>USP</text:p>
          </table:table-cell>
          <table:table-cell table:style-name="ce259" office:value-type="string">
            <text:p>Volume</text:p>
          </table:table-cell>
          <table:table-cell table:style-name="ce259" office:value-type="string">
            <text:p>factor</text:p>
          </table:table-cell>
          <table:table-cell table:style-name="ce259" office:value-type="string">
            <text:p>Surface area</text:p>
          </table:table-cell>
          <table:table-cell table:style-name="ce259" office:value-type="string">
            <text:p>diameter</text:p>
          </table:table-cell>
          <table:table-cell table:style-name="ce259" office:value-type="string">
            <text:p>Normal mass</text:p>
          </table:table-cell>
          <table:table-cell table:style-name="ce266" office:value-type="string">
            <text:p>Typical for:</text:p>
          </table:table-cell>
          <table:table-cell table:number-columns-repeated="1016"/>
        </table:table-row>
        <table:table-row table:style-name="ro1">
          <table:table-cell table:style-name="ce36" office:value-type="float" office:value="0.05">
            <text:p>0.05</text:p>
          </table:table-cell>
          <table:table-cell table:style-name="ce6" office:value-type="float" office:value="5">
            <text:p>5</text:p>
          </table:table-cell>
          <table:table-cell table:style-name="ce6" table:formula="of:=[.A2]*14" office:value-type="float" office:value="0.7">
            <text:p>0.7</text:p>
          </table:table-cell>
          <table:table-cell table:style-name="ce6" table:formula="of:=[.E2]/100" office:value-type="float" office:value="0.038">
            <text:p>0.038</text:p>
          </table:table-cell>
          <table:table-cell table:style-name="ce6" table:formula="of:=ROUND(4*PI()*([.F2]/2)^2;2)" office:value-type="float" office:value="3.8">
            <text:p>3.8</text:p>
          </table:table-cell>
          <table:table-cell table:style-name="ce6" table:formula="of:=ROUND((([.C2]*3)/(4*PI()))^(1/3)*2;1)" office:value-type="float" office:value="1.1">
            <text:p>1.1</text:p>
          </table:table-cell>
          <table:table-cell table:style-name="ce6" office:value-type="string">
            <text:p>.1-.7m ton</text:p>
          </table:table-cell>
          <table:table-cell table:style-name="ce208" office:value-type="string">
            <text:p>Recon drone</text:p>
          </table:table-cell>
          <table:table-cell table:number-columns-repeated="2"/>
          <table:table-cell table:formula="of:=4/3*PI()*([.F2]/2)^3" office:value-type="float" office:value="0.696909970321336">
            <text:p>0.6969099703</text:p>
          </table:table-cell>
          <table:table-cell table:number-columns-repeated="1013"/>
        </table:table-row>
        <table:table-row table:style-name="ro1">
          <table:table-cell table:style-name="ce36" office:value-type="float" office:value="0.1">
            <text:p>0.1</text:p>
          </table:table-cell>
          <table:table-cell table:style-name="ce6" office:value-type="float" office:value="5">
            <text:p>5</text:p>
          </table:table-cell>
          <table:table-cell table:style-name="ce6" table:formula="of:=[.A3]*14" office:value-type="float" office:value="1.4">
            <text:p>1.4</text:p>
          </table:table-cell>
          <table:table-cell table:style-name="ce6" table:formula="of:=[.E3]/100" office:value-type="float" office:value="0.0616">
            <text:p>0.0616</text:p>
          </table:table-cell>
          <table:table-cell table:style-name="ce6" table:formula="of:=ROUND(4*PI()*([.F3]/2)^2;2)" office:value-type="float" office:value="6.16">
            <text:p>6.16</text:p>
          </table:table-cell>
          <table:table-cell table:style-name="ce6" table:formula="of:=ROUND((([.C3]*3)/(4*PI()))^(1/3)*2;1)" office:value-type="float" office:value="1.4">
            <text:p>1.4</text:p>
          </table:table-cell>
          <table:table-cell table:style-name="ce6" office:value-type="string">
            <text:p>.3-1.5 m ton</text:p>
          </table:table-cell>
          <table:table-cell table:style-name="ce208" office:value-type="string">
            <text:p>Motorcycle and rider</text:p>
          </table:table-cell>
          <table:table-cell table:number-columns-repeated="1016"/>
        </table:table-row>
        <table:table-row table:style-name="ro1">
          <table:table-cell table:style-name="ce36" office:value-type="float" office:value="0.2">
            <text:p>0.2</text:p>
          </table:table-cell>
          <table:table-cell table:style-name="ce6" office:value-type="float" office:value="6">
            <text:p>6</text:p>
          </table:table-cell>
          <table:table-cell table:style-name="ce6" table:formula="of:=[.A4]*14" office:value-type="float" office:value="2.8">
            <text:p>2.8</text:p>
          </table:table-cell>
          <table:table-cell table:style-name="ce6" table:formula="of:=[.E4]/100" office:value-type="float" office:value="0.0908">
            <text:p>0.0908</text:p>
          </table:table-cell>
          <table:table-cell table:style-name="ce6" table:formula="of:=ROUND(4*PI()*([.F4]/2)^2;2)" office:value-type="float" office:value="9.08">
            <text:p>9.08</text:p>
          </table:table-cell>
          <table:table-cell table:style-name="ce6" table:formula="of:=ROUND((([.C4]*3)/(4*PI()))^(1/3)*2;1)" office:value-type="float" office:value="1.7">
            <text:p>1.7</text:p>
          </table:table-cell>
          <table:table-cell table:style-name="ce6" office:value-type="string">
            <text:p>.6-3 metric ton</text:p>
          </table:table-cell>
          <table:table-cell table:style-name="ce208" office:value-type="string">
            <text:p>Security robot</text:p>
          </table:table-cell>
          <table:table-cell table:number-columns-repeated="1016"/>
        </table:table-row>
        <table:table-row table:style-name="ro1">
          <table:table-cell table:style-name="ce36" office:value-type="float" office:value="0.4">
            <text:p>0.4</text:p>
          </table:table-cell>
          <table:table-cell table:style-name="ce6" office:value-type="float" office:value="6">
            <text:p>6</text:p>
          </table:table-cell>
          <table:table-cell table:style-name="ce6" table:formula="of:=[.A5]*14" office:value-type="float" office:value="5.6">
            <text:p>5.6</text:p>
          </table:table-cell>
          <table:table-cell table:style-name="ce6" table:formula="of:=[.E5]/100" office:value-type="float" office:value="0.1521">
            <text:p>0.1521</text:p>
          </table:table-cell>
          <table:table-cell table:style-name="ce6" table:formula="of:=ROUND(4*PI()*([.F5]/2)^2;2)" office:value-type="float" office:value="15.21">
            <text:p>15.21</text:p>
          </table:table-cell>
          <table:table-cell table:style-name="ce6" table:formula="of:=ROUND((([.C5]*3)/(4*PI()))^(1/3)*2;1)" office:value-type="float" office:value="2.2">
            <text:p>2.2</text:p>
          </table:table-cell>
          <table:table-cell table:style-name="ce6" office:value-type="string">
            <text:p>1-5 metric ton</text:p>
          </table:table-cell>
          <table:table-cell table:style-name="ce208" office:value-type="string">
            <text:p>Ultracompct car</text:p>
          </table:table-cell>
          <table:table-cell table:number-columns-repeated="1016"/>
        </table:table-row>
        <table:table-row table:style-name="ro1">
          <table:table-cell table:style-name="ce36" office:value-type="float" office:value="0.6">
            <text:p>0.6</text:p>
          </table:table-cell>
          <table:table-cell table:style-name="ce6" office:value-type="float" office:value="6">
            <text:p>6</text:p>
          </table:table-cell>
          <table:table-cell table:style-name="ce6" table:formula="of:=[.A6]*14" office:value-type="float" office:value="8.4">
            <text:p>8.4</text:p>
          </table:table-cell>
          <table:table-cell table:style-name="ce6" table:formula="of:=[.E6]/100" office:value-type="float" office:value="0.1963">
            <text:p>0.1963</text:p>
          </table:table-cell>
          <table:table-cell table:style-name="ce6" table:formula="of:=ROUND(4*PI()*([.F6]/2)^2;2)" office:value-type="float" office:value="19.63">
            <text:p>19.63</text:p>
          </table:table-cell>
          <table:table-cell table:style-name="ce6" table:formula="of:=ROUND((([.C6]*3)/(4*PI()))^(1/3)*2;1)" office:value-type="float" office:value="2.5">
            <text:p>2.5</text:p>
          </table:table-cell>
          <table:table-cell table:style-name="ce6" office:value-type="string">
            <text:p>1.5-8 metric ton</text:p>
          </table:table-cell>
          <table:table-cell table:style-name="ce208" office:value-type="string">
            <text:p>Small car</text:p>
          </table:table-cell>
          <table:table-cell table:number-columns-repeated="1016"/>
        </table:table-row>
        <table:table-row table:style-name="ro1">
          <table:table-cell table:style-name="ce36" office:value-type="float" office:value="0.8">
            <text:p>0.8</text:p>
          </table:table-cell>
          <table:table-cell table:style-name="ce6" office:value-type="float" office:value="6">
            <text:p>6</text:p>
          </table:table-cell>
          <table:table-cell table:style-name="ce6" table:formula="of:=[.A7]*14" office:value-type="float" office:value="11.2">
            <text:p>11.2</text:p>
          </table:table-cell>
          <table:table-cell table:style-name="ce6" table:formula="of:=[.E7]/100" office:value-type="float" office:value="0.2463">
            <text:p>0.2463</text:p>
          </table:table-cell>
          <table:table-cell table:style-name="ce6" table:formula="of:=ROUND(4*PI()*([.F7]/2)^2;2)" office:value-type="float" office:value="24.63">
            <text:p>24.63</text:p>
          </table:table-cell>
          <table:table-cell table:style-name="ce6" table:formula="of:=ROUND((([.C7]*3)/(4*PI()))^(1/3)*2;1)" office:value-type="float" office:value="2.8">
            <text:p>2.8</text:p>
          </table:table-cell>
          <table:table-cell table:style-name="ce6" office:value-type="string">
            <text:p>2-10 metric ton</text:p>
          </table:table-cell>
          <table:table-cell table:style-name="ce208" office:value-type="string">
            <text:p>Medium car</text:p>
          </table:table-cell>
          <table:table-cell table:number-columns-repeated="1016"/>
        </table:table-row>
        <table:table-row table:style-name="ro1">
          <table:table-cell table:style-name="ce36" office:value-type="float" office:value="1">
            <text:p>1</text:p>
          </table:table-cell>
          <table:table-cell table:style-name="ce6" office:value-type="float" office:value="6">
            <text:p>6</text:p>
          </table:table-cell>
          <table:table-cell table:style-name="ce6" table:formula="of:=[.A8]*14" office:value-type="float" office:value="14">
            <text:p>14</text:p>
          </table:table-cell>
          <table:table-cell table:style-name="ce6" table:formula="of:=[.E8]/100" office:value-type="float" office:value="0.2827">
            <text:p>0.2827</text:p>
          </table:table-cell>
          <table:table-cell table:style-name="ce6" table:formula="of:=ROUND(4*PI()*([.F8]/2)^2;2)" office:value-type="float" office:value="28.27">
            <text:p>28.27</text:p>
          </table:table-cell>
          <table:table-cell table:style-name="ce6" table:formula="of:=ROUND((([.C8]*3)/(4*PI()))^(1/3)*2;1)" office:value-type="float" office:value="3">
            <text:p>3</text:p>
          </table:table-cell>
          <table:table-cell table:style-name="ce6" office:value-type="string">
            <text:p>3-15 metric ton</text:p>
          </table:table-cell>
          <table:table-cell table:style-name="ce208" office:value-type="string">
            <text:p>Large grav car, large car</text:p>
          </table:table-cell>
          <table:table-cell table:number-columns-repeated="1016"/>
        </table:table-row>
        <table:table-row table:style-name="ro1">
          <table:table-cell table:style-name="ce36" office:value-type="float" office:value="1.1">
            <text:p>1.1</text:p>
          </table:table-cell>
          <table:table-cell table:style-name="ce6" office:value-type="float" office:value="6">
            <text:p>6</text:p>
          </table:table-cell>
          <table:table-cell table:style-name="ce6" table:formula="of:=[.A9]*14" office:value-type="float" office:value="15.4">
            <text:p>15.4</text:p>
          </table:table-cell>
          <table:table-cell table:style-name="ce6" table:formula="of:=[.E9]/100" office:value-type="float" office:value="0.3019">
            <text:p>0.3019</text:p>
          </table:table-cell>
          <table:table-cell table:style-name="ce6" table:formula="of:=ROUND(4*PI()*([.F9]/2)^2;2)" office:value-type="float" office:value="30.19">
            <text:p>30.19</text:p>
          </table:table-cell>
          <table:table-cell table:style-name="ce6" table:formula="of:=ROUND((([.C9]*3)/(4*PI()))^(1/3)*2;1)" office:value-type="float" office:value="3.1">
            <text:p>3.1</text:p>
          </table:table-cell>
          <table:table-cell table:style-name="ce6"/>
          <table:table-cell table:style-name="ce208"/>
          <table:table-cell table:number-columns-repeated="1016"/>
        </table:table-row>
        <table:table-row table:style-name="ro1">
          <table:table-cell table:style-name="ce36" office:value-type="float" office:value="1.2">
            <text:p>1.2</text:p>
          </table:table-cell>
          <table:table-cell table:style-name="ce6" office:value-type="float" office:value="6">
            <text:p>6</text:p>
          </table:table-cell>
          <table:table-cell table:style-name="ce6" table:formula="of:=[.A10]*14" office:value-type="float" office:value="16.8">
            <text:p>16.8</text:p>
          </table:table-cell>
          <table:table-cell table:style-name="ce6" table:formula="of:=[.E10]/100" office:value-type="float" office:value="0.3217">
            <text:p>0.3217</text:p>
          </table:table-cell>
          <table:table-cell table:style-name="ce6" table:formula="of:=ROUND(4*PI()*([.F10]/2)^2;2)" office:value-type="float" office:value="32.17">
            <text:p>32.17</text:p>
          </table:table-cell>
          <table:table-cell table:style-name="ce6" table:formula="of:=ROUND((([.C10]*3)/(4*PI()))^(1/3)*2;1)" office:value-type="float" office:value="3.2">
            <text:p>3.2</text:p>
          </table:table-cell>
          <table:table-cell table:style-name="ce6"/>
          <table:table-cell table:style-name="ce208"/>
          <table:table-cell table:number-columns-repeated="1016"/>
        </table:table-row>
        <table:table-row table:style-name="ro1">
          <table:table-cell table:style-name="ce36" office:value-type="float" office:value="1.3">
            <text:p>1.3</text:p>
          </table:table-cell>
          <table:table-cell table:style-name="ce6" office:value-type="float" office:value="6">
            <text:p>6</text:p>
          </table:table-cell>
          <table:table-cell table:style-name="ce6" table:formula="of:=[.A11]*14" office:value-type="float" office:value="18.2">
            <text:p>18.2</text:p>
          </table:table-cell>
          <table:table-cell table:style-name="ce6" table:formula="of:=[.E11]/100" office:value-type="float" office:value="0.3421">
            <text:p>0.3421</text:p>
          </table:table-cell>
          <table:table-cell table:style-name="ce6" table:formula="of:=ROUND(4*PI()*([.F11]/2)^2;2)" office:value-type="float" office:value="34.21">
            <text:p>34.21</text:p>
          </table:table-cell>
          <table:table-cell table:style-name="ce6" table:formula="of:=ROUND((([.C11]*3)/(4*PI()))^(1/3)*2;1)" office:value-type="float" office:value="3.3">
            <text:p>3.3</text:p>
          </table:table-cell>
          <table:table-cell table:style-name="ce6"/>
          <table:table-cell table:style-name="ce208"/>
          <table:table-cell table:number-columns-repeated="1016"/>
        </table:table-row>
        <table:table-row table:style-name="ro1">
          <table:table-cell table:style-name="ce36" office:value-type="float" office:value="1.4">
            <text:p>1.4</text:p>
          </table:table-cell>
          <table:table-cell table:style-name="ce6" office:value-type="float" office:value="6">
            <text:p>6</text:p>
          </table:table-cell>
          <table:table-cell table:style-name="ce6" table:formula="of:=[.A12]*14" office:value-type="float" office:value="19.6">
            <text:p>19.6</text:p>
          </table:table-cell>
          <table:table-cell table:style-name="ce6" table:formula="of:=[.E12]/100" office:value-type="float" office:value="0.3421">
            <text:p>0.3421</text:p>
          </table:table-cell>
          <table:table-cell table:style-name="ce6" table:formula="of:=ROUND(4*PI()*([.F12]/2)^2;2)" office:value-type="float" office:value="34.21">
            <text:p>34.21</text:p>
          </table:table-cell>
          <table:table-cell table:style-name="ce6" table:formula="of:=ROUND((([.C12]*3)/(4*PI()))^(1/3)*2;1)" office:value-type="float" office:value="3.3">
            <text:p>3.3</text:p>
          </table:table-cell>
          <table:table-cell table:style-name="ce6"/>
          <table:table-cell table:style-name="ce208"/>
          <table:table-cell table:number-columns-repeated="1016"/>
        </table:table-row>
        <table:table-row table:style-name="ro1">
          <table:table-cell table:style-name="ce36" office:value-type="float" office:value="1.5">
            <text:p>1.5</text:p>
          </table:table-cell>
          <table:table-cell table:style-name="ce6" office:value-type="float" office:value="6">
            <text:p>6</text:p>
          </table:table-cell>
          <table:table-cell table:style-name="ce6" table:formula="of:=[.A13]*14" office:value-type="float" office:value="21">
            <text:p>21</text:p>
          </table:table-cell>
          <table:table-cell table:style-name="ce6" table:formula="of:=[.E13]/100" office:value-type="float" office:value="0.3632">
            <text:p>0.3632</text:p>
          </table:table-cell>
          <table:table-cell table:style-name="ce6" table:formula="of:=ROUND(4*PI()*([.F13]/2)^2;2)" office:value-type="float" office:value="36.32">
            <text:p>36.32</text:p>
          </table:table-cell>
          <table:table-cell table:style-name="ce6" table:formula="of:=ROUND((([.C13]*3)/(4*PI()))^(1/3)*2;1)" office:value-type="float" office:value="3.4">
            <text:p>3.4</text:p>
          </table:table-cell>
          <table:table-cell table:style-name="ce6" office:value-type="string">
            <text:p>4-21 metric ton</text:p>
          </table:table-cell>
          <table:table-cell table:style-name="ce208" office:value-type="string">
            <text:p>Cargo truck</text:p>
          </table:table-cell>
          <table:table-cell table:number-columns-repeated="1016"/>
        </table:table-row>
        <table:table-row table:style-name="ro1">
          <table:table-cell table:style-name="ce36" office:value-type="float" office:value="2">
            <text:p>2</text:p>
          </table:table-cell>
          <table:table-cell table:style-name="ce6" office:value-type="float" office:value="6">
            <text:p>6</text:p>
          </table:table-cell>
          <table:table-cell table:style-name="ce6" table:formula="of:=[.A14]*14" office:value-type="float" office:value="28">
            <text:p>28</text:p>
          </table:table-cell>
          <table:table-cell table:style-name="ce6" table:formula="of:=[.E14]/100" office:value-type="float" office:value="0.4536">
            <text:p>0.4536</text:p>
          </table:table-cell>
          <table:table-cell table:style-name="ce6" table:formula="of:=ROUND(4*PI()*([.F14]/2)^2;2)" office:value-type="float" office:value="45.36">
            <text:p>45.36</text:p>
          </table:table-cell>
          <table:table-cell table:style-name="ce6" table:formula="of:=ROUND((([.C14]*3)/(4*PI()))^(1/3)*2;1)" office:value-type="float" office:value="3.8">
            <text:p>3.8</text:p>
          </table:table-cell>
          <table:table-cell table:style-name="ce6" office:value-type="string">
            <text:p>6-30 metric ton</text:p>
          </table:table-cell>
          <table:table-cell table:style-name="ce208" office:value-type="string">
            <text:p>Medium tank</text:p>
          </table:table-cell>
          <table:table-cell table:number-columns-repeated="1016"/>
        </table:table-row>
        <table:table-row table:style-name="ro1">
          <table:table-cell table:style-name="ce36" office:value-type="float" office:value="3">
            <text:p>3</text:p>
          </table:table-cell>
          <table:table-cell table:style-name="ce6" office:value-type="float" office:value="6">
            <text:p>6</text:p>
          </table:table-cell>
          <table:table-cell table:style-name="ce6" table:formula="of:=[.A15]*14" office:value-type="float" office:value="42">
            <text:p>42</text:p>
          </table:table-cell>
          <table:table-cell table:style-name="ce6" table:formula="of:=[.E15]/100" office:value-type="float" office:value="0.5809">
            <text:p>0.5809</text:p>
          </table:table-cell>
          <table:table-cell table:style-name="ce6" table:formula="of:=ROUND(4*PI()*([.F15]/2)^2;2)" office:value-type="float" office:value="58.09">
            <text:p>58.09</text:p>
          </table:table-cell>
          <table:table-cell table:style-name="ce6" table:formula="of:=ROUND((([.C15]*3)/(4*PI()))^(1/3)*2;1)" office:value-type="float" office:value="4.3">
            <text:p>4.3</text:p>
          </table:table-cell>
          <table:table-cell table:style-name="ce6" office:value-type="string">
            <text:p>8-50 metric ton</text:p>
          </table:table-cell>
          <table:table-cell table:style-name="ce208" office:value-type="string">
            <text:p>Heavy tank</text:p>
          </table:table-cell>
          <table:table-cell table:number-columns-repeated="1016"/>
        </table:table-row>
        <table:table-row table:style-name="ro1">
          <table:table-cell table:style-name="ce36" office:value-type="float" office:value="4">
            <text:p>4</text:p>
          </table:table-cell>
          <table:table-cell table:style-name="ce6" office:value-type="float" office:value="6">
            <text:p>6</text:p>
          </table:table-cell>
          <table:table-cell table:style-name="ce6" table:formula="of:=[.A16]*14" office:value-type="float" office:value="56">
            <text:p>56</text:p>
          </table:table-cell>
          <table:table-cell table:style-name="ce6" table:formula="of:=[.E16]/100" office:value-type="float" office:value="0.694">
            <text:p>0.694</text:p>
          </table:table-cell>
          <table:table-cell table:style-name="ce6" table:formula="of:=ROUND(4*PI()*([.F16]/2)^2;2)" office:value-type="float" office:value="69.4">
            <text:p>69.4</text:p>
          </table:table-cell>
          <table:table-cell table:style-name="ce6" table:formula="of:=ROUND((([.C16]*3)/(4*PI()))^(1/3)*2;1)" office:value-type="float" office:value="4.7">
            <text:p>4.7</text:p>
          </table:table-cell>
          <table:table-cell table:style-name="ce6" office:value-type="string">
            <text:p>10-60 metric ton</text:p>
          </table:table-cell>
          <table:table-cell table:style-name="ce208"/>
          <table:table-cell table:number-columns-repeated="1016"/>
        </table:table-row>
        <table:table-row table:style-name="ro1">
          <table:table-cell table:style-name="ce36" office:value-type="float" office:value="5">
            <text:p>5</text:p>
          </table:table-cell>
          <table:table-cell table:style-name="ce6" office:value-type="float" office:value="6">
            <text:p>6</text:p>
          </table:table-cell>
          <table:table-cell table:style-name="ce6" table:formula="of:=[.A17]*14" office:value-type="float" office:value="70">
            <text:p>70</text:p>
          </table:table-cell>
          <table:table-cell table:style-name="ce6" table:formula="of:=[.E17]/100" office:value-type="float" office:value="0.8171">
            <text:p>0.8171</text:p>
          </table:table-cell>
          <table:table-cell table:style-name="ce6" table:formula="of:=ROUND(4*PI()*([.F17]/2)^2;2)" office:value-type="float" office:value="81.71">
            <text:p>81.71</text:p>
          </table:table-cell>
          <table:table-cell table:style-name="ce6" table:formula="of:=ROUND((([.C17]*3)/(4*PI()))^(1/3)*2;1)" office:value-type="float" office:value="5.1">
            <text:p>5.1</text:p>
          </table:table-cell>
          <table:table-cell table:style-name="ce6" office:value-type="string">
            <text:p>12-70 metric ton</text:p>
          </table:table-cell>
          <table:table-cell table:style-name="ce208"/>
          <table:table-cell table:number-columns-repeated="1016"/>
        </table:table-row>
        <table:table-row table:style-name="ro1">
          <table:table-cell table:style-name="ce36" office:value-type="float" office:value="7">
            <text:p>7</text:p>
          </table:table-cell>
          <table:table-cell table:style-name="ce6" office:value-type="float" office:value="6">
            <text:p>6</text:p>
          </table:table-cell>
          <table:table-cell table:style-name="ce6" table:formula="of:=[.A18]*14" office:value-type="float" office:value="98">
            <text:p>98</text:p>
          </table:table-cell>
          <table:table-cell table:style-name="ce6" table:formula="of:=[.E18]/100" office:value-type="float" office:value="1.0207">
            <text:p>1.0207</text:p>
          </table:table-cell>
          <table:table-cell table:style-name="ce6" table:formula="of:=ROUND(4*PI()*([.F18]/2)^2;2)" office:value-type="float" office:value="102.07">
            <text:p>102.07</text:p>
          </table:table-cell>
          <table:table-cell table:style-name="ce6" table:formula="of:=ROUND((([.C18]*3)/(4*PI()))^(1/3)*2;1)" office:value-type="float" office:value="5.7">
            <text:p>5.7</text:p>
          </table:table-cell>
          <table:table-cell table:style-name="ce6" office:value-type="string">
            <text:p>18-100 metric ton</text:p>
          </table:table-cell>
          <table:table-cell table:style-name="ce208"/>
          <table:table-cell table:number-columns-repeated="1016"/>
        </table:table-row>
        <table:table-row table:style-name="ro1">
          <table:table-cell table:style-name="ce36" office:value-type="float" office:value="10">
            <text:p>10</text:p>
          </table:table-cell>
          <table:table-cell table:style-name="ce6" office:value-type="float" office:value="7">
            <text:p>7</text:p>
          </table:table-cell>
          <table:table-cell table:style-name="ce6" table:formula="of:=[.A19]*14" office:value-type="float" office:value="140">
            <text:p>140</text:p>
          </table:table-cell>
          <table:table-cell table:style-name="ce6" table:formula="of:=[.E19]/100" office:value-type="float" office:value="1.2868">
            <text:p>1.2868</text:p>
          </table:table-cell>
          <table:table-cell table:style-name="ce6" table:formula="of:=ROUND(4*PI()*([.F19]/2)^2;2)" office:value-type="float" office:value="128.68">
            <text:p>128.68</text:p>
          </table:table-cell>
          <table:table-cell table:style-name="ce6" table:formula="of:=ROUND((([.C19]*3)/(4*PI()))^(1/3)*2;1)" office:value-type="float" office:value="6.4">
            <text:p>6.4</text:p>
          </table:table-cell>
          <table:table-cell table:style-name="ce6" office:value-type="string">
            <text:p>50-150 metric ton</text:p>
          </table:table-cell>
          <table:table-cell table:style-name="ce208" office:value-type="string">
            <text:p>Small ship's boat or space fighter</text:p>
          </table:table-cell>
          <table:table-cell table:number-columns-repeated="1016"/>
        </table:table-row>
        <table:table-row table:style-name="ro1">
          <table:table-cell table:style-name="ce36" office:value-type="float" office:value="11">
            <text:p>11</text:p>
          </table:table-cell>
          <table:table-cell table:style-name="ce6" office:value-type="float" office:value="7">
            <text:p>7</text:p>
          </table:table-cell>
          <table:table-cell table:style-name="ce6" table:formula="of:=[.A20]*14" office:value-type="float" office:value="154">
            <text:p>154</text:p>
          </table:table-cell>
          <table:table-cell table:style-name="ce6" table:formula="of:=[.E20]/100" office:value-type="float" office:value="1.4103">
            <text:p>1.4103</text:p>
          </table:table-cell>
          <table:table-cell table:style-name="ce6" table:formula="of:=ROUND(4*PI()*([.F20]/2)^2;2)" office:value-type="float" office:value="141.03">
            <text:p>141.03</text:p>
          </table:table-cell>
          <table:table-cell table:style-name="ce6" table:formula="of:=ROUND((([.C20]*3)/(4*PI()))^(1/3)*2;1)" office:value-type="float" office:value="6.7">
            <text:p>6.7</text:p>
          </table:table-cell>
          <table:table-cell table:style-name="ce6"/>
          <table:table-cell table:style-name="ce208"/>
          <table:table-cell table:number-columns-repeated="1016"/>
        </table:table-row>
        <table:table-row table:style-name="ro1">
          <table:table-cell table:style-name="ce36" office:value-type="float" office:value="12">
            <text:p>12</text:p>
          </table:table-cell>
          <table:table-cell table:style-name="ce6" office:value-type="float" office:value="7">
            <text:p>7</text:p>
          </table:table-cell>
          <table:table-cell table:style-name="ce6" table:formula="of:=[.A21]*14" office:value-type="float" office:value="168">
            <text:p>168</text:p>
          </table:table-cell>
          <table:table-cell table:style-name="ce6" table:formula="of:=[.E21]/100" office:value-type="float" office:value="1.4527">
            <text:p>1.4527</text:p>
          </table:table-cell>
          <table:table-cell table:style-name="ce6" table:formula="of:=ROUND(4*PI()*([.F21]/2)^2;2)" office:value-type="float" office:value="145.27">
            <text:p>145.27</text:p>
          </table:table-cell>
          <table:table-cell table:style-name="ce6" table:formula="of:=ROUND((([.C21]*3)/(4*PI()))^(1/3)*2;1)" office:value-type="float" office:value="6.8">
            <text:p>6.8</text:p>
          </table:table-cell>
          <table:table-cell table:style-name="ce6"/>
          <table:table-cell table:style-name="ce208"/>
          <table:table-cell table:number-columns-repeated="1016"/>
        </table:table-row>
        <table:table-row table:style-name="ro1">
          <table:table-cell table:style-name="ce36" office:value-type="float" office:value="13">
            <text:p>13</text:p>
          </table:table-cell>
          <table:table-cell table:style-name="ce6" office:value-type="float" office:value="7">
            <text:p>7</text:p>
          </table:table-cell>
          <table:table-cell table:style-name="ce6" table:formula="of:=[.A22]*14" office:value-type="float" office:value="182">
            <text:p>182</text:p>
          </table:table-cell>
          <table:table-cell table:style-name="ce6" table:formula="of:=[.E22]/100" office:value-type="float" office:value="1.5394">
            <text:p>1.5394</text:p>
          </table:table-cell>
          <table:table-cell table:style-name="ce6" table:formula="of:=ROUND(4*PI()*([.F22]/2)^2;2)" office:value-type="float" office:value="153.94">
            <text:p>153.94</text:p>
          </table:table-cell>
          <table:table-cell table:style-name="ce6" table:formula="of:=ROUND((([.C22]*3)/(4*PI()))^(1/3)*2;1)" office:value-type="float" office:value="7">
            <text:p>7</text:p>
          </table:table-cell>
          <table:table-cell table:style-name="ce6"/>
          <table:table-cell table:style-name="ce208"/>
          <table:table-cell table:number-columns-repeated="1016"/>
        </table:table-row>
        <table:table-row table:style-name="ro1">
          <table:table-cell table:style-name="ce36" office:value-type="float" office:value="14">
            <text:p>14</text:p>
          </table:table-cell>
          <table:table-cell table:style-name="ce6" office:value-type="float" office:value="7">
            <text:p>7</text:p>
          </table:table-cell>
          <table:table-cell table:style-name="ce6" table:formula="of:=[.A23]*14" office:value-type="float" office:value="196">
            <text:p>196</text:p>
          </table:table-cell>
          <table:table-cell table:style-name="ce6" table:formula="of:=[.E23]/100" office:value-type="float" office:value="1.6286">
            <text:p>1.6286</text:p>
          </table:table-cell>
          <table:table-cell table:style-name="ce6" table:formula="of:=ROUND(4*PI()*([.F23]/2)^2;2)" office:value-type="float" office:value="162.86">
            <text:p>162.86</text:p>
          </table:table-cell>
          <table:table-cell table:style-name="ce6" table:formula="of:=ROUND((([.C23]*3)/(4*PI()))^(1/3)*2;1)" office:value-type="float" office:value="7.2">
            <text:p>7.2</text:p>
          </table:table-cell>
          <table:table-cell table:style-name="ce6"/>
          <table:table-cell table:style-name="ce208"/>
          <table:table-cell table:number-columns-repeated="1016"/>
        </table:table-row>
        <table:table-row table:style-name="ro1">
          <table:table-cell table:style-name="ce36" office:value-type="float" office:value="15">
            <text:p>15</text:p>
          </table:table-cell>
          <table:table-cell table:style-name="ce6" office:value-type="float" office:value="7">
            <text:p>7</text:p>
          </table:table-cell>
          <table:table-cell table:style-name="ce6" table:formula="of:=[.A24]*14" office:value-type="float" office:value="210">
            <text:p>210</text:p>
          </table:table-cell>
          <table:table-cell table:style-name="ce6" table:formula="of:=[.E24]/100" office:value-type="float" office:value="1.7203">
            <text:p>1.7203</text:p>
          </table:table-cell>
          <table:table-cell table:style-name="ce6" table:formula="of:=ROUND(4*PI()*([.F24]/2)^2;2)" office:value-type="float" office:value="172.03">
            <text:p>172.03</text:p>
          </table:table-cell>
          <table:table-cell table:style-name="ce6" table:formula="of:=ROUND((([.C24]*3)/(4*PI()))^(1/3)*2;1)" office:value-type="float" office:value="7.4">
            <text:p>7.4</text:p>
          </table:table-cell>
          <table:table-cell table:style-name="ce6"/>
          <table:table-cell table:style-name="ce208"/>
          <table:table-cell table:number-columns-repeated="1016"/>
        </table:table-row>
        <table:table-row table:style-name="ro1">
          <table:table-cell table:style-name="ce36" office:value-type="float" office:value="16">
            <text:p>16</text:p>
          </table:table-cell>
          <table:table-cell table:style-name="ce6" office:value-type="float" office:value="7">
            <text:p>7</text:p>
          </table:table-cell>
          <table:table-cell table:style-name="ce6" table:formula="of:=[.A25]*14" office:value-type="float" office:value="224">
            <text:p>224</text:p>
          </table:table-cell>
          <table:table-cell table:style-name="ce6" table:formula="of:=[.E25]/100" office:value-type="float" office:value="1.7671">
            <text:p>1.7671</text:p>
          </table:table-cell>
          <table:table-cell table:style-name="ce6" table:formula="of:=ROUND(4*PI()*([.F25]/2)^2;2)" office:value-type="float" office:value="176.71">
            <text:p>176.71</text:p>
          </table:table-cell>
          <table:table-cell table:style-name="ce6" table:formula="of:=ROUND((([.C25]*3)/(4*PI()))^(1/3)*2;1)" office:value-type="float" office:value="7.5">
            <text:p>7.5</text:p>
          </table:table-cell>
          <table:table-cell table:style-name="ce6"/>
          <table:table-cell table:style-name="ce208"/>
          <table:table-cell table:number-columns-repeated="1016"/>
        </table:table-row>
        <table:table-row table:style-name="ro1">
          <table:table-cell table:style-name="ce36" office:value-type="float" office:value="17">
            <text:p>17</text:p>
          </table:table-cell>
          <table:table-cell table:style-name="ce6" office:value-type="float" office:value="7">
            <text:p>7</text:p>
          </table:table-cell>
          <table:table-cell table:style-name="ce6" table:formula="of:=[.A26]*14" office:value-type="float" office:value="238">
            <text:p>238</text:p>
          </table:table-cell>
          <table:table-cell table:style-name="ce6" table:formula="of:=[.E26]/100" office:value-type="float" office:value="1.8627">
            <text:p>1.8627</text:p>
          </table:table-cell>
          <table:table-cell table:style-name="ce6" table:formula="of:=ROUND(4*PI()*([.F26]/2)^2;2)" office:value-type="float" office:value="186.27">
            <text:p>186.27</text:p>
          </table:table-cell>
          <table:table-cell table:style-name="ce6" table:formula="of:=ROUND((([.C26]*3)/(4*PI()))^(1/3)*2;1)" office:value-type="float" office:value="7.7">
            <text:p>7.7</text:p>
          </table:table-cell>
          <table:table-cell table:style-name="ce6"/>
          <table:table-cell table:style-name="ce208"/>
          <table:table-cell table:number-columns-repeated="1016"/>
        </table:table-row>
        <table:table-row table:style-name="ro1">
          <table:table-cell table:style-name="ce36" office:value-type="float" office:value="18">
            <text:p>18</text:p>
          </table:table-cell>
          <table:table-cell table:style-name="ce6" office:value-type="float" office:value="7">
            <text:p>7</text:p>
          </table:table-cell>
          <table:table-cell table:style-name="ce6" table:formula="of:=[.A27]*14" office:value-type="float" office:value="252">
            <text:p>252</text:p>
          </table:table-cell>
          <table:table-cell table:style-name="ce6" table:formula="of:=[.E27]/100" office:value-type="float" office:value="1.9113">
            <text:p>1.9113</text:p>
          </table:table-cell>
          <table:table-cell table:style-name="ce6" table:formula="of:=ROUND(4*PI()*([.F27]/2)^2;2)" office:value-type="float" office:value="191.13">
            <text:p>191.13</text:p>
          </table:table-cell>
          <table:table-cell table:style-name="ce6" table:formula="of:=ROUND((([.C27]*3)/(4*PI()))^(1/3)*2;1)" office:value-type="float" office:value="7.8">
            <text:p>7.8</text:p>
          </table:table-cell>
          <table:table-cell table:style-name="ce6"/>
          <table:table-cell table:style-name="ce208"/>
          <table:table-cell table:number-columns-repeated="1016"/>
        </table:table-row>
        <table:table-row table:style-name="ro1">
          <table:table-cell table:style-name="ce36" office:value-type="float" office:value="19">
            <text:p>19</text:p>
          </table:table-cell>
          <table:table-cell table:style-name="ce6" office:value-type="float" office:value="7">
            <text:p>7</text:p>
          </table:table-cell>
          <table:table-cell table:style-name="ce6" table:formula="of:=[.A28]*14" office:value-type="float" office:value="266">
            <text:p>266</text:p>
          </table:table-cell>
          <table:table-cell table:style-name="ce6" table:formula="of:=[.E28]/100" office:value-type="float" office:value="2.0106">
            <text:p>2.0106</text:p>
          </table:table-cell>
          <table:table-cell table:style-name="ce6" table:formula="of:=ROUND(4*PI()*([.F28]/2)^2;2)" office:value-type="float" office:value="201.06">
            <text:p>201.06</text:p>
          </table:table-cell>
          <table:table-cell table:style-name="ce6" table:formula="of:=ROUND((([.C28]*3)/(4*PI()))^(1/3)*2;1)" office:value-type="float" office:value="8">
            <text:p>8</text:p>
          </table:table-cell>
          <table:table-cell table:style-name="ce6"/>
          <table:table-cell table:style-name="ce208"/>
          <table:table-cell table:number-columns-repeated="1016"/>
        </table:table-row>
        <table:table-row table:style-name="ro1">
          <table:table-cell table:style-name="ce36" office:value-type="float" office:value="20">
            <text:p>20</text:p>
          </table:table-cell>
          <table:table-cell table:style-name="ce42" office:value-type="float" office:value="7">
            <text:p>7</text:p>
          </table:table-cell>
          <table:table-cell table:style-name="ce42" table:formula="of:=[.A29]*14" office:value-type="float" office:value="280">
            <text:p>280</text:p>
          </table:table-cell>
          <table:table-cell table:style-name="ce42" table:formula="of:=[.E29]/100" office:value-type="float" office:value="2.0612">
            <text:p>2.0612</text:p>
          </table:table-cell>
          <table:table-cell table:style-name="ce42" table:formula="of:=ROUND(4*PI()*([.F29]/2)^2;2)" office:value-type="float" office:value="206.12">
            <text:p>206.12</text:p>
          </table:table-cell>
          <table:table-cell table:style-name="ce42" table:formula="of:=ROUND((([.C29]*3)/(4*PI()))^(1/3)*2;1)" office:value-type="float" office:value="8.1">
            <text:p>8.1</text:p>
          </table:table-cell>
          <table:table-cell table:style-name="ce42"/>
          <table:table-cell table:style-name="ce215"/>
          <table:table-cell table:number-columns-repeated="1016"/>
        </table:table-row>
        <table:table-row table:style-name="ro1">
          <table:table-cell table:number-columns-repeated="1024"/>
        </table:table-row>
        <table:table-row table:style-name="ro1">
          <table:table-cell table:style-name="ce61" office:value-type="string" table:number-columns-spanned="2" table:number-rows-spanned="1">
            <text:p>CONFIGURATION TABLE</text:p>
          </table:table-cell>
          <table:covered-table-cell table:style-name="ce5"/>
          <table:table-cell table:number-columns-repeated="1022"/>
        </table:table-row>
        <table:table-row table:style-name="ro1">
          <table:table-cell table:style-name="ce56" office:value-type="string">
            <text:p>Form</text:p>
          </table:table-cell>
          <table:table-cell table:style-name="ce32" office:value-type="string">
            <text:p>Length</text:p>
          </table:table-cell>
          <table:table-cell table:style-name="ce32" office:value-type="string">
            <text:p>Width</text:p>
          </table:table-cell>
          <table:table-cell table:style-name="ce32" office:value-type="string">
            <text:p>Height</text:p>
          </table:table-cell>
          <table:table-cell table:style-name="ce32" office:value-type="string">
            <text:p>Struc</text:p>
          </table:table-cell>
          <table:table-cell table:style-name="ce32" office:value-type="string">
            <text:p>Surf</text:p>
          </table:table-cell>
          <table:table-cell table:style-name="ce32" office:value-type="string">
            <text:p>Price</text:p>
          </table:table-cell>
          <table:table-cell table:style-name="ce240" office:value-type="string">
            <text:p>Example</text:p>
          </table:table-cell>
          <table:table-cell table:number-columns-repeated="1016"/>
        </table:table-row>
        <table:table-row table:style-name="ro1">
          <table:table-cell table:style-name="ce36" office:value-type="string">
            <text:p>Box</text:p>
          </table:table-cell>
          <table:table-cell table:style-name="ce6" office:value-type="float" office:value="1.25">
            <text:p>1.25</text:p>
          </table:table-cell>
          <table:table-cell table:number-columns-repeated="2" table:style-name="ce6" office:value-type="float" office:value="0.65">
            <text:p>0.65</text:p>
          </table:table-cell>
          <table:table-cell table:number-columns-repeated="2" table:style-name="ce6" office:value-type="float" office:value="1.2">
            <text:p>1.2</text:p>
          </table:table-cell>
          <table:table-cell table:style-name="ce6" office:value-type="float" office:value="0.4">
            <text:p>0.4</text:p>
          </table:table-cell>
          <table:table-cell table:style-name="ce208" office:value-type="string">
            <text:p>Automobile</text:p>
          </table:table-cell>
          <table:table-cell table:number-columns-repeated="1016"/>
        </table:table-row>
        <table:table-row table:style-name="ro1">
          <table:table-cell table:style-name="ce36" office:value-type="string">
            <text:p>Box Streamlined</text:p>
          </table:table-cell>
          <table:table-cell table:style-name="ce6" office:value-type="float" office:value="1.25">
            <text:p>1.25</text:p>
          </table:table-cell>
          <table:table-cell table:number-columns-repeated="2" table:style-name="ce6" office:value-type="float" office:value="0.65">
            <text:p>0.65</text:p>
          </table:table-cell>
          <table:table-cell table:number-columns-repeated="2" table:style-name="ce6" office:value-type="float" office:value="1.2">
            <text:p>1.2</text:p>
          </table:table-cell>
          <table:table-cell table:style-name="ce6" office:value-type="float" office:value="0.6">
            <text:p>0.6</text:p>
          </table:table-cell>
          <table:table-cell table:style-name="ce208" office:value-type="string">
            <text:p>Sports car, grav car</text:p>
          </table:table-cell>
          <table:table-cell table:number-columns-repeated="1016"/>
        </table:table-row>
        <table:table-row table:style-name="ro1">
          <table:table-cell table:style-name="ce36" office:value-type="string">
            <text:p>Close Structure</text:p>
          </table:table-cell>
          <table:table-cell table:style-name="ce6" office:value-type="float" office:value="1.75">
            <text:p>1.75</text:p>
          </table:table-cell>
          <table:table-cell table:style-name="ce6" table:number-columns-repeated="2"/>
          <table:table-cell table:number-columns-repeated="2" table:style-name="ce6" office:value-type="float" office:value="1.4">
            <text:p>1.4</text:p>
          </table:table-cell>
          <table:table-cell table:style-name="ce6" office:value-type="float" office:value="0.3">
            <text:p>0.3</text:p>
          </table:table-cell>
          <table:table-cell table:style-name="ce208"/>
          <table:table-cell table:number-columns-repeated="1016"/>
        </table:table-row>
        <table:table-row table:style-name="ro1">
          <table:table-cell table:style-name="ce36" office:value-type="string">
            <text:p>Cylinder</text:p>
          </table:table-cell>
          <table:table-cell table:style-name="ce6" office:value-type="float" office:value="2">
            <text:p>2</text:p>
          </table:table-cell>
          <table:table-cell table:number-columns-repeated="2" table:style-name="ce6" office:value-type="float" office:value="0.58">
            <text:p>0.58</text:p>
          </table:table-cell>
          <table:table-cell table:number-columns-repeated="2" table:style-name="ce6" office:value-type="float" office:value="1.1">
            <text:p>1.1</text:p>
          </table:table-cell>
          <table:table-cell table:style-name="ce6" office:value-type="float" office:value="0.6">
            <text:p>0.6</text:p>
          </table:table-cell>
          <table:table-cell table:style-name="ce208"/>
          <table:table-cell table:number-columns-repeated="1016"/>
        </table:table-row>
        <table:table-row table:style-name="ro1">
          <table:table-cell table:style-name="ce36" office:value-type="string">
            <text:p>Cylinder Airframe</text:p>
          </table:table-cell>
          <table:table-cell table:style-name="ce6" office:value-type="float" office:value="2">
            <text:p>2</text:p>
          </table:table-cell>
          <table:table-cell table:number-columns-repeated="2" table:style-name="ce6" office:value-type="float" office:value="0.58">
            <text:p>0.58</text:p>
          </table:table-cell>
          <table:table-cell table:style-name="ce6" office:value-type="float" office:value="1.1">
            <text:p>1.1</text:p>
          </table:table-cell>
          <table:table-cell table:style-name="ce6" office:value-type="float" office:value="1.43">
            <text:p>1.43</text:p>
          </table:table-cell>
          <table:table-cell table:style-name="ce6" office:value-type="float" office:value="2">
            <text:p>2</text:p>
          </table:table-cell>
          <table:table-cell table:style-name="ce208" office:value-type="string">
            <text:p>Subsonic aircraft</text:p>
          </table:table-cell>
          <table:table-cell table:number-columns-repeated="1016"/>
        </table:table-row>
        <table:table-row table:style-name="ro1">
          <table:table-cell table:style-name="ce36" office:value-type="string">
            <text:p>Cylinder Streamlined</text:p>
          </table:table-cell>
          <table:table-cell table:style-name="ce6" office:value-type="float" office:value="2">
            <text:p>2</text:p>
          </table:table-cell>
          <table:table-cell table:number-columns-repeated="2" table:style-name="ce6" office:value-type="float" office:value="0.58">
            <text:p>0.58</text:p>
          </table:table-cell>
          <table:table-cell table:number-columns-repeated="2" table:style-name="ce6" office:value-type="float" office:value="1.1">
            <text:p>1.1</text:p>
          </table:table-cell>
          <table:table-cell table:style-name="ce6" office:value-type="float" office:value="0.8">
            <text:p>0.8</text:p>
          </table:table-cell>
          <table:table-cell table:style-name="ce208" office:value-type="string">
            <text:p>Submarine, missile</text:p>
          </table:table-cell>
          <table:table-cell table:number-columns-repeated="1016"/>
        </table:table-row>
        <table:table-row table:style-name="ro1">
          <table:table-cell table:style-name="ce36" office:value-type="string">
            <text:p>Disk</text:p>
          </table:table-cell>
          <table:table-cell table:number-columns-repeated="2" table:style-name="ce6" office:value-type="float" office:value="1.5">
            <text:p>1.5</text:p>
          </table:table-cell>
          <table:table-cell table:style-name="ce6" office:value-type="float" office:value="0.3">
            <text:p>0.3</text:p>
          </table:table-cell>
          <table:table-cell table:number-columns-repeated="2" table:style-name="ce6" office:value-type="float" office:value="1.2">
            <text:p>1.2</text:p>
          </table:table-cell>
          <table:table-cell table:style-name="ce6" office:value-type="float" office:value="1.4">
            <text:p>1.4</text:p>
          </table:table-cell>
          <table:table-cell table:style-name="ce208"/>
          <table:table-cell table:number-columns-repeated="1016"/>
        </table:table-row>
        <table:table-row table:style-name="ro1">
          <table:table-cell table:style-name="ce36" office:value-type="string">
            <text:p>Disk Airframe</text:p>
          </table:table-cell>
          <table:table-cell table:number-columns-repeated="2" table:style-name="ce6" office:value-type="float" office:value="1.5">
            <text:p>1.5</text:p>
          </table:table-cell>
          <table:table-cell table:style-name="ce6" office:value-type="float" office:value="0.3">
            <text:p>0.3</text:p>
          </table:table-cell>
          <table:table-cell table:style-name="ce6" office:value-type="float" office:value="1.2">
            <text:p>1.2</text:p>
          </table:table-cell>
          <table:table-cell table:style-name="ce6" office:value-type="float" office:value="1.56">
            <text:p>1.56</text:p>
          </table:table-cell>
          <table:table-cell table:style-name="ce6" office:value-type="float" office:value="1.2">
            <text:p>1.2</text:p>
          </table:table-cell>
          <table:table-cell table:style-name="ce208" office:value-type="string">
            <text:p>Flying wing</text:p>
          </table:table-cell>
          <table:table-cell table:number-columns-repeated="1016"/>
        </table:table-row>
        <table:table-row table:style-name="ro1">
          <table:table-cell table:style-name="ce36" office:value-type="string">
            <text:p>Disk Streamlined</text:p>
          </table:table-cell>
          <table:table-cell table:number-columns-repeated="2" table:style-name="ce6" office:value-type="float" office:value="1.5">
            <text:p>1.5</text:p>
          </table:table-cell>
          <table:table-cell table:style-name="ce6" office:value-type="float" office:value="0.3">
            <text:p>0.3</text:p>
          </table:table-cell>
          <table:table-cell table:number-columns-repeated="2" table:style-name="ce6" office:value-type="float" office:value="1.2">
            <text:p>1.2</text:p>
          </table:table-cell>
          <table:table-cell table:style-name="ce6" office:value-type="float" office:value="1.6">
            <text:p>1.6</text:p>
          </table:table-cell>
          <table:table-cell table:style-name="ce208" office:value-type="string">
            <text:p>UFO, motorcycle &amp; rider (flip width/height)</text:p>
          </table:table-cell>
          <table:table-cell table:number-columns-repeated="1016"/>
        </table:table-row>
        <table:table-row table:style-name="ro1">
          <table:table-cell table:style-name="ce36" office:value-type="string">
            <text:p>Needle</text:p>
          </table:table-cell>
          <table:table-cell table:style-name="ce6" office:value-type="float" office:value="3">
            <text:p>3</text:p>
          </table:table-cell>
          <table:table-cell table:number-columns-repeated="2" table:style-name="ce6" office:value-type="float" office:value="0.42">
            <text:p>0.42</text:p>
          </table:table-cell>
          <table:table-cell table:number-columns-repeated="2" table:style-name="ce6" office:value-type="float" office:value="1.3">
            <text:p>1.3</text:p>
          </table:table-cell>
          <table:table-cell table:style-name="ce6" office:value-type="float" office:value="0.7">
            <text:p>0.7</text:p>
          </table:table-cell>
          <table:table-cell table:style-name="ce208"/>
          <table:table-cell table:number-columns-repeated="1016"/>
        </table:table-row>
        <table:table-row table:style-name="ro1">
          <table:table-cell table:style-name="ce36" office:value-type="string">
            <text:p>Needle Airframe</text:p>
          </table:table-cell>
          <table:table-cell table:style-name="ce6" office:value-type="float" office:value="3">
            <text:p>3</text:p>
          </table:table-cell>
          <table:table-cell table:number-columns-repeated="2" table:style-name="ce6" office:value-type="float" office:value="0.42">
            <text:p>0.42</text:p>
          </table:table-cell>
          <table:table-cell table:style-name="ce6" office:value-type="float" office:value="1.3">
            <text:p>1.3</text:p>
          </table:table-cell>
          <table:table-cell table:style-name="ce6" office:value-type="float" office:value="1.69">
            <text:p>1.69</text:p>
          </table:table-cell>
          <table:table-cell table:style-name="ce6" office:value-type="float" office:value="1.2">
            <text:p>1.2</text:p>
          </table:table-cell>
          <table:table-cell table:style-name="ce208" office:value-type="string">
            <text:p>Supersonic transport</text:p>
          </table:table-cell>
          <table:table-cell table:number-columns-repeated="1016"/>
        </table:table-row>
        <table:table-row table:style-name="ro1">
          <table:table-cell table:style-name="ce36" office:value-type="string">
            <text:p>Needle Streamlined</text:p>
          </table:table-cell>
          <table:table-cell table:style-name="ce6" office:value-type="float" office:value="3">
            <text:p>3</text:p>
          </table:table-cell>
          <table:table-cell table:number-columns-repeated="2" table:style-name="ce6" office:value-type="float" office:value="0.42">
            <text:p>0.42</text:p>
          </table:table-cell>
          <table:table-cell table:number-columns-repeated="2" table:style-name="ce6" office:value-type="float" office:value="1.3">
            <text:p>1.3</text:p>
          </table:table-cell>
          <table:table-cell table:style-name="ce6" office:value-type="float" office:value="0.8">
            <text:p>0.8</text:p>
          </table:table-cell>
          <table:table-cell table:style-name="ce208" office:value-type="string">
            <text:p>Missile</text:p>
          </table:table-cell>
          <table:table-cell table:number-columns-repeated="1016"/>
        </table:table-row>
        <table:table-row table:style-name="ro1">
          <table:table-cell table:style-name="ce36" office:value-type="string">
            <text:p>Open Frame</text:p>
          </table:table-cell>
          <table:table-cell table:style-name="ce6" office:value-type="float" office:value="3.5">
            <text:p>3.5</text:p>
          </table:table-cell>
          <table:table-cell table:style-name="ce6" table:number-columns-repeated="2"/>
          <table:table-cell table:style-name="ce6" office:value-type="float" office:value="2">
            <text:p>2</text:p>
          </table:table-cell>
          <table:table-cell table:style-name="ce6" office:value-type="float" office:value="1">
            <text:p>1</text:p>
          </table:table-cell>
          <table:table-cell table:style-name="ce6" office:value-type="float" office:value="0.3">
            <text:p>0.3</text:p>
          </table:table-cell>
          <table:table-cell table:style-name="ce208"/>
          <table:table-cell table:number-columns-repeated="1016"/>
        </table:table-row>
        <table:table-row table:style-name="ro1">
          <table:table-cell table:style-name="ce36" office:value-type="string">
            <text:p>Slab</text:p>
          </table:table-cell>
          <table:table-cell table:style-name="ce6" office:value-type="float" office:value="2.75">
            <text:p>2.75</text:p>
          </table:table-cell>
          <table:table-cell table:style-name="ce6" office:value-type="float" office:value="0.8">
            <text:p>0.8</text:p>
          </table:table-cell>
          <table:table-cell table:style-name="ce6" office:value-type="float" office:value="0.25">
            <text:p>0.25</text:p>
          </table:table-cell>
          <table:table-cell table:number-columns-repeated="2" table:style-name="ce6" office:value-type="float" office:value="1.5">
            <text:p>1.5</text:p>
          </table:table-cell>
          <table:table-cell table:style-name="ce6" office:value-type="float" office:value="0.5">
            <text:p>0.5</text:p>
          </table:table-cell>
          <table:table-cell table:style-name="ce208"/>
          <table:table-cell table:number-columns-repeated="1016"/>
        </table:table-row>
        <table:table-row table:style-name="ro1">
          <table:table-cell table:style-name="ce36" office:value-type="string">
            <text:p>Slab Airframe</text:p>
          </table:table-cell>
          <table:table-cell table:style-name="ce6" office:value-type="float" office:value="2.75">
            <text:p>2.75</text:p>
          </table:table-cell>
          <table:table-cell table:style-name="ce6" office:value-type="float" office:value="0.8">
            <text:p>0.8</text:p>
          </table:table-cell>
          <table:table-cell table:style-name="ce6" office:value-type="float" office:value="0.25">
            <text:p>0.25</text:p>
          </table:table-cell>
          <table:table-cell table:style-name="ce6" office:value-type="float" office:value="1.5">
            <text:p>1.5</text:p>
          </table:table-cell>
          <table:table-cell table:style-name="ce6" office:value-type="float" office:value="1.95">
            <text:p>1.95</text:p>
          </table:table-cell>
          <table:table-cell table:style-name="ce6" office:value-type="float" office:value="1.5">
            <text:p>1.5</text:p>
          </table:table-cell>
          <table:table-cell table:style-name="ce208"/>
          <table:table-cell table:number-columns-repeated="1016"/>
        </table:table-row>
        <table:table-row table:style-name="ro1">
          <table:table-cell table:style-name="ce36" office:value-type="string">
            <text:p>Slab Streamlined</text:p>
          </table:table-cell>
          <table:table-cell table:style-name="ce6" office:value-type="float" office:value="2.75">
            <text:p>2.75</text:p>
          </table:table-cell>
          <table:table-cell table:style-name="ce6" office:value-type="float" office:value="0.8">
            <text:p>0.8</text:p>
          </table:table-cell>
          <table:table-cell table:style-name="ce6" office:value-type="float" office:value="0.25">
            <text:p>0.25</text:p>
          </table:table-cell>
          <table:table-cell table:number-columns-repeated="2" table:style-name="ce6" office:value-type="float" office:value="1.5">
            <text:p>1.5</text:p>
          </table:table-cell>
          <table:table-cell table:style-name="ce6" office:value-type="float" office:value="0.7">
            <text:p>0.7</text:p>
          </table:table-cell>
          <table:table-cell table:style-name="ce208" office:value-type="string">
            <text:p>Race car</text:p>
          </table:table-cell>
          <table:table-cell table:number-columns-repeated="1016"/>
        </table:table-row>
        <table:table-row table:style-name="ro1">
          <table:table-cell table:style-name="ce36" office:value-type="string">
            <text:p>Sphere</text:p>
          </table:table-cell>
          <table:table-cell table:number-columns-repeated="5" table:style-name="ce6" office:value-type="float" office:value="1">
            <text:p>1</text:p>
          </table:table-cell>
          <table:table-cell table:style-name="ce6" office:value-type="float" office:value="0.8">
            <text:p>0.8</text:p>
          </table:table-cell>
          <table:table-cell table:style-name="ce208"/>
          <table:table-cell table:number-columns-repeated="1016"/>
        </table:table-row>
        <table:table-row table:style-name="ro1">
          <table:table-cell table:style-name="ce36" office:value-type="string">
            <text:p>Sphere Streamlined</text:p>
          </table:table-cell>
          <table:table-cell table:number-columns-repeated="6" table:style-name="ce6" office:value-type="float" office:value="1">
            <text:p>1</text:p>
          </table:table-cell>
          <table:table-cell table:style-name="ce208" office:value-type="string">
            <text:p>Hover drone</text:p>
          </table:table-cell>
          <table:table-cell table:number-columns-repeated="1016"/>
        </table:table-row>
        <table:table-row table:style-name="ro1">
          <table:table-cell table:style-name="ce36" office:value-type="string">
            <text:p>Wedge</text:p>
          </table:table-cell>
          <table:table-cell table:style-name="ce6" office:value-type="float" office:value="2.5">
            <text:p>2.5</text:p>
          </table:table-cell>
          <table:table-cell table:style-name="ce6" office:value-type="float" office:value="1">
            <text:p>1</text:p>
          </table:table-cell>
          <table:table-cell table:style-name="ce6" office:value-type="float" office:value="0.64">
            <text:p>0.64</text:p>
          </table:table-cell>
          <table:table-cell table:number-columns-repeated="2" table:style-name="ce6" office:value-type="float" office:value="1.5">
            <text:p>1.5</text:p>
          </table:table-cell>
          <table:table-cell table:style-name="ce6" office:value-type="float" office:value="0.5">
            <text:p>0.5</text:p>
          </table:table-cell>
          <table:table-cell table:style-name="ce208"/>
          <table:table-cell table:number-columns-repeated="1016"/>
        </table:table-row>
        <table:table-row table:style-name="ro1">
          <table:table-cell table:style-name="ce36" office:value-type="string">
            <text:p>Wedge Airframe</text:p>
          </table:table-cell>
          <table:table-cell table:style-name="ce6" office:value-type="float" office:value="2.5">
            <text:p>2.5</text:p>
          </table:table-cell>
          <table:table-cell table:style-name="ce6" office:value-type="float" office:value="1">
            <text:p>1</text:p>
          </table:table-cell>
          <table:table-cell table:style-name="ce6" office:value-type="float" office:value="0.64">
            <text:p>0.64</text:p>
          </table:table-cell>
          <table:table-cell table:style-name="ce6" office:value-type="float" office:value="1.5">
            <text:p>1.5</text:p>
          </table:table-cell>
          <table:table-cell table:style-name="ce6" office:value-type="float" office:value="1.95">
            <text:p>1.95</text:p>
          </table:table-cell>
          <table:table-cell table:style-name="ce6" office:value-type="float" office:value="1.5">
            <text:p>1.5</text:p>
          </table:table-cell>
          <table:table-cell table:style-name="ce208"/>
          <table:table-cell table:number-columns-repeated="1016"/>
        </table:table-row>
        <table:table-row table:style-name="ro1">
          <table:table-cell table:style-name="ce36" office:value-type="string">
            <text:p>Wedge Streamlined</text:p>
          </table:table-cell>
          <table:table-cell table:style-name="ce42" office:value-type="float" office:value="2.5">
            <text:p>2.5</text:p>
          </table:table-cell>
          <table:table-cell table:style-name="ce42" office:value-type="float" office:value="1">
            <text:p>1</text:p>
          </table:table-cell>
          <table:table-cell table:style-name="ce42" office:value-type="float" office:value="0.64">
            <text:p>0.64</text:p>
          </table:table-cell>
          <table:table-cell table:number-columns-repeated="2" table:style-name="ce42" office:value-type="float" office:value="1.5">
            <text:p>1.5</text:p>
          </table:table-cell>
          <table:table-cell table:style-name="ce42" office:value-type="float" office:value="0.7">
            <text:p>0.7</text:p>
          </table:table-cell>
          <table:table-cell table:style-name="ce215" office:value-type="string">
            <text:p>Speedboat</text:p>
          </table:table-cell>
          <table:table-cell table:number-columns-repeated="1016"/>
        </table:table-row>
        <table:table-row table:style-name="ro1">
          <table:table-cell table:number-columns-repeated="1024"/>
        </table:table-row>
        <table:table-row table:style-name="ro1">
          <table:table-cell table:style-name="ce56" office:value-type="string">
            <text:p>Material</text:p>
          </table:table-cell>
          <table:table-cell table:style-name="ce32" office:value-type="string">
            <text:p>TL</text:p>
          </table:table-cell>
          <table:table-cell table:style-name="ce32" office:value-type="string">
            <text:p>Toughness of 1cm</text:p>
          </table:table-cell>
          <table:table-cell table:style-name="ce32" office:value-type="string">
            <text:p>Density</text:p>
          </table:table-cell>
          <table:table-cell table:style-name="ce240" office:value-type="string">
            <text:p>price per m3</text:p>
          </table:table-cell>
          <table:table-cell/>
          <table:table-cell table:style-name="ce56" office:value-type="string">
            <text:p>TL</text:p>
          </table:table-cell>
          <table:table-cell table:style-name="ce32" office:value-type="string">
            <text:p>Mult</text:p>
          </table:table-cell>
          <table:table-cell table:style-name="ce240" office:value-type="string">
            <text:p>Limited Traverse Mult</text:p>
          </table:table-cell>
          <table:table-cell table:number-columns-repeated="1015"/>
        </table:table-row>
        <table:table-row table:style-name="ro1">
          <table:table-cell table:style-name="ce36" office:value-type="string">
            <text:p>Bonded superdense</text:p>
          </table:table-cell>
          <table:table-cell table:number-columns-repeated="2" table:style-name="ce6" office:value-type="float" office:value="14">
            <text:p>14</text:p>
          </table:table-cell>
          <table:table-cell table:style-name="ce6" office:value-type="float" office:value="15">
            <text:p>15</text:p>
          </table:table-cell>
          <table:table-cell table:style-name="ce208" office:value-type="float" office:value="0.028">
            <text:p>0.028</text:p>
          </table:table-cell>
          <table:table-cell/>
          <table:table-cell table:style-name="ce48" office:value-type="float" office:value="6">
            <text:p>6</text:p>
          </table:table-cell>
          <table:table-cell table:style-name="ce6" office:value-type="float" office:value="4">
            <text:p>4</text:p>
          </table:table-cell>
          <table:table-cell table:style-name="ce208" office:value-type="float" office:value="3">
            <text:p>3</text:p>
          </table:table-cell>
          <table:table-cell table:number-columns-repeated="1015"/>
        </table:table-row>
        <table:table-row table:style-name="ro1">
          <table:table-cell table:style-name="ce36" office:value-type="string">
            <text:p>Coherent superdense</text:p>
          </table:table-cell>
          <table:table-cell table:style-name="ce6" office:value-type="float" office:value="17">
            <text:p>17</text:p>
          </table:table-cell>
          <table:table-cell table:style-name="ce6" office:value-type="float" office:value="16">
            <text:p>16</text:p>
          </table:table-cell>
          <table:table-cell table:style-name="ce6" office:value-type="float" office:value="15">
            <text:p>15</text:p>
          </table:table-cell>
          <table:table-cell table:style-name="ce208" office:value-type="float" office:value="0.035">
            <text:p>0.035</text:p>
          </table:table-cell>
          <table:table-cell/>
          <table:table-cell table:style-name="ce48" office:value-type="float" office:value="7">
            <text:p>7</text:p>
          </table:table-cell>
          <table:table-cell table:style-name="ce6" office:value-type="float" office:value="3">
            <text:p>3</text:p>
          </table:table-cell>
          <table:table-cell table:style-name="ce208" office:value-type="float" office:value="2">
            <text:p>2</text:p>
          </table:table-cell>
          <table:table-cell table:number-columns-repeated="1015"/>
        </table:table-row>
        <table:table-row table:style-name="ro1">
          <table:table-cell table:style-name="ce36" office:value-type="string">
            <text:p>Composite laminate</text:p>
          </table:table-cell>
          <table:table-cell table:style-name="ce6" office:value-type="float" office:value="8">
            <text:p>8</text:p>
          </table:table-cell>
          <table:table-cell table:style-name="ce6" office:value-type="float" office:value="7">
            <text:p>7</text:p>
          </table:table-cell>
          <table:table-cell table:style-name="ce6" office:value-type="float" office:value="8">
            <text:p>8</text:p>
          </table:table-cell>
          <table:table-cell table:style-name="ce208" office:value-type="float" office:value="0.08">
            <text:p>0.08</text:p>
          </table:table-cell>
          <table:table-cell/>
          <table:table-cell table:style-name="ce48" office:value-type="float" office:value="8">
            <text:p>8</text:p>
          </table:table-cell>
          <table:table-cell table:style-name="ce6" office:value-type="float" office:value="2">
            <text:p>2</text:p>
          </table:table-cell>
          <table:table-cell table:style-name="ce208" office:value-type="float" office:value="1.5">
            <text:p>1.5</text:p>
          </table:table-cell>
          <table:table-cell table:number-columns-repeated="1015"/>
        </table:table-row>
        <table:table-row table:style-name="ro1">
          <table:table-cell table:style-name="ce36" office:value-type="string">
            <text:p>Crystaliron</text:p>
          </table:table-cell>
          <table:table-cell table:style-name="ce6" office:value-type="float" office:value="10">
            <text:p>10</text:p>
          </table:table-cell>
          <table:table-cell table:style-name="ce6" office:value-type="float" office:value="9">
            <text:p>9</text:p>
          </table:table-cell>
          <table:table-cell table:style-name="ce6" office:value-type="float" office:value="10">
            <text:p>10</text:p>
          </table:table-cell>
          <table:table-cell table:style-name="ce208" office:value-type="float" office:value="0.09">
            <text:p>0.09</text:p>
          </table:table-cell>
          <table:table-cell/>
          <table:table-cell table:style-name="ce60" office:value-type="float" office:value="9">
            <text:p>9</text:p>
          </table:table-cell>
          <table:table-cell table:style-name="ce42" office:value-type="float" office:value="1.5">
            <text:p>1.5</text:p>
          </table:table-cell>
          <table:table-cell table:style-name="ce215" office:value-type="float" office:value="1.5">
            <text:p>1.5</text:p>
          </table:table-cell>
          <table:table-cell table:number-columns-repeated="1015"/>
        </table:table-row>
        <table:table-row table:style-name="ro1">
          <table:table-cell table:style-name="ce36" office:value-type="string">
            <text:p>Fiber laminate*</text:p>
          </table:table-cell>
          <table:table-cell table:style-name="ce6" office:value-type="float" office:value="6">
            <text:p>6</text:p>
          </table:table-cell>
          <table:table-cell table:style-name="ce6" office:value-type="float" office:value="2">
            <text:p>2</text:p>
          </table:table-cell>
          <table:table-cell table:style-name="ce6" office:value-type="float" office:value="1">
            <text:p>1</text:p>
          </table:table-cell>
          <table:table-cell table:style-name="ce208" office:value-type="float" office:value="0.03">
            <text:p>0.03</text:p>
          </table:table-cell>
          <table:table-cell table:number-columns-repeated="1019"/>
        </table:table-row>
        <table:table-row table:style-name="ro1">
          <table:table-cell table:style-name="ce36" office:value-type="string">
            <text:p>Hard steel</text:p>
          </table:table-cell>
          <table:table-cell table:style-name="ce6" office:value-type="float" office:value="5">
            <text:p>5</text:p>
          </table:table-cell>
          <table:table-cell table:style-name="ce6" office:value-type="float" office:value="6">
            <text:p>6</text:p>
          </table:table-cell>
          <table:table-cell table:style-name="ce6" office:value-type="float" office:value="8">
            <text:p>8</text:p>
          </table:table-cell>
          <table:table-cell table:style-name="ce208" office:value-type="float" office:value="0.02">
            <text:p>0.02</text:p>
          </table:table-cell>
          <table:table-cell/>
          <table:table-cell table:style-name="ce56" office:value-type="string">
            <text:p>Slope</text:p>
          </table:table-cell>
          <table:table-cell table:style-name="ce32" office:value-type="string">
            <text:p>Vol Mult</text:p>
          </table:table-cell>
          <table:table-cell table:style-name="ce240" office:value-type="string">
            <text:p>Effect. Thick</text:p>
          </table:table-cell>
          <table:table-cell table:number-columns-repeated="1015"/>
        </table:table-row>
        <table:table-row table:style-name="ro1">
          <table:table-cell table:style-name="ce36" office:value-type="string">
            <text:p>Heavy wood*</text:p>
          </table:table-cell>
          <table:table-cell table:number-columns-repeated="3" table:style-name="ce6" office:value-type="float" office:value="1">
            <text:p>1</text:p>
          </table:table-cell>
          <table:table-cell table:style-name="ce208" office:value-type="float" office:value="0.001">
            <text:p>0.001</text:p>
          </table:table-cell>
          <table:table-cell/>
          <table:table-cell table:style-name="ce36" office:value-type="string">
            <text:p>Moderate</text:p>
          </table:table-cell>
          <table:table-cell table:style-name="ce267" office:value-type="percentage" office:value="-0.1">
            <text:p>-10%</text:p>
          </table:table-cell>
          <table:table-cell table:style-name="ce208" office:value-type="float" office:value="1.5">
            <text:p>1.5</text:p>
          </table:table-cell>
          <table:table-cell table:number-columns-repeated="1015"/>
        </table:table-row>
        <table:table-row table:style-name="ro1">
          <table:table-cell table:style-name="ce36" office:value-type="string">
            <text:p>Light alloy</text:p>
          </table:table-cell>
          <table:table-cell table:style-name="ce6" office:value-type="float" office:value="6">
            <text:p>6</text:p>
          </table:table-cell>
          <table:table-cell table:number-columns-repeated="2" table:style-name="ce6" office:value-type="float" office:value="3">
            <text:p>3</text:p>
          </table:table-cell>
          <table:table-cell table:style-name="ce208" office:value-type="float" office:value="0.04">
            <text:p>0.04</text:p>
          </table:table-cell>
          <table:table-cell/>
          <table:table-cell table:style-name="ce36" office:value-type="string">
            <text:p>None</text:p>
          </table:table-cell>
          <table:table-cell table:style-name="ce267" office:value-type="percentage" office:value="0">
            <text:p>0%</text:p>
          </table:table-cell>
          <table:table-cell table:style-name="ce208" office:value-type="float" office:value="1">
            <text:p>1</text:p>
          </table:table-cell>
          <table:table-cell table:number-columns-repeated="1015"/>
        </table:table-row>
        <table:table-row table:style-name="ro1">
          <table:table-cell table:style-name="ce36" office:value-type="string">
            <text:p>Light composite</text:p>
          </table:table-cell>
          <table:table-cell table:style-name="ce6" office:value-type="float" office:value="7">
            <text:p>7</text:p>
          </table:table-cell>
          <table:table-cell table:style-name="ce6" office:value-type="float" office:value="6">
            <text:p>6</text:p>
          </table:table-cell>
          <table:table-cell table:style-name="ce6" office:value-type="float" office:value="7">
            <text:p>7</text:p>
          </table:table-cell>
          <table:table-cell table:style-name="ce208" office:value-type="float" office:value="0.07">
            <text:p>0.07</text:p>
          </table:table-cell>
          <table:table-cell/>
          <table:table-cell table:style-name="ce36" office:value-type="string">
            <text:p>Radical</text:p>
          </table:table-cell>
          <table:table-cell table:style-name="ce268" office:value-type="percentage" office:value="-0.2">
            <text:p>-20%</text:p>
          </table:table-cell>
          <table:table-cell table:style-name="ce215" office:value-type="float" office:value="2">
            <text:p>2</text:p>
          </table:table-cell>
          <table:table-cell table:number-columns-repeated="1015"/>
        </table:table-row>
        <table:table-row table:style-name="ro1">
          <table:table-cell table:style-name="ce36" office:value-type="string">
            <text:p>Soft steel*</text:p>
          </table:table-cell>
          <table:table-cell table:style-name="ce6" office:value-type="float" office:value="3">
            <text:p>3</text:p>
          </table:table-cell>
          <table:table-cell table:style-name="ce6" office:value-type="float" office:value="4">
            <text:p>4</text:p>
          </table:table-cell>
          <table:table-cell table:style-name="ce6" office:value-type="float" office:value="8">
            <text:p>8</text:p>
          </table:table-cell>
          <table:table-cell table:style-name="ce208" office:value-type="float" office:value="0.016">
            <text:p>0.016</text:p>
          </table:table-cell>
          <table:table-cell table:number-columns-repeated="1019"/>
        </table:table-row>
        <table:table-row table:style-name="ro1">
          <table:table-cell table:style-name="ce36" office:value-type="string">
            <text:p>Structurecomp*</text:p>
          </table:table-cell>
          <table:table-cell table:style-name="ce6" office:value-type="float" office:value="11">
            <text:p>11</text:p>
          </table:table-cell>
          <table:table-cell table:style-name="ce6" office:value-type="float" office:value="3">
            <text:p>3</text:p>
          </table:table-cell>
          <table:table-cell table:style-name="ce6" office:value-type="float" office:value="1">
            <text:p>1</text:p>
          </table:table-cell>
          <table:table-cell table:style-name="ce208" office:value-type="float" office:value="0.04">
            <text:p>0.04</text:p>
          </table:table-cell>
          <table:table-cell/>
          <table:table-cell table:style-name="Default" table:number-columns-repeated="3"/>
          <table:table-cell table:number-columns-repeated="1015"/>
        </table:table-row>
        <table:table-row table:style-name="ro1">
          <table:table-cell table:style-name="ce36" office:value-type="string">
            <text:p>Superdense</text:p>
          </table:table-cell>
          <table:table-cell table:style-name="ce42" office:value-type="float" office:value="12">
            <text:p>12</text:p>
          </table:table-cell>
          <table:table-cell table:style-name="ce42" office:value-type="float" office:value="11">
            <text:p>11</text:p>
          </table:table-cell>
          <table:table-cell table:style-name="ce42" office:value-type="float" office:value="15">
            <text:p>15</text:p>
          </table:table-cell>
          <table:table-cell table:style-name="ce215" office:value-type="float" office:value="0.14">
            <text:p>0.14</text:p>
          </table:table-cell>
          <table:table-cell table:number-columns-repeated="1019"/>
        </table:table-row>
        <table:table-row table:style-name="ro1">
          <table:table-cell table:number-columns-repeated="1024"/>
        </table:table-row>
        <table:table-row table:style-name="ro1">
          <table:table-cell/>
          <table:table-cell table:style-name="ce56"/>
          <table:table-cell table:style-name="ce32"/>
          <table:table-cell table:style-name="ce32" office:value-type="string">
            <text:p>Pow/</text:p>
          </table:table-cell>
          <table:table-cell table:style-name="ce32" office:value-type="string">
            <text:p>Mass/</text:p>
          </table:table-cell>
          <table:table-cell table:style-name="ce32" office:value-type="string">
            <text:p>Min Vol (m3)</text:p>
          </table:table-cell>
          <table:table-cell table:style-name="ce32" office:value-type="string">
            <text:p>Cost/</text:p>
          </table:table-cell>
          <table:table-cell table:style-name="ce32" office:value-type="string">
            <text:p>Area</text:p>
          </table:table-cell>
          <table:table-cell table:style-name="ce32" office:value-type="string">
            <text:p>100hr</text:p>
          </table:table-cell>
          <table:table-cell table:style-name="ce32"/>
          <table:table-cell table:style-name="ce240"/>
          <table:table-cell table:number-columns-repeated="1013"/>
        </table:table-row>
        <table:table-row table:style-name="ro1">
          <table:table-cell/>
          <table:table-cell table:style-name="ce48" office:value-type="string">
            <text:p>TL</text:p>
          </table:table-cell>
          <table:table-cell table:style-name="ce6" office:value-type="string">
            <text:p>Description</text:p>
          </table:table-cell>
          <table:table-cell table:number-columns-repeated="2" table:style-name="ce6" office:value-type="string">
            <text:p>m3</text:p>
          </table:table-cell>
          <table:table-cell table:style-name="ce6" office:value-type="string">
            <text:p>&amp;output</text:p>
          </table:table-cell>
          <table:table-cell table:style-name="ce6"/>
          <table:table-cell table:style-name="ce6" office:value-type="string">
            <text:p>per m3</text:p>
          </table:table-cell>
          <table:table-cell table:style-name="ce6" office:value-type="string">
            <text:p>Fuel/m3</text:p>
          </table:table-cell>
          <table:table-cell table:style-name="ce6" office:value-type="string">
            <text:p>Fuel</text:p>
          </table:table-cell>
          <table:table-cell table:style-name="ce208" office:value-type="string">
            <text:p>Maint</text:p>
          </table:table-cell>
          <table:table-cell/>
          <table:table-cell office:value-type="string">
            <text:p>Type</text:p>
          </table:table-cell>
          <table:table-cell table:style-name="Default"/>
          <table:table-cell table:style-name="ce61" office:value-type="string" table:number-columns-spanned="6" table:number-rows-spanned="1">
            <text:p>Available TL</text:p>
          </table:table-cell>
          <table:covered-table-cell table:number-columns-repeated="5" table:style-name="ce5"/>
          <table:table-cell table:number-columns-repeated="1004"/>
        </table:table-row>
        <table:table-row table:style-name="ro1">
          <table:table-cell table:style-name="Default" office:value-type="string">
            <text:p>Early steam-3</text:p>
          </table:table-cell>
          <table:table-cell table:style-name="ce256" office:value-type="float" office:value="3">
            <text:p>3</text:p>
          </table:table-cell>
          <table:table-cell table:style-name="ce256" office:value-type="string">
            <text:p>Early steam</text:p>
          </table:table-cell>
          <table:table-cell table:style-name="ce256" office:value-type="float" office:value="0.1">
            <text:p>0.1</text:p>
          </table:table-cell>
          <table:table-cell table:style-name="ce256" office:value-type="float" office:value="2">
            <text:p>2</text:p>
          </table:table-cell>
          <table:table-cell table:style-name="ce256" office:value-type="float" office:value="0.25">
            <text:p>0.25</text:p>
          </table:table-cell>
          <table:table-cell table:style-name="ce256" office:value-type="float" office:value="0.002">
            <text:p>0.002</text:p>
          </table:table-cell>
          <table:table-cell table:style-name="ce256" office:value-type="float" office:value="0.9">
            <text:p>0.9</text:p>
          </table:table-cell>
          <table:table-cell table:style-name="ce256" office:value-type="float" office:value="1">
            <text:p>1</text:p>
          </table:table-cell>
          <table:table-cell table:style-name="ce256" office:value-type="string">
            <text:p>wood</text:p>
          </table:table-cell>
          <table:table-cell table:style-name="ce256" office:value-type="string">
            <text:p>600hr</text:p>
          </table:table-cell>
          <table:table-cell table:style-name="Default"/>
          <table:table-cell table:style-name="ce256" office:value-type="string">
            <text:p>Early steam</text:p>
          </table:table-cell>
          <table:table-cell office:value-type="string">
            <text:p>Tables!O71</text:p>
          </table:table-cell>
          <table:table-cell office:value-type="float" office:value="3">
            <text:p>3</text:p>
          </table:table-cell>
          <table:table-cell table:number-columns-repeated="1009"/>
        </table:table-row>
        <table:table-row table:style-name="ro1">
          <table:table-cell table:style-name="Default" office:value-type="string">
            <text:p>Fission-6</text:p>
          </table:table-cell>
          <table:table-cell table:style-name="ce256" office:value-type="float" office:value="6">
            <text:p>6</text:p>
          </table:table-cell>
          <table:table-cell table:style-name="ce256" office:value-type="string">
            <text:p>Fission</text:p>
          </table:table-cell>
          <table:table-cell table:style-name="ce256" office:value-type="float" office:value="0.3">
            <text:p>0.3</text:p>
          </table:table-cell>
          <table:table-cell table:style-name="ce256" office:value-type="float" office:value="6">
            <text:p>6</text:p>
          </table:table-cell>
          <table:table-cell table:style-name="ce256" office:value-type="float" office:value="40">
            <text:p>40</text:p>
          </table:table-cell>
          <table:table-cell table:style-name="ce256" office:value-type="float" office:value="0.2">
            <text:p>0.2</text:p>
          </table:table-cell>
          <table:table-cell table:style-name="ce256" office:value-type="float" office:value="2">
            <text:p>2</text:p>
          </table:table-cell>
          <table:table-cell table:style-name="ce256" office:value-type="float" office:value="0.001">
            <text:p>0.001</text:p>
          </table:table-cell>
          <table:table-cell table:style-name="ce256" office:value-type="string">
            <text:p>radioa</text:p>
          </table:table-cell>
          <table:table-cell table:style-name="ce256" office:value-type="string">
            <text:p>9000hr</text:p>
          </table:table-cell>
          <table:table-cell table:style-name="Default"/>
          <table:table-cell table:style-name="ce256" office:value-type="string">
            <text:p>Fission</text:p>
          </table:table-cell>
          <table:table-cell office:value-type="string">
            <text:p>Tables!O72:Q72</text:p>
          </table:table-cell>
          <table:table-cell office:value-type="float" office:value="6">
            <text:p>6</text:p>
          </table:table-cell>
          <table:table-cell office:value-type="float" office:value="7">
            <text:p>7</text:p>
          </table:table-cell>
          <table:table-cell office:value-type="float" office:value="8">
            <text:p>8</text:p>
          </table:table-cell>
          <table:table-cell table:number-columns-repeated="1007"/>
        </table:table-row>
        <table:table-row table:style-name="ro1">
          <table:table-cell table:style-name="Default" office:value-type="string">
            <text:p>Fission-7</text:p>
          </table:table-cell>
          <table:table-cell table:style-name="ce256" office:value-type="float" office:value="7">
            <text:p>7</text:p>
          </table:table-cell>
          <table:table-cell table:style-name="ce256" office:value-type="string">
            <text:p>Fission</text:p>
          </table:table-cell>
          <table:table-cell table:style-name="ce256" office:value-type="float" office:value="0.6">
            <text:p>0.6</text:p>
          </table:table-cell>
          <table:table-cell table:style-name="ce256" office:value-type="float" office:value="6">
            <text:p>6</text:p>
          </table:table-cell>
          <table:table-cell table:style-name="ce256" office:value-type="float" office:value="20">
            <text:p>20</text:p>
          </table:table-cell>
          <table:table-cell table:style-name="ce256" office:value-type="float" office:value="0.15">
            <text:p>0.15</text:p>
          </table:table-cell>
          <table:table-cell table:style-name="ce256" office:value-type="float" office:value="1.5">
            <text:p>1.5</text:p>
          </table:table-cell>
          <table:table-cell table:style-name="ce256" office:value-type="float" office:value="0.001">
            <text:p>0.001</text:p>
          </table:table-cell>
          <table:table-cell table:style-name="ce256" office:value-type="string">
            <text:p>radioa</text:p>
          </table:table-cell>
          <table:table-cell table:style-name="ce256" office:value-type="string">
            <text:p>9000hr</text:p>
          </table:table-cell>
          <table:table-cell table:style-name="Default"/>
          <table:table-cell table:style-name="ce256" office:value-type="string">
            <text:p>Fuel cell</text:p>
          </table:table-cell>
          <table:table-cell office:value-type="string">
            <text:p>Tables!O73:Q73</text:p>
          </table:table-cell>
          <table:table-cell office:value-type="float" office:value="7">
            <text:p>7</text:p>
          </table:table-cell>
          <table:table-cell table:style-name="Default" office:value-type="float" office:value="12">
            <text:p>12</text:p>
          </table:table-cell>
          <table:table-cell office:value-type="float" office:value="14">
            <text:p>14</text:p>
          </table:table-cell>
          <table:table-cell table:number-columns-repeated="1007"/>
        </table:table-row>
        <table:table-row table:style-name="ro1">
          <table:table-cell table:style-name="Default" office:value-type="string">
            <text:p>Fission-8</text:p>
          </table:table-cell>
          <table:table-cell table:style-name="ce256" office:value-type="float" office:value="8">
            <text:p>8</text:p>
          </table:table-cell>
          <table:table-cell table:style-name="ce256" office:value-type="string">
            <text:p>Fission</text:p>
          </table:table-cell>
          <table:table-cell table:style-name="ce256" office:value-type="float" office:value="1">
            <text:p>1</text:p>
          </table:table-cell>
          <table:table-cell table:style-name="ce256" office:value-type="float" office:value="6">
            <text:p>6</text:p>
          </table:table-cell>
          <table:table-cell table:style-name="ce256" office:value-type="float" office:value="10">
            <text:p>10</text:p>
          </table:table-cell>
          <table:table-cell table:style-name="ce256" office:value-type="float" office:value="0.1">
            <text:p>0.1</text:p>
          </table:table-cell>
          <table:table-cell table:style-name="ce256" office:value-type="float" office:value="1">
            <text:p>1</text:p>
          </table:table-cell>
          <table:table-cell table:style-name="ce256" office:value-type="float" office:value="0.001">
            <text:p>0.001</text:p>
          </table:table-cell>
          <table:table-cell table:style-name="ce256" office:value-type="string">
            <text:p>radioa</text:p>
          </table:table-cell>
          <table:table-cell table:style-name="ce256" office:value-type="string">
            <text:p>9000hr</text:p>
          </table:table-cell>
          <table:table-cell table:style-name="Default"/>
          <table:table-cell table:style-name="ce256" office:value-type="string">
            <text:p>Fusion</text:p>
          </table:table-cell>
          <table:table-cell office:value-type="string">
            <text:p>Tables!O74:T74</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table:number-columns-repeated="1004"/>
        </table:table-row>
        <table:table-row table:style-name="ro1">
          <table:table-cell table:style-name="Default" office:value-type="string">
            <text:p>Fuel cell-12</text:p>
          </table:table-cell>
          <table:table-cell table:style-name="ce256" office:value-type="float" office:value="12">
            <text:p>12</text:p>
          </table:table-cell>
          <table:table-cell table:style-name="ce256" office:value-type="string">
            <text:p>Fuel cell</text:p>
          </table:table-cell>
          <table:table-cell table:style-name="ce256" office:value-type="float" office:value="0.75">
            <text:p>0.75</text:p>
          </table:table-cell>
          <table:table-cell table:style-name="ce256" office:value-type="float" office:value="1">
            <text:p>1</text:p>
          </table:table-cell>
          <table:table-cell table:style-name="ce256" office:value-type="float" office:value="0.003">
            <text:p>0.003</text:p>
          </table:table-cell>
          <table:table-cell table:style-name="ce256" office:value-type="float" office:value="0.02">
            <text:p>0.02</text:p>
          </table:table-cell>
          <table:table-cell table:style-name="ce256" office:value-type="float" office:value="0">
            <text:p>0</text:p>
          </table:table-cell>
          <table:table-cell table:style-name="ce256" office:value-type="float" office:value="18.7">
            <text:p>18.7</text:p>
          </table:table-cell>
          <table:table-cell table:style-name="ce256" office:value-type="string">
            <text:p>lhyd</text:p>
          </table:table-cell>
          <table:table-cell table:style-name="ce256" office:value-type="string">
            <text:p>9000hr</text:p>
          </table:table-cell>
          <table:table-cell table:style-name="Default"/>
          <table:table-cell table:style-name="ce256" office:value-type="string">
            <text:p>Fusion+</text:p>
          </table:table-cell>
          <table:table-cell office:value-type="string">
            <text:p>Tables!O75:S75</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table:number-columns-repeated="1005"/>
        </table:table-row>
        <table:table-row table:style-name="ro1">
          <table:table-cell table:style-name="Default" office:value-type="string">
            <text:p>Fuel cell-14</text:p>
          </table:table-cell>
          <table:table-cell table:style-name="ce256" office:value-type="float" office:value="14">
            <text:p>14</text:p>
          </table:table-cell>
          <table:table-cell table:style-name="ce256" office:value-type="string">
            <text:p>Fuel cell</text:p>
          </table:table-cell>
          <table:table-cell table:style-name="ce256" office:value-type="float" office:value="1.5">
            <text:p>1.5</text:p>
          </table:table-cell>
          <table:table-cell table:style-name="ce256" office:value-type="float" office:value="1">
            <text:p>1</text:p>
          </table:table-cell>
          <table:table-cell table:style-name="ce256" office:value-type="float" office:value="0.002">
            <text:p>0.002</text:p>
          </table:table-cell>
          <table:table-cell table:style-name="ce256" office:value-type="float" office:value="0.02">
            <text:p>0.02</text:p>
          </table:table-cell>
          <table:table-cell table:style-name="ce256" office:value-type="float" office:value="0">
            <text:p>0</text:p>
          </table:table-cell>
          <table:table-cell table:style-name="ce256" office:value-type="float" office:value="3">
            <text:p>3</text:p>
          </table:table-cell>
          <table:table-cell table:style-name="ce256" office:value-type="string">
            <text:p>lhyd</text:p>
          </table:table-cell>
          <table:table-cell table:style-name="ce256" office:value-type="string">
            <text:p>9000hr</text:p>
          </table:table-cell>
          <table:table-cell table:style-name="Default"/>
          <table:table-cell table:style-name="ce256" office:value-type="string">
            <text:p>Gas turbine</text:p>
          </table:table-cell>
          <table:table-cell office:value-type="string">
            <text:p>Tables!O76</text:p>
          </table:table-cell>
          <table:table-cell office:value-type="float" office:value="7">
            <text:p>7</text:p>
          </table:table-cell>
          <table:table-cell table:style-name="Default"/>
          <table:table-cell table:number-columns-repeated="1008"/>
        </table:table-row>
        <table:table-row table:style-name="ro1">
          <table:table-cell table:style-name="Default" office:value-type="string">
            <text:p>Fuel cell-7</text:p>
          </table:table-cell>
          <table:table-cell table:style-name="ce256" office:value-type="float" office:value="7">
            <text:p>7</text:p>
          </table:table-cell>
          <table:table-cell table:style-name="ce256" office:value-type="string">
            <text:p>Fuel cell</text:p>
          </table:table-cell>
          <table:table-cell table:style-name="ce256" office:value-type="float" office:value="0.4">
            <text:p>0.4</text:p>
          </table:table-cell>
          <table:table-cell table:style-name="ce256" office:value-type="float" office:value="1">
            <text:p>1</text:p>
          </table:table-cell>
          <table:table-cell table:style-name="ce256" office:value-type="float" office:value="0.003">
            <text:p>0.003</text:p>
          </table:table-cell>
          <table:table-cell table:style-name="ce256" office:value-type="float" office:value="0.02">
            <text:p>0.02</text:p>
          </table:table-cell>
          <table:table-cell table:style-name="ce256" office:value-type="float" office:value="0">
            <text:p>0</text:p>
          </table:table-cell>
          <table:table-cell table:style-name="ce256" office:value-type="float" office:value="24.2">
            <text:p>24.2</text:p>
          </table:table-cell>
          <table:table-cell table:style-name="ce256" office:value-type="string">
            <text:p>lhyd</text:p>
          </table:table-cell>
          <table:table-cell table:style-name="ce256" office:value-type="string">
            <text:p>9000hr</text:p>
          </table:table-cell>
          <table:table-cell table:style-name="Default"/>
          <table:table-cell table:style-name="ce256" office:value-type="string">
            <text:p>Imp.Int Comb.</text:p>
          </table:table-cell>
          <table:table-cell office:value-type="string">
            <text:p>Tables!O77</text:p>
          </table:table-cell>
          <table:table-cell office:value-type="float" office:value="5">
            <text:p>5</text:p>
          </table:table-cell>
          <table:table-cell table:style-name="Default"/>
          <table:table-cell table:number-columns-repeated="1008"/>
        </table:table-row>
        <table:table-row table:style-name="ro1">
          <table:table-cell table:style-name="Default" office:value-type="string">
            <text:p>Fusion+ -15</text:p>
          </table:table-cell>
          <table:table-cell table:style-name="ce256" office:value-type="float" office:value="15">
            <text:p>15</text:p>
          </table:table-cell>
          <table:table-cell table:style-name="ce256" office:value-type="string">
            <text:p>Fusion+ </text:p>
          </table:table-cell>
          <table:table-cell table:style-name="ce256" office:value-type="float" office:value="9.8">
            <text:p>9.8</text:p>
          </table:table-cell>
          <table:table-cell table:style-name="ce256" office:value-type="float" office:value="1">
            <text:p>1</text:p>
          </table:table-cell>
          <table:table-cell table:style-name="ce256" office:value-type="float" office:value="0.004">
            <text:p>0.004</text:p>
          </table:table-cell>
          <table:table-cell table:style-name="ce256" office:value-type="float" office:value="0.01">
            <text:p>0.01</text:p>
          </table:table-cell>
          <table:table-cell table:style-name="ce256" office:value-type="float" office:value="9.8">
            <text:p>9.8</text:p>
          </table:table-cell>
          <table:table-cell table:style-name="ce256" office:value-type="float" office:value="0.15">
            <text:p>0.15</text:p>
          </table:table-cell>
          <table:table-cell table:style-name="ce256" office:value-type="string">
            <text:p>water</text:p>
          </table:table-cell>
          <table:table-cell table:style-name="ce256" office:value-type="string">
            <text:p>3000hr</text:p>
          </table:table-cell>
          <table:table-cell table:style-name="Default"/>
          <table:table-cell table:style-name="ce256" office:value-type="string">
            <text:p>Int. combust.</text:p>
          </table:table-cell>
          <table:table-cell office:value-type="string">
            <text:p>Tables!O78</text:p>
          </table:table-cell>
          <table:table-cell office:value-type="float" office:value="4">
            <text:p>4</text:p>
          </table:table-cell>
          <table:table-cell table:style-name="Default"/>
          <table:table-cell table:number-columns-repeated="1008"/>
        </table:table-row>
        <table:table-row table:style-name="ro1">
          <table:table-cell table:style-name="Default" office:value-type="string">
            <text:p>Fusion+-10</text:p>
          </table:table-cell>
          <table:table-cell table:style-name="ce256" office:value-type="float" office:value="10">
            <text:p>10</text:p>
          </table:table-cell>
          <table:table-cell table:style-name="ce256" office:value-type="string">
            <text:p>Fusion+</text:p>
          </table:table-cell>
          <table:table-cell table:style-name="ce256" office:value-type="float" office:value="3">
            <text:p>3</text:p>
          </table:table-cell>
          <table:table-cell table:style-name="ce256" office:value-type="float" office:value="2">
            <text:p>2</text:p>
          </table:table-cell>
          <table:table-cell table:style-name="ce256" office:value-type="float" office:value="0.02">
            <text:p>0.02</text:p>
          </table:table-cell>
          <table:table-cell table:style-name="ce256" office:value-type="float" office:value="0.01">
            <text:p>0.01</text:p>
          </table:table-cell>
          <table:table-cell table:style-name="ce256" office:value-type="float" office:value="3">
            <text:p>3</text:p>
          </table:table-cell>
          <table:table-cell table:style-name="ce256" office:value-type="float" office:value="0.15">
            <text:p>0.15</text:p>
          </table:table-cell>
          <table:table-cell table:style-name="ce256" office:value-type="string">
            <text:p>water</text:p>
          </table:table-cell>
          <table:table-cell table:style-name="ce256" office:value-type="string">
            <text:p>600hr</text:p>
          </table:table-cell>
          <table:table-cell table:style-name="Default"/>
          <table:table-cell table:style-name="ce256" office:value-type="string">
            <text:p>MHD turbine</text:p>
          </table:table-cell>
          <table:table-cell office:value-type="string">
            <text:p>Tables!O79</text:p>
          </table:table-cell>
          <table:table-cell office:value-type="float" office:value="8">
            <text:p>8</text:p>
          </table:table-cell>
          <table:table-cell table:style-name="Default"/>
          <table:table-cell table:number-columns-repeated="1008"/>
        </table:table-row>
        <table:table-row table:style-name="ro1">
          <table:table-cell table:style-name="Default" office:value-type="string">
            <text:p>Fusion+-11</text:p>
          </table:table-cell>
          <table:table-cell table:style-name="ce256" office:value-type="float" office:value="11">
            <text:p>11</text:p>
          </table:table-cell>
          <table:table-cell table:style-name="ce256" office:value-type="string">
            <text:p>Fusion+</text:p>
          </table:table-cell>
          <table:table-cell table:style-name="ce256" office:value-type="float" office:value="3.8">
            <text:p>3.8</text:p>
          </table:table-cell>
          <table:table-cell table:style-name="ce256" office:value-type="float" office:value="2">
            <text:p>2</text:p>
          </table:table-cell>
          <table:table-cell table:style-name="ce256" office:value-type="float" office:value="0.015">
            <text:p>0.015</text:p>
          </table:table-cell>
          <table:table-cell table:style-name="ce256" office:value-type="float" office:value="0.01">
            <text:p>0.01</text:p>
          </table:table-cell>
          <table:table-cell table:style-name="ce256" office:value-type="float" office:value="3.8">
            <text:p>3.8</text:p>
          </table:table-cell>
          <table:table-cell table:style-name="ce256" office:value-type="float" office:value="0.15">
            <text:p>0.15</text:p>
          </table:table-cell>
          <table:table-cell table:style-name="ce256" office:value-type="string">
            <text:p>water</text:p>
          </table:table-cell>
          <table:table-cell table:style-name="ce256" office:value-type="string">
            <text:p>1200hr</text:p>
          </table:table-cell>
          <table:table-cell table:style-name="Default"/>
          <table:table-cell table:style-name="ce256" office:value-type="string">
            <text:p>Photoelectric</text:p>
          </table:table-cell>
          <table:table-cell office:value-type="string">
            <text:p>Tables!O80:S80</text:p>
          </table:table-cell>
          <table:table-cell office:value-type="float" office:value="7">
            <text:p>7</text:p>
          </table:table-cell>
          <table:table-cell table:style-name="Default" office:value-type="float" office:value="8">
            <text:p>8</text:p>
          </table:table-cell>
          <table:table-cell office:value-type="float" office:value="9">
            <text:p>9</text:p>
          </table:table-cell>
          <table:table-cell table:style-name="Default" office:value-type="float" office:value="10">
            <text:p>10</text:p>
          </table:table-cell>
          <table:table-cell office:value-type="float" office:value="11">
            <text:p>11</text:p>
          </table:table-cell>
          <table:table-cell table:number-columns-repeated="1005"/>
        </table:table-row>
        <table:table-row table:style-name="ro1">
          <table:table-cell table:style-name="Default" office:value-type="string">
            <text:p>Fusion+-12</text:p>
          </table:table-cell>
          <table:table-cell table:style-name="ce256" office:value-type="float" office:value="12">
            <text:p>12</text:p>
          </table:table-cell>
          <table:table-cell table:style-name="ce256" office:value-type="string">
            <text:p>Fusion+</text:p>
          </table:table-cell>
          <table:table-cell table:style-name="ce256" office:value-type="float" office:value="4.8">
            <text:p>4.8</text:p>
          </table:table-cell>
          <table:table-cell table:style-name="ce256" office:value-type="float" office:value="2">
            <text:p>2</text:p>
          </table:table-cell>
          <table:table-cell table:number-columns-repeated="2" table:style-name="ce256" office:value-type="float" office:value="0.01">
            <text:p>0.01</text:p>
          </table:table-cell>
          <table:table-cell table:style-name="ce256" office:value-type="float" office:value="4.8">
            <text:p>4.8</text:p>
          </table:table-cell>
          <table:table-cell table:style-name="ce256" office:value-type="float" office:value="0.15">
            <text:p>0.15</text:p>
          </table:table-cell>
          <table:table-cell table:style-name="ce256" office:value-type="string">
            <text:p>water</text:p>
          </table:table-cell>
          <table:table-cell table:style-name="ce256" office:value-type="string">
            <text:p>1800hr</text:p>
          </table:table-cell>
          <table:table-cell table:style-name="Default"/>
          <table:table-cell table:style-name="ce256" office:value-type="string">
            <text:p>Rowers</text:p>
          </table:table-cell>
          <table:table-cell office:value-type="string">
            <text:p>Tables!O81</text:p>
          </table:table-cell>
          <table:table-cell office:value-type="float" office:value="1">
            <text:p>1</text:p>
          </table:table-cell>
          <table:table-cell table:style-name="Default"/>
          <table:table-cell table:number-columns-repeated="1008"/>
        </table:table-row>
        <table:table-row table:style-name="ro1">
          <table:table-cell table:style-name="Default" office:value-type="string">
            <text:p>Fusion+-13</text:p>
          </table:table-cell>
          <table:table-cell table:style-name="ce256" office:value-type="float" office:value="13">
            <text:p>13</text:p>
          </table:table-cell>
          <table:table-cell table:style-name="ce256" office:value-type="string">
            <text:p>Fusion+</text:p>
          </table:table-cell>
          <table:table-cell table:style-name="ce256" office:value-type="float" office:value="6">
            <text:p>6</text:p>
          </table:table-cell>
          <table:table-cell table:style-name="ce256" office:value-type="float" office:value="1.5">
            <text:p>1.5</text:p>
          </table:table-cell>
          <table:table-cell table:style-name="ce256" office:value-type="float" office:value="0.007">
            <text:p>0.007</text:p>
          </table:table-cell>
          <table:table-cell table:style-name="ce256" office:value-type="float" office:value="0.01">
            <text:p>0.01</text:p>
          </table:table-cell>
          <table:table-cell table:style-name="ce256" office:value-type="float" office:value="6">
            <text:p>6</text:p>
          </table:table-cell>
          <table:table-cell table:style-name="ce256" office:value-type="float" office:value="0.15">
            <text:p>0.15</text:p>
          </table:table-cell>
          <table:table-cell table:style-name="ce256" office:value-type="string">
            <text:p>water</text:p>
          </table:table-cell>
          <table:table-cell table:style-name="ce256" office:value-type="string">
            <text:p>2400hr</text:p>
          </table:table-cell>
          <table:table-cell table:style-name="Default"/>
          <table:table-cell table:style-name="ce256" office:value-type="string">
            <text:p>Sail</text:p>
          </table:table-cell>
          <table:table-cell office:value-type="string">
            <text:p>Tables!O82</text:p>
          </table:table-cell>
          <table:table-cell office:value-type="float" office:value="1">
            <text:p>1</text:p>
          </table:table-cell>
          <table:table-cell table:style-name="Default"/>
          <table:table-cell table:number-columns-repeated="1008"/>
        </table:table-row>
        <table:table-row table:style-name="ro1">
          <table:table-cell table:style-name="Default" office:value-type="string">
            <text:p>Fusion+-14</text:p>
          </table:table-cell>
          <table:table-cell table:style-name="ce256" office:value-type="float" office:value="14">
            <text:p>14</text:p>
          </table:table-cell>
          <table:table-cell table:style-name="ce256" office:value-type="string">
            <text:p>Fusion+</text:p>
          </table:table-cell>
          <table:table-cell table:style-name="ce256" office:value-type="float" office:value="7.7">
            <text:p>7.7</text:p>
          </table:table-cell>
          <table:table-cell table:style-name="ce256" office:value-type="float" office:value="1.5">
            <text:p>1.5</text:p>
          </table:table-cell>
          <table:table-cell table:style-name="ce256" office:value-type="float" office:value="0.006">
            <text:p>0.006</text:p>
          </table:table-cell>
          <table:table-cell table:style-name="ce256" office:value-type="float" office:value="0.01">
            <text:p>0.01</text:p>
          </table:table-cell>
          <table:table-cell table:style-name="ce256" office:value-type="float" office:value="7.7">
            <text:p>7.7</text:p>
          </table:table-cell>
          <table:table-cell table:style-name="ce256" office:value-type="float" office:value="0.15">
            <text:p>0.15</text:p>
          </table:table-cell>
          <table:table-cell table:style-name="ce256" office:value-type="string">
            <text:p>water</text:p>
          </table:table-cell>
          <table:table-cell table:style-name="ce256" office:value-type="string">
            <text:p>3000hr</text:p>
          </table:table-cell>
          <table:table-cell table:style-name="Default"/>
          <table:table-cell table:style-name="ce256" office:value-type="string">
            <text:p>Steam</text:p>
          </table:table-cell>
          <table:table-cell office:value-type="string">
            <text:p>Tables!O83</text:p>
          </table:table-cell>
          <table:table-cell office:value-type="float" office:value="4">
            <text:p>4</text:p>
          </table:table-cell>
          <table:table-cell table:style-name="Default"/>
          <table:table-cell table:number-columns-repeated="1008"/>
        </table:table-row>
        <table:table-row table:style-name="ro1">
          <table:table-cell table:style-name="Default" office:value-type="string">
            <text:p>Fusion-10</text:p>
          </table:table-cell>
          <table:table-cell table:style-name="ce256" office:value-type="float" office:value="10">
            <text:p>10</text:p>
          </table:table-cell>
          <table:table-cell table:style-name="ce256" office:value-type="string">
            <text:p>Fusion</text:p>
          </table:table-cell>
          <table:table-cell table:style-name="ce256" office:value-type="float" office:value="2">
            <text:p>2</text:p>
          </table:table-cell>
          <table:table-cell table:style-name="ce256" office:value-type="float" office:value="4">
            <text:p>4</text:p>
          </table:table-cell>
          <table:table-cell table:style-name="ce256" office:value-type="float" office:value="500">
            <text:p>500</text:p>
          </table:table-cell>
          <table:table-cell table:style-name="ce256" office:value-type="float" office:value="0.2">
            <text:p>0.2</text:p>
          </table:table-cell>
          <table:table-cell table:style-name="ce256" office:value-type="float" office:value="2">
            <text:p>2</text:p>
          </table:table-cell>
          <table:table-cell table:style-name="ce256" office:value-type="float" office:value="0.003">
            <text:p>0.003</text:p>
          </table:table-cell>
          <table:table-cell table:style-name="ce256" office:value-type="string">
            <text:p>deuter</text:p>
          </table:table-cell>
          <table:table-cell table:style-name="ce256" office:value-type="string">
            <text:p>9000hr</text:p>
          </table:table-cell>
          <table:table-cell table:style-name="Default"/>
          <table:table-cell table:style-name="ce256" office:value-type="string">
            <text:p>Steam turbine</text:p>
          </table:table-cell>
          <table:table-cell office:value-type="string">
            <text:p>Tables!O84</text:p>
          </table:table-cell>
          <table:table-cell table:style-name="Default" office:value-type="float" office:value="5">
            <text:p>5</text:p>
          </table:table-cell>
          <table:table-cell table:style-name="Default"/>
          <table:table-cell table:number-columns-repeated="1008"/>
        </table:table-row>
        <table:table-row table:style-name="ro1">
          <table:table-cell table:style-name="Default" office:value-type="string">
            <text:p>Fusion-11</text:p>
          </table:table-cell>
          <table:table-cell table:style-name="ce256" office:value-type="float" office:value="11">
            <text:p>11</text:p>
          </table:table-cell>
          <table:table-cell table:style-name="ce256" office:value-type="string">
            <text:p>Fusion</text:p>
          </table:table-cell>
          <table:table-cell table:style-name="ce256" office:value-type="float" office:value="2">
            <text:p>2</text:p>
          </table:table-cell>
          <table:table-cell table:style-name="ce256" office:value-type="float" office:value="4">
            <text:p>4</text:p>
          </table:table-cell>
          <table:table-cell table:style-name="ce256" office:value-type="float" office:value="250">
            <text:p>250</text:p>
          </table:table-cell>
          <table:table-cell table:style-name="ce256" office:value-type="float" office:value="0.2">
            <text:p>0.2</text:p>
          </table:table-cell>
          <table:table-cell table:style-name="ce256" office:value-type="float" office:value="2">
            <text:p>2</text:p>
          </table:table-cell>
          <table:table-cell table:style-name="ce256" office:value-type="float" office:value="0.003">
            <text:p>0.003</text:p>
          </table:table-cell>
          <table:table-cell table:style-name="ce256" office:value-type="string">
            <text:p>deuter</text:p>
          </table:table-cell>
          <table:table-cell table:style-name="ce256" office:value-type="string">
            <text:p>9000hr</text:p>
          </table:table-cell>
          <table:table-cell table:style-name="Default"/>
          <table:table-cell table:style-name="Default" office:value-type="string">
            <text:p>CI Fusion+</text:p>
          </table:table-cell>
          <table:table-cell office:value-type="string">
            <text:p>Tables!O85</text:p>
          </table:table-cell>
          <table:table-cell table:style-name="Default" office:value-type="float" office:value="12">
            <text:p>12</text:p>
          </table:table-cell>
          <table:table-cell table:number-columns-repeated="1009"/>
        </table:table-row>
        <table:table-row table:style-name="ro1">
          <table:table-cell table:style-name="Default" office:value-type="string">
            <text:p>Fusion-12</text:p>
          </table:table-cell>
          <table:table-cell table:style-name="ce256" office:value-type="float" office:value="12">
            <text:p>12</text:p>
          </table:table-cell>
          <table:table-cell table:style-name="ce256" office:value-type="string">
            <text:p>Fusion</text:p>
          </table:table-cell>
          <table:table-cell table:style-name="ce256" office:value-type="float" office:value="2">
            <text:p>2</text:p>
          </table:table-cell>
          <table:table-cell table:style-name="ce256" office:value-type="float" office:value="4">
            <text:p>4</text:p>
          </table:table-cell>
          <table:table-cell table:style-name="ce256" office:value-type="float" office:value="12.5">
            <text:p>12.5</text:p>
          </table:table-cell>
          <table:table-cell table:style-name="ce256" office:value-type="float" office:value="0.2">
            <text:p>0.2</text:p>
          </table:table-cell>
          <table:table-cell table:style-name="ce256" office:value-type="float" office:value="2">
            <text:p>2</text:p>
          </table:table-cell>
          <table:table-cell table:style-name="ce256" office:value-type="float" office:value="0.003">
            <text:p>0.003</text:p>
          </table:table-cell>
          <table:table-cell table:style-name="ce256" office:value-type="string">
            <text:p>deuter</text:p>
          </table:table-cell>
          <table:table-cell table:style-name="ce256" office:value-type="string">
            <text:p>9000hr</text:p>
          </table:table-cell>
          <table:table-cell table:style-name="Default"/>
          <table:table-cell/>
          <table:table-cell table:style-name="Default"/>
          <table:table-cell table:number-columns-repeated="1010"/>
        </table:table-row>
        <table:table-row table:style-name="ro1">
          <table:table-cell table:style-name="Default" office:value-type="string">
            <text:p>Fusion-13</text:p>
          </table:table-cell>
          <table:table-cell table:style-name="ce256" office:value-type="float" office:value="13">
            <text:p>13</text:p>
          </table:table-cell>
          <table:table-cell table:style-name="ce256" office:value-type="string">
            <text:p>Fusion</text:p>
          </table:table-cell>
          <table:table-cell table:number-columns-repeated="2" table:style-name="ce256" office:value-type="float" office:value="3">
            <text:p>3</text:p>
          </table:table-cell>
          <table:table-cell table:style-name="ce256" office:value-type="float" office:value="1.7">
            <text:p>1.7</text:p>
          </table:table-cell>
          <table:table-cell table:style-name="ce256" office:value-type="float" office:value="0.2">
            <text:p>0.2</text:p>
          </table:table-cell>
          <table:table-cell table:style-name="ce256" office:value-type="float" office:value="3">
            <text:p>3</text:p>
          </table:table-cell>
          <table:table-cell table:style-name="ce256" office:value-type="float" office:value="0.003">
            <text:p>0.003</text:p>
          </table:table-cell>
          <table:table-cell table:style-name="ce256" office:value-type="string">
            <text:p>deuter</text:p>
          </table:table-cell>
          <table:table-cell table:style-name="ce256" office:value-type="string">
            <text:p>9000hr</text:p>
          </table:table-cell>
          <table:table-cell table:style-name="Default"/>
          <table:table-cell/>
          <table:table-cell table:style-name="Default"/>
          <table:table-cell table:number-columns-repeated="1010"/>
        </table:table-row>
        <table:table-row table:style-name="ro1">
          <table:table-cell table:style-name="Default" office:value-type="string">
            <text:p>Fusion-14</text:p>
          </table:table-cell>
          <table:table-cell table:style-name="ce256" office:value-type="float" office:value="14">
            <text:p>14</text:p>
          </table:table-cell>
          <table:table-cell table:style-name="ce256" office:value-type="string">
            <text:p>Fusion</text:p>
          </table:table-cell>
          <table:table-cell table:number-columns-repeated="2" table:style-name="ce256" office:value-type="float" office:value="3">
            <text:p>3</text:p>
          </table:table-cell>
          <table:table-cell table:style-name="ce256" office:value-type="float" office:value="1.7">
            <text:p>1.7</text:p>
          </table:table-cell>
          <table:table-cell table:style-name="ce256" office:value-type="float" office:value="0.2">
            <text:p>0.2</text:p>
          </table:table-cell>
          <table:table-cell table:style-name="ce256" office:value-type="float" office:value="3">
            <text:p>3</text:p>
          </table:table-cell>
          <table:table-cell table:style-name="ce256" office:value-type="float" office:value="0.003">
            <text:p>0.003</text:p>
          </table:table-cell>
          <table:table-cell table:style-name="ce256" office:value-type="string">
            <text:p>deuter</text:p>
          </table:table-cell>
          <table:table-cell table:style-name="ce256" office:value-type="string">
            <text:p>9000hr</text:p>
          </table:table-cell>
          <table:table-cell table:style-name="Default"/>
          <table:table-cell/>
          <table:table-cell table:style-name="Default"/>
          <table:table-cell table:number-columns-repeated="1010"/>
        </table:table-row>
        <table:table-row table:style-name="ro1">
          <table:table-cell table:style-name="Default" office:value-type="string">
            <text:p>Fusion-15</text:p>
          </table:table-cell>
          <table:table-cell table:style-name="ce256" office:value-type="float" office:value="15">
            <text:p>15</text:p>
          </table:table-cell>
          <table:table-cell table:style-name="ce256" office:value-type="string">
            <text:p>Fusion</text:p>
          </table:table-cell>
          <table:table-cell table:style-name="ce256" office:value-type="float" office:value="6.3">
            <text:p>6.3</text:p>
          </table:table-cell>
          <table:table-cell table:style-name="ce256" office:value-type="float" office:value="2">
            <text:p>2</text:p>
          </table:table-cell>
          <table:table-cell table:style-name="ce256" office:value-type="float" office:value="0.8">
            <text:p>0.8</text:p>
          </table:table-cell>
          <table:table-cell table:style-name="ce256" office:value-type="float" office:value="0.2">
            <text:p>0.2</text:p>
          </table:table-cell>
          <table:table-cell table:style-name="ce256" office:value-type="float" office:value="6.3">
            <text:p>6.3</text:p>
          </table:table-cell>
          <table:table-cell table:style-name="ce256" office:value-type="float" office:value="0.003">
            <text:p>0.003</text:p>
          </table:table-cell>
          <table:table-cell table:style-name="ce256" office:value-type="string">
            <text:p>deuter</text:p>
          </table:table-cell>
          <table:table-cell table:style-name="ce256" office:value-type="string">
            <text:p>9000hr</text:p>
          </table:table-cell>
          <table:table-cell table:style-name="Default"/>
          <table:table-cell/>
          <table:table-cell table:style-name="Default"/>
          <table:table-cell table:number-columns-repeated="1010"/>
        </table:table-row>
        <table:table-row table:style-name="ro1">
          <table:table-cell table:style-name="Default" office:value-type="string">
            <text:p>Fusion-9</text:p>
          </table:table-cell>
          <table:table-cell table:style-name="ce256" office:value-type="float" office:value="9">
            <text:p>9</text:p>
          </table:table-cell>
          <table:table-cell table:style-name="ce256" office:value-type="string">
            <text:p>Fusion</text:p>
          </table:table-cell>
          <table:table-cell table:style-name="ce256" office:value-type="float" office:value="2">
            <text:p>2</text:p>
          </table:table-cell>
          <table:table-cell table:style-name="ce256" office:value-type="float" office:value="4">
            <text:p>4</text:p>
          </table:table-cell>
          <table:table-cell table:style-name="ce256" office:value-type="float" office:value="1250">
            <text:p>1250</text:p>
          </table:table-cell>
          <table:table-cell table:style-name="ce256" office:value-type="float" office:value="0.2">
            <text:p>0.2</text:p>
          </table:table-cell>
          <table:table-cell table:style-name="ce256" office:value-type="float" office:value="2">
            <text:p>2</text:p>
          </table:table-cell>
          <table:table-cell table:style-name="ce256" office:value-type="float" office:value="0.003">
            <text:p>0.003</text:p>
          </table:table-cell>
          <table:table-cell table:style-name="ce256" office:value-type="string">
            <text:p>deuter</text:p>
          </table:table-cell>
          <table:table-cell table:style-name="ce256" office:value-type="string">
            <text:p>9000hr</text:p>
          </table:table-cell>
          <table:table-cell table:style-name="Default"/>
          <table:table-cell/>
          <table:table-cell table:style-name="Default"/>
          <table:table-cell table:number-columns-repeated="1010"/>
        </table:table-row>
        <table:table-row table:style-name="ro1">
          <table:table-cell table:style-name="Default" office:value-type="string">
            <text:p>Gas turbine-7</text:p>
          </table:table-cell>
          <table:table-cell table:style-name="ce256" office:value-type="float" office:value="7">
            <text:p>7</text:p>
          </table:table-cell>
          <table:table-cell table:style-name="ce256" office:value-type="string">
            <text:p>Gas turbine</text:p>
          </table:table-cell>
          <table:table-cell table:number-columns-repeated="3" table:style-name="ce256" office:value-type="float" office:value="0.5">
            <text:p>0.5</text:p>
          </table:table-cell>
          <table:table-cell table:style-name="ce256" office:value-type="float" office:value="0.02">
            <text:p>0.02</text:p>
          </table:table-cell>
          <table:table-cell table:style-name="ce256" office:value-type="float" office:value="0.4">
            <text:p>0.4</text:p>
          </table:table-cell>
          <table:table-cell table:style-name="ce256" table:formula="of:=1.5*5" office:value-type="float" office:value="7.5">
            <text:p>7.5</text:p>
          </table:table-cell>
          <table:table-cell table:style-name="ce256" office:value-type="string">
            <text:p>imhyd</text:p>
          </table:table-cell>
          <table:table-cell table:style-name="ce256" office:value-type="string">
            <text:p>3000hr</text:p>
          </table:table-cell>
          <table:table-cell table:style-name="Default" table:number-columns-repeated="2"/>
          <table:table-cell table:number-columns-repeated="1011"/>
        </table:table-row>
        <table:table-row table:style-name="ro1">
          <table:table-cell table:style-name="Default" office:value-type="string">
            <text:p>Imp.Int Comb.-5</text:p>
          </table:table-cell>
          <table:table-cell table:style-name="ce256" office:value-type="float" office:value="5">
            <text:p>5</text:p>
          </table:table-cell>
          <table:table-cell table:style-name="ce256" office:value-type="string">
            <text:p>Imp.Int Comb.</text:p>
          </table:table-cell>
          <table:table-cell table:style-name="ce256" office:value-type="float" office:value="0.4">
            <text:p>0.4</text:p>
          </table:table-cell>
          <table:table-cell table:style-name="ce256" office:value-type="float" office:value="1">
            <text:p>1</text:p>
          </table:table-cell>
          <table:table-cell table:style-name="ce256" office:value-type="float" office:value="0.003">
            <text:p>0.003</text:p>
          </table:table-cell>
          <table:table-cell table:style-name="ce256" office:value-type="float" office:value="0.008">
            <text:p>0.008</text:p>
          </table:table-cell>
          <table:table-cell table:style-name="ce256" office:value-type="float" office:value="1">
            <text:p>1</text:p>
          </table:table-cell>
          <table:table-cell table:style-name="ce256" table:formula="of:=5" office:value-type="float" office:value="5">
            <text:p>5</text:p>
          </table:table-cell>
          <table:table-cell table:style-name="ce256" office:value-type="string">
            <text:p>imhyd</text:p>
          </table:table-cell>
          <table:table-cell table:style-name="ce256" office:value-type="string">
            <text:p>3000hr</text:p>
          </table:table-cell>
          <table:table-cell table:style-name="Default" table:number-columns-repeated="2"/>
          <table:table-cell table:number-columns-repeated="1011"/>
        </table:table-row>
        <table:table-row table:style-name="ro1">
          <table:table-cell table:style-name="Default" office:value-type="string">
            <text:p>Int. combust.-4</text:p>
          </table:table-cell>
          <table:table-cell table:style-name="ce256" office:value-type="float" office:value="4">
            <text:p>4</text:p>
          </table:table-cell>
          <table:table-cell table:style-name="ce256" office:value-type="string">
            <text:p>Int. combust.</text:p>
          </table:table-cell>
          <table:table-cell table:style-name="ce256" office:value-type="float" office:value="0.3">
            <text:p>0.3</text:p>
          </table:table-cell>
          <table:table-cell table:style-name="ce256" office:value-type="float" office:value="1">
            <text:p>1</text:p>
          </table:table-cell>
          <table:table-cell table:style-name="ce256" office:value-type="float" office:value="0.015">
            <text:p>0.015</text:p>
          </table:table-cell>
          <table:table-cell table:style-name="ce256" office:value-type="float" office:value="0.004">
            <text:p>0.004</text:p>
          </table:table-cell>
          <table:table-cell table:style-name="ce256" office:value-type="float" office:value="2">
            <text:p>2</text:p>
          </table:table-cell>
          <table:table-cell table:style-name="ce256" table:formula="of:=0.6*5" office:value-type="float" office:value="3">
            <text:p>3</text:p>
          </table:table-cell>
          <table:table-cell table:style-name="ce256" office:value-type="string">
            <text:p>hcarb</text:p>
          </table:table-cell>
          <table:table-cell table:style-name="ce256" office:value-type="string">
            <text:p>600hr</text:p>
          </table:table-cell>
          <table:table-cell table:style-name="Default" table:number-columns-repeated="2"/>
          <table:table-cell table:number-columns-repeated="1011"/>
        </table:table-row>
        <table:table-row table:style-name="ro1">
          <table:table-cell table:style-name="Default" office:value-type="string">
            <text:p>MHD turbine-8</text:p>
          </table:table-cell>
          <table:table-cell table:style-name="ce256" office:value-type="float" office:value="8">
            <text:p>8</text:p>
          </table:table-cell>
          <table:table-cell table:style-name="ce256" office:value-type="string">
            <text:p>MHD turbine</text:p>
          </table:table-cell>
          <table:table-cell table:style-name="ce256" office:value-type="float" office:value="0.6">
            <text:p>0.6</text:p>
          </table:table-cell>
          <table:table-cell table:number-columns-repeated="2" table:style-name="ce256" office:value-type="float" office:value="0.5">
            <text:p>0.5</text:p>
          </table:table-cell>
          <table:table-cell table:style-name="ce256" office:value-type="float" office:value="0.06">
            <text:p>0.06</text:p>
          </table:table-cell>
          <table:table-cell table:style-name="ce256" office:value-type="float" office:value="0.5">
            <text:p>0.5</text:p>
          </table:table-cell>
          <table:table-cell table:style-name="ce256" table:formula="of:=1.2*5" office:value-type="float" office:value="6">
            <text:p>6</text:p>
          </table:table-cell>
          <table:table-cell table:style-name="ce256" office:value-type="string">
            <text:p>imhyd</text:p>
          </table:table-cell>
          <table:table-cell table:style-name="ce256" office:value-type="string">
            <text:p>3000hr</text:p>
          </table:table-cell>
          <table:table-cell table:style-name="Default" table:number-columns-repeated="2"/>
          <table:table-cell table:number-columns-repeated="1011"/>
        </table:table-row>
        <table:table-row table:style-name="ro1">
          <table:table-cell table:style-name="Default" office:value-type="string">
            <text:p>Photoelectric-10</text:p>
          </table:table-cell>
          <table:table-cell table:style-name="ce256" office:value-type="float" office:value="10">
            <text:p>10</text:p>
          </table:table-cell>
          <table:table-cell table:style-name="ce256" office:value-type="string">
            <text:p>Photoelectric</text:p>
          </table:table-cell>
          <table:table-cell table:style-name="ce256" office:value-type="float" office:value="0.003">
            <text:p>0.003</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6">
            <text:p>0.006</text:p>
          </table:table-cell>
          <table:table-cell table:style-name="ce256" office:value-type="float" office:value="12">
            <text:p>12</text:p>
          </table:table-cell>
          <table:table-cell table:number-columns-repeated="3" table:style-name="ce256" office:value-type="float" office:value="0">
            <text:p>0</text:p>
          </table:table-cell>
          <table:table-cell table:style-name="Default" table:number-columns-repeated="2"/>
          <table:table-cell table:number-columns-repeated="1011"/>
        </table:table-row>
        <table:table-row table:style-name="ro1">
          <table:table-cell table:style-name="Default" office:value-type="string">
            <text:p>Photoelectric-11</text:p>
          </table:table-cell>
          <table:table-cell table:style-name="ce256" office:value-type="float" office:value="11">
            <text:p>11</text:p>
          </table:table-cell>
          <table:table-cell table:style-name="ce256" office:value-type="string">
            <text:p>Photoelectric</text:p>
          </table:table-cell>
          <table:table-cell table:style-name="ce256" office:value-type="float" office:value="0.004">
            <text:p>0.004</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7">
            <text:p>0.007</text:p>
          </table:table-cell>
          <table:table-cell table:style-name="ce256" office:value-type="float" office:value="12">
            <text:p>12</text:p>
          </table:table-cell>
          <table:table-cell table:number-columns-repeated="3" table:style-name="ce256" office:value-type="float" office:value="0">
            <text:p>0</text:p>
          </table:table-cell>
          <table:table-cell table:style-name="Default"/>
          <table:table-cell/>
          <table:table-cell table:style-name="Default"/>
          <table:table-cell table:number-columns-repeated="1010"/>
        </table:table-row>
        <table:table-row table:style-name="ro1">
          <table:table-cell table:style-name="Default" office:value-type="string">
            <text:p>Photoelectric-6</text:p>
          </table:table-cell>
          <table:table-cell table:style-name="ce256" office:value-type="float" office:value="6">
            <text:p>6</text:p>
          </table:table-cell>
          <table:table-cell table:style-name="ce256" office:value-type="string">
            <text:p>Photoelectric</text:p>
          </table:table-cell>
          <table:table-cell table:style-name="ce256" office:value-type="float" office:value="0.001">
            <text:p>0.001</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5">
            <text:p>0.005</text:p>
          </table:table-cell>
          <table:table-cell table:style-name="ce256" office:value-type="float" office:value="12">
            <text:p>12</text:p>
          </table:table-cell>
          <table:table-cell table:number-columns-repeated="3" table:style-name="ce256" office:value-type="float" office:value="0">
            <text:p>0</text:p>
          </table:table-cell>
          <table:table-cell table:style-name="Default"/>
          <table:table-cell/>
          <table:table-cell table:style-name="Default"/>
          <table:table-cell table:number-columns-repeated="1010"/>
        </table:table-row>
        <table:table-row table:style-name="ro1">
          <table:table-cell table:style-name="Default" office:value-type="string">
            <text:p>Photoelectric-7</text:p>
          </table:table-cell>
          <table:table-cell table:style-name="ce256" office:value-type="float" office:value="7">
            <text:p>7</text:p>
          </table:table-cell>
          <table:table-cell table:style-name="ce256" office:value-type="string">
            <text:p>Photoelectric</text:p>
          </table:table-cell>
          <table:table-cell table:style-name="ce256" office:value-type="float" office:value="0.0015">
            <text:p>0.0015</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6">
            <text:p>0.006</text:p>
          </table:table-cell>
          <table:table-cell table:style-name="ce256" office:value-type="float" office:value="12">
            <text:p>12</text:p>
          </table:table-cell>
          <table:table-cell table:number-columns-repeated="3" table:style-name="ce256" office:value-type="float" office:value="0">
            <text:p>0</text:p>
          </table:table-cell>
          <table:table-cell table:style-name="Default"/>
          <table:table-cell/>
          <table:table-cell table:style-name="Default"/>
          <table:table-cell table:number-columns-repeated="1010"/>
        </table:table-row>
        <table:table-row table:style-name="ro1">
          <table:table-cell table:style-name="Default" office:value-type="string">
            <text:p>Photoelectric-8</text:p>
          </table:table-cell>
          <table:table-cell table:style-name="ce256" office:value-type="float" office:value="8">
            <text:p>8</text:p>
          </table:table-cell>
          <table:table-cell table:style-name="ce256" office:value-type="string">
            <text:p>Photoelectric</text:p>
          </table:table-cell>
          <table:table-cell table:style-name="ce256" office:value-type="float" office:value="0.002">
            <text:p>0.002</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6">
            <text:p>0.006</text:p>
          </table:table-cell>
          <table:table-cell table:style-name="ce256" office:value-type="float" office:value="12">
            <text:p>12</text:p>
          </table:table-cell>
          <table:table-cell table:number-columns-repeated="3" table:style-name="ce256" office:value-type="float" office:value="0">
            <text:p>0</text:p>
          </table:table-cell>
          <table:table-cell table:style-name="Default"/>
          <table:table-cell/>
          <table:table-cell table:style-name="Default"/>
          <table:table-cell table:number-columns-repeated="1010"/>
        </table:table-row>
        <table:table-row table:style-name="ro1">
          <table:table-cell table:style-name="Default" office:value-type="string">
            <text:p>Photoelectric-9</text:p>
          </table:table-cell>
          <table:table-cell table:style-name="ce256" office:value-type="float" office:value="9">
            <text:p>9</text:p>
          </table:table-cell>
          <table:table-cell table:style-name="ce256" office:value-type="string">
            <text:p>Photoelectric</text:p>
          </table:table-cell>
          <table:table-cell table:style-name="ce256" office:value-type="float" office:value="0.0025">
            <text:p>0.0025</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6">
            <text:p>0.006</text:p>
          </table:table-cell>
          <table:table-cell table:style-name="ce256" office:value-type="float" office:value="12">
            <text:p>12</text:p>
          </table:table-cell>
          <table:table-cell table:number-columns-repeated="3" table:style-name="ce256" office:value-type="float" office:value="0">
            <text:p>0</text:p>
          </table:table-cell>
          <table:table-cell table:style-name="Default"/>
          <table:table-cell/>
          <table:table-cell table:style-name="Default"/>
          <table:table-cell table:number-columns-repeated="1010"/>
        </table:table-row>
        <table:table-row table:style-name="ro1">
          <table:table-cell table:style-name="Default" office:value-type="string">
            <text:p>Rowers-1</text:p>
          </table:table-cell>
          <table:table-cell table:style-name="ce256" office:value-type="float" office:value="1">
            <text:p>1</text:p>
          </table:table-cell>
          <table:table-cell table:style-name="ce256" office:value-type="string">
            <text:p>Rowers</text:p>
          </table:table-cell>
          <table:table-cell table:style-name="ce256" office:value-type="float" office:value="0.05">
            <text:p>0.05</text:p>
          </table:table-cell>
          <table:table-cell table:style-name="ce256" office:value-type="float" office:value="1">
            <text:p>1</text:p>
          </table:table-cell>
          <table:table-cell table:style-name="ce256" office:value-type="float" office:value="0.1">
            <text:p>0.1</text:p>
          </table:table-cell>
          <table:table-cell table:style-name="ce256" office:value-type="float" office:value="0">
            <text:p>0</text:p>
          </table:table-cell>
          <table:table-cell table:style-name="ce256" office:value-type="float" office:value="1">
            <text:p>1</text:p>
          </table:table-cell>
          <table:table-cell table:style-name="ce256" office:value-type="float" office:value="0.1">
            <text:p>0.1</text:p>
          </table:table-cell>
          <table:table-cell table:style-name="ce256" office:value-type="string">
            <text:p>food</text:p>
          </table:table-cell>
          <table:table-cell table:style-name="ce256" office:value-type="string">
            <text:p>-</text:p>
          </table:table-cell>
          <table:table-cell table:style-name="Default" table:number-columns-repeated="2"/>
          <table:table-cell table:number-columns-repeated="1011"/>
        </table:table-row>
        <table:table-row table:style-name="ro1">
          <table:table-cell table:style-name="Default" office:value-type="string">
            <text:p>Sail-1</text:p>
          </table:table-cell>
          <table:table-cell table:style-name="ce256" office:value-type="float" office:value="1">
            <text:p>1</text:p>
          </table:table-cell>
          <table:table-cell table:style-name="ce256" office:value-type="string">
            <text:p>Sail</text:p>
          </table:table-cell>
          <table:table-cell table:style-name="ce256" office:value-type="float" office:value="0.15">
            <text:p>0.15</text:p>
          </table:table-cell>
          <table:table-cell table:style-name="ce256" office:value-type="float" office:value="1">
            <text:p>1</text:p>
          </table:table-cell>
          <table:table-cell table:style-name="ce256" office:value-type="float" office:value="0.015">
            <text:p>0.015</text:p>
          </table:table-cell>
          <table:table-cell table:style-name="ce256" office:value-type="float" office:value="0.001">
            <text:p>0.001</text:p>
          </table:table-cell>
          <table:table-cell table:style-name="ce256" office:value-type="float" office:value="20">
            <text:p>20</text:p>
          </table:table-cell>
          <table:table-cell table:style-name="ce256" office:value-type="float" office:value="0">
            <text:p>0</text:p>
          </table:table-cell>
          <table:table-cell table:style-name="ce256" office:value-type="string">
            <text:p>wind</text:p>
          </table:table-cell>
          <table:table-cell table:style-name="ce256" office:value-type="string">
            <text:p>600hr</text:p>
          </table:table-cell>
          <table:table-cell table:style-name="Default" table:number-columns-repeated="2"/>
          <table:table-cell table:number-columns-repeated="1011"/>
        </table:table-row>
        <table:table-row table:style-name="ro1">
          <table:table-cell table:style-name="Default" office:value-type="string">
            <text:p>Steam turbine-5</text:p>
          </table:table-cell>
          <table:table-cell table:style-name="ce256" office:value-type="float" office:value="5">
            <text:p>5</text:p>
          </table:table-cell>
          <table:table-cell table:style-name="ce256" office:value-type="string">
            <text:p>Steam turbine</text:p>
          </table:table-cell>
          <table:table-cell table:style-name="ce256" office:value-type="float" office:value="0.35">
            <text:p>0.35</text:p>
          </table:table-cell>
          <table:table-cell table:style-name="ce256" office:value-type="float" office:value="2">
            <text:p>2</text:p>
          </table:table-cell>
          <table:table-cell table:style-name="ce256" office:value-type="float" office:value="0.2">
            <text:p>0.2</text:p>
          </table:table-cell>
          <table:table-cell table:style-name="ce256" office:value-type="float" office:value="0.008">
            <text:p>0.008</text:p>
          </table:table-cell>
          <table:table-cell table:style-name="ce256" office:value-type="float" office:value="0.6">
            <text:p>0.6</text:p>
          </table:table-cell>
          <table:table-cell table:style-name="ce256" table:formula="of:=0.5*5" office:value-type="float" office:value="2.5">
            <text:p>2.5</text:p>
          </table:table-cell>
          <table:table-cell table:style-name="ce256" office:value-type="string">
            <text:p>hcarb</text:p>
          </table:table-cell>
          <table:table-cell table:style-name="ce256" office:value-type="string">
            <text:p>3000hr</text:p>
          </table:table-cell>
          <table:table-cell table:style-name="Default" table:number-columns-repeated="2"/>
          <table:table-cell table:number-columns-repeated="1011"/>
        </table:table-row>
        <table:table-row table:style-name="ro1">
          <table:table-cell table:style-name="Default" office:value-type="string">
            <text:p>Steam-4</text:p>
          </table:table-cell>
          <table:table-cell table:style-name="ce256" office:value-type="float" office:value="4">
            <text:p>4</text:p>
          </table:table-cell>
          <table:table-cell table:style-name="ce256" office:value-type="string">
            <text:p>Steam</text:p>
          </table:table-cell>
          <table:table-cell table:style-name="ce256" office:value-type="float" office:value="0.2">
            <text:p>0.2</text:p>
          </table:table-cell>
          <table:table-cell table:style-name="ce256" office:value-type="float" office:value="2">
            <text:p>2</text:p>
          </table:table-cell>
          <table:table-cell table:style-name="ce256" office:value-type="float" office:value="0.15">
            <text:p>0.15</text:p>
          </table:table-cell>
          <table:table-cell table:style-name="ce256" office:value-type="float" office:value="0.002">
            <text:p>0.002</text:p>
          </table:table-cell>
          <table:table-cell table:style-name="ce256" office:value-type="float" office:value="0.7">
            <text:p>0.7</text:p>
          </table:table-cell>
          <table:table-cell table:style-name="ce256" office:value-type="float" office:value="1.5">
            <text:p>1.5</text:p>
          </table:table-cell>
          <table:table-cell table:style-name="ce256" office:value-type="string">
            <text:p>coal</text:p>
          </table:table-cell>
          <table:table-cell table:style-name="ce256" office:value-type="string">
            <text:p>3000hr</text:p>
          </table:table-cell>
          <table:table-cell table:style-name="Default" table:number-columns-repeated="2"/>
          <table:table-cell table:number-columns-repeated="1011"/>
        </table:table-row>
        <table:table-row table:style-name="ro1">
          <table:table-cell table:style-name="ce256" table:number-columns-repeated="2"/>
          <table:table-cell table:style-name="ce256" office:value-type="string">
            <text:p>Mw/hr</text:p>
          </table:table-cell>
          <table:table-cell table:style-name="ce256" table:number-columns-repeated="7"/>
          <table:table-cell table:number-columns-repeated="1014"/>
        </table:table-row>
        <table:table-row table:style-name="ro1">
          <table:table-cell table:style-name="ce256" office:value-type="float" office:value="4">
            <text:p>4</text:p>
          </table:table-cell>
          <table:table-cell table:style-name="ce256" office:value-type="string">
            <text:p>Storage bank</text:p>
          </table:table-cell>
          <table:table-cell table:style-name="ce256" office:value-type="float" office:value="0.04">
            <text:p>0.04</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1">
            <text:p>0.001</text:p>
          </table:table-cell>
          <table:table-cell table:number-columns-repeated="3" table:style-name="ce256" office:value-type="float" office:value="0">
            <text:p>0</text:p>
          </table:table-cell>
          <table:table-cell table:style-name="ce256" office:value-type="string">
            <text:p>500hr</text:p>
          </table:table-cell>
          <table:table-cell office:value-type="string">
            <text:p>4Storage bank</text:p>
          </table:table-cell>
          <table:table-cell table:number-columns-repeated="1013"/>
        </table:table-row>
        <table:table-row table:style-name="ro1">
          <table:table-cell table:style-name="ce256" office:value-type="float" office:value="5">
            <text:p>5</text:p>
          </table:table-cell>
          <table:table-cell table:style-name="ce256" office:value-type="string">
            <text:p>Storage bank</text:p>
          </table:table-cell>
          <table:table-cell table:style-name="ce256" office:value-type="float" office:value="0.06">
            <text:p>0.06</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1">
            <text:p>0.001</text:p>
          </table:table-cell>
          <table:table-cell table:number-columns-repeated="3" table:style-name="ce256" office:value-type="float" office:value="0">
            <text:p>0</text:p>
          </table:table-cell>
          <table:table-cell table:style-name="ce256" office:value-type="string">
            <text:p>1000hr</text:p>
          </table:table-cell>
          <table:table-cell office:value-type="string">
            <text:p>5Storage bank</text:p>
          </table:table-cell>
          <table:table-cell table:number-columns-repeated="1013"/>
        </table:table-row>
        <table:table-row table:style-name="ro1">
          <table:table-cell table:style-name="ce256" office:value-type="float" office:value="6">
            <text:p>6</text:p>
          </table:table-cell>
          <table:table-cell table:style-name="ce256" office:value-type="string">
            <text:p>Storage bank</text:p>
          </table:table-cell>
          <table:table-cell table:style-name="ce256" office:value-type="float" office:value="0.08">
            <text:p>0.08</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1">
            <text:p>0.001</text:p>
          </table:table-cell>
          <table:table-cell table:number-columns-repeated="3" table:style-name="ce256" office:value-type="float" office:value="0">
            <text:p>0</text:p>
          </table:table-cell>
          <table:table-cell table:style-name="ce256" office:value-type="string">
            <text:p>2000hr</text:p>
          </table:table-cell>
          <table:table-cell office:value-type="string">
            <text:p>6Storage bank</text:p>
          </table:table-cell>
          <table:table-cell table:number-columns-repeated="1013"/>
        </table:table-row>
        <table:table-row table:style-name="ro1">
          <table:table-cell table:style-name="ce256" office:value-type="float" office:value="7">
            <text:p>7</text:p>
          </table:table-cell>
          <table:table-cell table:style-name="ce256" office:value-type="string">
            <text:p>Storage bank</text:p>
          </table:table-cell>
          <table:table-cell table:style-name="ce256" office:value-type="float" office:value="0.1">
            <text:p>0.1</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1">
            <text:p>0.001</text:p>
          </table:table-cell>
          <table:table-cell table:number-columns-repeated="3" table:style-name="ce256" office:value-type="float" office:value="0">
            <text:p>0</text:p>
          </table:table-cell>
          <table:table-cell table:style-name="ce256" office:value-type="string">
            <text:p>3000hr</text:p>
          </table:table-cell>
          <table:table-cell office:value-type="string">
            <text:p>7Storage bank</text:p>
          </table:table-cell>
          <table:table-cell table:number-columns-repeated="1013"/>
        </table:table-row>
        <table:table-row table:style-name="ro1">
          <table:table-cell table:style-name="ce256" office:value-type="float" office:value="8">
            <text:p>8</text:p>
          </table:table-cell>
          <table:table-cell table:style-name="ce256" office:value-type="string">
            <text:p>Storage bank</text:p>
          </table:table-cell>
          <table:table-cell table:style-name="ce256" office:value-type="float" office:value="0.2">
            <text:p>0.2</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1">
            <text:p>0.001</text:p>
          </table:table-cell>
          <table:table-cell table:number-columns-repeated="3" table:style-name="ce256" office:value-type="float" office:value="0">
            <text:p>0</text:p>
          </table:table-cell>
          <table:table-cell table:style-name="ce256" office:value-type="string">
            <text:p>6000hr</text:p>
          </table:table-cell>
          <table:table-cell office:value-type="string">
            <text:p>8Storage bank</text:p>
          </table:table-cell>
          <table:table-cell table:number-columns-repeated="1013"/>
        </table:table-row>
        <table:table-row table:style-name="ro1">
          <table:table-cell table:style-name="ce256" office:value-type="float" office:value="9">
            <text:p>9</text:p>
          </table:table-cell>
          <table:table-cell table:style-name="ce256" office:value-type="string">
            <text:p>Storage bank</text:p>
          </table:table-cell>
          <table:table-cell table:style-name="ce256" office:value-type="float" office:value="0.4">
            <text:p>0.4</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2">
            <text:p>0.002</text:p>
          </table:table-cell>
          <table:table-cell table:number-columns-repeated="3" table:style-name="ce256" office:value-type="float" office:value="0">
            <text:p>0</text:p>
          </table:table-cell>
          <table:table-cell table:style-name="ce256" office:value-type="string">
            <text:p>9000hr</text:p>
          </table:table-cell>
          <table:table-cell office:value-type="string">
            <text:p>9Storage bank</text:p>
          </table:table-cell>
          <table:table-cell table:number-columns-repeated="1013"/>
        </table:table-row>
        <table:table-row table:style-name="ro1">
          <table:table-cell table:style-name="ce256" office:value-type="float" office:value="10">
            <text:p>10</text:p>
          </table:table-cell>
          <table:table-cell table:style-name="ce256" office:value-type="string">
            <text:p>Storage bank</text:p>
          </table:table-cell>
          <table:table-cell table:style-name="ce256" office:value-type="float" office:value="0.8">
            <text:p>0.8</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3">
            <text:p>0.003</text:p>
          </table:table-cell>
          <table:table-cell table:number-columns-repeated="3" table:style-name="ce256" office:value-type="float" office:value="0">
            <text:p>0</text:p>
          </table:table-cell>
          <table:table-cell table:style-name="ce256" office:value-type="string">
            <text:p>18khr</text:p>
          </table:table-cell>
          <table:table-cell office:value-type="string">
            <text:p>10Storage bank</text:p>
          </table:table-cell>
          <table:table-cell table:number-columns-repeated="1013"/>
        </table:table-row>
        <table:table-row table:style-name="ro1">
          <table:table-cell table:style-name="ce256" office:value-type="float" office:value="11">
            <text:p>11</text:p>
          </table:table-cell>
          <table:table-cell table:style-name="ce256" office:value-type="string">
            <text:p>Storage bank</text:p>
          </table:table-cell>
          <table:table-cell table:style-name="ce256" office:value-type="float" office:value="1">
            <text:p>1</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4">
            <text:p>0.004</text:p>
          </table:table-cell>
          <table:table-cell table:number-columns-repeated="3" table:style-name="ce256" office:value-type="float" office:value="0">
            <text:p>0</text:p>
          </table:table-cell>
          <table:table-cell table:style-name="ce256" office:value-type="string">
            <text:p>27khr</text:p>
          </table:table-cell>
          <table:table-cell office:value-type="string">
            <text:p>11Storage bank</text:p>
          </table:table-cell>
          <table:table-cell table:number-columns-repeated="1013"/>
        </table:table-row>
        <table:table-row table:style-name="ro1">
          <table:table-cell table:style-name="ce256" office:value-type="float" office:value="12">
            <text:p>12</text:p>
          </table:table-cell>
          <table:table-cell table:style-name="ce256" office:value-type="string">
            <text:p>Storage bank</text:p>
          </table:table-cell>
          <table:table-cell table:style-name="ce256" office:value-type="float" office:value="1.5">
            <text:p>1.5</text:p>
          </table:table-cell>
          <table:table-cell table:style-name="ce256" office:value-type="float" office:value="2">
            <text:p>2</text:p>
          </table:table-cell>
          <table:table-cell table:style-name="ce256" office:value-type="float" office:value="0">
            <text:p>0</text:p>
          </table:table-cell>
          <table:table-cell table:style-name="ce256" office:value-type="float" office:value="0.005">
            <text:p>0.005</text:p>
          </table:table-cell>
          <table:table-cell table:number-columns-repeated="3" table:style-name="ce256" office:value-type="float" office:value="0">
            <text:p>0</text:p>
          </table:table-cell>
          <table:table-cell table:style-name="ce256" office:value-type="string">
            <text:p>36khr</text:p>
          </table:table-cell>
          <table:table-cell office:value-type="string">
            <text:p>12Storage bank</text:p>
          </table:table-cell>
          <table:table-cell table:number-columns-repeated="1013"/>
        </table:table-row>
        <table:table-row table:style-name="ro1">
          <table:table-cell table:style-name="ce256" office:value-type="float" office:value="13">
            <text:p>13</text:p>
          </table:table-cell>
          <table:table-cell table:style-name="ce256" office:value-type="string">
            <text:p>Storage bank</text:p>
          </table:table-cell>
          <table:table-cell table:style-name="ce256" office:value-type="float" office:value="2">
            <text:p>2</text:p>
          </table:table-cell>
          <table:table-cell table:style-name="ce256" office:value-type="float" office:value="2.5">
            <text:p>2.5</text:p>
          </table:table-cell>
          <table:table-cell table:style-name="ce256" office:value-type="float" office:value="0">
            <text:p>0</text:p>
          </table:table-cell>
          <table:table-cell table:style-name="ce256" office:value-type="float" office:value="0.008">
            <text:p>0.008</text:p>
          </table:table-cell>
          <table:table-cell table:number-columns-repeated="3" table:style-name="ce256" office:value-type="float" office:value="0">
            <text:p>0</text:p>
          </table:table-cell>
          <table:table-cell table:style-name="ce256" office:value-type="string">
            <text:p>-</text:p>
          </table:table-cell>
          <table:table-cell office:value-type="string">
            <text:p>13Storage bank</text:p>
          </table:table-cell>
          <table:table-cell table:number-columns-repeated="1013"/>
        </table:table-row>
        <table:table-row table:style-name="ro1">
          <table:table-cell table:style-name="ce256" office:value-type="float" office:value="14">
            <text:p>14</text:p>
          </table:table-cell>
          <table:table-cell table:style-name="ce256" office:value-type="string">
            <text:p>Storage bank</text:p>
          </table:table-cell>
          <table:table-cell table:number-columns-repeated="2" table:style-name="ce256" office:value-type="float" office:value="2.5">
            <text:p>2.5</text:p>
          </table:table-cell>
          <table:table-cell table:style-name="ce256" office:value-type="float" office:value="0">
            <text:p>0</text:p>
          </table:table-cell>
          <table:table-cell table:style-name="ce256" office:value-type="float" office:value="0.01">
            <text:p>0.01</text:p>
          </table:table-cell>
          <table:table-cell table:number-columns-repeated="3" table:style-name="ce256" office:value-type="float" office:value="0">
            <text:p>0</text:p>
          </table:table-cell>
          <table:table-cell table:style-name="ce256" office:value-type="string">
            <text:p>-</text:p>
          </table:table-cell>
          <table:table-cell office:value-type="string">
            <text:p>14Storage bank</text:p>
          </table:table-cell>
          <table:table-cell table:number-columns-repeated="1013"/>
        </table:table-row>
        <table:table-row table:style-name="ro1">
          <table:table-cell table:style-name="ce256" office:value-type="float" office:value="15">
            <text:p>15</text:p>
          </table:table-cell>
          <table:table-cell table:style-name="ce256" office:value-type="string">
            <text:p>Storage bank</text:p>
          </table:table-cell>
          <table:table-cell table:style-name="ce256" office:value-type="float" office:value="3">
            <text:p>3</text:p>
          </table:table-cell>
          <table:table-cell table:style-name="ce256" office:value-type="float" office:value="2.5">
            <text:p>2.5</text:p>
          </table:table-cell>
          <table:table-cell table:style-name="ce256" office:value-type="float" office:value="0">
            <text:p>0</text:p>
          </table:table-cell>
          <table:table-cell table:style-name="ce256" office:value-type="float" office:value="0.015">
            <text:p>0.015</text:p>
          </table:table-cell>
          <table:table-cell table:number-columns-repeated="3" table:style-name="ce256" office:value-type="float" office:value="0">
            <text:p>0</text:p>
          </table:table-cell>
          <table:table-cell table:style-name="ce256" office:value-type="string">
            <text:p>-</text:p>
          </table:table-cell>
          <table:table-cell office:value-type="string">
            <text:p>15Storage bank</text:p>
          </table:table-cell>
          <table:table-cell table:number-columns-repeated="1013"/>
        </table:table-row>
        <table:table-row table:style-name="ro1">
          <table:table-cell office:value-type="string">
            <text:p>TL</text:p>
          </table:table-cell>
          <table:table-cell office:value-type="string">
            <text:p>Discharge time</text:p>
          </table:table-cell>
          <table:table-cell office:value-type="string">
            <text:p>Cost multiple</text:p>
          </table:table-cell>
          <table:table-cell/>
          <table:table-cell office:value-type="string">
            <text:p>Maint time</text:p>
          </table:table-cell>
          <table:table-cell office:value-type="string">
            <text:p>equivalent</text:p>
          </table:table-cell>
          <table:table-cell table:number-columns-repeated="1018"/>
        </table:table-row>
        <table:table-row table:style-name="ro1">
          <table:table-cell office:value-type="float" office:value="4">
            <text:p>4</text:p>
          </table:table-cell>
          <table:table-cell office:value-type="string">
            <text:p>.1 hour</text:p>
          </table:table-cell>
          <table:table-cell office:value-type="string">
            <text:p>x1</text:p>
          </table:table-cell>
          <table:table-cell/>
          <table:table-cell office:value-type="string">
            <text:p>300 hr</text:p>
          </table:table-cell>
          <table:table-cell office:value-type="string">
            <text:p>­2 weeks</text:p>
          </table:table-cell>
          <table:table-cell table:number-columns-repeated="1018"/>
        </table:table-row>
        <table:table-row table:style-name="ro1">
          <table:table-cell office:value-type="float" office:value="5">
            <text:p>5</text:p>
          </table:table-cell>
          <table:table-cell office:value-type="string">
            <text:p>30 seconds</text:p>
          </table:table-cell>
          <table:table-cell office:value-type="string">
            <text:p>x2</text:p>
          </table:table-cell>
          <table:table-cell/>
          <table:table-cell office:value-type="string">
            <text:p>600 hr</text:p>
          </table:table-cell>
          <table:table-cell office:value-type="string">
            <text:p>1 month</text:p>
          </table:table-cell>
          <table:table-cell table:number-columns-repeated="1018"/>
        </table:table-row>
        <table:table-row table:style-name="ro1">
          <table:table-cell office:value-type="float" office:value="6">
            <text:p>6</text:p>
          </table:table-cell>
          <table:table-cell office:value-type="string">
            <text:p>3 seconds</text:p>
          </table:table-cell>
          <table:table-cell office:value-type="string">
            <text:p>x4</text:p>
          </table:table-cell>
          <table:table-cell/>
          <table:table-cell office:value-type="string">
            <text:p>3000 hr</text:p>
          </table:table-cell>
          <table:table-cell office:value-type="string">
            <text:p>4 months</text:p>
          </table:table-cell>
          <table:table-cell table:number-columns-repeated="1018"/>
        </table:table-row>
        <table:table-row table:style-name="ro1">
          <table:table-cell office:value-type="float" office:value="7">
            <text:p>7</text:p>
          </table:table-cell>
          <table:table-cell office:value-type="string">
            <text:p>.3 seconds</text:p>
          </table:table-cell>
          <table:table-cell office:value-type="string">
            <text:p>x9</text:p>
          </table:table-cell>
          <table:table-cell/>
          <table:table-cell office:value-type="string">
            <text:p>9000 hr</text:p>
          </table:table-cell>
          <table:table-cell office:value-type="string">
            <text:p>1 year</text:p>
          </table:table-cell>
          <table:table-cell table:number-columns-repeated="1018"/>
        </table:table-row>
        <table:table-row table:style-name="ro1">
          <table:table-cell office:value-type="float" office:value="8">
            <text:p>8</text:p>
          </table:table-cell>
          <table:table-cell office:value-type="string">
            <text:p>.03 seconds</text:p>
          </table:table-cell>
          <table:table-cell office:value-type="string">
            <text:p>x16</text:p>
          </table:table-cell>
          <table:table-cell table:number-columns-repeated="1021"/>
        </table:table-row>
        <table:table-row table:style-name="ro1">
          <table:table-cell office:value-type="float" office:value="9">
            <text:p>9</text:p>
          </table:table-cell>
          <table:table-cell office:value-type="string">
            <text:p>.003 seconds</text:p>
          </table:table-cell>
          <table:table-cell office:value-type="string">
            <text:p>x25</text:p>
          </table:table-cell>
          <table:table-cell table:number-columns-repeated="1021"/>
        </table:table-row>
        <table:table-row table:style-name="ro1">
          <table:table-cell table:number-columns-repeated="1024"/>
        </table:table-row>
        <table:table-row table:style-name="ro1">
          <table:table-cell table:style-name="ce257" office:value-type="string" table:number-columns-spanned="3" table:number-rows-spanned="1">
            <text:p>Cleon Industries Standard (TL12)</text:p>
          </table:table-cell>
          <table:covered-table-cell table:number-columns-repeated="2" table:style-name="ce238"/>
          <table:table-cell table:style-name="ce32" table:number-columns-repeated="6"/>
          <table:table-cell table:style-name="ce240"/>
          <table:table-cell table:number-columns-repeated="1014"/>
        </table:table-row>
        <table:table-row table:style-name="ro1">
          <table:table-cell table:style-name="ce48" office:value-type="string">
            <text:p>Output (Mw)</text:p>
          </table:table-cell>
          <table:table-cell table:style-name="ce6" office:value-type="string">
            <text:p>TL</text:p>
          </table:table-cell>
          <table:table-cell table:style-name="ce6" office:value-type="string">
            <text:p>Description</text:p>
          </table:table-cell>
          <table:table-cell table:style-name="ce6" office:value-type="string">
            <text:p>Mass</text:p>
          </table:table-cell>
          <table:table-cell table:style-name="ce6" office:value-type="string">
            <text:p>Volume</text:p>
          </table:table-cell>
          <table:table-cell table:style-name="ce6" office:value-type="string">
            <text:p>Cost</text:p>
          </table:table-cell>
          <table:table-cell table:style-name="ce6" office:value-type="string">
            <text:p>Area</text:p>
          </table:table-cell>
          <table:table-cell table:style-name="ce6" office:value-type="string">
            <text:p>100 hrs fuel (m3)</text:p>
          </table:table-cell>
          <table:table-cell table:style-name="ce6" office:value-type="string">
            <text:p>Fuel Mass/100hrs</text:p>
          </table:table-cell>
          <table:table-cell table:style-name="ce194" office:value-type="string">
            <text:p>Maint</text:p>
          </table:table-cell>
          <table:table-cell table:number-columns-repeated="1014"/>
        </table:table-row>
        <table:table-row table:style-name="ro1">
          <table:table-cell table:style-name="ce48" office:value-type="float" office:value="0.05">
            <text:p>0.05</text:p>
          </table:table-cell>
          <table:table-cell table:style-name="ce6" office:value-type="float" office:value="12">
            <text:p>12</text:p>
          </table:table-cell>
          <table:table-cell table:style-name="ce6" office:value-type="string">
            <text:p>Cleon Fusion+</text:p>
          </table:table-cell>
          <table:table-cell table:style-name="ce6" office:value-type="float" office:value="0.021">
            <text:p>0.021</text:p>
          </table:table-cell>
          <table:table-cell table:style-name="ce6" office:value-type="float" office:value="0.01">
            <text:p>0.01</text:p>
          </table:table-cell>
          <table:table-cell table:style-name="ce6" table:formula="of:=75/1000000" office:value-type="float" office:value="0.000075">
            <text:p>0.000075</text:p>
          </table:table-cell>
          <table:table-cell table:style-name="ce6" office:value-type="float" office:value="0.05">
            <text:p>0.05</text:p>
          </table:table-cell>
          <table:table-cell table:style-name="ce6" office:value-type="float" office:value="0.001">
            <text:p>0.001</text:p>
          </table:table-cell>
          <table:table-cell table:style-name="ce6" table:formula="of:=1.5/1000" office:value-type="float" office:value="0.0015">
            <text:p>0.0015</text:p>
          </table:table-cell>
          <table:table-cell table:style-name="ce208" office:value-type="string">
            <text:p>1800 hours</text:p>
          </table:table-cell>
          <table:table-cell table:number-columns-repeated="1014"/>
        </table:table-row>
        <table:table-row table:style-name="ro1">
          <table:table-cell table:style-name="ce48" office:value-type="float" office:value="0.2">
            <text:p>0.2</text:p>
          </table:table-cell>
          <table:table-cell table:style-name="ce6" office:value-type="float" office:value="12">
            <text:p>12</text:p>
          </table:table-cell>
          <table:table-cell table:style-name="ce6" office:value-type="string">
            <text:p>Cleon Fusion+</text:p>
          </table:table-cell>
          <table:table-cell table:style-name="ce6" office:value-type="float" office:value="0.083">
            <text:p>0.083</text:p>
          </table:table-cell>
          <table:table-cell table:style-name="ce6" office:value-type="float" office:value="0.04">
            <text:p>0.04</text:p>
          </table:table-cell>
          <table:table-cell table:style-name="ce6" table:formula="of:=300/1000000" office:value-type="float" office:value="0.0003">
            <text:p>0.0003</text:p>
          </table:table-cell>
          <table:table-cell table:style-name="ce6" office:value-type="float" office:value="0.2">
            <text:p>0.2</text:p>
          </table:table-cell>
          <table:table-cell table:style-name="ce6" office:value-type="float" office:value="0.006">
            <text:p>0.006</text:p>
          </table:table-cell>
          <table:table-cell table:style-name="ce6" table:formula="of:=6/1000" office:value-type="float" office:value="0.006">
            <text:p>0.006</text:p>
          </table:table-cell>
          <table:table-cell table:style-name="ce208" office:value-type="string">
            <text:p>1800 hours</text:p>
          </table:table-cell>
          <table:table-cell table:number-columns-repeated="1014"/>
        </table:table-row>
        <table:table-row table:style-name="ro1">
          <table:table-cell table:style-name="ce48" office:value-type="float" office:value="1">
            <text:p>1</text:p>
          </table:table-cell>
          <table:table-cell table:style-name="ce6" office:value-type="float" office:value="12">
            <text:p>12</text:p>
          </table:table-cell>
          <table:table-cell table:style-name="ce6" office:value-type="string">
            <text:p>Cleon Fusion+</text:p>
          </table:table-cell>
          <table:table-cell table:style-name="ce6" office:value-type="float" office:value="0.42">
            <text:p>0.42</text:p>
          </table:table-cell>
          <table:table-cell table:style-name="ce6" office:value-type="float" office:value="0.21">
            <text:p>0.21</text:p>
          </table:table-cell>
          <table:table-cell table:style-name="ce6" table:formula="of:=1500/1000000" office:value-type="float" office:value="0.0015">
            <text:p>0.0015</text:p>
          </table:table-cell>
          <table:table-cell table:style-name="ce6" office:value-type="float" office:value="1">
            <text:p>1</text:p>
          </table:table-cell>
          <table:table-cell table:style-name="ce6" office:value-type="float" office:value="0.031">
            <text:p>0.031</text:p>
          </table:table-cell>
          <table:table-cell table:style-name="ce6" table:formula="of:=31/1000" office:value-type="float" office:value="0.031">
            <text:p>0.031</text:p>
          </table:table-cell>
          <table:table-cell table:style-name="ce208" office:value-type="string">
            <text:p>1800 hours</text:p>
          </table:table-cell>
          <table:table-cell table:number-columns-repeated="1014"/>
        </table:table-row>
        <table:table-row table:style-name="ro1">
          <table:table-cell table:style-name="ce48" office:value-type="float" office:value="2">
            <text:p>2</text:p>
          </table:table-cell>
          <table:table-cell table:style-name="ce6" office:value-type="float" office:value="12">
            <text:p>12</text:p>
          </table:table-cell>
          <table:table-cell table:style-name="ce6" office:value-type="string">
            <text:p>Cleon Fusion+</text:p>
          </table:table-cell>
          <table:table-cell table:style-name="ce6" office:value-type="float" office:value="0.83">
            <text:p>0.83</text:p>
          </table:table-cell>
          <table:table-cell table:style-name="ce6" office:value-type="float" office:value="0.42">
            <text:p>0.42</text:p>
          </table:table-cell>
          <table:table-cell table:style-name="ce6" table:formula="of:=3000/1000000" office:value-type="float" office:value="0.003">
            <text:p>0.003</text:p>
          </table:table-cell>
          <table:table-cell table:style-name="ce6" office:value-type="float" office:value="2">
            <text:p>2</text:p>
          </table:table-cell>
          <table:table-cell table:style-name="ce6" office:value-type="float" office:value="0.063">
            <text:p>0.063</text:p>
          </table:table-cell>
          <table:table-cell table:style-name="ce6" table:formula="of:=63/1000" office:value-type="float" office:value="0.063">
            <text:p>0.063</text:p>
          </table:table-cell>
          <table:table-cell table:style-name="ce208" office:value-type="string">
            <text:p>1800 hours</text:p>
          </table:table-cell>
          <table:table-cell table:number-columns-repeated="1014"/>
        </table:table-row>
        <table:table-row table:style-name="ro1">
          <table:table-cell table:style-name="ce60" office:value-type="float" office:value="5">
            <text:p>5</text:p>
          </table:table-cell>
          <table:table-cell table:style-name="ce42" office:value-type="float" office:value="12">
            <text:p>12</text:p>
          </table:table-cell>
          <table:table-cell table:style-name="ce42" office:value-type="string">
            <text:p>Cleon Fusion+</text:p>
          </table:table-cell>
          <table:table-cell table:style-name="ce42" office:value-type="float" office:value="2.1">
            <text:p>2.1</text:p>
          </table:table-cell>
          <table:table-cell table:style-name="ce42" office:value-type="float" office:value="1.05">
            <text:p>1.05</text:p>
          </table:table-cell>
          <table:table-cell table:style-name="ce42" table:formula="of:=7500/1000000" office:value-type="float" office:value="0.0075">
            <text:p>0.0075</text:p>
          </table:table-cell>
          <table:table-cell table:style-name="ce42" office:value-type="float" office:value="5">
            <text:p>5</text:p>
          </table:table-cell>
          <table:table-cell table:style-name="ce42" office:value-type="float" office:value="0.157">
            <text:p>0.157</text:p>
          </table:table-cell>
          <table:table-cell table:style-name="ce42" table:formula="of:=157/1000" office:value-type="float" office:value="0.157">
            <text:p>0.157</text:p>
          </table:table-cell>
          <table:table-cell table:style-name="ce215" office:value-type="string">
            <text:p>1800 hours</text:p>
          </table:table-cell>
          <table:table-cell table:number-columns-repeated="4"/>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77"/>
        </table:table-row>
        <table:table-row table:style-name="ro1">
          <table:table-cell table:number-columns-repeated="14"/>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77"/>
        </table:table-row>
        <table:table-row table:style-name="ro1">
          <table:table-cell office:value-type="string">
            <text:p>TL</text:p>
          </table:table-cell>
          <table:table-cell office:value-type="string">
            <text:p>Fuel Type</text:p>
          </table:table-cell>
          <table:table-cell office:value-type="string">
            <text:p>Fuel Name</text:p>
          </table:table-cell>
          <table:table-cell office:value-type="string">
            <text:p>Volume x</text:p>
          </table:table-cell>
          <table:table-cell office:value-type="string">
            <text:p>Cost per metric ton (MCr)</text:p>
          </table:table-cell>
          <table:table-cell table:number-columns-repeated="9"/>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77"/>
        </table:table-row>
        <table:table-row table:style-name="ro1">
          <table:table-cell office:value-type="float" office:value="2">
            <text:p>2</text:p>
          </table:table-cell>
          <table:table-cell office:value-type="string">
            <text:p>coal</text:p>
          </table:table-cell>
          <table:table-cell office:value-type="string">
            <text:p>Coal</text:p>
          </table:table-cell>
          <table:table-cell office:value-type="float" office:value="0.5">
            <text:p>0.5</text:p>
          </table:table-cell>
          <table:table-cell office:value-type="float" office:value="0.0001">
            <text:p>0.0001</text:p>
          </table:table-cell>
          <table:table-cell table:number-columns-repeated="9"/>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77"/>
        </table:table-row>
        <table:table-row table:style-name="ro1">
          <table:table-cell office:value-type="float" office:value="7">
            <text:p>7</text:p>
          </table:table-cell>
          <table:table-cell office:value-type="string">
            <text:p>deuter</text:p>
          </table:table-cell>
          <table:table-cell office:value-type="string">
            <text:p>Deuterium</text:p>
          </table:table-cell>
          <table:table-cell office:value-type="float" office:value="1">
            <text:p>1</text:p>
          </table:table-cell>
          <table:table-cell office:value-type="float" office:value="0.15">
            <text:p>0.15</text:p>
          </table:table-cell>
          <table:table-cell table:number-columns-repeated="9"/>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
          <table:table-cell table:style-name="ce61"/>
          <table:table-cell table:number-columns-repeated="777"/>
        </table:table-row>
        <table:table-row table:style-name="ro1">
          <table:table-cell office:value-type="float" office:value="3">
            <text:p>3</text:p>
          </table:table-cell>
          <table:table-cell office:value-type="string">
            <text:p>hcarb</text:p>
          </table:table-cell>
          <table:table-cell office:value-type="string">
            <text:p>Liquid hcarb</text:p>
          </table:table-cell>
          <table:table-cell office:value-type="float" office:value="1">
            <text:p>1</text:p>
          </table:table-cell>
          <table:table-cell office:value-type="float" office:value="0.00025">
            <text:p>0.00025</text:p>
          </table:table-cell>
          <table:table-cell table:number-columns-repeated="1019"/>
        </table:table-row>
        <table:table-row table:style-name="ro1">
          <table:table-cell office:value-type="float" office:value="5">
            <text:p>5</text:p>
          </table:table-cell>
          <table:table-cell office:value-type="string">
            <text:p>imhyd</text:p>
          </table:table-cell>
          <table:table-cell office:value-type="string">
            <text:p>H.grade hydrc</text:p>
          </table:table-cell>
          <table:table-cell office:value-type="float" office:value="1">
            <text:p>1</text:p>
          </table:table-cell>
          <table:table-cell office:value-type="float" office:value="0.0005">
            <text:p>0.0005</text:p>
          </table:table-cell>
          <table:table-cell table:number-columns-repeated="1019"/>
        </table:table-row>
        <table:table-row table:style-name="ro1">
          <table:table-cell office:value-type="float" office:value="6">
            <text:p>6</text:p>
          </table:table-cell>
          <table:table-cell office:value-type="string">
            <text:p>lhyd</text:p>
          </table:table-cell>
          <table:table-cell office:value-type="string">
            <text:p>Liquid hydrog</text:p>
          </table:table-cell>
          <table:table-cell office:value-type="float" office:value="14">
            <text:p>14</text:p>
          </table:table-cell>
          <table:table-cell office:value-type="float" office:value="0.001">
            <text:p>0.001</text:p>
          </table:table-cell>
          <table:table-cell table:number-columns-repeated="1019"/>
        </table:table-row>
        <table:table-row table:style-name="ro1">
          <table:table-cell office:value-type="float" office:value="6">
            <text:p>6</text:p>
          </table:table-cell>
          <table:table-cell office:value-type="string">
            <text:p>radio</text:p>
          </table:table-cell>
          <table:table-cell office:value-type="string">
            <text:p>Fission fuel</text:p>
          </table:table-cell>
          <table:table-cell office:value-type="float" office:value="0.05">
            <text:p>0.05</text:p>
          </table:table-cell>
          <table:table-cell office:value-type="float" office:value="0.7">
            <text:p>0.7</text:p>
          </table:table-cell>
          <table:table-cell table:number-columns-repeated="1019"/>
        </table:table-row>
        <table:table-row table:style-name="ro1">
          <table:table-cell office:value-type="float" office:value="7">
            <text:p>7</text:p>
          </table:table-cell>
          <table:table-cell office:value-type="string">
            <text:p>water</text:p>
          </table:table-cell>
          <table:table-cell office:value-type="string">
            <text:p>Enrich. water</text:p>
          </table:table-cell>
          <table:table-cell office:value-type="float" office:value="1">
            <text:p>1</text:p>
          </table:table-cell>
          <table:table-cell office:value-type="float" office:value="0.007">
            <text:p>0.007</text:p>
          </table:table-cell>
          <table:table-cell table:number-columns-repeated="1019"/>
        </table:table-row>
        <table:table-row table:style-name="ro1">
          <table:table-cell office:value-type="float" office:value="1">
            <text:p>1</text:p>
          </table:table-cell>
          <table:table-cell office:value-type="string">
            <text:p>wood</text:p>
          </table:table-cell>
          <table:table-cell office:value-type="string">
            <text:p>Wood</text:p>
          </table:table-cell>
          <table:table-cell office:value-type="float" office:value="2">
            <text:p>2</text:p>
          </table:table-cell>
          <table:table-cell office:value-type="float" office:value="0.00005">
            <text:p>0.00005</text:p>
          </table:table-cell>
          <table:table-cell table:number-columns-repeated="1019"/>
        </table:table-row>
        <table:table-row table:style-name="ro1">
          <table:table-cell table:number-columns-repeated="1024"/>
        </table:table-row>
        <table:table-row table:style-name="ro1">
          <table:table-cell table:style-name="ce61" office:value-type="string" table:number-columns-spanned="2" table:number-rows-spanned="1">
            <text:p>Propulsion Systems</text:p>
          </table:table-cell>
          <table:covered-table-cell table:style-name="ce260"/>
          <table:table-cell table:number-columns-repeated="1022"/>
        </table:table-row>
        <table:table-row table:style-name="ro1">
          <table:table-cell/>
          <table:table-cell office:value-type="string">
            <text:p>TL</text:p>
          </table:table-cell>
          <table:table-cell office:value-type="string">
            <text:p>Descr.</text:p>
          </table:table-cell>
          <table:table-cell office:value-type="string">
            <text:p>Cost per m3 </text:p>
          </table:table-cell>
          <table:table-cell office:value-type="string">
            <text:p>Mass/m3</text:p>
          </table:table-cell>
          <table:table-cell office:value-type="string">
            <text:p>Volume/Mw</text:p>
          </table:table-cell>
          <table:table-cell office:value-type="string">
            <text:p>Speed Mult</text:p>
          </table:table-cell>
          <table:table-cell office:value-type="string">
            <text:p>Area per Mw</text:p>
          </table:table-cell>
          <table:table-cell table:number-columns-repeated="1016"/>
        </table:table-row>
        <table:table-row table:style-name="ro1">
          <table:table-cell table:style-name="Default" office:value-type="string">
            <text:p>Aircraft-10</text:p>
          </table:table-cell>
          <table:table-cell table:style-name="ce256" office:value-type="float" office:value="10">
            <text:p>10</text:p>
          </table:table-cell>
          <table:table-cell table:style-name="ce256" office:value-type="string">
            <text:p>Aircraft</text:p>
          </table:table-cell>
          <table:table-cell table:style-name="ce256" office:value-type="float" office:value="0.2">
            <text:p>0.2</text:p>
          </table:table-cell>
          <table:table-cell table:style-name="ce256" office:value-type="float" office:value="1">
            <text:p>1</text:p>
          </table:table-cell>
          <table:table-cell table:style-name="ce256" office:value-type="float" office:value="0.8">
            <text:p>0.8</text:p>
          </table:table-cell>
          <table:table-cell table:style-name="ce256" office:value-type="float" office:value="1.6">
            <text:p>1.6</text:p>
          </table:table-cell>
          <table:table-cell table:style-name="ce256" office:value-type="float" office:value="0">
            <text:p>0</text:p>
          </table:table-cell>
          <table:table-cell table:style-name="Default"/>
          <table:table-cell table:style-name="ce256" office:value-type="string">
            <text:p>Aircraft</text:p>
          </table:table-cell>
          <table:table-cell office:value-type="float" office:value="4">
            <text:p>4</text:p>
          </table:table-cell>
          <table:table-cell office:value-type="float" office:value="10">
            <text:p>10</text:p>
          </table:table-cell>
          <table:table-cell table:number-columns-repeated="1012"/>
        </table:table-row>
        <table:table-row table:style-name="ro1">
          <table:table-cell table:style-name="Default" office:value-type="string">
            <text:p>Aircraft-4</text:p>
          </table:table-cell>
          <table:table-cell table:style-name="ce256" office:value-type="float" office:value="4">
            <text:p>4</text:p>
          </table:table-cell>
          <table:table-cell table:style-name="ce256" office:value-type="string">
            <text:p>Aircraft</text:p>
          </table:table-cell>
          <table:table-cell table:style-name="ce256" office:value-type="float" office:value="0.38">
            <text:p>0.38</text:p>
          </table:table-cell>
          <table:table-cell table:style-name="ce256" office:value-type="float" office:value="1">
            <text:p>1</text:p>
          </table:table-cell>
          <table:table-cell table:style-name="ce256" office:value-type="float" office:value="4.6">
            <text:p>4.6</text:p>
          </table:table-cell>
          <table:table-cell table:style-name="ce256" office:value-type="float" office:value="0.8">
            <text:p>0.8</text:p>
          </table:table-cell>
          <table:table-cell table:style-name="ce256" office:value-type="float" office:value="0">
            <text:p>0</text:p>
          </table:table-cell>
          <table:table-cell table:style-name="Default"/>
          <table:table-cell table:style-name="ce256" office:value-type="string">
            <text:p>H.perf water</text:p>
          </table:table-cell>
          <table:table-cell office:value-type="float" office:value="5">
            <text:p>5</text:p>
          </table:table-cell>
          <table:table-cell office:value-type="float" office:value="9">
            <text:p>9</text:p>
          </table:table-cell>
          <table:table-cell table:number-columns-repeated="1012"/>
        </table:table-row>
        <table:table-row table:style-name="ro1">
          <table:table-cell table:style-name="Default" office:value-type="string">
            <text:p>Aircraft-5</text:p>
          </table:table-cell>
          <table:table-cell table:style-name="ce256" office:value-type="float" office:value="5">
            <text:p>5</text:p>
          </table:table-cell>
          <table:table-cell table:style-name="ce256" office:value-type="string">
            <text:p>Aircraft</text:p>
          </table:table-cell>
          <table:table-cell table:style-name="ce256" office:value-type="float" office:value="0.34">
            <text:p>0.34</text:p>
          </table:table-cell>
          <table:table-cell table:style-name="ce256" office:value-type="float" office:value="1">
            <text:p>1</text:p>
          </table:table-cell>
          <table:table-cell table:style-name="ce256" office:value-type="float" office:value="3.6">
            <text:p>3.6</text:p>
          </table:table-cell>
          <table:table-cell table:style-name="ce256" office:value-type="float" office:value="1">
            <text:p>1</text:p>
          </table:table-cell>
          <table:table-cell table:style-name="ce256" office:value-type="float" office:value="0">
            <text:p>0</text:p>
          </table:table-cell>
          <table:table-cell table:style-name="Default"/>
          <table:table-cell table:style-name="ce256" office:value-type="string">
            <text:p>Helicopter</text:p>
          </table:table-cell>
          <table:table-cell office:value-type="float" office:value="5">
            <text:p>5</text:p>
          </table:table-cell>
          <table:table-cell office:value-type="float" office:value="9">
            <text:p>9</text:p>
          </table:table-cell>
          <table:table-cell table:number-columns-repeated="1012"/>
        </table:table-row>
        <table:table-row table:style-name="ro1">
          <table:table-cell table:style-name="Default" office:value-type="string">
            <text:p>Aircraft-6</text:p>
          </table:table-cell>
          <table:table-cell table:style-name="ce256" office:value-type="float" office:value="6">
            <text:p>6</text:p>
          </table:table-cell>
          <table:table-cell table:style-name="ce256" office:value-type="string">
            <text:p>Aircraft</text:p>
          </table:table-cell>
          <table:table-cell table:style-name="ce256" office:value-type="float" office:value="0.31">
            <text:p>0.31</text:p>
          </table:table-cell>
          <table:table-cell table:style-name="ce256" office:value-type="float" office:value="1">
            <text:p>1</text:p>
          </table:table-cell>
          <table:table-cell table:style-name="ce256" office:value-type="float" office:value="2.8">
            <text:p>2.8</text:p>
          </table:table-cell>
          <table:table-cell table:style-name="ce256" office:value-type="float" office:value="1.1">
            <text:p>1.1</text:p>
          </table:table-cell>
          <table:table-cell table:style-name="ce256" office:value-type="float" office:value="0">
            <text:p>0</text:p>
          </table:table-cell>
          <table:table-cell table:style-name="Default"/>
          <table:table-cell table:style-name="ce256" office:value-type="string">
            <text:p>Hoverskirt</text:p>
          </table:table-cell>
          <table:table-cell office:value-type="float" office:value="5">
            <text:p>5</text:p>
          </table:table-cell>
          <table:table-cell office:value-type="float" office:value="8">
            <text:p>8</text:p>
          </table:table-cell>
          <table:table-cell table:number-columns-repeated="1012"/>
        </table:table-row>
        <table:table-row table:style-name="ro1">
          <table:table-cell table:style-name="Default" office:value-type="string">
            <text:p>Aircraft-7</text:p>
          </table:table-cell>
          <table:table-cell table:style-name="ce256" office:value-type="float" office:value="7">
            <text:p>7</text:p>
          </table:table-cell>
          <table:table-cell table:style-name="ce256" office:value-type="string">
            <text:p>Aircraft</text:p>
          </table:table-cell>
          <table:table-cell table:style-name="ce256" office:value-type="float" office:value="0.28">
            <text:p>0.28</text:p>
          </table:table-cell>
          <table:table-cell table:style-name="ce256" office:value-type="float" office:value="1">
            <text:p>1</text:p>
          </table:table-cell>
          <table:table-cell table:style-name="ce256" office:value-type="float" office:value="2.1">
            <text:p>2.1</text:p>
          </table:table-cell>
          <table:table-cell table:style-name="ce256" office:value-type="float" office:value="1.2">
            <text:p>1.2</text:p>
          </table:table-cell>
          <table:table-cell table:style-name="ce256" office:value-type="float" office:value="0">
            <text:p>0</text:p>
          </table:table-cell>
          <table:table-cell table:style-name="Default"/>
          <table:table-cell table:style-name="ce256" office:value-type="string">
            <text:p>Legs</text:p>
          </table:table-cell>
          <table:table-cell office:value-type="float" office:value="8">
            <text:p>8</text:p>
          </table:table-cell>
          <table:table-cell office:value-type="float" office:value="10">
            <text:p>10</text:p>
          </table:table-cell>
          <table:table-cell table:number-columns-repeated="1012"/>
        </table:table-row>
        <table:table-row table:style-name="ro1">
          <table:table-cell table:style-name="Default" office:value-type="string">
            <text:p>Aircraft-8</text:p>
          </table:table-cell>
          <table:table-cell table:style-name="ce256" office:value-type="float" office:value="8">
            <text:p>8</text:p>
          </table:table-cell>
          <table:table-cell table:style-name="ce256" office:value-type="string">
            <text:p>Aircraft</text:p>
          </table:table-cell>
          <table:table-cell table:style-name="ce256" office:value-type="float" office:value="0.25">
            <text:p>0.25</text:p>
          </table:table-cell>
          <table:table-cell table:style-name="ce256" office:value-type="float" office:value="1">
            <text:p>1</text:p>
          </table:table-cell>
          <table:table-cell table:style-name="ce256" office:value-type="float" office:value="1.5">
            <text:p>1.5</text:p>
          </table:table-cell>
          <table:table-cell table:style-name="ce256" office:value-type="float" office:value="1.3">
            <text:p>1.3</text:p>
          </table:table-cell>
          <table:table-cell table:style-name="ce256" office:value-type="float" office:value="0">
            <text:p>0</text:p>
          </table:table-cell>
          <table:table-cell table:style-name="Default"/>
          <table:table-cell table:style-name="ce256" office:value-type="string">
            <text:p>Prop.(water)</text:p>
          </table:table-cell>
          <table:table-cell office:value-type="float" office:value="4">
            <text:p>4</text:p>
          </table:table-cell>
          <table:table-cell office:value-type="float" office:value="9">
            <text:p>9</text:p>
          </table:table-cell>
          <table:table-cell table:number-columns-repeated="1012"/>
        </table:table-row>
        <table:table-row table:style-name="ro1">
          <table:table-cell table:style-name="Default" office:value-type="string">
            <text:p>Aircraft-9</text:p>
          </table:table-cell>
          <table:table-cell table:style-name="ce256" office:value-type="float" office:value="9">
            <text:p>9</text:p>
          </table:table-cell>
          <table:table-cell table:style-name="ce256" office:value-type="string">
            <text:p>Aircraft</text:p>
          </table:table-cell>
          <table:table-cell table:style-name="ce256" office:value-type="float" office:value="0.23">
            <text:p>0.23</text:p>
          </table:table-cell>
          <table:table-cell table:style-name="ce256" office:value-type="float" office:value="1">
            <text:p>1</text:p>
          </table:table-cell>
          <table:table-cell table:style-name="ce256" office:value-type="float" office:value="1.1">
            <text:p>1.1</text:p>
          </table:table-cell>
          <table:table-cell table:style-name="ce256" office:value-type="float" office:value="1.5">
            <text:p>1.5</text:p>
          </table:table-cell>
          <table:table-cell table:style-name="ce256" office:value-type="float" office:value="0">
            <text:p>0</text:p>
          </table:table-cell>
          <table:table-cell table:style-name="Default"/>
          <table:table-cell table:style-name="ce256" office:value-type="string">
            <text:p>Tracks</text:p>
          </table:table-cell>
          <table:table-cell office:value-type="float" office:value="4">
            <text:p>4</text:p>
          </table:table-cell>
          <table:table-cell office:value-type="float" office:value="8">
            <text:p>8</text:p>
          </table:table-cell>
          <table:table-cell table:number-columns-repeated="1012"/>
        </table:table-row>
        <table:table-row table:style-name="ro1">
          <table:table-cell table:style-name="Default" office:value-type="string">
            <text:p>H.perf aircr.-10</text:p>
          </table:table-cell>
          <table:table-cell table:style-name="ce256" office:value-type="float" office:value="10">
            <text:p>10</text:p>
          </table:table-cell>
          <table:table-cell table:style-name="ce256" office:value-type="string">
            <text:p>H.perf aircr.</text:p>
          </table:table-cell>
          <table:table-cell table:style-name="ce256" office:value-type="float" office:value="0.8">
            <text:p>0.8</text:p>
          </table:table-cell>
          <table:table-cell table:style-name="ce256" office:value-type="float" office:value="0.5">
            <text:p>0.5</text:p>
          </table:table-cell>
          <table:table-cell table:style-name="ce256" office:value-type="float" office:value="1">
            <text:p>1</text:p>
          </table:table-cell>
          <table:table-cell table:style-name="ce256" office:value-type="float" office:value="2.6">
            <text:p>2.6</text:p>
          </table:table-cell>
          <table:table-cell table:style-name="ce256" office:value-type="float" office:value="0">
            <text:p>0</text:p>
          </table:table-cell>
          <table:table-cell table:style-name="Default"/>
          <table:table-cell table:style-name="ce256" office:value-type="string">
            <text:p>Wheels</text:p>
          </table:table-cell>
          <table:table-cell office:value-type="float" office:value="4">
            <text:p>4</text:p>
          </table:table-cell>
          <table:table-cell office:value-type="float" office:value="8">
            <text:p>8</text:p>
          </table:table-cell>
          <table:table-cell table:number-columns-repeated="1012"/>
        </table:table-row>
        <table:table-row table:style-name="ro1">
          <table:table-cell table:style-name="Default" office:value-type="string">
            <text:p>H.perf aircr.-5</text:p>
          </table:table-cell>
          <table:table-cell table:style-name="ce261" office:value-type="float" office:value="5">
            <text:p>5</text:p>
          </table:table-cell>
          <table:table-cell table:style-name="ce261" office:value-type="string">
            <text:p>H.perf aircr.</text:p>
          </table:table-cell>
          <table:table-cell table:style-name="ce261" office:value-type="float" office:value="1.35">
            <text:p>1.35</text:p>
          </table:table-cell>
          <table:table-cell table:style-name="ce261" office:value-type="float" office:value="0.5">
            <text:p>0.5</text:p>
          </table:table-cell>
          <table:table-cell table:style-name="ce261" office:value-type="float" office:value="4.3">
            <text:p>4.3</text:p>
          </table:table-cell>
          <table:table-cell table:style-name="ce261" office:value-type="float" office:value="1.2">
            <text:p>1.2</text:p>
          </table:table-cell>
          <table:table-cell table:style-name="ce261" office:value-type="float" office:value="0">
            <text:p>0</text:p>
          </table:table-cell>
          <table:table-cell table:style-name="Default"/>
          <table:table-cell table:number-columns-repeated="1015"/>
        </table:table-row>
        <table:table-row table:style-name="ro1">
          <table:table-cell table:style-name="Default" office:value-type="string">
            <text:p>H.perf aircr.-6</text:p>
          </table:table-cell>
          <table:table-cell table:style-name="ce256" office:value-type="float" office:value="6">
            <text:p>6</text:p>
          </table:table-cell>
          <table:table-cell table:style-name="ce256" office:value-type="string">
            <text:p>H.perf aircr.</text:p>
          </table:table-cell>
          <table:table-cell table:style-name="ce256" office:value-type="float" office:value="1.25">
            <text:p>1.25</text:p>
          </table:table-cell>
          <table:table-cell table:style-name="ce256" office:value-type="float" office:value="0.5">
            <text:p>0.5</text:p>
          </table:table-cell>
          <table:table-cell table:style-name="ce256" office:value-type="float" office:value="3.4">
            <text:p>3.4</text:p>
          </table:table-cell>
          <table:table-cell table:style-name="ce256" office:value-type="float" office:value="1.4">
            <text:p>1.4</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perf aircr.-7</text:p>
          </table:table-cell>
          <table:table-cell table:style-name="ce256" office:value-type="float" office:value="7">
            <text:p>7</text:p>
          </table:table-cell>
          <table:table-cell table:style-name="ce256" office:value-type="string">
            <text:p>H.perf aircr.</text:p>
          </table:table-cell>
          <table:table-cell table:style-name="ce256" office:value-type="float" office:value="1.1">
            <text:p>1.1</text:p>
          </table:table-cell>
          <table:table-cell table:style-name="ce256" office:value-type="float" office:value="0.5">
            <text:p>0.5</text:p>
          </table:table-cell>
          <table:table-cell table:style-name="ce256" office:value-type="float" office:value="2.5">
            <text:p>2.5</text:p>
          </table:table-cell>
          <table:table-cell table:style-name="ce256" office:value-type="float" office:value="1.6">
            <text:p>1.6</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perf aircr.-8</text:p>
          </table:table-cell>
          <table:table-cell table:style-name="ce256" office:value-type="float" office:value="8">
            <text:p>8</text:p>
          </table:table-cell>
          <table:table-cell table:style-name="ce256" office:value-type="string">
            <text:p>H.perf aircr.</text:p>
          </table:table-cell>
          <table:table-cell table:style-name="ce256" office:value-type="float" office:value="1">
            <text:p>1</text:p>
          </table:table-cell>
          <table:table-cell table:style-name="ce256" office:value-type="float" office:value="0.5">
            <text:p>0.5</text:p>
          </table:table-cell>
          <table:table-cell table:style-name="ce256" office:value-type="float" office:value="1.8">
            <text:p>1.8</text:p>
          </table:table-cell>
          <table:table-cell table:style-name="ce256" office:value-type="float" office:value="1.9">
            <text:p>1.9</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perf aircr.-9</text:p>
          </table:table-cell>
          <table:table-cell table:style-name="ce256" office:value-type="float" office:value="9">
            <text:p>9</text:p>
          </table:table-cell>
          <table:table-cell table:style-name="ce256" office:value-type="string">
            <text:p>H.perf aircr.</text:p>
          </table:table-cell>
          <table:table-cell table:style-name="ce256" office:value-type="float" office:value="0.9">
            <text:p>0.9</text:p>
          </table:table-cell>
          <table:table-cell table:style-name="ce256" office:value-type="float" office:value="0.5">
            <text:p>0.5</text:p>
          </table:table-cell>
          <table:table-cell table:style-name="ce256" office:value-type="float" office:value="1.3">
            <text:p>1.3</text:p>
          </table:table-cell>
          <table:table-cell table:style-name="ce256" office:value-type="float" office:value="2.2">
            <text:p>2.2</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perf water-5</text:p>
          </table:table-cell>
          <table:table-cell table:style-name="ce256" office:value-type="float" office:value="5">
            <text:p>5</text:p>
          </table:table-cell>
          <table:table-cell table:style-name="ce256" office:value-type="string">
            <text:p>H.perf water</text:p>
          </table:table-cell>
          <table:table-cell table:style-name="ce256" office:value-type="float" office:value="0.21">
            <text:p>0.21</text:p>
          </table:table-cell>
          <table:table-cell table:number-columns-repeated="2" table:style-name="ce256" office:value-type="float" office:value="1">
            <text:p>1</text:p>
          </table:table-cell>
          <table:table-cell table:style-name="ce256" office:value-type="float" office:value="0.15">
            <text:p>0.15</text:p>
          </table:table-cell>
          <table:table-cell table:style-name="ce256" office:value-type="float" office:value="3.5">
            <text:p>3.5</text:p>
          </table:table-cell>
          <table:table-cell table:style-name="Default"/>
          <table:table-cell table:number-columns-repeated="1015"/>
        </table:table-row>
        <table:table-row table:style-name="ro1">
          <table:table-cell table:style-name="Default" office:value-type="string">
            <text:p>H.perf water-6</text:p>
          </table:table-cell>
          <table:table-cell table:style-name="ce256" office:value-type="float" office:value="6">
            <text:p>6</text:p>
          </table:table-cell>
          <table:table-cell table:style-name="ce256" office:value-type="string">
            <text:p>H.perf water</text:p>
          </table:table-cell>
          <table:table-cell table:style-name="ce256" office:value-type="float" office:value="0.165">
            <text:p>0.165</text:p>
          </table:table-cell>
          <table:table-cell table:style-name="ce256" office:value-type="float" office:value="1">
            <text:p>1</text:p>
          </table:table-cell>
          <table:table-cell table:style-name="ce256" office:value-type="float" office:value="0.6">
            <text:p>0.6</text:p>
          </table:table-cell>
          <table:table-cell table:style-name="ce256" office:value-type="float" office:value="0.2">
            <text:p>0.2</text:p>
          </table:table-cell>
          <table:table-cell table:style-name="ce256" office:value-type="float" office:value="2.9">
            <text:p>2.9</text:p>
          </table:table-cell>
          <table:table-cell table:style-name="Default"/>
          <table:table-cell table:number-columns-repeated="1015"/>
        </table:table-row>
        <table:table-row table:style-name="ro1">
          <table:table-cell table:style-name="Default" office:value-type="string">
            <text:p>H.perf water-7</text:p>
          </table:table-cell>
          <table:table-cell table:style-name="ce256" office:value-type="float" office:value="7">
            <text:p>7</text:p>
          </table:table-cell>
          <table:table-cell table:style-name="ce256" office:value-type="string">
            <text:p>H.perf water</text:p>
          </table:table-cell>
          <table:table-cell table:style-name="ce256" office:value-type="float" office:value="0.135">
            <text:p>0.135</text:p>
          </table:table-cell>
          <table:table-cell table:style-name="ce256" office:value-type="float" office:value="1">
            <text:p>1</text:p>
          </table:table-cell>
          <table:table-cell table:style-name="ce256" office:value-type="float" office:value="0.5">
            <text:p>0.5</text:p>
          </table:table-cell>
          <table:table-cell table:style-name="ce256" office:value-type="float" office:value="0.25">
            <text:p>0.25</text:p>
          </table:table-cell>
          <table:table-cell table:style-name="ce256" office:value-type="float" office:value="2.4">
            <text:p>2.4</text:p>
          </table:table-cell>
          <table:table-cell table:style-name="Default"/>
          <table:table-cell table:number-columns-repeated="1015"/>
        </table:table-row>
        <table:table-row table:style-name="ro1">
          <table:table-cell table:style-name="Default" office:value-type="string">
            <text:p>H.perf water-8</text:p>
          </table:table-cell>
          <table:table-cell table:style-name="ce256" office:value-type="float" office:value="8">
            <text:p>8</text:p>
          </table:table-cell>
          <table:table-cell table:style-name="ce256" office:value-type="string">
            <text:p>H.perf water</text:p>
          </table:table-cell>
          <table:table-cell table:style-name="ce256" office:value-type="float" office:value="0.105">
            <text:p>0.105</text:p>
          </table:table-cell>
          <table:table-cell table:style-name="ce256" office:value-type="float" office:value="1">
            <text:p>1</text:p>
          </table:table-cell>
          <table:table-cell table:number-columns-repeated="2" table:style-name="ce256" office:value-type="float" office:value="0.3">
            <text:p>0.3</text:p>
          </table:table-cell>
          <table:table-cell table:style-name="ce256" office:value-type="float" office:value="2">
            <text:p>2</text:p>
          </table:table-cell>
          <table:table-cell table:style-name="Default"/>
          <table:table-cell table:number-columns-repeated="1015"/>
        </table:table-row>
        <table:table-row table:style-name="ro1">
          <table:table-cell table:style-name="Default" office:value-type="string">
            <text:p>H.perf water-9</text:p>
          </table:table-cell>
          <table:table-cell table:style-name="ce256" office:value-type="float" office:value="9">
            <text:p>9</text:p>
          </table:table-cell>
          <table:table-cell table:style-name="ce256" office:value-type="string">
            <text:p>H.perf water</text:p>
          </table:table-cell>
          <table:table-cell table:style-name="ce256" office:value-type="float" office:value="0.075">
            <text:p>0.075</text:p>
          </table:table-cell>
          <table:table-cell table:style-name="ce256" office:value-type="float" office:value="1">
            <text:p>1</text:p>
          </table:table-cell>
          <table:table-cell table:style-name="ce256" office:value-type="float" office:value="0.2">
            <text:p>0.2</text:p>
          </table:table-cell>
          <table:table-cell table:style-name="ce256" office:value-type="float" office:value="0.35">
            <text:p>0.35</text:p>
          </table:table-cell>
          <table:table-cell table:style-name="ce256" office:value-type="float" office:value="1.6">
            <text:p>1.6</text:p>
          </table:table-cell>
          <table:table-cell table:style-name="Default"/>
          <table:table-cell table:number-columns-repeated="1015"/>
        </table:table-row>
        <table:table-row table:style-name="ro1">
          <table:table-cell table:style-name="Default" office:value-type="string">
            <text:p>Helicopter-5</text:p>
          </table:table-cell>
          <table:table-cell table:style-name="ce256" office:value-type="float" office:value="5">
            <text:p>5</text:p>
          </table:table-cell>
          <table:table-cell table:style-name="ce256" office:value-type="string">
            <text:p>Helicopter</text:p>
          </table:table-cell>
          <table:table-cell table:style-name="ce256" office:value-type="float" office:value="0.25">
            <text:p>0.25</text:p>
          </table:table-cell>
          <table:table-cell table:style-name="ce256" office:value-type="float" office:value="1">
            <text:p>1</text:p>
          </table:table-cell>
          <table:table-cell table:style-name="ce256" office:value-type="float" office:value="1.1">
            <text:p>1.1</text:p>
          </table:table-cell>
          <table:table-cell table:style-name="ce256" office:value-type="float" office:value="0.6">
            <text:p>0.6</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elicopter-6</text:p>
          </table:table-cell>
          <table:table-cell table:style-name="ce256" office:value-type="float" office:value="6">
            <text:p>6</text:p>
          </table:table-cell>
          <table:table-cell table:style-name="ce256" office:value-type="string">
            <text:p>Helicopter</text:p>
          </table:table-cell>
          <table:table-cell table:style-name="ce256" office:value-type="float" office:value="0.22">
            <text:p>0.22</text:p>
          </table:table-cell>
          <table:table-cell table:style-name="ce256" office:value-type="float" office:value="1">
            <text:p>1</text:p>
          </table:table-cell>
          <table:table-cell table:style-name="ce256" office:value-type="float" office:value="0.9">
            <text:p>0.9</text:p>
          </table:table-cell>
          <table:table-cell table:style-name="ce256" office:value-type="float" office:value="0.7">
            <text:p>0.7</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elicopter-7</text:p>
          </table:table-cell>
          <table:table-cell table:style-name="ce256" office:value-type="float" office:value="7">
            <text:p>7</text:p>
          </table:table-cell>
          <table:table-cell table:style-name="ce256" office:value-type="string">
            <text:p>Helicopter</text:p>
          </table:table-cell>
          <table:table-cell table:style-name="ce256" office:value-type="float" office:value="0.18">
            <text:p>0.18</text:p>
          </table:table-cell>
          <table:table-cell table:style-name="ce256" office:value-type="float" office:value="1">
            <text:p>1</text:p>
          </table:table-cell>
          <table:table-cell table:style-name="ce256" office:value-type="float" office:value="0.7">
            <text:p>0.7</text:p>
          </table:table-cell>
          <table:table-cell table:style-name="ce256" office:value-type="float" office:value="0.9">
            <text:p>0.9</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elicopter-8</text:p>
          </table:table-cell>
          <table:table-cell table:style-name="ce256" office:value-type="float" office:value="8">
            <text:p>8</text:p>
          </table:table-cell>
          <table:table-cell table:style-name="ce256" office:value-type="string">
            <text:p>Helicopter</text:p>
          </table:table-cell>
          <table:table-cell table:style-name="ce256" office:value-type="float" office:value="0.15">
            <text:p>0.15</text:p>
          </table:table-cell>
          <table:table-cell table:style-name="ce256" office:value-type="float" office:value="1">
            <text:p>1</text:p>
          </table:table-cell>
          <table:table-cell table:style-name="ce256" office:value-type="float" office:value="0.5">
            <text:p>0.5</text:p>
          </table:table-cell>
          <table:table-cell table:style-name="ce256" office:value-type="float" office:value="1.1">
            <text:p>1.1</text:p>
          </table:table-cell>
          <table:table-cell table:style-name="ce256" office:value-type="float" office:value="0">
            <text:p>0</text:p>
          </table:table-cell>
          <table:table-cell table:style-name="Default"/>
          <table:table-cell table:number-columns-repeated="1015"/>
        </table:table-row>
        <table:table-row table:style-name="ro1">
          <table:table-cell table:style-name="Default" office:value-type="string">
            <text:p>Helicopter-9</text:p>
          </table:table-cell>
          <table:table-cell table:style-name="ce256" office:value-type="float" office:value="9">
            <text:p>9</text:p>
          </table:table-cell>
          <table:table-cell table:style-name="ce256" office:value-type="string">
            <text:p>Helicopter</text:p>
          </table:table-cell>
          <table:table-cell table:style-name="ce256" office:value-type="float" office:value="0.12">
            <text:p>0.12</text:p>
          </table:table-cell>
          <table:table-cell table:style-name="ce256" office:value-type="float" office:value="1">
            <text:p>1</text:p>
          </table:table-cell>
          <table:table-cell table:style-name="ce256" office:value-type="float" office:value="0.4">
            <text:p>0.4</text:p>
          </table:table-cell>
          <table:table-cell table:style-name="ce256" office:value-type="float" office:value="1.2">
            <text:p>1.2</text:p>
          </table:table-cell>
          <table:table-cell table:style-name="ce256" office:value-type="float" office:value="0">
            <text:p>0</text:p>
          </table:table-cell>
          <table:table-cell table:style-name="Default"/>
          <table:table-cell/>
          <table:table-cell table:style-name="ce3" table:number-columns-repeated="2"/>
          <table:table-cell table:number-columns-repeated="1012"/>
        </table:table-row>
        <table:table-row table:style-name="ro1">
          <table:table-cell table:style-name="Default" office:value-type="string">
            <text:p>Hoverskirt-5</text:p>
          </table:table-cell>
          <table:table-cell table:style-name="ce256" office:value-type="float" office:value="5">
            <text:p>5</text:p>
          </table:table-cell>
          <table:table-cell table:style-name="ce256" office:value-type="string">
            <text:p>Hoverskirt</text:p>
          </table:table-cell>
          <table:table-cell table:style-name="ce256" office:value-type="float" office:value="0.02">
            <text:p>0.02</text:p>
          </table:table-cell>
          <table:table-cell table:style-name="ce256" office:value-type="float" office:value="1">
            <text:p>1</text:p>
          </table:table-cell>
          <table:table-cell table:style-name="ce256" office:value-type="float" office:value="4.1">
            <text:p>4.1</text:p>
          </table:table-cell>
          <table:table-cell table:style-name="ce256" office:value-type="float" office:value="0.2">
            <text:p>0.2</text:p>
          </table:table-cell>
          <table:table-cell table:style-name="ce256" office:value-type="float" office:value="45">
            <text:p>45</text:p>
          </table:table-cell>
          <table:table-cell table:style-name="Default"/>
          <table:table-cell table:number-columns-repeated="1015"/>
        </table:table-row>
        <table:table-row table:style-name="ro1">
          <table:table-cell table:style-name="Default" office:value-type="string">
            <text:p>Hoverskirt-6</text:p>
          </table:table-cell>
          <table:table-cell table:style-name="ce256" office:value-type="float" office:value="6">
            <text:p>6</text:p>
          </table:table-cell>
          <table:table-cell table:style-name="ce256" office:value-type="string">
            <text:p>Hoverskirt</text:p>
          </table:table-cell>
          <table:table-cell table:style-name="ce256" office:value-type="float" office:value="0.017">
            <text:p>0.017</text:p>
          </table:table-cell>
          <table:table-cell table:style-name="ce256" office:value-type="float" office:value="1">
            <text:p>1</text:p>
          </table:table-cell>
          <table:table-cell table:style-name="ce256" office:value-type="float" office:value="3.2">
            <text:p>3.2</text:p>
          </table:table-cell>
          <table:table-cell table:style-name="ce256" office:value-type="float" office:value="0.3">
            <text:p>0.3</text:p>
          </table:table-cell>
          <table:table-cell table:style-name="ce256" office:value-type="float" office:value="35">
            <text:p>35</text:p>
          </table:table-cell>
          <table:table-cell table:style-name="Default"/>
          <table:table-cell table:number-columns-repeated="1015"/>
        </table:table-row>
        <table:table-row table:style-name="ro1">
          <table:table-cell table:style-name="Default" office:value-type="string">
            <text:p>Hoverskirt-7</text:p>
          </table:table-cell>
          <table:table-cell table:style-name="ce256" office:value-type="float" office:value="7">
            <text:p>7</text:p>
          </table:table-cell>
          <table:table-cell table:style-name="ce256" office:value-type="string">
            <text:p>Hoverskirt</text:p>
          </table:table-cell>
          <table:table-cell table:style-name="ce256" office:value-type="float" office:value="0.013">
            <text:p>0.013</text:p>
          </table:table-cell>
          <table:table-cell table:style-name="ce256" office:value-type="float" office:value="1">
            <text:p>1</text:p>
          </table:table-cell>
          <table:table-cell table:style-name="ce256" office:value-type="float" office:value="2.5">
            <text:p>2.5</text:p>
          </table:table-cell>
          <table:table-cell table:style-name="ce256" office:value-type="float" office:value="0.4">
            <text:p>0.4</text:p>
          </table:table-cell>
          <table:table-cell table:style-name="ce256" office:value-type="float" office:value="30">
            <text:p>30</text:p>
          </table:table-cell>
          <table:table-cell table:style-name="Default"/>
          <table:table-cell table:number-columns-repeated="1015"/>
        </table:table-row>
        <table:table-row table:style-name="ro1">
          <table:table-cell table:style-name="Default" office:value-type="string">
            <text:p>Hoverskirt-8</text:p>
          </table:table-cell>
          <table:table-cell table:style-name="ce262" office:value-type="float" office:value="8">
            <text:p>8</text:p>
          </table:table-cell>
          <table:table-cell table:style-name="ce262" office:value-type="string">
            <text:p>Hoverskirt</text:p>
          </table:table-cell>
          <table:table-cell table:style-name="ce262" office:value-type="float" office:value="0.01">
            <text:p>0.01</text:p>
          </table:table-cell>
          <table:table-cell table:style-name="ce262" office:value-type="float" office:value="1">
            <text:p>1</text:p>
          </table:table-cell>
          <table:table-cell table:style-name="ce262" office:value-type="float" office:value="2">
            <text:p>2</text:p>
          </table:table-cell>
          <table:table-cell table:style-name="ce262" office:value-type="float" office:value="0.5">
            <text:p>0.5</text:p>
          </table:table-cell>
          <table:table-cell table:style-name="ce262" office:value-type="float" office:value="25">
            <text:p>25</text:p>
          </table:table-cell>
          <table:table-cell table:style-name="Default"/>
          <table:table-cell table:number-columns-repeated="3"/>
          <table:table-cell table:style-name="ce3" table:number-columns-repeated="1012"/>
        </table:table-row>
        <table:table-row table:style-name="ro1">
          <table:table-cell table:style-name="Default" office:value-type="string">
            <text:p>Legs-10</text:p>
          </table:table-cell>
          <table:table-cell table:style-name="ce256" office:value-type="float" office:value="10">
            <text:p>10</text:p>
          </table:table-cell>
          <table:table-cell table:style-name="ce256" office:value-type="string">
            <text:p>Legs</text:p>
          </table:table-cell>
          <table:table-cell table:style-name="ce256" office:value-type="float" office:value="0.045">
            <text:p>0.045</text:p>
          </table:table-cell>
          <table:table-cell table:style-name="ce256" office:value-type="float" office:value="1">
            <text:p>1</text:p>
          </table:table-cell>
          <table:table-cell table:style-name="ce256" office:value-type="float" office:value="2.8">
            <text:p>2.8</text:p>
          </table:table-cell>
          <table:table-cell table:style-name="ce256" office:value-type="float" office:value="0.3">
            <text:p>0.3</text:p>
          </table:table-cell>
          <table:table-cell table:style-name="ce256" office:value-type="float" office:value="15">
            <text:p>15</text:p>
          </table:table-cell>
          <table:table-cell table:style-name="Default"/>
          <table:table-cell table:number-columns-repeated="1015"/>
        </table:table-row>
        <table:table-row table:style-name="ro1">
          <table:table-cell table:style-name="Default" office:value-type="string">
            <text:p>Legs-8</text:p>
          </table:table-cell>
          <table:table-cell table:style-name="ce256" office:value-type="float" office:value="8">
            <text:p>8</text:p>
          </table:table-cell>
          <table:table-cell table:style-name="ce256" office:value-type="string">
            <text:p>Legs</text:p>
          </table:table-cell>
          <table:table-cell table:style-name="ce256" office:value-type="float" office:value="0.08">
            <text:p>0.08</text:p>
          </table:table-cell>
          <table:table-cell table:style-name="ce256" office:value-type="float" office:value="1">
            <text:p>1</text:p>
          </table:table-cell>
          <table:table-cell table:style-name="ce256" office:value-type="float" office:value="7.7">
            <text:p>7.7</text:p>
          </table:table-cell>
          <table:table-cell table:style-name="ce256" office:value-type="float" office:value="0.1">
            <text:p>0.1</text:p>
          </table:table-cell>
          <table:table-cell table:style-name="ce256" office:value-type="float" office:value="22">
            <text:p>22</text:p>
          </table:table-cell>
          <table:table-cell table:style-name="Default"/>
          <table:table-cell table:number-columns-repeated="1015"/>
        </table:table-row>
        <table:table-row table:style-name="ro1">
          <table:table-cell table:style-name="Default" office:value-type="string">
            <text:p>Legs-9</text:p>
          </table:table-cell>
          <table:table-cell table:style-name="ce256" office:value-type="float" office:value="9">
            <text:p>9</text:p>
          </table:table-cell>
          <table:table-cell table:style-name="ce256" office:value-type="string">
            <text:p>Legs</text:p>
          </table:table-cell>
          <table:table-cell table:style-name="ce256" office:value-type="float" office:value="0.06">
            <text:p>0.06</text:p>
          </table:table-cell>
          <table:table-cell table:style-name="ce256" office:value-type="float" office:value="1">
            <text:p>1</text:p>
          </table:table-cell>
          <table:table-cell table:style-name="ce256" office:value-type="float" office:value="4.2">
            <text:p>4.2</text:p>
          </table:table-cell>
          <table:table-cell table:style-name="ce256" office:value-type="float" office:value="0.2">
            <text:p>0.2</text:p>
          </table:table-cell>
          <table:table-cell table:style-name="ce256" office:value-type="float" office:value="18">
            <text:p>18</text:p>
          </table:table-cell>
          <table:table-cell table:style-name="Default"/>
          <table:table-cell table:number-columns-repeated="1015"/>
        </table:table-row>
        <table:table-row table:style-name="ro1">
          <table:table-cell table:style-name="Default" office:value-type="string">
            <text:p>None</text:p>
          </table:table-cell>
          <table:table-cell table:style-name="ce256"/>
          <table:table-cell table:style-name="ce256" office:value-type="string">
            <text:p>None</text:p>
          </table:table-cell>
          <table:table-cell table:number-columns-repeated="5" table:style-name="ce256" office:value-type="float" office:value="0">
            <text:p>0</text:p>
          </table:table-cell>
          <table:table-cell table:style-name="Default"/>
          <table:table-cell table:number-columns-repeated="1015"/>
        </table:table-row>
        <table:table-row table:style-name="ro1">
          <table:table-cell table:style-name="ce258" office:value-type="string">
            <text:p>Prop.(water)-4</text:p>
          </table:table-cell>
          <table:table-cell table:style-name="ce261" office:value-type="float" office:value="4">
            <text:p>4</text:p>
          </table:table-cell>
          <table:table-cell table:style-name="ce261" office:value-type="string">
            <text:p>Prop.(water)</text:p>
          </table:table-cell>
          <table:table-cell table:style-name="ce261" office:value-type="float" office:value="0.085">
            <text:p>0.085</text:p>
          </table:table-cell>
          <table:table-cell table:style-name="ce261" office:value-type="float" office:value="1">
            <text:p>1</text:p>
          </table:table-cell>
          <table:table-cell table:style-name="ce261" office:value-type="float" office:value="0.7">
            <text:p>0.7</text:p>
          </table:table-cell>
          <table:table-cell table:style-name="ce261" office:value-type="float" office:value="0.08">
            <text:p>0.08</text:p>
          </table:table-cell>
          <table:table-cell table:style-name="ce261" office:value-type="float" office:value="2.1">
            <text:p>2.1</text:p>
          </table:table-cell>
          <table:table-cell table:style-name="ce258"/>
          <table:table-cell table:style-name="ce3" table:number-columns-repeated="1015"/>
        </table:table-row>
        <table:table-row table:style-name="ro1">
          <table:table-cell table:style-name="Default" office:value-type="string">
            <text:p>Prop.(water)-5</text:p>
          </table:table-cell>
          <table:table-cell table:style-name="ce256" office:value-type="float" office:value="5">
            <text:p>5</text:p>
          </table:table-cell>
          <table:table-cell table:style-name="ce256" office:value-type="string">
            <text:p>Prop.(water)</text:p>
          </table:table-cell>
          <table:table-cell table:style-name="ce256" office:value-type="float" office:value="0.07">
            <text:p>0.07</text:p>
          </table:table-cell>
          <table:table-cell table:style-name="ce256" office:value-type="float" office:value="1">
            <text:p>1</text:p>
          </table:table-cell>
          <table:table-cell table:style-name="ce256" office:value-type="float" office:value="0.6">
            <text:p>0.6</text:p>
          </table:table-cell>
          <table:table-cell table:style-name="ce256" office:value-type="float" office:value="0.1">
            <text:p>0.1</text:p>
          </table:table-cell>
          <table:table-cell table:style-name="ce256" office:value-type="float" office:value="1.7">
            <text:p>1.7</text:p>
          </table:table-cell>
          <table:table-cell table:style-name="Default"/>
          <table:table-cell table:number-columns-repeated="1015"/>
        </table:table-row>
        <table:table-row table:style-name="ro1">
          <table:table-cell table:style-name="Default" office:value-type="string">
            <text:p>Prop.(water)-6</text:p>
          </table:table-cell>
          <table:table-cell table:style-name="ce256" office:value-type="float" office:value="6">
            <text:p>6</text:p>
          </table:table-cell>
          <table:table-cell table:style-name="ce256" office:value-type="string">
            <text:p>Prop.(water)</text:p>
          </table:table-cell>
          <table:table-cell table:style-name="ce256" office:value-type="float" office:value="0.055">
            <text:p>0.055</text:p>
          </table:table-cell>
          <table:table-cell table:style-name="ce256" office:value-type="float" office:value="1">
            <text:p>1</text:p>
          </table:table-cell>
          <table:table-cell table:style-name="ce256" office:value-type="float" office:value="0.4">
            <text:p>0.4</text:p>
          </table:table-cell>
          <table:table-cell table:style-name="ce256" office:value-type="float" office:value="0.12">
            <text:p>0.12</text:p>
          </table:table-cell>
          <table:table-cell table:style-name="ce256" office:value-type="float" office:value="1.4">
            <text:p>1.4</text:p>
          </table:table-cell>
          <table:table-cell table:style-name="Default"/>
          <table:table-cell table:number-columns-repeated="1015"/>
        </table:table-row>
        <table:table-row table:style-name="ro1">
          <table:table-cell table:style-name="Default" office:value-type="string">
            <text:p>Prop.(water)-7</text:p>
          </table:table-cell>
          <table:table-cell table:style-name="ce256" office:value-type="float" office:value="7">
            <text:p>7</text:p>
          </table:table-cell>
          <table:table-cell table:style-name="ce256" office:value-type="string">
            <text:p>Prop.(water)</text:p>
          </table:table-cell>
          <table:table-cell table:style-name="ce256" office:value-type="float" office:value="0.045">
            <text:p>0.045</text:p>
          </table:table-cell>
          <table:table-cell table:style-name="ce256" office:value-type="float" office:value="1">
            <text:p>1</text:p>
          </table:table-cell>
          <table:table-cell table:style-name="ce256" office:value-type="float" office:value="0.3">
            <text:p>0.3</text:p>
          </table:table-cell>
          <table:table-cell table:style-name="ce256" office:value-type="float" office:value="0.15">
            <text:p>0.15</text:p>
          </table:table-cell>
          <table:table-cell table:style-name="ce256" office:value-type="float" office:value="1.2">
            <text:p>1.2</text:p>
          </table:table-cell>
          <table:table-cell table:style-name="Default"/>
          <table:table-cell table:number-columns-repeated="1015"/>
        </table:table-row>
        <table:table-row table:style-name="ro1">
          <table:table-cell table:style-name="Default" office:value-type="string">
            <text:p>Prop.(water)-8</text:p>
          </table:table-cell>
          <table:table-cell table:style-name="ce256" office:value-type="float" office:value="8">
            <text:p>8</text:p>
          </table:table-cell>
          <table:table-cell table:style-name="ce256" office:value-type="string">
            <text:p>Prop.(water)</text:p>
          </table:table-cell>
          <table:table-cell table:style-name="ce256" office:value-type="float" office:value="0.035">
            <text:p>0.035</text:p>
          </table:table-cell>
          <table:table-cell table:style-name="ce256" office:value-type="float" office:value="1">
            <text:p>1</text:p>
          </table:table-cell>
          <table:table-cell table:number-columns-repeated="2" table:style-name="ce256" office:value-type="float" office:value="0.2">
            <text:p>0.2</text:p>
          </table:table-cell>
          <table:table-cell table:style-name="ce256" office:value-type="float" office:value="1">
            <text:p>1</text:p>
          </table:table-cell>
          <table:table-cell table:style-name="Default"/>
          <table:table-cell table:number-columns-repeated="1015"/>
        </table:table-row>
        <table:table-row table:style-name="ro1">
          <table:table-cell table:style-name="Default" office:value-type="string">
            <text:p>Prop.(water)-9</text:p>
          </table:table-cell>
          <table:table-cell table:style-name="ce256" office:value-type="float" office:value="9">
            <text:p>9</text:p>
          </table:table-cell>
          <table:table-cell table:style-name="ce256" office:value-type="string">
            <text:p>Prop.(water)</text:p>
          </table:table-cell>
          <table:table-cell table:style-name="ce256" office:value-type="float" office:value="0.025">
            <text:p>0.025</text:p>
          </table:table-cell>
          <table:table-cell table:style-name="ce256" office:value-type="float" office:value="1">
            <text:p>1</text:p>
          </table:table-cell>
          <table:table-cell table:style-name="ce256" office:value-type="float" office:value="0.1">
            <text:p>0.1</text:p>
          </table:table-cell>
          <table:table-cell table:style-name="ce256" office:value-type="float" office:value="0.25">
            <text:p>0.25</text:p>
          </table:table-cell>
          <table:table-cell table:style-name="ce256" office:value-type="float" office:value="0.8">
            <text:p>0.8</text:p>
          </table:table-cell>
          <table:table-cell table:style-name="Default"/>
          <table:table-cell table:number-columns-repeated="1015"/>
        </table:table-row>
        <table:table-row table:style-name="ro1">
          <table:table-cell table:style-name="Default" office:value-type="string">
            <text:p>Tracks-4</text:p>
          </table:table-cell>
          <table:table-cell table:style-name="ce256" office:value-type="float" office:value="4">
            <text:p>4</text:p>
          </table:table-cell>
          <table:table-cell table:style-name="ce256" office:value-type="string">
            <text:p>Tracks</text:p>
          </table:table-cell>
          <table:table-cell table:style-name="ce256" office:value-type="float" office:value="0.165">
            <text:p>0.165</text:p>
          </table:table-cell>
          <table:table-cell table:style-name="ce256" office:value-type="float" office:value="1">
            <text:p>1</text:p>
          </table:table-cell>
          <table:table-cell table:style-name="ce256" office:value-type="float" office:value="4.9">
            <text:p>4.9</text:p>
          </table:table-cell>
          <table:table-cell table:style-name="ce256" office:value-type="float" office:value="0.3">
            <text:p>0.3</text:p>
          </table:table-cell>
          <table:table-cell table:style-name="ce256" office:value-type="float" office:value="17">
            <text:p>17</text:p>
          </table:table-cell>
          <table:table-cell table:style-name="Default"/>
          <table:table-cell table:number-columns-repeated="1015"/>
        </table:table-row>
        <table:table-row table:style-name="ro1">
          <table:table-cell table:style-name="Default" office:value-type="string">
            <text:p>Tracks-5</text:p>
          </table:table-cell>
          <table:table-cell table:style-name="ce256" office:value-type="float" office:value="5">
            <text:p>5</text:p>
          </table:table-cell>
          <table:table-cell table:style-name="ce256" office:value-type="string">
            <text:p>Tracks</text:p>
          </table:table-cell>
          <table:table-cell table:style-name="ce256" office:value-type="float" office:value="0.14">
            <text:p>0.14</text:p>
          </table:table-cell>
          <table:table-cell table:style-name="ce256" office:value-type="float" office:value="1">
            <text:p>1</text:p>
          </table:table-cell>
          <table:table-cell table:style-name="ce256" office:value-type="float" office:value="3.6">
            <text:p>3.6</text:p>
          </table:table-cell>
          <table:table-cell table:style-name="ce256" office:value-type="float" office:value="0.4">
            <text:p>0.4</text:p>
          </table:table-cell>
          <table:table-cell table:style-name="ce256" office:value-type="float" office:value="14">
            <text:p>14</text:p>
          </table:table-cell>
          <table:table-cell table:style-name="Default"/>
          <table:table-cell table:number-columns-repeated="1015"/>
        </table:table-row>
        <table:table-row table:style-name="ro1">
          <table:table-cell table:style-name="Default" office:value-type="string">
            <text:p>Tracks-6</text:p>
          </table:table-cell>
          <table:table-cell table:style-name="ce256" office:value-type="float" office:value="6">
            <text:p>6</text:p>
          </table:table-cell>
          <table:table-cell table:style-name="ce256" office:value-type="string">
            <text:p>Tracks</text:p>
          </table:table-cell>
          <table:table-cell table:style-name="ce256" office:value-type="float" office:value="0.115">
            <text:p>0.115</text:p>
          </table:table-cell>
          <table:table-cell table:style-name="ce256" office:value-type="float" office:value="1">
            <text:p>1</text:p>
          </table:table-cell>
          <table:table-cell table:style-name="ce256" office:value-type="float" office:value="2.8">
            <text:p>2.8</text:p>
          </table:table-cell>
          <table:table-cell table:style-name="ce256" office:value-type="float" office:value="0.45">
            <text:p>0.45</text:p>
          </table:table-cell>
          <table:table-cell table:style-name="ce256" office:value-type="float" office:value="12">
            <text:p>12</text:p>
          </table:table-cell>
          <table:table-cell table:style-name="Default"/>
          <table:table-cell table:number-columns-repeated="1015"/>
        </table:table-row>
        <table:table-row table:style-name="ro1">
          <table:table-cell table:style-name="Default" office:value-type="string">
            <text:p>Tracks-7</text:p>
          </table:table-cell>
          <table:table-cell table:style-name="ce256" office:value-type="float" office:value="7">
            <text:p>7</text:p>
          </table:table-cell>
          <table:table-cell table:style-name="ce256" office:value-type="string">
            <text:p>Tracks</text:p>
          </table:table-cell>
          <table:table-cell table:style-name="ce256" office:value-type="float" office:value="0.095">
            <text:p>0.095</text:p>
          </table:table-cell>
          <table:table-cell table:style-name="ce256" office:value-type="float" office:value="1">
            <text:p>1</text:p>
          </table:table-cell>
          <table:table-cell table:style-name="ce256" office:value-type="float" office:value="2.1">
            <text:p>2.1</text:p>
          </table:table-cell>
          <table:table-cell table:style-name="ce256" office:value-type="float" office:value="0.5">
            <text:p>0.5</text:p>
          </table:table-cell>
          <table:table-cell table:style-name="ce256" office:value-type="float" office:value="10">
            <text:p>10</text:p>
          </table:table-cell>
          <table:table-cell table:style-name="Default"/>
          <table:table-cell table:number-columns-repeated="1015"/>
        </table:table-row>
        <table:table-row table:style-name="ro1">
          <table:table-cell table:style-name="Default" office:value-type="string">
            <text:p>Tracks-8</text:p>
          </table:table-cell>
          <table:table-cell table:style-name="ce262" office:value-type="float" office:value="8">
            <text:p>8</text:p>
          </table:table-cell>
          <table:table-cell table:style-name="ce262" office:value-type="string">
            <text:p>Tracks</text:p>
          </table:table-cell>
          <table:table-cell table:style-name="ce262" office:value-type="float" office:value="0.08">
            <text:p>0.08</text:p>
          </table:table-cell>
          <table:table-cell table:style-name="ce262" office:value-type="float" office:value="1">
            <text:p>1</text:p>
          </table:table-cell>
          <table:table-cell table:style-name="ce262" office:value-type="float" office:value="1.5">
            <text:p>1.5</text:p>
          </table:table-cell>
          <table:table-cell table:style-name="ce262" office:value-type="float" office:value="0.55">
            <text:p>0.55</text:p>
          </table:table-cell>
          <table:table-cell table:style-name="ce262" office:value-type="float" office:value="8">
            <text:p>8</text:p>
          </table:table-cell>
          <table:table-cell table:style-name="Default"/>
          <table:table-cell table:number-columns-repeated="1015"/>
        </table:table-row>
        <table:table-row table:style-name="ro1">
          <table:table-cell table:style-name="Default" office:value-type="string">
            <text:p>Wheels-4</text:p>
          </table:table-cell>
          <table:table-cell table:style-name="ce256" office:value-type="float" office:value="4">
            <text:p>4</text:p>
          </table:table-cell>
          <table:table-cell table:style-name="ce256" office:value-type="string">
            <text:p>Wheels</text:p>
          </table:table-cell>
          <table:table-cell table:style-name="ce256" office:value-type="float" office:value="0.05">
            <text:p>0.05</text:p>
          </table:table-cell>
          <table:table-cell table:style-name="ce256" office:value-type="float" office:value="1">
            <text:p>1</text:p>
          </table:table-cell>
          <table:table-cell table:style-name="ce256" office:value-type="float" office:value="2.8">
            <text:p>2.8</text:p>
          </table:table-cell>
          <table:table-cell table:style-name="ce256" office:value-type="float" office:value="0.4">
            <text:p>0.4</text:p>
          </table:table-cell>
          <table:table-cell table:style-name="ce256" office:value-type="float" office:value="6">
            <text:p>6</text:p>
          </table:table-cell>
          <table:table-cell table:style-name="Default"/>
          <table:table-cell table:number-columns-repeated="1015"/>
        </table:table-row>
        <table:table-row table:style-name="ro1">
          <table:table-cell table:style-name="Default" office:value-type="string">
            <text:p>Wheels-5</text:p>
          </table:table-cell>
          <table:table-cell table:style-name="ce256" office:value-type="float" office:value="5">
            <text:p>5</text:p>
          </table:table-cell>
          <table:table-cell table:style-name="ce256" office:value-type="string">
            <text:p>Wheels</text:p>
          </table:table-cell>
          <table:table-cell table:style-name="ce256" office:value-type="float" office:value="0.045">
            <text:p>0.045</text:p>
          </table:table-cell>
          <table:table-cell table:style-name="ce256" office:value-type="float" office:value="1">
            <text:p>1</text:p>
          </table:table-cell>
          <table:table-cell table:style-name="ce256" office:value-type="float" office:value="2.2">
            <text:p>2.2</text:p>
          </table:table-cell>
          <table:table-cell table:style-name="ce256" office:value-type="float" office:value="0.45">
            <text:p>0.45</text:p>
          </table:table-cell>
          <table:table-cell table:style-name="ce256" office:value-type="float" office:value="5">
            <text:p>5</text:p>
          </table:table-cell>
          <table:table-cell table:style-name="Default"/>
          <table:table-cell table:number-columns-repeated="1015"/>
        </table:table-row>
        <table:table-row table:style-name="ro1">
          <table:table-cell table:style-name="Default" office:value-type="string">
            <text:p>Wheels-6</text:p>
          </table:table-cell>
          <table:table-cell table:style-name="ce256" office:value-type="float" office:value="6">
            <text:p>6</text:p>
          </table:table-cell>
          <table:table-cell table:style-name="ce256" office:value-type="string">
            <text:p>Wheels</text:p>
          </table:table-cell>
          <table:table-cell table:style-name="ce256" office:value-type="float" office:value="0.035">
            <text:p>0.035</text:p>
          </table:table-cell>
          <table:table-cell table:style-name="ce256" office:value-type="float" office:value="1">
            <text:p>1</text:p>
          </table:table-cell>
          <table:table-cell table:style-name="ce256" office:value-type="float" office:value="1.8">
            <text:p>1.8</text:p>
          </table:table-cell>
          <table:table-cell table:style-name="ce256" office:value-type="float" office:value="0.5">
            <text:p>0.5</text:p>
          </table:table-cell>
          <table:table-cell table:style-name="ce256" office:value-type="float" office:value="4">
            <text:p>4</text:p>
          </table:table-cell>
          <table:table-cell table:style-name="Default"/>
          <table:table-cell table:number-columns-repeated="1015"/>
        </table:table-row>
        <table:table-row table:style-name="ro1">
          <table:table-cell table:style-name="Default" office:value-type="string">
            <text:p>Wheels-7</text:p>
          </table:table-cell>
          <table:table-cell table:style-name="ce256" office:value-type="float" office:value="7">
            <text:p>7</text:p>
          </table:table-cell>
          <table:table-cell table:style-name="ce256" office:value-type="string">
            <text:p>Wheels</text:p>
          </table:table-cell>
          <table:table-cell table:style-name="ce256" office:value-type="float" office:value="0.03">
            <text:p>0.03</text:p>
          </table:table-cell>
          <table:table-cell table:style-name="ce256" office:value-type="float" office:value="1">
            <text:p>1</text:p>
          </table:table-cell>
          <table:table-cell table:style-name="ce256" office:value-type="float" office:value="1.4">
            <text:p>1.4</text:p>
          </table:table-cell>
          <table:table-cell table:style-name="ce256" office:value-type="float" office:value="0.6">
            <text:p>0.6</text:p>
          </table:table-cell>
          <table:table-cell table:style-name="ce256" office:value-type="float" office:value="3">
            <text:p>3</text:p>
          </table:table-cell>
          <table:table-cell table:style-name="Default"/>
          <table:table-cell table:number-columns-repeated="1015"/>
        </table:table-row>
        <table:table-row table:style-name="ro1">
          <table:table-cell table:style-name="Default" office:value-type="string">
            <text:p>Wheels-8</text:p>
          </table:table-cell>
          <table:table-cell table:style-name="ce256" office:value-type="float" office:value="8">
            <text:p>8</text:p>
          </table:table-cell>
          <table:table-cell table:style-name="ce256" office:value-type="string">
            <text:p>Wheels</text:p>
          </table:table-cell>
          <table:table-cell table:style-name="ce256" office:value-type="float" office:value="0.025">
            <text:p>0.025</text:p>
          </table:table-cell>
          <table:table-cell table:number-columns-repeated="2" table:style-name="ce256" office:value-type="float" office:value="1">
            <text:p>1</text:p>
          </table:table-cell>
          <table:table-cell table:style-name="ce256" office:value-type="float" office:value="0.7">
            <text:p>0.7</text:p>
          </table:table-cell>
          <table:table-cell table:style-name="ce256" office:value-type="float" office:value="2">
            <text:p>2</text:p>
          </table:table-cell>
          <table:table-cell table:style-name="Default"/>
          <table:table-cell table:number-columns-repeated="1015"/>
        </table:table-row>
        <table:table-row table:style-name="ro1">
          <table:table-cell/>
          <table:table-cell office:value-type="float" office:value="9">
            <text:p>9</text:p>
          </table:table-cell>
          <table:table-cell office:value-type="string">
            <text:p>Contragrav*</text:p>
          </table:table-cell>
          <table:table-cell table:number-columns-repeated="4" office:value-type="string">
            <text:p>-</text:p>
          </table:table-cell>
          <table:table-cell table:number-columns-repeated="1017"/>
        </table:table-row>
        <table:table-row table:style-name="ro1">
          <table:table-cell table:number-columns-repeated="1024"/>
        </table:table-row>
        <table:table-row table:style-name="ro1">
          <table:table-cell/>
          <table:table-cell office:value-type="float" office:value="4">
            <text:p>4</text:p>
          </table:table-cell>
          <table:table-cell office:value-type="string">
            <text:p>Lighter than air†</text:p>
          </table:table-cell>
          <table:table-cell table:number-columns-repeated="1021"/>
        </table:table-row>
        <table:table-row table:style-name="ro1">
          <table:table-cell table:number-columns-repeated="1024"/>
        </table:table-row>
        <table:table-row table:style-name="ro1">
          <table:table-cell table:style-name="ce61" office:value-type="string" table:number-columns-spanned="2" table:number-rows-spanned="1">
            <text:p>High efficiency contragrav plates</text:p>
          </table:table-cell>
          <table:covered-table-cell table:style-name="ce5"/>
          <table:table-cell table:number-columns-repeated="1022"/>
        </table:table-row>
        <table:table-row table:style-name="ro1">
          <table:table-cell office:value-type="string">
            <text:p>TL</text:p>
          </table:table-cell>
          <table:table-cell office:value-type="string">
            <text:p>Description</text:p>
          </table:table-cell>
          <table:table-cell office:value-type="string">
            <text:p>Thrust per m3</text:p>
          </table:table-cell>
          <table:table-cell office:value-type="string">
            <text:p>Pow per m3</text:p>
          </table:table-cell>
          <table:table-cell office:value-type="string">
            <text:p>Mass per m3</text:p>
          </table:table-cell>
          <table:table-cell office:value-type="string">
            <text:p>Min Volume</text:p>
          </table:table-cell>
          <table:table-cell office:value-type="string">
            <text:p>Cost per m3</text:p>
          </table:table-cell>
          <table:table-cell office:value-type="string">
            <text:p>Area per m3</text:p>
          </table:table-cell>
          <table:table-cell/>
          <table:table-cell table:style-name="Default"/>
          <table:table-cell table:number-columns-repeated="1014"/>
        </table:table-row>
        <table:table-row table:style-name="ro1">
          <table:table-cell table:style-name="ce256" office:value-type="float" office:value="9">
            <text:p>9</text:p>
          </table:table-cell>
          <table:table-cell table:style-name="ce256" office:value-type="string">
            <text:p>High Efficiency Contragrav</text:p>
          </table:table-cell>
          <table:table-cell table:style-name="ce256" office:value-type="float" office:value="33">
            <text:p>33</text:p>
          </table:table-cell>
          <table:table-cell table:style-name="ce256" office:value-type="float" office:value="0.6">
            <text:p>0.6</text:p>
          </table:table-cell>
          <table:table-cell table:style-name="ce256" office:value-type="float" office:value="1.25">
            <text:p>1.25</text:p>
          </table:table-cell>
          <table:table-cell table:style-name="ce256" office:value-type="float" office:value="0.1">
            <text:p>0.1</text:p>
          </table:table-cell>
          <table:table-cell table:style-name="ce256" office:value-type="float" office:value="0.004">
            <text:p>0.004</text:p>
          </table:table-cell>
          <table:table-cell table:style-name="ce256" office:value-type="float" office:value="0.6">
            <text:p>0.6</text:p>
          </table:table-cell>
          <table:table-cell/>
          <table:table-cell table:style-name="Default"/>
          <table:table-cell table:number-columns-repeated="1014"/>
        </table:table-row>
        <table:table-row table:style-name="ro1">
          <table:table-cell table:style-name="ce256" office:value-type="float" office:value="10">
            <text:p>10</text:p>
          </table:table-cell>
          <table:table-cell table:style-name="ce256" office:value-type="string">
            <text:p>High Efficiency Contragrav</text:p>
          </table:table-cell>
          <table:table-cell table:style-name="ce256" office:value-type="float" office:value="50">
            <text:p>50</text:p>
          </table:table-cell>
          <table:table-cell table:style-name="ce256" office:value-type="float" office:value="0.7">
            <text:p>0.7</text:p>
          </table:table-cell>
          <table:table-cell table:style-name="ce256" office:value-type="float" office:value="1">
            <text:p>1</text:p>
          </table:table-cell>
          <table:table-cell table:style-name="ce256" office:value-type="float" office:value="0.05">
            <text:p>0.05</text:p>
          </table:table-cell>
          <table:table-cell table:style-name="ce256" office:value-type="float" office:value="0.008">
            <text:p>0.008</text:p>
          </table:table-cell>
          <table:table-cell table:style-name="ce256" office:value-type="float" office:value="1">
            <text:p>1</text:p>
          </table:table-cell>
          <table:table-cell/>
          <table:table-cell table:style-name="Default"/>
          <table:table-cell table:number-columns-repeated="1014"/>
        </table:table-row>
        <table:table-row table:style-name="ro1">
          <table:table-cell table:style-name="ce256" office:value-type="float" office:value="11">
            <text:p>11</text:p>
          </table:table-cell>
          <table:table-cell table:style-name="ce256" office:value-type="string">
            <text:p>High Efficiency Contragrav</text:p>
          </table:table-cell>
          <table:table-cell table:style-name="ce256" office:value-type="float" office:value="50">
            <text:p>50</text:p>
          </table:table-cell>
          <table:table-cell table:style-name="ce256" office:value-type="float" office:value="0.7">
            <text:p>0.7</text:p>
          </table:table-cell>
          <table:table-cell table:style-name="ce256" office:value-type="float" office:value="1">
            <text:p>1</text:p>
          </table:table-cell>
          <table:table-cell table:style-name="ce256" office:value-type="float" office:value="0.02">
            <text:p>0.02</text:p>
          </table:table-cell>
          <table:table-cell table:style-name="ce256" office:value-type="float" office:value="0.008">
            <text:p>0.008</text:p>
          </table:table-cell>
          <table:table-cell table:style-name="ce256" office:value-type="float" office:value="1">
            <text:p>1</text:p>
          </table:table-cell>
          <table:table-cell/>
          <table:table-cell table:style-name="Default"/>
          <table:table-cell table:number-columns-repeated="1014"/>
        </table:table-row>
        <table:table-row table:style-name="ro1">
          <table:table-cell table:style-name="ce256" office:value-type="float" office:value="12">
            <text:p>12</text:p>
          </table:table-cell>
          <table:table-cell table:style-name="ce256" office:value-type="string">
            <text:p>High Efficiency Contragrav</text:p>
          </table:table-cell>
          <table:table-cell table:style-name="ce256" office:value-type="float" office:value="50">
            <text:p>50</text:p>
          </table:table-cell>
          <table:table-cell table:style-name="ce256" office:value-type="float" office:value="0.35">
            <text:p>0.35</text:p>
          </table:table-cell>
          <table:table-cell table:style-name="ce256" office:value-type="float" office:value="0.65">
            <text:p>0.65</text:p>
          </table:table-cell>
          <table:table-cell table:number-columns-repeated="2" table:style-name="ce256" office:value-type="float" office:value="0.01">
            <text:p>0.01</text:p>
          </table:table-cell>
          <table:table-cell table:style-name="ce256" office:value-type="float" office:value="1">
            <text:p>1</text:p>
          </table:table-cell>
          <table:table-cell/>
          <table:table-cell table:style-name="Default"/>
          <table:table-cell table:number-columns-repeated="1014"/>
        </table:table-row>
        <table:table-row table:style-name="ro1">
          <table:table-cell table:number-columns-repeated="9"/>
          <table:table-cell table:style-name="Default"/>
          <table:table-cell table:number-columns-repeated="1014"/>
        </table:table-row>
        <table:table-row table:style-name="ro1">
          <table:table-cell office:value-type="string">
            <text:p>Thruster plates</text:p>
          </table:table-cell>
          <table:table-cell table:number-columns-repeated="8"/>
          <table:table-cell table:style-name="Default"/>
          <table:table-cell table:number-columns-repeated="1014"/>
        </table:table-row>
        <table:table-row table:style-name="ro1">
          <table:table-cell office:value-type="string">
            <text:p>TL</text:p>
          </table:table-cell>
          <table:table-cell office:value-type="string">
            <text:p>Description</text:p>
          </table:table-cell>
          <table:table-cell office:value-type="string">
            <text:p>Thrust per m3</text:p>
          </table:table-cell>
          <table:table-cell office:value-type="string">
            <text:p>Pow per m3</text:p>
          </table:table-cell>
          <table:table-cell office:value-type="string">
            <text:p>Mass per m3</text:p>
          </table:table-cell>
          <table:table-cell office:value-type="string">
            <text:p>Min v/min thrust</text:p>
          </table:table-cell>
          <table:table-cell office:value-type="string">
            <text:p>Cost per m3</text:p>
          </table:table-cell>
          <table:table-cell office:value-type="string">
            <text:p>Area per m3</text:p>
          </table:table-cell>
          <table:table-cell/>
          <table:table-cell table:style-name="Default"/>
          <table:table-cell table:number-columns-repeated="1014"/>
        </table:table-row>
        <table:table-row table:style-name="ro1">
          <table:table-cell table:style-name="ce256" office:value-type="float" office:value="11">
            <text:p>11</text:p>
          </table:table-cell>
          <table:table-cell table:style-name="ce256" office:value-type="string">
            <text:p>Thruster Plates</text:p>
          </table:table-cell>
          <table:table-cell table:style-name="ce256" office:value-type="float" office:value="40">
            <text:p>40</text:p>
          </table:table-cell>
          <table:table-cell table:style-name="ce256" office:value-type="float" office:value="1">
            <text:p>1</text:p>
          </table:table-cell>
          <table:table-cell table:style-name="ce256" office:value-type="float" office:value="2">
            <text:p>2</text:p>
          </table:table-cell>
          <table:table-cell table:style-name="ce256" office:value-type="float" office:value="10">
            <text:p>10</text:p>
          </table:table-cell>
          <table:table-cell table:style-name="ce256" office:value-type="float" office:value="0.25">
            <text:p>0.25</text:p>
          </table:table-cell>
          <table:table-cell table:style-name="ce256" office:value-type="float" office:value="0.2">
            <text:p>0.2</text:p>
          </table:table-cell>
          <table:table-cell/>
          <table:table-cell table:style-name="Default"/>
          <table:table-cell table:number-columns-repeated="1014"/>
        </table:table-row>
        <table:table-row table:style-name="ro1">
          <table:table-cell table:number-columns-repeated="9"/>
          <table:table-cell table:style-name="Default"/>
          <table:table-cell table:number-columns-repeated="1014"/>
        </table:table-row>
        <table:table-row table:style-name="ro1">
          <table:table-cell office:value-type="string">
            <text:p>Basic life support</text:p>
          </table:table-cell>
          <table:table-cell table:number-columns-repeated="8"/>
          <table:table-cell table:style-name="Default"/>
          <table:table-cell table:number-columns-repeated="1014"/>
        </table:table-row>
        <table:table-row table:style-name="ro1">
          <table:table-cell office:value-type="string">
            <text:p>TL</text:p>
          </table:table-cell>
          <table:table-cell office:value-type="string">
            <text:p>volume supported per m3</text:p>
          </table:table-cell>
          <table:table-cell office:value-type="string">
            <text:p>Mass per m3</text:p>
          </table:table-cell>
          <table:table-cell office:value-type="string">
            <text:p>Power per m3</text:p>
          </table:table-cell>
          <table:table-cell office:value-type="string">
            <text:p>Cost per m3</text:p>
          </table:table-cell>
          <table:table-cell table:number-columns-repeated="4"/>
          <table:table-cell table:style-name="Default"/>
          <table:table-cell table:number-columns-repeated="1014"/>
        </table:table-row>
        <table:table-row table:style-name="ro1">
          <table:table-cell office:value-type="float" office:value="8">
            <text:p>8</text:p>
          </table:table-cell>
          <table:table-cell office:value-type="float" office:value="1400">
            <text:p>1400</text:p>
          </table:table-cell>
          <table:table-cell office:value-type="float" office:value="1">
            <text:p>1</text:p>
          </table:table-cell>
          <table:table-cell office:value-type="float" office:value="0.05">
            <text:p>0.05</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9">
            <text:p>9</text:p>
          </table:table-cell>
          <table:table-cell office:value-type="float" office:value="1700">
            <text:p>1700</text:p>
          </table:table-cell>
          <table:table-cell office:value-type="float" office:value="1">
            <text:p>1</text:p>
          </table:table-cell>
          <table:table-cell office:value-type="float" office:value="0.04">
            <text:p>0.04</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0">
            <text:p>10</text:p>
          </table:table-cell>
          <table:table-cell office:value-type="float" office:value="2100">
            <text:p>2100</text:p>
          </table:table-cell>
          <table:table-cell office:value-type="float" office:value="1">
            <text:p>1</text:p>
          </table:table-cell>
          <table:table-cell office:value-type="float" office:value="0.03">
            <text:p>0.03</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1">
            <text:p>11</text:p>
          </table:table-cell>
          <table:table-cell office:value-type="float" office:value="2500">
            <text:p>2500</text:p>
          </table:table-cell>
          <table:table-cell office:value-type="float" office:value="1">
            <text:p>1</text:p>
          </table:table-cell>
          <table:table-cell office:value-type="float" office:value="0.02">
            <text:p>0.02</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2">
            <text:p>12</text:p>
          </table:table-cell>
          <table:table-cell office:value-type="float" office:value="3000">
            <text:p>3000</text:p>
          </table:table-cell>
          <table:table-cell office:value-type="float" office:value="1">
            <text:p>1</text:p>
          </table:table-cell>
          <table:table-cell office:value-type="float" office:value="0.02">
            <text:p>0.02</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3">
            <text:p>13</text:p>
          </table:table-cell>
          <table:table-cell office:value-type="float" office:value="3600">
            <text:p>3600</text:p>
          </table:table-cell>
          <table:table-cell office:value-type="float" office:value="1">
            <text:p>1</text:p>
          </table:table-cell>
          <table:table-cell office:value-type="float" office:value="0.02">
            <text:p>0.02</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4">
            <text:p>14</text:p>
          </table:table-cell>
          <table:table-cell office:value-type="float" office:value="4300">
            <text:p>4300</text:p>
          </table:table-cell>
          <table:table-cell office:value-type="float" office:value="1">
            <text:p>1</text:p>
          </table:table-cell>
          <table:table-cell office:value-type="float" office:value="0.02">
            <text:p>0.02</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5">
            <text:p>15</text:p>
          </table:table-cell>
          <table:table-cell office:value-type="float" office:value="5200">
            <text:p>5200</text:p>
          </table:table-cell>
          <table:table-cell office:value-type="float" office:value="1">
            <text:p>1</text:p>
          </table:table-cell>
          <table:table-cell office:value-type="float" office:value="0.02">
            <text:p>0.02</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table:number-columns-repeated="9"/>
          <table:table-cell table:style-name="Default"/>
          <table:table-cell table:number-columns-repeated="1014"/>
        </table:table-row>
        <table:table-row table:style-name="ro1">
          <table:table-cell office:value-type="string">
            <text:p>Standard life support</text:p>
          </table:table-cell>
          <table:table-cell table:number-columns-repeated="8"/>
          <table:table-cell table:style-name="Default"/>
          <table:table-cell table:number-columns-repeated="1014"/>
        </table:table-row>
        <table:table-row table:style-name="ro1">
          <table:table-cell office:value-type="string">
            <text:p>TL</text:p>
          </table:table-cell>
          <table:table-cell office:value-type="string">
            <text:p>volume supported per m3</text:p>
          </table:table-cell>
          <table:table-cell office:value-type="string">
            <text:p>Mass per m3</text:p>
          </table:table-cell>
          <table:table-cell office:value-type="string">
            <text:p>Power per m3</text:p>
          </table:table-cell>
          <table:table-cell office:value-type="string">
            <text:p>Cost per m3</text:p>
          </table:table-cell>
          <table:table-cell table:number-columns-repeated="4"/>
          <table:table-cell table:style-name="Default"/>
          <table:table-cell table:number-columns-repeated="1014"/>
        </table:table-row>
        <table:table-row table:style-name="ro1">
          <table:table-cell office:value-type="float" office:value="8">
            <text:p>8</text:p>
          </table:table-cell>
          <table:table-cell office:value-type="float" office:value="850">
            <text:p>850</text:p>
          </table:table-cell>
          <table:table-cell office:value-type="float" office:value="1">
            <text:p>1</text:p>
          </table:table-cell>
          <table:table-cell office:value-type="float" office:value="0.1">
            <text:p>0.1</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9">
            <text:p>9</text:p>
          </table:table-cell>
          <table:table-cell office:value-type="float" office:value="1000">
            <text:p>1000</text:p>
          </table:table-cell>
          <table:table-cell office:value-type="float" office:value="1">
            <text:p>1</text:p>
          </table:table-cell>
          <table:table-cell office:value-type="float" office:value="0.07">
            <text:p>0.07</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0">
            <text:p>10</text:p>
          </table:table-cell>
          <table:table-cell office:value-type="float" office:value="1200">
            <text:p>1200</text:p>
          </table:table-cell>
          <table:table-cell office:value-type="float" office:value="1">
            <text:p>1</text:p>
          </table:table-cell>
          <table:table-cell office:value-type="float" office:value="0.05">
            <text:p>0.05</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1">
            <text:p>11</text:p>
          </table:table-cell>
          <table:table-cell office:value-type="float" office:value="1450">
            <text:p>1450</text:p>
          </table:table-cell>
          <table:table-cell office:value-type="float" office:value="1">
            <text:p>1</text:p>
          </table:table-cell>
          <table:table-cell office:value-type="float" office:value="0.04">
            <text:p>0.04</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2">
            <text:p>12</text:p>
          </table:table-cell>
          <table:table-cell office:value-type="float" office:value="1750">
            <text:p>1750</text:p>
          </table:table-cell>
          <table:table-cell office:value-type="float" office:value="1">
            <text:p>1</text:p>
          </table:table-cell>
          <table:table-cell office:value-type="float" office:value="0.03">
            <text:p>0.03</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3">
            <text:p>13</text:p>
          </table:table-cell>
          <table:table-cell office:value-type="float" office:value="2100">
            <text:p>2100</text:p>
          </table:table-cell>
          <table:table-cell office:value-type="float" office:value="1">
            <text:p>1</text:p>
          </table:table-cell>
          <table:table-cell office:value-type="float" office:value="0.03">
            <text:p>0.03</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4">
            <text:p>14</text:p>
          </table:table-cell>
          <table:table-cell office:value-type="float" office:value="2500">
            <text:p>2500</text:p>
          </table:table-cell>
          <table:table-cell office:value-type="float" office:value="1">
            <text:p>1</text:p>
          </table:table-cell>
          <table:table-cell office:value-type="float" office:value="0.03">
            <text:p>0.03</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office:value-type="float" office:value="15">
            <text:p>15</text:p>
          </table:table-cell>
          <table:table-cell office:value-type="float" office:value="3000">
            <text:p>3000</text:p>
          </table:table-cell>
          <table:table-cell office:value-type="float" office:value="1">
            <text:p>1</text:p>
          </table:table-cell>
          <table:table-cell office:value-type="float" office:value="0.03">
            <text:p>0.03</text:p>
          </table:table-cell>
          <table:table-cell office:value-type="float" office:value="0.06">
            <text:p>0.06</text:p>
          </table:table-cell>
          <table:table-cell table:number-columns-repeated="4"/>
          <table:table-cell table:style-name="Default"/>
          <table:table-cell table:number-columns-repeated="1014"/>
        </table:table-row>
        <table:table-row table:style-name="ro1">
          <table:table-cell table:number-columns-repeated="9"/>
          <table:table-cell table:style-name="Default"/>
          <table:table-cell table:number-columns-repeated="1014"/>
        </table:table-row>
        <table:table-row table:style-name="ro1">
          <table:table-cell office:value-type="string">
            <text:p>Grav compensators</text:p>
          </table:table-cell>
          <table:table-cell table:number-columns-repeated="8"/>
          <table:table-cell table:style-name="Default"/>
          <table:table-cell table:number-columns-repeated="1014"/>
        </table:table-row>
        <table:table-row table:style-name="ro1">
          <table:table-cell office:value-type="string">
            <text:p>TL</text:p>
          </table:table-cell>
          <table:table-cell office:value-type="string">
            <text:p>Volume per g per m3 protected</text:p>
          </table:table-cell>
          <table:table-cell office:value-type="string">
            <text:p>maximum</text:p>
          </table:table-cell>
          <table:table-cell office:value-type="string">
            <text:p>Mass per m3</text:p>
          </table:table-cell>
          <table:table-cell office:value-type="string">
            <text:p>Power per m3</text:p>
          </table:table-cell>
          <table:table-cell office:value-type="string">
            <text:p>Cost per m3</text:p>
          </table:table-cell>
          <table:table-cell table:number-columns-repeated="3"/>
          <table:table-cell table:style-name="Default"/>
          <table:table-cell table:number-columns-repeated="1014"/>
        </table:table-row>
        <table:table-row table:style-name="ro1">
          <table:table-cell office:value-type="float" office:value="10">
            <text:p>10</text:p>
          </table:table-cell>
          <table:table-cell office:value-type="float" office:value="0.01">
            <text:p>0.01</text:p>
          </table:table-cell>
          <table:table-cell office:value-type="float" office:value="1">
            <text:p>1</text:p>
          </table:table-cell>
          <table:table-cell office:value-type="float" office:value="2">
            <text:p>2</text:p>
          </table:table-cell>
          <table:table-cell office:value-type="float" office:value="0.7">
            <text:p>0.7</text:p>
          </table:table-cell>
          <table:table-cell office:value-type="float" office:value="0.05">
            <text:p>0.05</text:p>
          </table:table-cell>
          <table:table-cell table:number-columns-repeated="3"/>
          <table:table-cell table:style-name="Default"/>
          <table:table-cell table:number-columns-repeated="1014"/>
        </table:table-row>
        <table:table-row table:style-name="ro1">
          <table:table-cell office:value-type="float" office:value="11">
            <text:p>11</text:p>
          </table:table-cell>
          <table:table-cell office:value-type="float" office:value="0.005">
            <text:p>0.005</text:p>
          </table:table-cell>
          <table:table-cell table:number-columns-repeated="2" office:value-type="float" office:value="2">
            <text:p>2</text:p>
          </table:table-cell>
          <table:table-cell office:value-type="float" office:value="0.7">
            <text:p>0.7</text:p>
          </table:table-cell>
          <table:table-cell office:value-type="float" office:value="0.05">
            <text:p>0.05</text:p>
          </table:table-cell>
          <table:table-cell table:number-columns-repeated="3"/>
          <table:table-cell table:style-name="Default"/>
          <table:table-cell table:number-columns-repeated="1014"/>
        </table:table-row>
        <table:table-row table:style-name="ro1">
          <table:table-cell office:value-type="float" office:value="12">
            <text:p>12</text:p>
          </table:table-cell>
          <table:table-cell office:value-type="float" office:value="0.003">
            <text:p>0.003</text:p>
          </table:table-cell>
          <table:table-cell office:value-type="float" office:value="3">
            <text:p>3</text:p>
          </table:table-cell>
          <table:table-cell office:value-type="float" office:value="2">
            <text:p>2</text:p>
          </table:table-cell>
          <table:table-cell office:value-type="float" office:value="0.7">
            <text:p>0.7</text:p>
          </table:table-cell>
          <table:table-cell office:value-type="float" office:value="0.05">
            <text:p>0.05</text:p>
          </table:table-cell>
          <table:table-cell table:number-columns-repeated="3"/>
          <table:table-cell table:style-name="Default"/>
          <table:table-cell table:number-columns-repeated="1014"/>
        </table:table-row>
        <table:table-row table:style-name="ro1">
          <table:table-cell office:value-type="float" office:value="13">
            <text:p>13</text:p>
          </table:table-cell>
          <table:table-cell office:value-type="float" office:value="0.0025">
            <text:p>0.0025</text:p>
          </table:table-cell>
          <table:table-cell office:value-type="float" office:value="4">
            <text:p>4</text:p>
          </table:table-cell>
          <table:table-cell office:value-type="float" office:value="2">
            <text:p>2</text:p>
          </table:table-cell>
          <table:table-cell office:value-type="float" office:value="0.7">
            <text:p>0.7</text:p>
          </table:table-cell>
          <table:table-cell office:value-type="float" office:value="0.05">
            <text:p>0.05</text:p>
          </table:table-cell>
          <table:table-cell table:number-columns-repeated="3"/>
          <table:table-cell table:style-name="Default"/>
          <table:table-cell table:number-columns-repeated="1014"/>
        </table:table-row>
        <table:table-row table:style-name="ro1">
          <table:table-cell office:value-type="float" office:value="14">
            <text:p>14</text:p>
          </table:table-cell>
          <table:table-cell office:value-type="float" office:value="0.002">
            <text:p>0.002</text:p>
          </table:table-cell>
          <table:table-cell office:value-type="float" office:value="5">
            <text:p>5</text:p>
          </table:table-cell>
          <table:table-cell office:value-type="float" office:value="2">
            <text:p>2</text:p>
          </table:table-cell>
          <table:table-cell office:value-type="float" office:value="0.7">
            <text:p>0.7</text:p>
          </table:table-cell>
          <table:table-cell office:value-type="float" office:value="0.05">
            <text:p>0.05</text:p>
          </table:table-cell>
          <table:table-cell table:number-columns-repeated="3"/>
          <table:table-cell table:style-name="Default"/>
          <table:table-cell table:number-columns-repeated="1014"/>
        </table:table-row>
        <table:table-row table:style-name="ro1">
          <table:table-cell office:value-type="float" office:value="15">
            <text:p>15</text:p>
          </table:table-cell>
          <table:table-cell office:value-type="float" office:value="0.0015">
            <text:p>0.0015</text:p>
          </table:table-cell>
          <table:table-cell office:value-type="float" office:value="6">
            <text:p>6</text:p>
          </table:table-cell>
          <table:table-cell office:value-type="float" office:value="2">
            <text:p>2</text:p>
          </table:table-cell>
          <table:table-cell office:value-type="float" office:value="0.7">
            <text:p>0.7</text:p>
          </table:table-cell>
          <table:table-cell office:value-type="float" office:value="0.05">
            <text:p>0.05</text:p>
          </table:table-cell>
          <table:table-cell table:number-columns-repeated="3"/>
          <table:table-cell table:style-name="Default"/>
          <table:table-cell table:number-columns-repeated="1014"/>
        </table:table-row>
        <table:table-row table:style-name="ro1">
          <table:table-cell table:number-columns-repeated="9"/>
          <table:table-cell table:style-name="ce6"/>
          <table:table-cell table:number-columns-repeated="1014"/>
        </table:table-row>
        <table:table-row table:style-name="ro1">
          <table:table-cell table:style-name="ce257" office:value-type="string" table:number-columns-spanned="4" table:number-rows-spanned="1">
            <text:p>Vehicle communicators</text:p>
          </table:table-cell>
          <table:covered-table-cell table:number-columns-repeated="3" table:style-name="ce238"/>
          <table:table-cell table:style-name="ce32"/>
          <table:table-cell table:style-name="ce32" office:value-type="string">
            <text:p>Tech Level</text:p>
          </table:table-cell>
          <table:table-cell table:style-name="ce32" table:number-columns-repeated="4"/>
          <table:table-cell table:style-name="ce240"/>
          <table:table-cell table:number-columns-repeated="1013"/>
        </table:table-row>
        <table:table-row table:style-name="ro1">
          <table:table-cell table:style-name="ce48" office:value-type="string">
            <text:p>Range</text:p>
          </table:table-cell>
          <table:table-cell table:style-name="ce6"/>
          <table:table-cell table:style-name="ce6" office:value-type="string">
            <text:p>Power req.</text:p>
          </table:table-cell>
          <table:table-cell table:style-name="ce6" office:value-type="string">
            <text:p>Cost</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table:style-name="ce6" office:value-type="float" office:value="8">
            <text:p>8</text:p>
          </table:table-cell>
          <table:table-cell table:style-name="ce6" office:value-type="float" office:value="10">
            <text:p>10</text:p>
          </table:table-cell>
          <table:table-cell table:style-name="ce6" office:value-type="float" office:value="12">
            <text:p>12</text:p>
          </table:table-cell>
          <table:table-cell table:style-name="ce208" office:value-type="float" office:value="14">
            <text:p>14</text:p>
          </table:table-cell>
          <table:table-cell table:number-columns-repeated="1013"/>
        </table:table-row>
        <table:table-row table:style-name="ro1">
          <table:table-cell table:style-name="ce256" office:value-type="string">
            <text:p>continent</text:p>
          </table:table-cell>
          <table:table-cell table:style-name="ce6" office:value-type="string">
            <text:p>3,000km</text:p>
          </table:table-cell>
          <table:table-cell table:style-name="ce6" office:value-type="float" office:value="0.1">
            <text:p>0.1</text:p>
          </table:table-cell>
          <table:table-cell table:style-name="ce6" table:formula="of:=5000/1000000" office:value-type="float" office:value="0.005">
            <text:p>0.005</text:p>
          </table:table-cell>
          <table:table-cell table:style-name="ce6" office:value-type="float" office:value="0.3">
            <text:p>0.3</text:p>
          </table:table-cell>
          <table:table-cell table:style-name="ce6" office:value-type="float" office:value="0.15">
            <text:p>0.15</text:p>
          </table:table-cell>
          <table:table-cell table:style-name="ce6" office:value-type="float" office:value="0.1">
            <text:p>0.1</text:p>
          </table:table-cell>
          <table:table-cell table:style-name="ce6" office:value-type="float" office:value="0.05">
            <text:p>0.05</text:p>
          </table:table-cell>
          <table:table-cell table:style-name="ce6" office:value-type="float" office:value="0.01">
            <text:p>0.01</text:p>
          </table:table-cell>
          <table:table-cell table:style-name="ce6" office:value-type="float" office:value="0.001">
            <text:p>0.001</text:p>
          </table:table-cell>
          <table:table-cell table:style-name="ce208" office:value-type="float" office:value="0.0001">
            <text:p>0.0001</text:p>
          </table:table-cell>
          <table:table-cell table:number-columns-repeated="1013"/>
        </table:table-row>
        <table:table-row table:style-name="ro1">
          <table:table-cell table:style-name="ce256" office:value-type="string">
            <text:p>far orbit</text:p>
          </table:table-cell>
          <table:table-cell table:style-name="ce6" office:value-type="string">
            <text:p>300,000km</text:p>
          </table:table-cell>
          <table:table-cell table:style-name="ce6" office:value-type="float" office:value="10">
            <text:p>10</text:p>
          </table:table-cell>
          <table:table-cell table:style-name="ce6" table:formula="of:=90000/1000000" office:value-type="float" office:value="0.09">
            <text:p>0.09</text:p>
          </table:table-cell>
          <table:table-cell table:style-name="ce6"/>
          <table:table-cell table:style-name="ce6" office:value-type="float" office:value="0.7">
            <text:p>0.7</text:p>
          </table:table-cell>
          <table:table-cell table:style-name="ce6" office:value-type="float" office:value="0.3">
            <text:p>0.3</text:p>
          </table:table-cell>
          <table:table-cell table:style-name="ce6" office:value-type="float" office:value="0.15">
            <text:p>0.15</text:p>
          </table:table-cell>
          <table:table-cell table:style-name="ce6" office:value-type="float" office:value="0.1">
            <text:p>0.1</text:p>
          </table:table-cell>
          <table:table-cell table:style-name="ce6" office:value-type="float" office:value="0.05">
            <text:p>0.05</text:p>
          </table:table-cell>
          <table:table-cell table:style-name="ce208" office:value-type="float" office:value="0.01">
            <text:p>0.01</text:p>
          </table:table-cell>
          <table:table-cell table:number-columns-repeated="1013"/>
        </table:table-row>
        <table:table-row table:style-name="ro1">
          <table:table-cell table:style-name="ce256" office:value-type="string">
            <text:p>orbital</text:p>
          </table:table-cell>
          <table:table-cell table:style-name="ce6" office:value-type="string">
            <text:p>30,000km</text:p>
          </table:table-cell>
          <table:table-cell table:style-name="ce6" office:value-type="float" office:value="1">
            <text:p>1</text:p>
          </table:table-cell>
          <table:table-cell table:style-name="ce6" table:formula="of:=30000/1000000" office:value-type="float" office:value="0.03">
            <text:p>0.03</text:p>
          </table:table-cell>
          <table:table-cell table:style-name="ce6" office:value-type="float" office:value="0.7">
            <text:p>0.7</text:p>
          </table:table-cell>
          <table:table-cell table:style-name="ce6" office:value-type="float" office:value="0.3">
            <text:p>0.3</text:p>
          </table:table-cell>
          <table:table-cell table:style-name="ce6" office:value-type="float" office:value="0.15">
            <text:p>0.15</text:p>
          </table:table-cell>
          <table:table-cell table:style-name="ce6" office:value-type="float" office:value="0.1">
            <text:p>0.1</text:p>
          </table:table-cell>
          <table:table-cell table:style-name="ce6" office:value-type="float" office:value="0.05">
            <text:p>0.05</text:p>
          </table:table-cell>
          <table:table-cell table:style-name="ce6" office:value-type="float" office:value="0.01">
            <text:p>0.01</text:p>
          </table:table-cell>
          <table:table-cell table:style-name="ce208" office:value-type="float" office:value="0.001">
            <text:p>0.001</text:p>
          </table:table-cell>
          <table:table-cell table:number-columns-repeated="1013"/>
        </table:table-row>
        <table:table-row table:style-name="ro1">
          <table:table-cell table:style-name="ce256" office:value-type="string">
            <text:p>regional</text:p>
          </table:table-cell>
          <table:table-cell table:style-name="ce6" office:value-type="string">
            <text:p>30km</text:p>
          </table:table-cell>
          <table:table-cell table:style-name="ce6" office:value-type="float" office:value="0.001">
            <text:p>0.001</text:p>
          </table:table-cell>
          <table:table-cell table:style-name="ce6" table:formula="of:=250/1000000" office:value-type="float" office:value="0.00025">
            <text:p>0.00025</text:p>
          </table:table-cell>
          <table:table-cell table:style-name="ce6" office:value-type="float" office:value="0.1">
            <text:p>0.1</text:p>
          </table:table-cell>
          <table:table-cell table:style-name="ce6" office:value-type="float" office:value="0.05">
            <text:p>0.05</text:p>
          </table:table-cell>
          <table:table-cell table:style-name="ce6" office:value-type="float" office:value="0.01">
            <text:p>0.01</text:p>
          </table:table-cell>
          <table:table-cell table:style-name="ce6" office:value-type="float" office:value="0.001">
            <text:p>0.001</text:p>
          </table:table-cell>
          <table:table-cell table:number-columns-repeated="2" table:style-name="ce6" office:value-type="float" office:value="0.0001">
            <text:p>0.0001</text:p>
          </table:table-cell>
          <table:table-cell table:style-name="ce208" office:value-type="float" office:value="0.0001">
            <text:p>0.0001</text:p>
          </table:table-cell>
          <table:table-cell table:number-columns-repeated="1013"/>
        </table:table-row>
        <table:table-row table:style-name="ro1">
          <table:table-cell table:style-name="ce256" office:value-type="string">
            <text:p>subcont</text:p>
          </table:table-cell>
          <table:table-cell table:style-name="ce6" office:value-type="string">
            <text:p>300km</text:p>
          </table:table-cell>
          <table:table-cell table:style-name="ce6" office:value-type="float" office:value="0.01">
            <text:p>0.01</text:p>
          </table:table-cell>
          <table:table-cell table:style-name="ce6" table:formula="of:=500/1000000" office:value-type="float" office:value="0.0005">
            <text:p>0.0005</text:p>
          </table:table-cell>
          <table:table-cell table:style-name="ce6" office:value-type="float" office:value="0.15">
            <text:p>0.15</text:p>
          </table:table-cell>
          <table:table-cell table:style-name="ce6" office:value-type="float" office:value="0.1">
            <text:p>0.1</text:p>
          </table:table-cell>
          <table:table-cell table:style-name="ce6" office:value-type="float" office:value="0.05">
            <text:p>0.05</text:p>
          </table:table-cell>
          <table:table-cell table:style-name="ce6" office:value-type="float" office:value="0.01">
            <text:p>0.01</text:p>
          </table:table-cell>
          <table:table-cell table:style-name="ce6" office:value-type="float" office:value="0.001">
            <text:p>0.001</text:p>
          </table:table-cell>
          <table:table-cell table:style-name="ce6" office:value-type="float" office:value="0.0001">
            <text:p>0.0001</text:p>
          </table:table-cell>
          <table:table-cell table:style-name="ce208" office:value-type="float" office:value="0.0001">
            <text:p>0.0001</text:p>
          </table:table-cell>
          <table:table-cell table:number-columns-repeated="1013"/>
        </table:table-row>
        <table:table-row table:style-name="ro1">
          <table:table-cell table:style-name="ce256" office:value-type="string">
            <text:p>subreg</text:p>
          </table:table-cell>
          <table:table-cell table:style-name="ce6" office:value-type="string">
            <text:p>10km</text:p>
          </table:table-cell>
          <table:table-cell table:style-name="ce6" office:value-type="float" office:value="0.0001">
            <text:p>0.0001</text:p>
          </table:table-cell>
          <table:table-cell table:style-name="ce6" table:formula="of:=75/1000000" office:value-type="float" office:value="0.000075">
            <text:p>0.000075</text:p>
          </table:table-cell>
          <table:table-cell table:style-name="ce6" office:value-type="float" office:value="0.05">
            <text:p>0.05</text:p>
          </table:table-cell>
          <table:table-cell table:style-name="ce6" office:value-type="float" office:value="0.01">
            <text:p>0.01</text:p>
          </table:table-cell>
          <table:table-cell table:style-name="ce6" office:value-type="float" office:value="0.001">
            <text:p>0.001</text:p>
          </table:table-cell>
          <table:table-cell table:number-columns-repeated="3" table:style-name="ce6" office:value-type="float" office:value="0.0001">
            <text:p>0.0001</text:p>
          </table:table-cell>
          <table:table-cell table:style-name="ce208" office:value-type="float" office:value="0.0001">
            <text:p>0.0001</text:p>
          </table:table-cell>
          <table:table-cell table:number-columns-repeated="1013"/>
        </table:table-row>
        <table:table-row table:style-name="ro1">
          <table:table-cell table:style-name="ce60"/>
          <table:table-cell table:style-name="ce42" table:number-columns-repeated="3"/>
          <table:table-cell table:style-name="ce265" office:value-type="float" office:value="5">
            <text:p>5</text:p>
          </table:table-cell>
          <table:table-cell table:style-name="ce265" office:value-type="float" office:value="6">
            <text:p>6</text:p>
          </table:table-cell>
          <table:table-cell table:style-name="ce265" office:value-type="float" office:value="7">
            <text:p>7</text:p>
          </table:table-cell>
          <table:table-cell table:style-name="ce265" office:value-type="float" office:value="8">
            <text:p>8</text:p>
          </table:table-cell>
          <table:table-cell table:style-name="ce265" office:value-type="float" office:value="9">
            <text:p>9</text:p>
          </table:table-cell>
          <table:table-cell table:style-name="ce265" office:value-type="float" office:value="10">
            <text:p>10</text:p>
          </table:table-cell>
          <table:table-cell table:style-name="ce269" office:value-type="float" office:value="11">
            <text:p>11</text:p>
          </table:table-cell>
          <table:table-cell table:number-columns-repeated="1013"/>
        </table:table-row>
        <table:table-row table:style-name="ro1">
          <table:table-cell table:style-name="ce257" office:value-type="string" table:number-columns-spanned="4" table:number-rows-spanned="1">
            <text:p>Small vehicle communication systems</text:p>
          </table:table-cell>
          <table:covered-table-cell table:number-columns-repeated="3" table:style-name="ce238"/>
          <table:table-cell table:style-name="ce32" office:value-type="string">
            <text:p>Tech Level</text:p>
          </table:table-cell>
          <table:table-cell table:style-name="ce32" table:number-columns-repeated="5"/>
          <table:table-cell table:style-name="ce240"/>
          <table:table-cell table:number-columns-repeated="1013"/>
        </table:table-row>
        <table:table-row table:style-name="ro1">
          <table:table-cell table:style-name="ce48" office:value-type="string">
            <text:p>Range</text:p>
          </table:table-cell>
          <table:table-cell table:style-name="ce6"/>
          <table:table-cell table:style-name="ce6" office:value-type="string">
            <text:p>Power req.</text:p>
          </table:table-cell>
          <table:table-cell table:style-name="ce6" office:value-type="string">
            <text:p>Cost</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table:style-name="ce6" office:value-type="float" office:value="8">
            <text:p>8</text:p>
          </table:table-cell>
          <table:table-cell table:style-name="ce6" office:value-type="float" office:value="10">
            <text:p>10</text:p>
          </table:table-cell>
          <table:table-cell table:style-name="ce6" office:value-type="float" office:value="12">
            <text:p>12</text:p>
          </table:table-cell>
          <table:table-cell table:style-name="ce208" office:value-type="float" office:value="14">
            <text:p>14</text:p>
          </table:table-cell>
          <table:table-cell table:number-columns-repeated="1013"/>
        </table:table-row>
        <table:table-row table:style-name="ro1">
          <table:table-cell table:style-name="ce256" office:value-type="string">
            <text:p>continent</text:p>
          </table:table-cell>
          <table:table-cell table:style-name="ce6" office:value-type="string">
            <text:p>3,000km</text:p>
          </table:table-cell>
          <table:table-cell table:style-name="ce6" office:value-type="float" office:value="0.001">
            <text:p>0.001</text:p>
          </table:table-cell>
          <table:table-cell table:style-name="ce6" office:value-type="float" office:value="0.0025">
            <text:p>0.0025</text:p>
          </table:table-cell>
          <table:table-cell table:style-name="ce6" office:value-type="float" office:value="0.03">
            <text:p>0.03</text:p>
          </table:table-cell>
          <table:table-cell table:style-name="ce6" office:value-type="float" office:value="0.015">
            <text:p>0.015</text:p>
          </table:table-cell>
          <table:table-cell table:style-name="ce6" office:value-type="float" office:value="0.01">
            <text:p>0.01</text:p>
          </table:table-cell>
          <table:table-cell table:style-name="ce6" office:value-type="float" office:value="0.005">
            <text:p>0.005</text:p>
          </table:table-cell>
          <table:table-cell table:style-name="ce6" office:value-type="float" office:value="0.001">
            <text:p>0.001</text:p>
          </table:table-cell>
          <table:table-cell table:style-name="ce6" office:value-type="float" office:value="0.0001">
            <text:p>0.0001</text:p>
          </table:table-cell>
          <table:table-cell table:style-name="ce208" office:value-type="float" office:value="0.0001">
            <text:p>0.0001</text:p>
          </table:table-cell>
          <table:table-cell table:style-name="ce256" office:value-type="string">
            <text:p>continental</text:p>
          </table:table-cell>
          <table:table-cell table:number-columns-repeated="1012"/>
        </table:table-row>
        <table:table-row table:style-name="ro1">
          <table:table-cell table:style-name="ce256" office:value-type="string">
            <text:p>far orbit</text:p>
          </table:table-cell>
          <table:table-cell table:style-name="ce6" office:value-type="string">
            <text:p>300,000km</text:p>
          </table:table-cell>
          <table:table-cell table:style-name="ce6" office:value-type="float" office:value="0.1">
            <text:p>0.1</text:p>
          </table:table-cell>
          <table:table-cell table:style-name="ce6" office:value-type="float" office:value="0.045">
            <text:p>0.045</text:p>
          </table:table-cell>
          <table:table-cell table:style-name="ce6"/>
          <table:table-cell table:style-name="ce6" office:value-type="float" office:value="0.07">
            <text:p>0.07</text:p>
          </table:table-cell>
          <table:table-cell table:style-name="ce6" office:value-type="float" office:value="0.03">
            <text:p>0.03</text:p>
          </table:table-cell>
          <table:table-cell table:style-name="ce6" office:value-type="float" office:value="0.015">
            <text:p>0.015</text:p>
          </table:table-cell>
          <table:table-cell table:style-name="ce6" office:value-type="float" office:value="0.01">
            <text:p>0.01</text:p>
          </table:table-cell>
          <table:table-cell table:style-name="ce6" office:value-type="float" office:value="0.005">
            <text:p>0.005</text:p>
          </table:table-cell>
          <table:table-cell table:style-name="ce208" office:value-type="float" office:value="0.001">
            <text:p>0.001</text:p>
          </table:table-cell>
          <table:table-cell table:style-name="ce256" office:value-type="string">
            <text:p>far orbit</text:p>
          </table:table-cell>
          <table:table-cell table:number-columns-repeated="1012"/>
        </table:table-row>
        <table:table-row table:style-name="ro1">
          <table:table-cell table:style-name="ce256" office:value-type="string">
            <text:p>orbital</text:p>
          </table:table-cell>
          <table:table-cell table:style-name="ce6" office:value-type="string">
            <text:p>30,000km</text:p>
          </table:table-cell>
          <table:table-cell table:style-name="ce6" office:value-type="float" office:value="0.01">
            <text:p>0.01</text:p>
          </table:table-cell>
          <table:table-cell table:style-name="ce6" office:value-type="float" office:value="0.015">
            <text:p>0.015</text:p>
          </table:table-cell>
          <table:table-cell table:style-name="ce6" office:value-type="float" office:value="0.07">
            <text:p>0.07</text:p>
          </table:table-cell>
          <table:table-cell table:style-name="ce6" office:value-type="float" office:value="0.03">
            <text:p>0.03</text:p>
          </table:table-cell>
          <table:table-cell table:style-name="ce6" office:value-type="float" office:value="0.015">
            <text:p>0.015</text:p>
          </table:table-cell>
          <table:table-cell table:style-name="ce6" office:value-type="float" office:value="0.01">
            <text:p>0.01</text:p>
          </table:table-cell>
          <table:table-cell table:style-name="ce6" office:value-type="float" office:value="0.005">
            <text:p>0.005</text:p>
          </table:table-cell>
          <table:table-cell table:style-name="ce6" office:value-type="float" office:value="0.001">
            <text:p>0.001</text:p>
          </table:table-cell>
          <table:table-cell table:style-name="ce208" office:value-type="float" office:value="0.0001">
            <text:p>0.0001</text:p>
          </table:table-cell>
          <table:table-cell table:style-name="ce256" office:value-type="string">
            <text:p>orbital</text:p>
          </table:table-cell>
          <table:table-cell table:number-columns-repeated="1012"/>
        </table:table-row>
        <table:table-row table:style-name="ro1">
          <table:table-cell table:style-name="ce256" office:value-type="string">
            <text:p>regional</text:p>
          </table:table-cell>
          <table:table-cell table:style-name="ce6" office:value-type="string">
            <text:p>30km</text:p>
          </table:table-cell>
          <table:table-cell table:style-name="ce6" table:formula="of:=10/1000000" office:value-type="float" office:value="0.00001">
            <text:p>0.00001</text:p>
          </table:table-cell>
          <table:table-cell table:style-name="ce6" office:value-type="float" office:value="0.000125">
            <text:p>0.000125</text:p>
          </table:table-cell>
          <table:table-cell table:style-name="ce6" office:value-type="float" office:value="0.01">
            <text:p>0.01</text:p>
          </table:table-cell>
          <table:table-cell table:style-name="ce6" office:value-type="float" office:value="0.005">
            <text:p>0.005</text:p>
          </table:table-cell>
          <table:table-cell table:style-name="ce6" office:value-type="float" office:value="0.001">
            <text:p>0.001</text:p>
          </table:table-cell>
          <table:table-cell table:number-columns-repeated="3" table:style-name="ce6" office:value-type="float" office:value="0.0001">
            <text:p>0.0001</text:p>
          </table:table-cell>
          <table:table-cell table:style-name="ce208" office:value-type="float" office:value="0.0001">
            <text:p>0.0001</text:p>
          </table:table-cell>
          <table:table-cell table:style-name="ce256" office:value-type="string">
            <text:p>regional</text:p>
          </table:table-cell>
          <table:table-cell table:number-columns-repeated="1012"/>
        </table:table-row>
        <table:table-row table:style-name="ro1">
          <table:table-cell table:style-name="ce256" office:value-type="string">
            <text:p>subcont</text:p>
          </table:table-cell>
          <table:table-cell table:style-name="ce6" office:value-type="string">
            <text:p>300km</text:p>
          </table:table-cell>
          <table:table-cell table:style-name="ce6" office:value-type="float" office:value="0.0001">
            <text:p>0.0001</text:p>
          </table:table-cell>
          <table:table-cell table:style-name="ce6" office:value-type="float" office:value="0.00025">
            <text:p>0.00025</text:p>
          </table:table-cell>
          <table:table-cell table:style-name="ce6" office:value-type="float" office:value="0.015">
            <text:p>0.015</text:p>
          </table:table-cell>
          <table:table-cell table:style-name="ce6" office:value-type="float" office:value="0.01">
            <text:p>0.01</text:p>
          </table:table-cell>
          <table:table-cell table:style-name="ce6" office:value-type="float" office:value="0.005">
            <text:p>0.005</text:p>
          </table:table-cell>
          <table:table-cell table:style-name="ce6" office:value-type="float" office:value="0.001">
            <text:p>0.001</text:p>
          </table:table-cell>
          <table:table-cell table:number-columns-repeated="2" table:style-name="ce6" office:value-type="float" office:value="0.0001">
            <text:p>0.0001</text:p>
          </table:table-cell>
          <table:table-cell table:style-name="ce208" office:value-type="float" office:value="0.0001">
            <text:p>0.0001</text:p>
          </table:table-cell>
          <table:table-cell table:style-name="ce256" office:value-type="string">
            <text:p>subcontinental</text:p>
          </table:table-cell>
          <table:table-cell table:number-columns-repeated="1012"/>
        </table:table-row>
        <table:table-row table:style-name="ro1">
          <table:table-cell table:style-name="ce256" office:value-type="string">
            <text:p>subreg</text:p>
          </table:table-cell>
          <table:table-cell table:style-name="ce42" office:value-type="string">
            <text:p>10km</text:p>
          </table:table-cell>
          <table:table-cell table:style-name="ce42" table:formula="of:=1/1000000" office:value-type="float" office:value="0.000001">
            <text:p>0.000001</text:p>
          </table:table-cell>
          <table:table-cell table:style-name="ce42" office:value-type="float" office:value="0.00004">
            <text:p>0.00004</text:p>
          </table:table-cell>
          <table:table-cell table:style-name="ce42" office:value-type="float" office:value="0.005">
            <text:p>0.005</text:p>
          </table:table-cell>
          <table:table-cell table:style-name="ce42" office:value-type="float" office:value="0.001">
            <text:p>0.001</text:p>
          </table:table-cell>
          <table:table-cell table:number-columns-repeated="4" table:style-name="ce42" office:value-type="float" office:value="0.0001">
            <text:p>0.0001</text:p>
          </table:table-cell>
          <table:table-cell table:style-name="ce215" office:value-type="float" office:value="0.0001">
            <text:p>0.0001</text:p>
          </table:table-cell>
          <table:table-cell table:style-name="ce256" office:value-type="string">
            <text:p>subregional</text:p>
          </table:table-cell>
          <table:table-cell table:number-columns-repeated="1012"/>
        </table:table-row>
        <table:table-row table:style-name="ro1">
          <table:table-cell table:number-columns-repeated="1024"/>
        </table:table-row>
        <table:table-row table:style-name="ro1">
          <table:table-cell office:value-type="string">
            <text:p>Sensor Resolution</text:p>
          </table:table-cell>
          <table:table-cell table:number-columns-repeated="2"/>
          <table:table-cell table:style-name="ce56" office:value-type="string">
            <text:p>Type</text:p>
          </table:table-cell>
          <table:table-cell table:style-name="ce32" office:value-type="string">
            <text:p>Mass Mult</text:p>
          </table:table-cell>
          <table:table-cell table:style-name="ce32" office:value-type="string">
            <text:p>Area Mult</text:p>
          </table:table-cell>
          <table:table-cell table:style-name="ce32" office:value-type="string">
            <text:p>Type Power</text:p>
          </table:table-cell>
          <table:table-cell table:style-name="ce32" office:value-type="string">
            <text:p>Type Volume</text:p>
          </table:table-cell>
          <table:table-cell table:style-name="ce32" office:value-type="string">
            <text:p>Type Price</text:p>
          </table:table-cell>
          <table:table-cell table:style-name="ce240" office:value-type="string">
            <text:p>Channels Power</text:p>
          </table:table-cell>
          <table:table-cell table:number-columns-repeated="1014"/>
        </table:table-row>
        <table:table-row table:style-name="ro1">
          <table:table-cell office:value-type="string">
            <text:p>TL</text:p>
          </table:table-cell>
          <table:table-cell table:style-name="ce61" office:value-type="string" table:number-columns-spanned="2" table:number-rows-spanned="1">
            <text:p>Target resolution</text:p>
          </table:table-cell>
          <table:covered-table-cell table:style-name="ce5"/>
          <table:table-cell table:style-name="ce256" office:value-type="string">
            <text:p>Jammer</text:p>
          </table:table-cell>
          <table:table-cell table:number-columns-repeated="5" table:style-name="ce6" office:value-type="float" office:value="1">
            <text:p>1</text:p>
          </table:table-cell>
          <table:table-cell table:style-name="ce208" office:value-type="float" office:value="2">
            <text:p>2</text:p>
          </table:table-cell>
          <table:table-cell table:number-columns-repeated="1014"/>
        </table:table-row>
        <table:table-row table:style-name="ro1">
          <table:table-cell office:value-type="float" office:value="5">
            <text:p>5</text:p>
          </table:table-cell>
          <table:table-cell table:style-name="ce61" office:value-type="string" table:number-columns-spanned="2" table:number-rows-spanned="1">
            <text:p>to within 10m per kilometer of range</text:p>
          </table:table-cell>
          <table:covered-table-cell table:style-name="ce5"/>
          <table:table-cell table:style-name="ce256" office:value-type="string">
            <text:p>Laser</text:p>
          </table:table-cell>
          <table:table-cell table:style-name="ce6" office:value-type="float" office:value="1">
            <text:p>1</text:p>
          </table:table-cell>
          <table:table-cell table:style-name="ce6" office:value-type="float" office:value="0.1">
            <text:p>0.1</text:p>
          </table:table-cell>
          <table:table-cell table:number-columns-repeated="3" table:style-name="ce6" office:value-type="float" office:value="1">
            <text:p>1</text:p>
          </table:table-cell>
          <table:table-cell table:style-name="ce208" office:value-type="float" office:value="2">
            <text:p>2</text:p>
          </table:table-cell>
          <table:table-cell table:number-columns-repeated="1014"/>
        </table:table-row>
        <table:table-row table:style-name="ro1">
          <table:table-cell office:value-type="float" office:value="6">
            <text:p>6</text:p>
          </table:table-cell>
          <table:table-cell table:style-name="ce61" office:value-type="string" table:number-columns-spanned="2" table:number-rows-spanned="1">
            <text:p>to within 2m per kilometer of range</text:p>
          </table:table-cell>
          <table:covered-table-cell table:style-name="ce5"/>
          <table:table-cell table:style-name="ce256" office:value-type="string">
            <text:p>Maser</text:p>
          </table:table-cell>
          <table:table-cell table:style-name="ce6" office:value-type="float" office:value="2">
            <text:p>2</text:p>
          </table:table-cell>
          <table:table-cell table:style-name="ce6" office:value-type="float" office:value="0.1">
            <text:p>0.1</text:p>
          </table:table-cell>
          <table:table-cell table:number-columns-repeated="3" table:style-name="ce6" office:value-type="float" office:value="1">
            <text:p>1</text:p>
          </table:table-cell>
          <table:table-cell table:style-name="ce208" office:value-type="float" office:value="2">
            <text:p>2</text:p>
          </table:table-cell>
          <table:table-cell table:number-columns-repeated="1014"/>
        </table:table-row>
        <table:table-row table:style-name="ro1">
          <table:table-cell office:value-type="float" office:value="7">
            <text:p>7</text:p>
          </table:table-cell>
          <table:table-cell table:style-name="ce61" office:value-type="string" table:number-columns-spanned="2" table:number-rows-spanned="1">
            <text:p>to within .5m per kilometer of range</text:p>
          </table:table-cell>
          <table:covered-table-cell table:style-name="ce5"/>
          <table:table-cell table:style-name="ce256" office:value-type="string">
            <text:p>Radio</text:p>
          </table:table-cell>
          <table:table-cell table:number-columns-repeated="5" table:style-name="ce6" office:value-type="float" office:value="1">
            <text:p>1</text:p>
          </table:table-cell>
          <table:table-cell table:style-name="ce208" office:value-type="float" office:value="2">
            <text:p>2</text:p>
          </table:table-cell>
          <table:table-cell table:number-columns-repeated="1014"/>
        </table:table-row>
        <table:table-row table:style-name="ro1">
          <table:table-cell office:value-type="float" office:value="8">
            <text:p>8</text:p>
          </table:table-cell>
          <table:table-cell table:style-name="ce61" office:value-type="string" table:number-columns-spanned="2" table:number-rows-spanned="1">
            <text:p>to within .1m per kilometer of range</text:p>
          </table:table-cell>
          <table:covered-table-cell table:style-name="ce5"/>
          <table:table-cell table:style-name="ce256" office:value-type="string">
            <text:p>SV Jammer</text:p>
          </table:table-cell>
          <table:table-cell table:number-columns-repeated="2" table:style-name="ce6" office:value-type="float" office:value="1">
            <text:p>1</text:p>
          </table:table-cell>
          <table:table-cell table:style-name="ce6" office:value-type="float" office:value="0.01">
            <text:p>0.01</text:p>
          </table:table-cell>
          <table:table-cell table:style-name="ce6" office:value-type="float" office:value="0.1">
            <text:p>0.1</text:p>
          </table:table-cell>
          <table:table-cell table:style-name="ce6" office:value-type="float" office:value="0.5">
            <text:p>0.5</text:p>
          </table:table-cell>
          <table:table-cell table:style-name="ce208" office:value-type="float" office:value="1">
            <text:p>1</text:p>
          </table:table-cell>
          <table:table-cell table:number-columns-repeated="1014"/>
        </table:table-row>
        <table:table-row table:style-name="ro1">
          <table:table-cell office:value-type="float" office:value="9">
            <text:p>9</text:p>
          </table:table-cell>
          <table:table-cell table:style-name="ce61" office:value-type="string" table:number-columns-spanned="2" table:number-rows-spanned="1">
            <text:p>to within .02m per kilometer of range</text:p>
          </table:table-cell>
          <table:covered-table-cell table:style-name="ce5"/>
          <table:table-cell table:style-name="ce256" office:value-type="string">
            <text:p>SV Laser</text:p>
          </table:table-cell>
          <table:table-cell table:style-name="ce6" office:value-type="float" office:value="1">
            <text:p>1</text:p>
          </table:table-cell>
          <table:table-cell table:style-name="ce6" office:value-type="float" office:value="0.1">
            <text:p>0.1</text:p>
          </table:table-cell>
          <table:table-cell table:style-name="ce6" office:value-type="float" office:value="0.01">
            <text:p>0.01</text:p>
          </table:table-cell>
          <table:table-cell table:style-name="ce6" office:value-type="float" office:value="0.1">
            <text:p>0.1</text:p>
          </table:table-cell>
          <table:table-cell table:style-name="ce6" office:value-type="float" office:value="0.5">
            <text:p>0.5</text:p>
          </table:table-cell>
          <table:table-cell table:style-name="ce208" office:value-type="float" office:value="1">
            <text:p>1</text:p>
          </table:table-cell>
          <table:table-cell table:number-columns-repeated="1014"/>
        </table:table-row>
        <table:table-row table:style-name="ro1">
          <table:table-cell office:value-type="float" office:value="10">
            <text:p>10</text:p>
          </table:table-cell>
          <table:table-cell table:style-name="ce61" office:value-type="string" table:number-columns-spanned="2" table:number-rows-spanned="1">
            <text:p>to within .005m per kilometer of range</text:p>
          </table:table-cell>
          <table:covered-table-cell table:style-name="ce5"/>
          <table:table-cell table:style-name="ce256" office:value-type="string">
            <text:p>SV Maser</text:p>
          </table:table-cell>
          <table:table-cell table:style-name="ce6" office:value-type="float" office:value="2">
            <text:p>2</text:p>
          </table:table-cell>
          <table:table-cell table:style-name="ce6" office:value-type="float" office:value="0.1">
            <text:p>0.1</text:p>
          </table:table-cell>
          <table:table-cell table:style-name="ce6" office:value-type="float" office:value="0.01">
            <text:p>0.01</text:p>
          </table:table-cell>
          <table:table-cell table:style-name="ce6" office:value-type="float" office:value="0.1">
            <text:p>0.1</text:p>
          </table:table-cell>
          <table:table-cell table:style-name="ce6" office:value-type="float" office:value="0.5">
            <text:p>0.5</text:p>
          </table:table-cell>
          <table:table-cell table:style-name="ce208" office:value-type="float" office:value="1">
            <text:p>1</text:p>
          </table:table-cell>
          <table:table-cell table:number-columns-repeated="1014"/>
        </table:table-row>
        <table:table-row table:style-name="ro1">
          <table:table-cell office:value-type="float" office:value="11">
            <text:p>11</text:p>
          </table:table-cell>
          <table:table-cell table:style-name="ce61" office:value-type="string" table:number-columns-spanned="2" table:number-rows-spanned="1">
            <text:p>to within .001m per kilometer of range</text:p>
          </table:table-cell>
          <table:covered-table-cell table:style-name="ce5"/>
          <table:table-cell table:style-name="ce256" office:value-type="string">
            <text:p>SV Radio</text:p>
          </table:table-cell>
          <table:table-cell table:number-columns-repeated="2" table:style-name="ce42" office:value-type="float" office:value="1">
            <text:p>1</text:p>
          </table:table-cell>
          <table:table-cell table:style-name="ce42" office:value-type="float" office:value="0.01">
            <text:p>0.01</text:p>
          </table:table-cell>
          <table:table-cell table:style-name="ce42" office:value-type="float" office:value="0.1">
            <text:p>0.1</text:p>
          </table:table-cell>
          <table:table-cell table:style-name="ce42" office:value-type="float" office:value="0.5">
            <text:p>0.5</text:p>
          </table:table-cell>
          <table:table-cell table:style-name="ce215" office:value-type="float" office:value="1">
            <text:p>1</text:p>
          </table:table-cell>
          <table:table-cell table:number-columns-repeated="1014"/>
        </table:table-row>
        <table:table-row table:style-name="ro1">
          <table:table-cell office:value-type="float" office:value="12">
            <text:p>12</text:p>
          </table:table-cell>
          <table:table-cell table:style-name="ce61" office:value-type="string" table:number-columns-spanned="2" table:number-rows-spanned="1">
            <text:p>to within .0002m per kilometer of range</text:p>
          </table:table-cell>
          <table:covered-table-cell table:style-name="ce5"/>
          <table:table-cell table:number-columns-repeated="1021"/>
        </table:table-row>
        <table:table-row table:style-name="ro1">
          <table:table-cell office:value-type="float" office:value="13">
            <text:p>13</text:p>
          </table:table-cell>
          <table:table-cell table:style-name="ce61" office:value-type="string" table:number-columns-spanned="2" table:number-rows-spanned="1">
            <text:p>to within .00005m per kilometer of range</text:p>
          </table:table-cell>
          <table:covered-table-cell table:style-name="ce5"/>
          <table:table-cell table:number-columns-repeated="1021"/>
        </table:table-row>
        <table:table-row table:style-name="ro1">
          <table:table-cell office:value-type="float" office:value="14">
            <text:p>14</text:p>
          </table:table-cell>
          <table:table-cell table:style-name="ce61" office:value-type="string" table:number-columns-spanned="2" table:number-rows-spanned="1">
            <text:p>to within .00002m per kilometer of range</text:p>
          </table:table-cell>
          <table:covered-table-cell table:style-name="ce5"/>
          <table:table-cell table:number-columns-repeated="1021"/>
        </table:table-row>
        <table:table-row table:style-name="ro1">
          <table:table-cell office:value-type="float" office:value="15">
            <text:p>15</text:p>
          </table:table-cell>
          <table:table-cell table:style-name="ce61" office:value-type="string" table:number-columns-spanned="2" table:number-rows-spanned="1">
            <text:p>to within .000005m per kilometer of range</text:p>
          </table:table-cell>
          <table:covered-table-cell table:style-name="ce5"/>
          <table:table-cell table:number-columns-repeated="1021"/>
        </table:table-row>
        <table:table-row table:style-name="ro1">
          <table:table-cell table:style-name="ce56" office:value-type="string">
            <text:p>Sensors</text:p>
          </table:table-cell>
          <table:table-cell table:style-name="ce32" table:number-columns-repeated="6"/>
          <table:table-cell table:style-name="ce32" office:value-type="string">
            <text:p>Tech Level</text:p>
          </table:table-cell>
          <table:table-cell table:style-name="ce32" table:number-columns-repeated="2"/>
          <table:table-cell table:style-name="ce240"/>
          <table:table-cell table:number-columns-repeated="1013"/>
        </table:table-row>
        <table:table-row table:style-name="ro1">
          <table:table-cell table:style-name="ce48" office:value-type="string">
            <text:p>Range</text:p>
          </table:table-cell>
          <table:table-cell table:style-name="ce6"/>
          <table:table-cell table:style-name="ce6" office:value-type="string">
            <text:p>Power req.</text:p>
          </table:table-cell>
          <table:table-cell table:style-name="ce6" office:value-type="string">
            <text:p>Cost</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table:style-name="ce6" office:value-type="float" office:value="8">
            <text:p>8</text:p>
          </table:table-cell>
          <table:table-cell table:style-name="ce6" office:value-type="float" office:value="10">
            <text:p>10</text:p>
          </table:table-cell>
          <table:table-cell table:style-name="ce6" office:value-type="float" office:value="12">
            <text:p>12</text:p>
          </table:table-cell>
          <table:table-cell table:style-name="ce208" office:value-type="float" office:value="14">
            <text:p>14</text:p>
          </table:table-cell>
          <table:table-cell table:number-columns-repeated="1013"/>
        </table:table-row>
        <table:table-row table:style-name="ro1">
          <table:table-cell table:style-name="ce256" office:value-type="string">
            <text:p>continent</text:p>
          </table:table-cell>
          <table:table-cell table:style-name="ce6" office:value-type="string">
            <text:p>3,000km</text:p>
          </table:table-cell>
          <table:table-cell table:style-name="ce6" office:value-type="float" office:value="0.1">
            <text:p>0.1</text:p>
          </table:table-cell>
          <table:table-cell table:style-name="ce6" office:value-type="float" office:value="0.8">
            <text:p>0.8</text:p>
          </table:table-cell>
          <table:table-cell table:style-name="ce6" office:value-type="float" office:value="4.2">
            <text:p>4.2</text:p>
          </table:table-cell>
          <table:table-cell table:style-name="ce6" office:value-type="float" office:value="2.4">
            <text:p>2.4</text:p>
          </table:table-cell>
          <table:table-cell table:style-name="ce6" office:value-type="float" office:value="1.4">
            <text:p>1.4</text:p>
          </table:table-cell>
          <table:table-cell table:style-name="ce6" office:value-type="float" office:value="0.8">
            <text:p>0.8</text:p>
          </table:table-cell>
          <table:table-cell table:style-name="ce6" office:value-type="float" office:value="3">
            <text:p>3</text:p>
          </table:table-cell>
          <table:table-cell table:style-name="ce6" office:value-type="float" office:value="0.08">
            <text:p>0.08</text:p>
          </table:table-cell>
          <table:table-cell table:style-name="ce208" office:value-type="float" office:value="0.02">
            <text:p>0.02</text:p>
          </table:table-cell>
          <table:table-cell table:number-columns-repeated="1013"/>
        </table:table-row>
        <table:table-row table:style-name="ro1">
          <table:table-cell table:style-name="ce256" office:value-type="string">
            <text:p>far orbit</text:p>
          </table:table-cell>
          <table:table-cell table:style-name="ce6" office:value-type="string">
            <text:p>300,000km</text:p>
          </table:table-cell>
          <table:table-cell table:style-name="ce6" office:value-type="float" office:value="10">
            <text:p>10</text:p>
          </table:table-cell>
          <table:table-cell table:style-name="ce6" office:value-type="float" office:value="7">
            <text:p>7</text:p>
          </table:table-cell>
          <table:table-cell table:style-name="ce6" office:value-type="float" office:value="33">
            <text:p>33</text:p>
          </table:table-cell>
          <table:table-cell table:style-name="ce6" office:value-type="float" office:value="19">
            <text:p>19</text:p>
          </table:table-cell>
          <table:table-cell table:style-name="ce6" office:value-type="float" office:value="11">
            <text:p>11</text:p>
          </table:table-cell>
          <table:table-cell table:style-name="ce6" office:value-type="float" office:value="6.3">
            <text:p>6.3</text:p>
          </table:table-cell>
          <table:table-cell table:style-name="ce6" office:value-type="float" office:value="2.1">
            <text:p>2.1</text:p>
          </table:table-cell>
          <table:table-cell table:style-name="ce6" office:value-type="float" office:value="0.7">
            <text:p>0.7</text:p>
          </table:table-cell>
          <table:table-cell table:style-name="ce208" office:value-type="float" office:value="0.25">
            <text:p>0.25</text:p>
          </table:table-cell>
          <table:table-cell table:number-columns-repeated="1013"/>
        </table:table-row>
        <table:table-row table:style-name="ro1">
          <table:table-cell table:style-name="ce256" office:value-type="string">
            <text:p>orbital</text:p>
          </table:table-cell>
          <table:table-cell table:style-name="ce6" office:value-type="string">
            <text:p>30,000km</text:p>
          </table:table-cell>
          <table:table-cell table:style-name="ce6" office:value-type="float" office:value="1">
            <text:p>1</text:p>
          </table:table-cell>
          <table:table-cell table:style-name="ce6" office:value-type="float" office:value="2.3">
            <text:p>2.3</text:p>
          </table:table-cell>
          <table:table-cell table:style-name="ce6" office:value-type="float" office:value="12.6">
            <text:p>12.6</text:p>
          </table:table-cell>
          <table:table-cell table:style-name="ce6" office:value-type="float" office:value="7.3">
            <text:p>7.3</text:p>
          </table:table-cell>
          <table:table-cell table:style-name="ce6" office:value-type="float" office:value="4.2">
            <text:p>4.2</text:p>
          </table:table-cell>
          <table:table-cell table:style-name="ce6" office:value-type="float" office:value="2.1">
            <text:p>2.1</text:p>
          </table:table-cell>
          <table:table-cell table:style-name="ce6" office:value-type="float" office:value="0.8">
            <text:p>0.8</text:p>
          </table:table-cell>
          <table:table-cell table:style-name="ce6" office:value-type="float" office:value="0.2">
            <text:p>0.2</text:p>
          </table:table-cell>
          <table:table-cell table:style-name="ce208" office:value-type="float" office:value="0.05">
            <text:p>0.05</text:p>
          </table:table-cell>
          <table:table-cell table:number-columns-repeated="1013"/>
        </table:table-row>
        <table:table-row table:style-name="ro1">
          <table:table-cell table:style-name="ce256" office:value-type="string">
            <text:p>regional</text:p>
          </table:table-cell>
          <table:table-cell table:style-name="ce6" office:value-type="string">
            <text:p>30km</text:p>
          </table:table-cell>
          <table:table-cell table:style-name="ce6" office:value-type="float" office:value="0.001">
            <text:p>0.001</text:p>
          </table:table-cell>
          <table:table-cell table:style-name="ce6" office:value-type="float" office:value="0.08">
            <text:p>0.08</text:p>
          </table:table-cell>
          <table:table-cell table:style-name="ce6" office:value-type="float" office:value="0.45">
            <text:p>0.45</text:p>
          </table:table-cell>
          <table:table-cell table:style-name="ce6" office:value-type="float" office:value="0.3">
            <text:p>0.3</text:p>
          </table:table-cell>
          <table:table-cell table:style-name="ce6" office:value-type="float" office:value="0.15">
            <text:p>0.15</text:p>
          </table:table-cell>
          <table:table-cell table:style-name="ce6" office:value-type="float" office:value="0.09">
            <text:p>0.09</text:p>
          </table:table-cell>
          <table:table-cell table:style-name="ce6" office:value-type="float" office:value="0.03">
            <text:p>0.03</text:p>
          </table:table-cell>
          <table:table-cell table:style-name="ce6" office:value-type="float" office:value="0.01">
            <text:p>0.01</text:p>
          </table:table-cell>
          <table:table-cell table:style-name="ce208" office:value-type="float" office:value="0.005">
            <text:p>0.005</text:p>
          </table:table-cell>
          <table:table-cell table:number-columns-repeated="1013"/>
        </table:table-row>
        <table:table-row table:style-name="ro1">
          <table:table-cell table:style-name="ce256" office:value-type="string">
            <text:p>subcontinent</text:p>
          </table:table-cell>
          <table:table-cell table:style-name="ce6" office:value-type="string">
            <text:p>300km</text:p>
          </table:table-cell>
          <table:table-cell table:style-name="ce6" office:value-type="float" office:value="0.01">
            <text:p>0.01</text:p>
          </table:table-cell>
          <table:table-cell table:style-name="ce6" office:value-type="float" office:value="0.25">
            <text:p>0.25</text:p>
          </table:table-cell>
          <table:table-cell table:style-name="ce6" office:value-type="float" office:value="1.4">
            <text:p>1.4</text:p>
          </table:table-cell>
          <table:table-cell table:style-name="ce6" office:value-type="float" office:value="0.8">
            <text:p>0.8</text:p>
          </table:table-cell>
          <table:table-cell table:style-name="ce6" office:value-type="float" office:value="0.45">
            <text:p>0.45</text:p>
          </table:table-cell>
          <table:table-cell table:style-name="ce6" office:value-type="float" office:value="0.3">
            <text:p>0.3</text:p>
          </table:table-cell>
          <table:table-cell table:style-name="ce6" office:value-type="float" office:value="0.09">
            <text:p>0.09</text:p>
          </table:table-cell>
          <table:table-cell table:style-name="ce6" office:value-type="float" office:value="0.03">
            <text:p>0.03</text:p>
          </table:table-cell>
          <table:table-cell table:style-name="ce208" office:value-type="float" office:value="0.01">
            <text:p>0.01</text:p>
          </table:table-cell>
          <table:table-cell table:number-columns-repeated="1013"/>
        </table:table-row>
        <table:table-row table:style-name="ro1">
          <table:table-cell table:style-name="ce256" office:value-type="string">
            <text:p>subregional</text:p>
          </table:table-cell>
          <table:table-cell table:style-name="ce6" office:value-type="string">
            <text:p>10km</text:p>
          </table:table-cell>
          <table:table-cell table:style-name="ce6" office:value-type="float" office:value="0.0001">
            <text:p>0.0001</text:p>
          </table:table-cell>
          <table:table-cell table:style-name="ce6" office:value-type="float" office:value="0.03">
            <text:p>0.03</text:p>
          </table:table-cell>
          <table:table-cell table:style-name="ce6" office:value-type="float" office:value="0.15">
            <text:p>0.15</text:p>
          </table:table-cell>
          <table:table-cell table:style-name="ce6" office:value-type="float" office:value="0.09">
            <text:p>0.09</text:p>
          </table:table-cell>
          <table:table-cell table:style-name="ce6" office:value-type="float" office:value="0.05">
            <text:p>0.05</text:p>
          </table:table-cell>
          <table:table-cell table:style-name="ce6" office:value-type="float" office:value="0.03">
            <text:p>0.03</text:p>
          </table:table-cell>
          <table:table-cell table:style-name="ce6" office:value-type="float" office:value="0.01">
            <text:p>0.01</text:p>
          </table:table-cell>
          <table:table-cell table:style-name="ce6" office:value-type="float" office:value="0.005">
            <text:p>0.005</text:p>
          </table:table-cell>
          <table:table-cell table:style-name="ce208" office:value-type="float" office:value="0.002">
            <text:p>0.002</text:p>
          </table:table-cell>
          <table:table-cell table:number-columns-repeated="1013"/>
        </table:table-row>
        <table:table-row table:style-name="ro1">
          <table:table-cell table:style-name="ce60"/>
          <table:table-cell table:style-name="ce42" table:number-columns-repeated="3"/>
          <table:table-cell table:style-name="ce265" office:value-type="float" office:value="5">
            <text:p>5</text:p>
          </table:table-cell>
          <table:table-cell table:style-name="ce265" office:value-type="float" office:value="6">
            <text:p>6</text:p>
          </table:table-cell>
          <table:table-cell table:style-name="ce265" office:value-type="float" office:value="7">
            <text:p>7</text:p>
          </table:table-cell>
          <table:table-cell table:style-name="ce265" office:value-type="float" office:value="8">
            <text:p>8</text:p>
          </table:table-cell>
          <table:table-cell table:style-name="ce265" office:value-type="float" office:value="9">
            <text:p>9</text:p>
          </table:table-cell>
          <table:table-cell table:style-name="ce265" office:value-type="float" office:value="10">
            <text:p>10</text:p>
          </table:table-cell>
          <table:table-cell table:style-name="ce269" office:value-type="float" office:value="11">
            <text:p>11</text:p>
          </table:table-cell>
          <table:table-cell table:number-columns-repeated="1013"/>
        </table:table-row>
        <table:table-row table:style-name="ro1">
          <table:table-cell office:value-type="string">
            <text:p>Armor Thickness Mult</text:p>
          </table:table-cell>
          <table:table-cell table:number-columns-repeated="1023"/>
        </table:table-row>
        <table:table-row table:style-name="ro1">
          <table:table-cell office:value-type="string">
            <text:p>Thickness</text:p>
          </table:table-cell>
          <table:table-cell office:value-type="string">
            <text:p>Multiplier</text:p>
          </table:table-cell>
          <table:table-cell/>
          <table:table-cell table:style-name="ce56" office:value-type="string">
            <text:p>Type</text:p>
          </table:table-cell>
          <table:table-cell table:style-name="ce32" office:value-type="string">
            <text:p>Cost Mult</text:p>
          </table:table-cell>
          <table:table-cell table:style-name="ce32" office:value-type="string">
            <text:p>Power Mult</text:p>
          </table:table-cell>
          <table:table-cell table:style-name="ce240" office:value-type="string">
            <text:p>Area Mult</text:p>
          </table:table-cell>
          <table:table-cell table:number-columns-repeated="4"/>
          <table:table-cell office:value-type="float" office:value="0.01">
            <text:p>0.01</text:p>
          </table:table-cell>
          <table:table-cell table:formula="of:=[.L280]^(1/3)" office:value-type="float" office:value="0.215443469003188">
            <text:p>0.215443469</text:p>
          </table:table-cell>
          <table:table-cell table:number-columns-repeated="1011"/>
        </table:table-row>
        <table:table-row table:style-name="ro1">
          <table:table-cell table:number-columns-repeated="2" table:style-name="Default" office:value-type="float" office:value="0">
            <text:p>0</text:p>
          </table:table-cell>
          <table:table-cell/>
          <table:table-cell table:style-name="ce263" office:value-type="string">
            <text:p>Gravitic</text:p>
          </table:table-cell>
          <table:table-cell table:style-name="ce6" office:value-type="float" office:value="5">
            <text:p>5</text:p>
          </table:table-cell>
          <table:table-cell table:style-name="ce6" office:value-type="float" office:value="0.1">
            <text:p>0.1</text:p>
          </table:table-cell>
          <table:table-cell table:style-name="ce208" office:value-type="float" office:value="0.1">
            <text:p>0.1</text:p>
          </table:table-cell>
          <table:table-cell table:number-columns-repeated="4"/>
          <table:table-cell office:value-type="float" office:value="0.03">
            <text:p>0.03</text:p>
          </table:table-cell>
          <table:table-cell table:formula="of:=[.L281]^(1/3)" office:value-type="float" office:value="0.310723250595386">
            <text:p>0.3107232506</text:p>
          </table:table-cell>
          <table:table-cell table:number-columns-repeated="1011"/>
        </table:table-row>
        <table:table-row table:style-name="ro1">
          <table:table-cell office:value-type="float" office:value="0.01">
            <text:p>0.01</text:p>
          </table:table-cell>
          <table:table-cell office:value-type="float" office:value="0.2">
            <text:p>0.2</text:p>
          </table:table-cell>
          <table:table-cell/>
          <table:table-cell table:style-name="ce263" office:value-type="string">
            <text:p>Lidar</text:p>
          </table:table-cell>
          <table:table-cell table:style-name="ce6" office:value-type="float" office:value="2">
            <text:p>2</text:p>
          </table:table-cell>
          <table:table-cell table:style-name="ce6" office:value-type="float" office:value="1">
            <text:p>1</text:p>
          </table:table-cell>
          <table:table-cell table:style-name="ce208" office:value-type="float" office:value="0.1">
            <text:p>0.1</text:p>
          </table:table-cell>
          <table:table-cell table:number-columns-repeated="4"/>
          <table:table-cell office:value-type="float" office:value="0.06">
            <text:p>0.06</text:p>
          </table:table-cell>
          <table:table-cell table:formula="of:=[.L282]^(1/3)" office:value-type="float" office:value="0.391486764116886">
            <text:p>0.3914867641</text:p>
          </table:table-cell>
          <table:table-cell table:number-columns-repeated="1011"/>
        </table:table-row>
        <table:table-row table:style-name="ro1">
          <table:table-cell office:value-type="float" office:value="0.03">
            <text:p>0.03</text:p>
          </table:table-cell>
          <table:table-cell office:value-type="float" office:value="0.3">
            <text:p>0.3</text:p>
          </table:table-cell>
          <table:table-cell/>
          <table:table-cell table:style-name="ce263" office:value-type="string">
            <text:p>Nuclear</text:p>
          </table:table-cell>
          <table:table-cell table:style-name="ce6" office:value-type="float" office:value="10">
            <text:p>10</text:p>
          </table:table-cell>
          <table:table-cell table:style-name="ce6" office:value-type="float" office:value="0.1">
            <text:p>0.1</text:p>
          </table:table-cell>
          <table:table-cell table:style-name="ce208" office:value-type="float" office:value="1">
            <text:p>1</text:p>
          </table:table-cell>
          <table:table-cell table:number-columns-repeated="4"/>
          <table:table-cell office:value-type="float" office:value="0.12">
            <text:p>0.12</text:p>
          </table:table-cell>
          <table:table-cell table:formula="of:=[.L283]^(1/3)" office:value-type="float" office:value="0.493242414866094">
            <text:p>0.4932424149</text:p>
          </table:table-cell>
          <table:table-cell table:number-columns-repeated="1011"/>
        </table:table-row>
        <table:table-row table:style-name="ro1">
          <table:table-cell office:value-type="float" office:value="0.06">
            <text:p>0.06</text:p>
          </table:table-cell>
          <table:table-cell office:value-type="float" office:value="0.4">
            <text:p>0.4</text:p>
          </table:table-cell>
          <table:table-cell/>
          <table:table-cell table:style-name="ce263" office:value-type="string">
            <text:p>Optical</text:p>
          </table:table-cell>
          <table:table-cell table:style-name="ce6" office:value-type="float" office:value="2">
            <text:p>2</text:p>
          </table:table-cell>
          <table:table-cell table:style-name="ce6" office:value-type="float" office:value="0.1">
            <text:p>0.1</text:p>
          </table:table-cell>
          <table:table-cell table:style-name="ce208" office:value-type="float" office:value="0.1">
            <text:p>0.1</text:p>
          </table:table-cell>
          <table:table-cell table:number-columns-repeated="4"/>
          <table:table-cell office:value-type="float" office:value="0.21">
            <text:p>0.21</text:p>
          </table:table-cell>
          <table:table-cell table:formula="of:=[.L284]^(1/3)" office:value-type="float" office:value="0.594392195276313">
            <text:p>0.5943921953</text:p>
          </table:table-cell>
          <table:table-cell table:number-columns-repeated="1011"/>
        </table:table-row>
        <table:table-row table:style-name="ro1">
          <table:table-cell office:value-type="float" office:value="0.12">
            <text:p>0.12</text:p>
          </table:table-cell>
          <table:table-cell office:value-type="float" office:value="0.5">
            <text:p>0.5</text:p>
          </table:table-cell>
          <table:table-cell/>
          <table:table-cell table:style-name="ce263" office:value-type="string">
            <text:p>Radar</text:p>
          </table:table-cell>
          <table:table-cell table:number-columns-repeated="2" table:style-name="ce6" office:value-type="float" office:value="1">
            <text:p>1</text:p>
          </table:table-cell>
          <table:table-cell table:style-name="ce208" office:value-type="float" office:value="1">
            <text:p>1</text:p>
          </table:table-cell>
          <table:table-cell table:number-columns-repeated="4"/>
          <table:table-cell office:value-type="float" office:value="0.34">
            <text:p>0.34</text:p>
          </table:table-cell>
          <table:table-cell table:formula="of:=[.L285]^(1/3)" office:value-type="float" office:value="0.697953204690889">
            <text:p>0.6979532047</text:p>
          </table:table-cell>
          <table:table-cell table:number-columns-repeated="1011"/>
        </table:table-row>
        <table:table-row table:style-name="ro1">
          <table:table-cell office:value-type="float" office:value="0.21">
            <text:p>0.21</text:p>
          </table:table-cell>
          <table:table-cell office:value-type="float" office:value="0.6">
            <text:p>0.6</text:p>
          </table:table-cell>
          <table:table-cell/>
          <table:table-cell table:style-name="ce264" office:value-type="string">
            <text:p>Sonar</text:p>
          </table:table-cell>
          <table:table-cell table:style-name="ce42" office:value-type="float" office:value="0.5">
            <text:p>0.5</text:p>
          </table:table-cell>
          <table:table-cell table:style-name="ce42" office:value-type="float" office:value="1">
            <text:p>1</text:p>
          </table:table-cell>
          <table:table-cell table:style-name="ce215" office:value-type="float" office:value="1">
            <text:p>1</text:p>
          </table:table-cell>
          <table:table-cell table:number-columns-repeated="4"/>
          <table:table-cell office:value-type="float" office:value="0.51">
            <text:p>0.51</text:p>
          </table:table-cell>
          <table:table-cell table:formula="of:=[.L286]^(1/3)" office:value-type="float" office:value="0.798956974045401">
            <text:p>0.798956974</text:p>
          </table:table-cell>
          <table:table-cell table:number-columns-repeated="1011"/>
        </table:table-row>
        <table:table-row table:style-name="ro1">
          <table:table-cell office:value-type="float" office:value="0.34">
            <text:p>0.34</text:p>
          </table:table-cell>
          <table:table-cell office:value-type="float" office:value="0.7">
            <text:p>0.7</text:p>
          </table:table-cell>
          <table:table-cell/>
          <table:table-cell table:style-name="Default" table:number-columns-repeated="4"/>
          <table:table-cell table:number-columns-repeated="4"/>
          <table:table-cell office:value-type="float" office:value="0.73">
            <text:p>0.73</text:p>
          </table:table-cell>
          <table:table-cell table:formula="of:=[.L287]^(1/3)" office:value-type="float" office:value="0.90041133460937">
            <text:p>0.9004113346</text:p>
          </table:table-cell>
          <table:table-cell table:number-columns-repeated="1011"/>
        </table:table-row>
        <table:table-row table:style-name="ro1">
          <table:table-cell office:value-type="float" office:value="0.51">
            <text:p>0.51</text:p>
          </table:table-cell>
          <table:table-cell office:value-type="float" office:value="0.8">
            <text:p>0.8</text:p>
          </table:table-cell>
          <table:table-cell/>
          <table:table-cell table:style-name="Default" table:number-columns-repeated="4"/>
          <table:table-cell table:number-columns-repeated="4"/>
          <table:table-cell office:value-type="float" office:value="1">
            <text:p>1</text:p>
          </table:table-cell>
          <table:table-cell table:formula="of:=[.L288]^(1/3)" office:value-type="float" office:value="1">
            <text:p>1</text:p>
          </table:table-cell>
          <table:table-cell table:number-columns-repeated="1011"/>
        </table:table-row>
        <table:table-row table:style-name="ro1">
          <table:table-cell office:value-type="float" office:value="0.73">
            <text:p>0.73</text:p>
          </table:table-cell>
          <table:table-cell office:value-type="float" office:value="0.9">
            <text:p>0.9</text:p>
          </table:table-cell>
          <table:table-cell/>
          <table:table-cell table:style-name="Default" table:number-columns-repeated="4"/>
          <table:table-cell table:number-columns-repeated="4"/>
          <table:table-cell office:value-type="float" office:value="1.3">
            <text:p>1.3</text:p>
          </table:table-cell>
          <table:table-cell table:formula="of:=[.L289]^(1/3)" office:value-type="float" office:value="1.09139288306111">
            <text:p>1.0913928831</text:p>
          </table:table-cell>
          <table:table-cell table:number-columns-repeated="1011"/>
        </table:table-row>
        <table:table-row table:style-name="ro1">
          <table:table-cell table:number-columns-repeated="2" office:value-type="float" office:value="1">
            <text:p>1</text:p>
          </table:table-cell>
          <table:table-cell/>
          <table:table-cell table:style-name="Default" table:number-columns-repeated="4"/>
          <table:table-cell table:number-columns-repeated="4"/>
          <table:table-cell office:value-type="float" office:value="1.7">
            <text:p>1.7</text:p>
          </table:table-cell>
          <table:table-cell table:formula="of:=[.L290]^(1/3)" office:value-type="float" office:value="1.19348319192734">
            <text:p>1.1934831919</text:p>
          </table:table-cell>
          <table:table-cell table:number-columns-repeated="1011"/>
        </table:table-row>
        <table:table-row table:style-name="ro1">
          <table:table-cell office:value-type="float" office:value="1.3">
            <text:p>1.3</text:p>
          </table:table-cell>
          <table:table-cell office:value-type="float" office:value="1.1">
            <text:p>1.1</text:p>
          </table:table-cell>
          <table:table-cell/>
          <table:table-cell table:style-name="Default" table:number-columns-repeated="4"/>
          <table:table-cell table:number-columns-repeated="4"/>
          <table:table-cell office:value-type="float" office:value="2.2">
            <text:p>2.2</text:p>
          </table:table-cell>
          <table:table-cell table:formula="of:=[.L291]^(1/3)" office:value-type="float" office:value="1.30059144685139">
            <text:p>1.3005914469</text:p>
          </table:table-cell>
          <table:table-cell table:number-columns-repeated="1011"/>
        </table:table-row>
        <table:table-row table:style-name="ro1">
          <table:table-cell office:value-type="float" office:value="1.7">
            <text:p>1.7</text:p>
          </table:table-cell>
          <table:table-cell office:value-type="float" office:value="1.2">
            <text:p>1.2</text:p>
          </table:table-cell>
          <table:table-cell/>
          <table:table-cell table:style-name="Default" table:number-columns-repeated="4"/>
          <table:table-cell table:number-columns-repeated="4"/>
          <table:table-cell office:value-type="float" office:value="2.8">
            <text:p>2.8</text:p>
          </table:table-cell>
          <table:table-cell table:formula="of:=[.L292]^(1/3)" office:value-type="float" office:value="1.40945974641298">
            <text:p>1.4094597464</text:p>
          </table:table-cell>
          <table:table-cell table:number-columns-repeated="1011"/>
        </table:table-row>
        <table:table-row table:style-name="ro1">
          <table:table-cell office:value-type="float" office:value="2.2">
            <text:p>2.2</text:p>
          </table:table-cell>
          <table:table-cell office:value-type="float" office:value="1.3">
            <text:p>1.3</text:p>
          </table:table-cell>
          <table:table-cell table:number-columns-repeated="9"/>
          <table:table-cell office:value-type="float" office:value="3.4">
            <text:p>3.4</text:p>
          </table:table-cell>
          <table:table-cell table:formula="of:=[.L293]^(1/3)" office:value-type="float" office:value="1.50369459620497">
            <text:p>1.5036945962</text:p>
          </table:table-cell>
          <table:table-cell table:number-columns-repeated="1011"/>
        </table:table-row>
        <table:table-row table:style-name="ro1">
          <table:table-cell office:value-type="float" office:value="2.8">
            <text:p>2.8</text:p>
          </table:table-cell>
          <table:table-cell office:value-type="float" office:value="1.4">
            <text:p>1.4</text:p>
          </table:table-cell>
          <table:table-cell table:number-columns-repeated="9"/>
          <table:table-cell office:value-type="float" office:value="4.2">
            <text:p>4.2</text:p>
          </table:table-cell>
          <table:table-cell table:formula="of:=[.L294]^(1/3)" office:value-type="float" office:value="1.61342864602454">
            <text:p>1.613428646</text:p>
          </table:table-cell>
          <table:table-cell table:number-columns-repeated="1011"/>
        </table:table-row>
        <table:table-row table:style-name="ro1">
          <table:table-cell office:value-type="float" office:value="3.4">
            <text:p>3.4</text:p>
          </table:table-cell>
          <table:table-cell office:value-type="float" office:value="1.5">
            <text:p>1.5</text:p>
          </table:table-cell>
          <table:table-cell/>
          <table:table-cell table:style-name="Default" table:number-columns-repeated="2"/>
          <table:table-cell table:number-columns-repeated="6"/>
          <table:table-cell office:value-type="float" office:value="5">
            <text:p>5</text:p>
          </table:table-cell>
          <table:table-cell table:formula="of:=[.L295]^(1/3)" office:value-type="float" office:value="1.7099759466767">
            <text:p>1.7099759467</text:p>
          </table:table-cell>
          <table:table-cell table:number-columns-repeated="1011"/>
        </table:table-row>
        <table:table-row table:style-name="ro1">
          <table:table-cell office:value-type="float" office:value="4.2">
            <text:p>4.2</text:p>
          </table:table-cell>
          <table:table-cell office:value-type="float" office:value="1.6">
            <text:p>1.6</text:p>
          </table:table-cell>
          <table:table-cell table:number-columns-repeated="9"/>
          <table:table-cell office:value-type="float" office:value="5.9">
            <text:p>5.9</text:p>
          </table:table-cell>
          <table:table-cell table:formula="of:=[.L296]^(1/3)" office:value-type="float" office:value="1.80696886932119">
            <text:p>1.8069688693</text:p>
          </table:table-cell>
          <table:table-cell table:number-columns-repeated="1011"/>
        </table:table-row>
        <table:table-row table:style-name="ro1">
          <table:table-cell office:value-type="float" office:value="5">
            <text:p>5</text:p>
          </table:table-cell>
          <table:table-cell office:value-type="float" office:value="1.7">
            <text:p>1.7</text:p>
          </table:table-cell>
          <table:table-cell table:number-columns-repeated="9"/>
          <table:table-cell office:value-type="float" office:value="7">
            <text:p>7</text:p>
          </table:table-cell>
          <table:table-cell table:formula="of:=[.L297]^(1/3)" office:value-type="float" office:value="1.91293118277239">
            <text:p>1.9129311828</text:p>
          </table:table-cell>
          <table:table-cell table:number-columns-repeated="1011"/>
        </table:table-row>
        <table:table-row table:style-name="ro1">
          <table:table-cell office:value-type="float" office:value="5.9">
            <text:p>5.9</text:p>
          </table:table-cell>
          <table:table-cell office:value-type="float" office:value="1.8">
            <text:p>1.8</text:p>
          </table:table-cell>
          <table:table-cell table:number-columns-repeated="9"/>
          <table:table-cell office:value-type="float" office:value="8.2">
            <text:p>8.2</text:p>
          </table:table-cell>
          <table:table-cell table:formula="of:=[.L298]^(1/3)" office:value-type="float" office:value="2.0165296752181">
            <text:p>2.0165296752</text:p>
          </table:table-cell>
          <table:table-cell table:number-columns-repeated="1011"/>
        </table:table-row>
        <table:table-row table:style-name="ro1">
          <table:table-cell office:value-type="float" office:value="7">
            <text:p>7</text:p>
          </table:table-cell>
          <table:table-cell office:value-type="float" office:value="1.9">
            <text:p>1.9</text:p>
          </table:table-cell>
          <table:table-cell table:number-columns-repeated="9"/>
          <table:table-cell office:value-type="float" office:value="9.5">
            <text:p>9.5</text:p>
          </table:table-cell>
          <table:table-cell table:formula="of:=[.L299]^(1/3)" office:value-type="float" office:value="2.11791179212745">
            <text:p>2.1179117921</text:p>
          </table:table-cell>
          <table:table-cell table:number-columns-repeated="1011"/>
        </table:table-row>
        <table:table-row table:style-name="ro1">
          <table:table-cell office:value-type="float" office:value="8.2">
            <text:p>8.2</text:p>
          </table:table-cell>
          <table:table-cell office:value-type="float" office:value="2">
            <text:p>2</text:p>
          </table:table-cell>
          <table:table-cell table:number-columns-repeated="9"/>
          <table:table-cell office:value-type="float" office:value="10.9">
            <text:p>10.9</text:p>
          </table:table-cell>
          <table:table-cell table:formula="of:=[.L300]^(1/3)" office:value-type="float" office:value="2.21722023096663">
            <text:p>2.217220231</text:p>
          </table:table-cell>
          <table:table-cell table:number-columns-repeated="1011"/>
        </table:table-row>
        <table:table-row table:style-name="ro1">
          <table:table-cell office:value-type="float" office:value="9.5">
            <text:p>9.5</text:p>
          </table:table-cell>
          <table:table-cell office:value-type="float" office:value="2.1">
            <text:p>2.1</text:p>
          </table:table-cell>
          <table:table-cell table:number-columns-repeated="9"/>
          <table:table-cell office:value-type="float" office:value="12.5">
            <text:p>12.5</text:p>
          </table:table-cell>
          <table:table-cell table:formula="of:=[.L301]^(1/3)" office:value-type="float" office:value="2.32079441680639">
            <text:p>2.3207944168</text:p>
          </table:table-cell>
          <table:table-cell table:number-columns-repeated="1011"/>
        </table:table-row>
        <table:table-row table:style-name="ro1">
          <table:table-cell office:value-type="float" office:value="10.9">
            <text:p>10.9</text:p>
          </table:table-cell>
          <table:table-cell office:value-type="float" office:value="2.2">
            <text:p>2.2</text:p>
          </table:table-cell>
          <table:table-cell table:number-columns-repeated="9"/>
          <table:table-cell office:value-type="float" office:value="14.2">
            <text:p>14.2</text:p>
          </table:table-cell>
          <table:table-cell table:formula="of:=[.L302]^(1/3)" office:value-type="float" office:value="2.42156491000382">
            <text:p>2.42156491</text:p>
          </table:table-cell>
          <table:table-cell table:number-columns-repeated="1011"/>
        </table:table-row>
        <table:table-row table:style-name="ro1">
          <table:table-cell office:value-type="float" office:value="12.5">
            <text:p>12.5</text:p>
          </table:table-cell>
          <table:table-cell office:value-type="float" office:value="2.3">
            <text:p>2.3</text:p>
          </table:table-cell>
          <table:table-cell table:number-columns-repeated="9"/>
          <table:table-cell office:value-type="float" office:value="16.1">
            <text:p>16.1</text:p>
          </table:table-cell>
          <table:table-cell table:formula="of:=[.L303]^(1/3)" office:value-type="float" office:value="2.52508087183385">
            <text:p>2.5250808718</text:p>
          </table:table-cell>
          <table:table-cell table:number-columns-repeated="1011"/>
        </table:table-row>
        <table:table-row table:style-name="ro1">
          <table:table-cell office:value-type="float" office:value="14.2">
            <text:p>14.2</text:p>
          </table:table-cell>
          <table:table-cell office:value-type="float" office:value="2.4">
            <text:p>2.4</text:p>
          </table:table-cell>
          <table:table-cell table:number-columns-repeated="9"/>
          <table:table-cell office:value-type="float" office:value="18.1">
            <text:p>18.1</text:p>
          </table:table-cell>
          <table:table-cell table:formula="of:=[.L304]^(1/3)" office:value-type="float" office:value="2.62558565919638">
            <text:p>2.6255856592</text:p>
          </table:table-cell>
          <table:table-cell table:number-columns-repeated="1011"/>
        </table:table-row>
        <table:table-row table:style-name="ro1">
          <table:table-cell office:value-type="float" office:value="16.1">
            <text:p>16.1</text:p>
          </table:table-cell>
          <table:table-cell office:value-type="float" office:value="2.5">
            <text:p>2.5</text:p>
          </table:table-cell>
          <table:table-cell table:number-columns-repeated="9"/>
          <table:table-cell office:value-type="float" office:value="20.3">
            <text:p>20.3</text:p>
          </table:table-cell>
          <table:table-cell table:formula="of:=[.L305]^(1/3)" office:value-type="float" office:value="2.72792240414759">
            <text:p>2.7279224041</text:p>
          </table:table-cell>
          <table:table-cell table:number-columns-repeated="1011"/>
        </table:table-row>
        <table:table-row table:style-name="ro1">
          <table:table-cell office:value-type="float" office:value="18.1">
            <text:p>18.1</text:p>
          </table:table-cell>
          <table:table-cell office:value-type="float" office:value="2.6">
            <text:p>2.6</text:p>
          </table:table-cell>
          <table:table-cell table:number-columns-repeated="9"/>
          <table:table-cell office:value-type="float" office:value="22.7">
            <text:p>22.7</text:p>
          </table:table-cell>
          <table:table-cell table:formula="of:=[.L306]^(1/3)" office:value-type="float" office:value="2.83144818852819">
            <text:p>2.8314481885</text:p>
          </table:table-cell>
          <table:table-cell table:number-columns-repeated="1011"/>
        </table:table-row>
        <table:table-row table:style-name="ro1">
          <table:table-cell office:value-type="float" office:value="20.3">
            <text:p>20.3</text:p>
          </table:table-cell>
          <table:table-cell office:value-type="float" office:value="2.7">
            <text:p>2.7</text:p>
          </table:table-cell>
          <table:table-cell table:number-columns-repeated="9"/>
          <table:table-cell office:value-type="float" office:value="25.2">
            <text:p>25.2</text:p>
          </table:table-cell>
          <table:table-cell table:formula="of:=[.L307]^(1/3)" office:value-type="float" office:value="2.93179441775648">
            <text:p>2.9317944178</text:p>
          </table:table-cell>
          <table:table-cell table:number-columns-repeated="1011"/>
        </table:table-row>
        <table:table-row table:style-name="ro1">
          <table:table-cell office:value-type="float" office:value="22.7">
            <text:p>22.7</text:p>
          </table:table-cell>
          <table:table-cell office:value-type="float" office:value="2.8">
            <text:p>2.8</text:p>
          </table:table-cell>
          <table:table-cell table:number-columns-repeated="9"/>
          <table:table-cell office:value-type="float" office:value="27.9">
            <text:p>27.9</text:p>
          </table:table-cell>
          <table:table-cell table:formula="of:=[.L308]^(1/3)" office:value-type="float" office:value="3.0329696728894">
            <text:p>3.0329696729</text:p>
          </table:table-cell>
          <table:table-cell table:number-columns-repeated="1011"/>
        </table:table-row>
        <table:table-row table:style-name="ro1">
          <table:table-cell office:value-type="float" office:value="25.2">
            <text:p>25.2</text:p>
          </table:table-cell>
          <table:table-cell office:value-type="float" office:value="2.9">
            <text:p>2.9</text:p>
          </table:table-cell>
          <table:table-cell table:number-columns-repeated="9"/>
          <table:table-cell office:value-type="float" office:value="30.8">
            <text:p>30.8</text:p>
          </table:table-cell>
          <table:table-cell table:formula="of:=[.L309]^(1/3)" office:value-type="float" office:value="3.13461041448134">
            <text:p>3.1346104145</text:p>
          </table:table-cell>
          <table:table-cell table:number-columns-repeated="1011"/>
        </table:table-row>
        <table:table-row table:style-name="ro1">
          <table:table-cell office:value-type="float" office:value="27.9">
            <text:p>27.9</text:p>
          </table:table-cell>
          <table:table-cell office:value-type="float" office:value="3">
            <text:p>3</text:p>
          </table:table-cell>
          <table:table-cell table:number-columns-repeated="9"/>
          <table:table-cell office:value-type="float" office:value="33.9">
            <text:p>33.9</text:p>
          </table:table-cell>
          <table:table-cell table:formula="of:=[.L310]^(1/3)" office:value-type="float" office:value="3.23643259236458">
            <text:p>3.2364325924</text:p>
          </table:table-cell>
          <table:table-cell table:number-columns-repeated="1011"/>
        </table:table-row>
        <table:table-row table:style-name="ro1">
          <table:table-cell office:value-type="float" office:value="30.8">
            <text:p>30.8</text:p>
          </table:table-cell>
          <table:table-cell office:value-type="float" office:value="3.1">
            <text:p>3.1</text:p>
          </table:table-cell>
          <table:table-cell table:number-columns-repeated="9"/>
          <table:table-cell office:value-type="float" office:value="37.3">
            <text:p>37.3</text:p>
          </table:table-cell>
          <table:table-cell table:formula="of:=[.L311]^(1/3)" office:value-type="float" office:value="3.34120362514931">
            <text:p>3.3412036251</text:p>
          </table:table-cell>
          <table:table-cell table:number-columns-repeated="1011"/>
        </table:table-row>
        <table:table-row table:style-name="ro1">
          <table:table-cell office:value-type="float" office:value="33.9">
            <text:p>33.9</text:p>
          </table:table-cell>
          <table:table-cell office:value-type="float" office:value="3.2">
            <text:p>3.2</text:p>
          </table:table-cell>
          <table:table-cell table:number-columns-repeated="9"/>
          <table:table-cell office:value-type="float" office:value="40.8">
            <text:p>40.8</text:p>
          </table:table-cell>
          <table:table-cell table:formula="of:=[.L312]^(1/3)" office:value-type="float" office:value="3.44260124145263">
            <text:p>3.4426012415</text:p>
          </table:table-cell>
          <table:table-cell table:number-columns-repeated="1011"/>
        </table:table-row>
        <table:table-row table:style-name="ro1">
          <table:table-cell office:value-type="float" office:value="37.3">
            <text:p>37.3</text:p>
          </table:table-cell>
          <table:table-cell office:value-type="float" office:value="3.3">
            <text:p>3.3</text:p>
          </table:table-cell>
          <table:table-cell table:number-columns-repeated="9"/>
          <table:table-cell office:value-type="float" office:value="44.5">
            <text:p>44.5</text:p>
          </table:table-cell>
          <table:table-cell table:formula="of:=[.L313]^(1/3)" office:value-type="float" office:value="3.54367053075038">
            <text:p>3.5436705308</text:p>
          </table:table-cell>
          <table:table-cell table:number-columns-repeated="1011"/>
        </table:table-row>
        <table:table-row table:style-name="ro1">
          <table:table-cell office:value-type="float" office:value="40.8">
            <text:p>40.8</text:p>
          </table:table-cell>
          <table:table-cell office:value-type="float" office:value="3.4">
            <text:p>3.4</text:p>
          </table:table-cell>
          <table:table-cell table:number-columns-repeated="9"/>
          <table:table-cell office:value-type="float" office:value="48.5">
            <text:p>48.5</text:p>
          </table:table-cell>
          <table:table-cell table:formula="of:=[.L314]^(1/3)" office:value-type="float" office:value="3.64681651488434">
            <text:p>3.6468165149</text:p>
          </table:table-cell>
          <table:table-cell table:number-columns-repeated="1011"/>
        </table:table-row>
        <table:table-row table:style-name="ro1">
          <table:table-cell office:value-type="float" office:value="44.5">
            <text:p>44.5</text:p>
          </table:table-cell>
          <table:table-cell office:value-type="float" office:value="3.5">
            <text:p>3.5</text:p>
          </table:table-cell>
          <table:table-cell table:number-columns-repeated="9"/>
          <table:table-cell office:value-type="float" office:value="52.7">
            <text:p>52.7</text:p>
          </table:table-cell>
          <table:table-cell table:formula="of:=[.L315]^(1/3)" office:value-type="float" office:value="3.74918500807486">
            <text:p>3.7491850081</text:p>
          </table:table-cell>
          <table:table-cell table:number-columns-repeated="1011"/>
        </table:table-row>
        <table:table-row table:style-name="ro1">
          <table:table-cell office:value-type="float" office:value="48.5">
            <text:p>48.5</text:p>
          </table:table-cell>
          <table:table-cell office:value-type="float" office:value="3.6">
            <text:p>3.6</text:p>
          </table:table-cell>
          <table:table-cell table:number-columns-repeated="9"/>
          <table:table-cell office:value-type="float" office:value="57.1">
            <text:p>57.1</text:p>
          </table:table-cell>
          <table:table-cell table:formula="of:=[.L316]^(1/3)" office:value-type="float" office:value="3.85075040188313">
            <text:p>3.8507504019</text:p>
          </table:table-cell>
          <table:table-cell table:number-columns-repeated="1011"/>
        </table:table-row>
        <table:table-row table:style-name="ro1">
          <table:table-cell office:value-type="float" office:value="52.7">
            <text:p>52.7</text:p>
          </table:table-cell>
          <table:table-cell office:value-type="float" office:value="3.7">
            <text:p>3.7</text:p>
          </table:table-cell>
          <table:table-cell table:number-columns-repeated="9"/>
          <table:table-cell office:value-type="float" office:value="61.8">
            <text:p>61.8</text:p>
          </table:table-cell>
          <table:table-cell table:formula="of:=[.L317]^(1/3)" office:value-type="float" office:value="3.95363122790575">
            <text:p>3.9536312279</text:p>
          </table:table-cell>
          <table:table-cell table:number-columns-repeated="1011"/>
        </table:table-row>
        <table:table-row table:style-name="ro1">
          <table:table-cell office:value-type="float" office:value="57.1">
            <text:p>57.1</text:p>
          </table:table-cell>
          <table:table-cell office:value-type="float" office:value="3.8">
            <text:p>3.8</text:p>
          </table:table-cell>
          <table:table-cell table:number-columns-repeated="9"/>
          <table:table-cell office:value-type="float" office:value="66.8">
            <text:p>66.8</text:p>
          </table:table-cell>
          <table:table-cell table:formula="of:=[.L318]^(1/3)" office:value-type="float" office:value="4.05750273113497">
            <text:p>4.0575027311</text:p>
          </table:table-cell>
          <table:table-cell table:number-columns-repeated="1011"/>
        </table:table-row>
        <table:table-row table:style-name="ro1">
          <table:table-cell office:value-type="float" office:value="61.8">
            <text:p>61.8</text:p>
          </table:table-cell>
          <table:table-cell office:value-type="float" office:value="3.9">
            <text:p>3.9</text:p>
          </table:table-cell>
          <table:table-cell table:number-columns-repeated="9"/>
          <table:table-cell office:value-type="float" office:value="71.9">
            <text:p>71.9</text:p>
          </table:table-cell>
          <table:table-cell table:formula="of:=[.L319]^(1/3)" office:value-type="float" office:value="4.15824075020699">
            <text:p>4.1582407502</text:p>
          </table:table-cell>
          <table:table-cell table:number-columns-repeated="1011"/>
        </table:table-row>
        <table:table-row table:style-name="ro1">
          <table:table-cell office:value-type="float" office:value="66.8">
            <text:p>66.8</text:p>
          </table:table-cell>
          <table:table-cell office:value-type="float" office:value="4">
            <text:p>4</text:p>
          </table:table-cell>
          <table:table-cell table:number-columns-repeated="9"/>
          <table:table-cell office:value-type="float" office:value="77.4">
            <text:p>77.4</text:p>
          </table:table-cell>
          <table:table-cell table:formula="of:=[.L320]^(1/3)" office:value-type="float" office:value="4.26167493483442">
            <text:p>4.2616749348</text:p>
          </table:table-cell>
          <table:table-cell table:number-columns-repeated="1011"/>
        </table:table-row>
        <table:table-row table:style-name="ro1">
          <table:table-cell office:value-type="float" office:value="71.9">
            <text:p>71.9</text:p>
          </table:table-cell>
          <table:table-cell office:value-type="float" office:value="4.1">
            <text:p>4.1</text:p>
          </table:table-cell>
          <table:table-cell table:number-columns-repeated="9"/>
          <table:table-cell office:value-type="float" office:value="83.1">
            <text:p>83.1</text:p>
          </table:table-cell>
          <table:table-cell table:formula="of:=[.L321]^(1/3)" office:value-type="float" office:value="4.36382180398796">
            <text:p>4.363821804</text:p>
          </table:table-cell>
          <table:table-cell table:number-columns-repeated="1011"/>
        </table:table-row>
        <table:table-row table:style-name="ro1">
          <table:table-cell office:value-type="float" office:value="77.4">
            <text:p>77.4</text:p>
          </table:table-cell>
          <table:table-cell office:value-type="float" office:value="4.2">
            <text:p>4.2</text:p>
          </table:table-cell>
          <table:table-cell table:number-columns-repeated="9"/>
          <table:table-cell office:value-type="float" office:value="89.1">
            <text:p>89.1</text:p>
          </table:table-cell>
          <table:table-cell table:formula="of:=[.L322]^(1/3)" office:value-type="float" office:value="4.46641665886148">
            <text:p>4.4664166589</text:p>
          </table:table-cell>
          <table:table-cell table:number-columns-repeated="1011"/>
        </table:table-row>
        <table:table-row table:style-name="ro1">
          <table:table-cell office:value-type="float" office:value="83.1">
            <text:p>83.1</text:p>
          </table:table-cell>
          <table:table-cell office:value-type="float" office:value="4.3">
            <text:p>4.3</text:p>
          </table:table-cell>
          <table:table-cell table:number-columns-repeated="9"/>
          <table:table-cell office:value-type="float" office:value="95.4">
            <text:p>95.4</text:p>
          </table:table-cell>
          <table:table-cell table:formula="of:=[.L323]^(1/3)" office:value-type="float" office:value="4.56929774205347">
            <text:p>4.5692977421</text:p>
          </table:table-cell>
          <table:table-cell table:number-columns-repeated="1011"/>
        </table:table-row>
        <table:table-row table:style-name="ro1">
          <table:table-cell office:value-type="float" office:value="89.1">
            <text:p>89.1</text:p>
          </table:table-cell>
          <table:table-cell office:value-type="float" office:value="4.4">
            <text:p>4.4</text:p>
          </table:table-cell>
          <table:table-cell table:number-columns-repeated="9"/>
          <table:table-cell office:value-type="float" office:value="102">
            <text:p>102</text:p>
          </table:table-cell>
          <table:table-cell table:formula="of:=[.L324]^(1/3)" office:value-type="float" office:value="4.67232872835526">
            <text:p>4.6723287284</text:p>
          </table:table-cell>
          <table:table-cell table:number-columns-repeated="1011"/>
        </table:table-row>
        <table:table-row table:style-name="ro1">
          <table:table-cell office:value-type="float" office:value="95.4">
            <text:p>95.4</text:p>
          </table:table-cell>
          <table:table-cell office:value-type="float" office:value="4.5">
            <text:p>4.5</text:p>
          </table:table-cell>
          <table:table-cell table:number-columns-repeated="9"/>
          <table:table-cell office:value-type="float" office:value="109">
            <text:p>109</text:p>
          </table:table-cell>
          <table:table-cell table:formula="of:=[.L325]^(1/3)" office:value-type="float" office:value="4.77685618103502">
            <text:p>4.776856181</text:p>
          </table:table-cell>
          <table:table-cell table:number-columns-repeated="1011"/>
        </table:table-row>
        <table:table-row table:style-name="ro1">
          <table:table-cell office:value-type="float" office:value="102">
            <text:p>102</text:p>
          </table:table-cell>
          <table:table-cell office:value-type="float" office:value="4.6">
            <text:p>4.6</text:p>
          </table:table-cell>
          <table:table-cell table:number-columns-repeated="9"/>
          <table:table-cell office:value-type="float" office:value="116">
            <text:p>116</text:p>
          </table:table-cell>
          <table:table-cell table:formula="of:=[.L326]^(1/3)" office:value-type="float" office:value="4.87699896107331">
            <text:p>4.8769989611</text:p>
          </table:table-cell>
          <table:table-cell table:number-columns-repeated="1011"/>
        </table:table-row>
        <table:table-row table:style-name="ro1">
          <table:table-cell office:value-type="float" office:value="109">
            <text:p>109</text:p>
          </table:table-cell>
          <table:table-cell office:value-type="float" office:value="4.7">
            <text:p>4.7</text:p>
          </table:table-cell>
          <table:table-cell table:number-columns-repeated="9"/>
          <table:table-cell office:value-type="float" office:value="123">
            <text:p>123</text:p>
          </table:table-cell>
          <table:table-cell table:formula="of:=[.L327]^(1/3)" office:value-type="float" office:value="4.97318983326859">
            <text:p>4.9731898333</text:p>
          </table:table-cell>
          <table:table-cell table:number-columns-repeated="1011"/>
        </table:table-row>
        <table:table-row table:style-name="ro1">
          <table:table-cell office:value-type="float" office:value="116">
            <text:p>116</text:p>
          </table:table-cell>
          <table:table-cell office:value-type="float" office:value="4.8">
            <text:p>4.8</text:p>
          </table:table-cell>
          <table:table-cell table:number-columns-repeated="9"/>
          <table:table-cell office:value-type="float" office:value="131">
            <text:p>131</text:p>
          </table:table-cell>
          <table:table-cell table:formula="of:=[.L328]^(1/3)" office:value-type="float" office:value="5.0787530781327">
            <text:p>5.0787530781</text:p>
          </table:table-cell>
          <table:table-cell table:number-columns-repeated="1011"/>
        </table:table-row>
        <table:table-row table:style-name="ro1">
          <table:table-cell office:value-type="float" office:value="123">
            <text:p>123</text:p>
          </table:table-cell>
          <table:table-cell office:value-type="float" office:value="4.9">
            <text:p>4.9</text:p>
          </table:table-cell>
          <table:table-cell table:number-columns-repeated="1022"/>
        </table:table-row>
        <table:table-row table:style-name="ro1">
          <table:table-cell office:value-type="float" office:value="131">
            <text:p>131</text:p>
          </table:table-cell>
          <table:table-cell office:value-type="float" office:value="5">
            <text:p>5</text:p>
          </table:table-cell>
          <table:table-cell table:number-columns-repeated="1022"/>
        </table:table-row>
        <table:table-row table:style-name="ro1">
          <table:table-cell table:number-columns-repeated="1024"/>
        </table:table-row>
        <table:table-row table:style-name="ro1">
          <table:table-cell office:value-type="string">
            <text:p>Acceleration (Gs)</text:p>
          </table:table-cell>
          <table:table-cell office:value-type="string">
            <text:p>Squares per turn</text:p>
          </table:table-cell>
          <table:table-cell office:value-type="string">
            <text:p>Turns to: </text:p>
          </table:table-cell>
          <table:table-cell office:value-type="string">
            <text:p>10m/s</text:p>
          </table:table-cell>
          <table:table-cell office:value-type="string">
            <text:p>20m/s</text:p>
          </table:table-cell>
          <table:table-cell office:value-type="string">
            <text:p>30m/s</text:p>
          </table:table-cell>
          <table:table-cell office:value-type="string">
            <text:p>40m/s</text:p>
          </table:table-cell>
          <table:table-cell office:value-type="string">
            <text:p>50m/s</text:p>
          </table:table-cell>
          <table:table-cell office:value-type="string">
            <text:p>100m/s</text:p>
          </table:table-cell>
          <table:table-cell office:value-type="string">
            <text:p>200m/s</text:p>
          </table:table-cell>
          <table:table-cell office:value-type="string">
            <text:p>500m/s</text:p>
          </table:table-cell>
          <table:table-cell table:number-columns-repeated="1013"/>
        </table:table-row>
        <table:table-row table:style-name="ro1">
          <table:table-cell office:value-type="float" office:value="0.1">
            <text:p>0.1</text:p>
          </table:table-cell>
          <table:table-cell office:value-type="float" office:value="1">
            <text:p>1</text:p>
          </table:table-cell>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20">
            <text:p>20</text:p>
          </table:table-cell>
          <table:table-cell office:value-type="float" office:value="40">
            <text:p>40</text:p>
          </table:table-cell>
          <table:table-cell office:value-type="float" office:value="100">
            <text:p>100</text:p>
          </table:table-cell>
          <table:table-cell table:number-columns-repeated="1013"/>
        </table:table-row>
        <table:table-row table:style-name="ro1">
          <table:table-cell office:value-type="float" office:value="0.2">
            <text:p>0.2</text:p>
          </table:table-cell>
          <table:table-cell office:value-type="float" office:value="2">
            <text:p>2</text:p>
          </table:table-cell>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50">
            <text:p>50</text:p>
          </table:table-cell>
          <table:table-cell table:number-columns-repeated="1013"/>
        </table:table-row>
        <table:table-row table:style-name="ro1">
          <table:table-cell office:value-type="float" office:value="0.3">
            <text:p>0.3</text:p>
          </table:table-cell>
          <table:table-cell office:value-type="float" office:value="3">
            <text:p>3</text:p>
          </table:table-cell>
          <table:table-cell/>
          <table:table-cell office:value-type="string">
            <text:p>&lt;1</text:p>
          </table:table-cell>
          <table:table-cell office:value-type="string">
            <text:p>&lt;2</text:p>
          </table:table-cell>
          <table:table-cell office:value-type="float" office:value="2">
            <text:p>2</text:p>
          </table:table-cell>
          <table:table-cell office:value-type="string">
            <text:p>&lt;3</text:p>
          </table:table-cell>
          <table:table-cell office:value-type="string">
            <text:p>&lt;4</text:p>
          </table:table-cell>
          <table:table-cell office:value-type="string">
            <text:p>&lt;7</text:p>
          </table:table-cell>
          <table:table-cell office:value-type="string">
            <text:p>&lt;14</text:p>
          </table:table-cell>
          <table:table-cell office:value-type="string">
            <text:p>&lt;34</text:p>
          </table:table-cell>
          <table:table-cell table:number-columns-repeated="1013"/>
        </table:table-row>
        <table:table-row table:style-name="ro1">
          <table:table-cell office:value-type="float" office:value="0.4">
            <text:p>0.4</text:p>
          </table:table-cell>
          <table:table-cell office:value-type="float" office:value="3">
            <text:p>3</text:p>
          </table:table-cell>
          <table:table-cell/>
          <table:table-cell office:value-type="string">
            <text:p>&lt;1</text:p>
          </table:table-cell>
          <table:table-cell office:value-type="float" office:value="1">
            <text:p>1</text:p>
          </table:table-cell>
          <table:table-cell office:value-type="string">
            <text:p>&lt;2</text:p>
          </table:table-cell>
          <table:table-cell office:value-type="float" office:value="2">
            <text:p>2</text:p>
          </table:table-cell>
          <table:table-cell office:value-type="string">
            <text:p>&lt;3</text:p>
          </table:table-cell>
          <table:table-cell office:value-type="float" office:value="5">
            <text:p>5</text:p>
          </table:table-cell>
          <table:table-cell office:value-type="float" office:value="10">
            <text:p>10</text:p>
          </table:table-cell>
          <table:table-cell office:value-type="float" office:value="25">
            <text:p>25</text:p>
          </table:table-cell>
          <table:table-cell table:number-columns-repeated="1013"/>
        </table:table-row>
        <table:table-row table:style-name="ro1">
          <table:table-cell office:value-type="float" office:value="0.5">
            <text:p>0.5</text:p>
          </table:table-cell>
          <table:table-cell office:value-type="float" office:value="4">
            <text:p>4</text:p>
          </table:table-cell>
          <table:table-cell/>
          <table:table-cell office:value-type="string">
            <text:p>-</text:p>
          </table:table-cell>
          <table:table-cell office:value-type="string">
            <text:p>&lt;1</text:p>
          </table:table-cell>
          <table:table-cell table:number-columns-repeated="2" office:value-type="string">
            <text:p>&lt;2</text:p>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20">
            <text:p>20</text:p>
          </table:table-cell>
          <table:table-cell table:number-columns-repeated="1013"/>
        </table:table-row>
        <table:table-row table:style-name="ro1">
          <table:table-cell office:value-type="float" office:value="0.6">
            <text:p>0.6</text:p>
          </table:table-cell>
          <table:table-cell office:value-type="float" office:value="5">
            <text:p>5</text:p>
          </table:table-cell>
          <table:table-cell/>
          <table:table-cell office:value-type="string">
            <text:p>-</text:p>
          </table:table-cell>
          <table:table-cell office:value-type="string">
            <text:p>&lt;1</text:p>
          </table:table-cell>
          <table:table-cell office:value-type="float" office:value="1">
            <text:p>1</text:p>
          </table:table-cell>
          <table:table-cell table:number-columns-repeated="2" office:value-type="string">
            <text:p>&lt;2</text:p>
          </table:table-cell>
          <table:table-cell office:value-type="string">
            <text:p>&lt;4</text:p>
          </table:table-cell>
          <table:table-cell office:value-type="string">
            <text:p>&lt;7</text:p>
          </table:table-cell>
          <table:table-cell office:value-type="string">
            <text:p>&lt;17</text:p>
          </table:table-cell>
          <table:table-cell table:number-columns-repeated="1013"/>
        </table:table-row>
        <table:table-row table:style-name="ro1">
          <table:table-cell office:value-type="float" office:value="0.7">
            <text:p>0.7</text:p>
          </table:table-cell>
          <table:table-cell office:value-type="float" office:value="6">
            <text:p>6</text:p>
          </table:table-cell>
          <table:table-cell/>
          <table:table-cell table:number-columns-repeated="2" office:value-type="string">
            <text:p>-</text:p>
          </table:table-cell>
          <table:table-cell office:value-type="string">
            <text:p>&lt;1</text:p>
          </table:table-cell>
          <table:table-cell table:number-columns-repeated="2" office:value-type="string">
            <text:p>&lt;2</text:p>
          </table:table-cell>
          <table:table-cell office:value-type="string">
            <text:p>&lt;3</text:p>
          </table:table-cell>
          <table:table-cell office:value-type="string">
            <text:p>&lt;6</text:p>
          </table:table-cell>
          <table:table-cell office:value-type="string">
            <text:p>&lt;15</text:p>
          </table:table-cell>
          <table:table-cell table:number-columns-repeated="1013"/>
        </table:table-row>
        <table:table-row table:style-name="ro1">
          <table:table-cell office:value-type="float" office:value="0.8">
            <text:p>0.8</text:p>
          </table:table-cell>
          <table:table-cell office:value-type="float" office:value="7">
            <text:p>7</text:p>
          </table:table-cell>
          <table:table-cell/>
          <table:table-cell table:number-columns-repeated="2" office:value-type="string">
            <text:p>-</text:p>
          </table:table-cell>
          <table:table-cell office:value-type="string">
            <text:p>&lt;1</text:p>
          </table:table-cell>
          <table:table-cell office:value-type="float" office:value="1">
            <text:p>1</text:p>
          </table:table-cell>
          <table:table-cell office:value-type="string">
            <text:p>&lt;2</text:p>
          </table:table-cell>
          <table:table-cell office:value-type="string">
            <text:p>&lt;3</text:p>
          </table:table-cell>
          <table:table-cell office:value-type="float" office:value="5">
            <text:p>5</text:p>
          </table:table-cell>
          <table:table-cell office:value-type="string">
            <text:p>&lt;13</text:p>
          </table:table-cell>
          <table:table-cell table:number-columns-repeated="1013"/>
        </table:table-row>
        <table:table-row table:style-name="ro1">
          <table:table-cell office:value-type="float" office:value="0.9">
            <text:p>0.9</text:p>
          </table:table-cell>
          <table:table-cell office:value-type="float" office:value="7">
            <text:p>7</text:p>
          </table:table-cell>
          <table:table-cell/>
          <table:table-cell table:number-columns-repeated="3" office:value-type="string">
            <text:p>-</text:p>
          </table:table-cell>
          <table:table-cell office:value-type="string">
            <text:p>&lt;1</text:p>
          </table:table-cell>
          <table:table-cell office:value-type="string">
            <text:p>&lt;2</text:p>
          </table:table-cell>
          <table:table-cell office:value-type="string">
            <text:p>&lt;3</text:p>
          </table:table-cell>
          <table:table-cell office:value-type="string">
            <text:p>&lt;5</text:p>
          </table:table-cell>
          <table:table-cell office:value-type="string">
            <text:p>&lt;12</text:p>
          </table:table-cell>
          <table:table-cell table:number-columns-repeated="1013"/>
        </table:table-row>
        <table:table-row table:style-name="ro1">
          <table:table-cell office:value-type="float" office:value="1">
            <text:p>1</text:p>
          </table:table-cell>
          <table:table-cell office:value-type="float" office:value="8">
            <text:p>8</text:p>
          </table:table-cell>
          <table:table-cell/>
          <table:table-cell table:number-columns-repeated="3" office:value-type="string">
            <text:p>-</text:p>
          </table:table-cell>
          <table:table-cell office:value-type="string">
            <text:p>&lt;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0">
            <text:p>10</text:p>
          </table:table-cell>
          <table:table-cell table:number-columns-repeated="1013"/>
        </table:table-row>
        <table:table-row table:style-name="ro1">
          <table:table-cell office:value-type="float" office:value="1.5">
            <text:p>1.5</text:p>
          </table:table-cell>
          <table:table-cell office:value-type="float" office:value="12">
            <text:p>12</text:p>
          </table:table-cell>
          <table:table-cell/>
          <table:table-cell table:number-columns-repeated="4" office:value-type="string">
            <text:p>-</text:p>
          </table:table-cell>
          <table:table-cell office:value-type="string">
            <text:p>&lt;1</text:p>
          </table:table-cell>
          <table:table-cell office:value-type="string">
            <text:p>&lt;2</text:p>
          </table:table-cell>
          <table:table-cell office:value-type="string">
            <text:p>&lt;3</text:p>
          </table:table-cell>
          <table:table-cell office:value-type="string">
            <text:p>&lt;7</text:p>
          </table:table-cell>
          <table:table-cell table:number-columns-repeated="1013"/>
        </table:table-row>
        <table:table-row table:style-name="ro1">
          <table:table-cell office:value-type="float" office:value="2">
            <text:p>2</text:p>
          </table:table-cell>
          <table:table-cell office:value-type="float" office:value="17">
            <text:p>17</text:p>
          </table:table-cell>
          <table:table-cell/>
          <table:table-cell table:number-columns-repeated="4" office:value-type="string">
            <text:p>-</text:p>
          </table:table-cell>
          <table:table-cell office:value-type="string">
            <text:p>&lt;1</text:p>
          </table:table-cell>
          <table:table-cell office:value-type="float" office:value="1">
            <text:p>1</text:p>
          </table:table-cell>
          <table:table-cell office:value-type="float" office:value="2">
            <text:p>2</text:p>
          </table:table-cell>
          <table:table-cell office:value-type="float" office:value="5">
            <text:p>5</text:p>
          </table:table-cell>
          <table:table-cell table:number-columns-repeated="1013"/>
        </table:table-row>
        <table:table-row table:style-name="ro1">
          <table:table-cell office:value-type="float" office:value="2.5">
            <text:p>2.5</text:p>
          </table:table-cell>
          <table:table-cell office:value-type="float" office:value="21">
            <text:p>21</text:p>
          </table:table-cell>
          <table:table-cell/>
          <table:table-cell table:number-columns-repeated="5" office:value-type="string">
            <text:p>-</text:p>
          </table:table-cell>
          <table:table-cell office:value-type="string">
            <text:p>&lt;1</text:p>
          </table:table-cell>
          <table:table-cell office:value-type="string">
            <text:p>&lt;2</text:p>
          </table:table-cell>
          <table:table-cell office:value-type="float" office:value="4">
            <text:p>4</text:p>
          </table:table-cell>
          <table:table-cell table:number-columns-repeated="1013"/>
        </table:table-row>
        <table:table-row table:style-name="ro1">
          <table:table-cell office:value-type="float" office:value="3">
            <text:p>3</text:p>
          </table:table-cell>
          <table:table-cell office:value-type="float" office:value="25">
            <text:p>25</text:p>
          </table:table-cell>
          <table:table-cell/>
          <table:table-cell table:number-columns-repeated="5" office:value-type="string">
            <text:p>-</text:p>
          </table:table-cell>
          <table:table-cell office:value-type="string">
            <text:p>&lt;1</text:p>
          </table:table-cell>
          <table:table-cell office:value-type="string">
            <text:p>&lt;2</text:p>
          </table:table-cell>
          <table:table-cell office:value-type="string">
            <text:p>&lt;4</text:p>
          </table:table-cell>
          <table:table-cell table:number-columns-repeated="1013"/>
        </table:table-row>
        <table:table-row table:style-name="ro1">
          <table:table-cell office:value-type="float" office:value="3.5">
            <text:p>3.5</text:p>
          </table:table-cell>
          <table:table-cell office:value-type="float" office:value="29">
            <text:p>29</text:p>
          </table:table-cell>
          <table:table-cell/>
          <table:table-cell table:number-columns-repeated="5" office:value-type="string">
            <text:p>-</text:p>
          </table:table-cell>
          <table:table-cell office:value-type="string">
            <text:p>&lt;1</text:p>
          </table:table-cell>
          <table:table-cell office:value-type="string">
            <text:p>&lt;2</text:p>
          </table:table-cell>
          <table:table-cell office:value-type="string">
            <text:p>&lt;3</text:p>
          </table:table-cell>
          <table:table-cell table:number-columns-repeated="1013"/>
        </table:table-row>
        <table:table-row table:style-name="ro1">
          <table:table-cell office:value-type="float" office:value="4">
            <text:p>4</text:p>
          </table:table-cell>
          <table:table-cell office:value-type="float" office:value="33">
            <text:p>33</text:p>
          </table:table-cell>
          <table:table-cell/>
          <table:table-cell table:number-columns-repeated="5" office:value-type="string">
            <text:p>-</text:p>
          </table:table-cell>
          <table:table-cell office:value-type="string">
            <text:p>&lt;1</text:p>
          </table:table-cell>
          <table:table-cell office:value-type="float" office:value="1">
            <text:p>1</text:p>
          </table:table-cell>
          <table:table-cell office:value-type="string">
            <text:p>&lt;3</text:p>
          </table:table-cell>
          <table:table-cell table:number-columns-repeated="1013"/>
        </table:table-row>
        <table:table-row table:style-name="ro1">
          <table:table-cell office:value-type="float" office:value="4.5">
            <text:p>4.5</text:p>
          </table:table-cell>
          <table:table-cell office:value-type="float" office:value="37">
            <text:p>37</text:p>
          </table:table-cell>
          <table:table-cell/>
          <table:table-cell table:number-columns-repeated="6" office:value-type="string">
            <text:p>-</text:p>
          </table:table-cell>
          <table:table-cell office:value-type="string">
            <text:p>&lt;1</text:p>
          </table:table-cell>
          <table:table-cell office:value-type="string">
            <text:p>&lt;3</text:p>
          </table:table-cell>
          <table:table-cell table:number-columns-repeated="1013"/>
        </table:table-row>
        <table:table-row table:style-name="ro1">
          <table:table-cell office:value-type="float" office:value="5">
            <text:p>5</text:p>
          </table:table-cell>
          <table:table-cell office:value-type="float" office:value="42">
            <text:p>42</text:p>
          </table:table-cell>
          <table:table-cell/>
          <table:table-cell table:number-columns-repeated="6" office:value-type="string">
            <text:p>-</text:p>
          </table:table-cell>
          <table:table-cell office:value-type="string">
            <text:p>&lt;1</text:p>
          </table:table-cell>
          <table:table-cell office:value-type="float" office:value="2">
            <text:p>2</text:p>
          </table:table-cell>
          <table:table-cell table:number-columns-repeated="1013"/>
        </table:table-row>
        <table:table-row table:style-name="ro1">
          <table:table-cell office:value-type="float" office:value="6">
            <text:p>6</text:p>
          </table:table-cell>
          <table:table-cell office:value-type="float" office:value="50">
            <text:p>50</text:p>
          </table:table-cell>
          <table:table-cell/>
          <table:table-cell table:number-columns-repeated="6" office:value-type="string">
            <text:p>-</text:p>
          </table:table-cell>
          <table:table-cell office:value-type="string">
            <text:p>&lt;1</text:p>
          </table:table-cell>
          <table:table-cell office:value-type="string">
            <text:p>&lt;2</text:p>
          </table:table-cell>
          <table:table-cell table:number-columns-repeated="1013"/>
        </table:table-row>
        <table:table-row table:style-name="ro1">
          <table:table-cell office:value-type="float" office:value="7">
            <text:p>7</text:p>
          </table:table-cell>
          <table:table-cell office:value-type="float" office:value="58">
            <text:p>58</text:p>
          </table:table-cell>
          <table:table-cell/>
          <table:table-cell table:number-columns-repeated="6" office:value-type="string">
            <text:p>-</text:p>
          </table:table-cell>
          <table:table-cell office:value-type="string">
            <text:p>&lt;1</text:p>
          </table:table-cell>
          <table:table-cell office:value-type="string">
            <text:p>&lt;2</text:p>
          </table:table-cell>
          <table:table-cell table:number-columns-repeated="1013"/>
        </table:table-row>
        <table:table-row table:style-name="ro1">
          <table:table-cell office:value-type="float" office:value="8">
            <text:p>8</text:p>
          </table:table-cell>
          <table:table-cell office:value-type="float" office:value="67">
            <text:p>67</text:p>
          </table:table-cell>
          <table:table-cell/>
          <table:table-cell table:number-columns-repeated="6" office:value-type="string">
            <text:p>-</text:p>
          </table:table-cell>
          <table:table-cell office:value-type="string">
            <text:p>&lt;1</text:p>
          </table:table-cell>
          <table:table-cell office:value-type="string">
            <text:p>&lt;2</text:p>
          </table:table-cell>
          <table:table-cell table:number-columns-repeated="1013"/>
        </table:table-row>
        <table:table-row table:style-name="ro1">
          <table:table-cell office:value-type="float" office:value="9">
            <text:p>9</text:p>
          </table:table-cell>
          <table:table-cell office:value-type="float" office:value="75">
            <text:p>75</text:p>
          </table:table-cell>
          <table:table-cell/>
          <table:table-cell table:number-columns-repeated="6" office:value-type="string">
            <text:p>-</text:p>
          </table:table-cell>
          <table:table-cell office:value-type="string">
            <text:p>&lt;1</text:p>
          </table:table-cell>
          <table:table-cell office:value-type="string">
            <text:p>&lt;2</text:p>
          </table:table-cell>
          <table:table-cell table:number-columns-repeated="1013"/>
        </table:table-row>
        <table:table-row table:style-name="ro1">
          <table:table-cell office:value-type="float" office:value="10">
            <text:p>10</text:p>
          </table:table-cell>
          <table:table-cell office:value-type="float" office:value="83">
            <text:p>83</text:p>
          </table:table-cell>
          <table:table-cell/>
          <table:table-cell table:number-columns-repeated="6" office:value-type="string">
            <text:p>-</text:p>
          </table:table-cell>
          <table:table-cell office:value-type="string">
            <text:p>&lt;1</text:p>
          </table:table-cell>
          <table:table-cell office:value-type="float" office:value="1">
            <text:p>1</text:p>
          </table:table-cell>
          <table:table-cell table:number-columns-repeated="1013"/>
        </table:table-row>
        <table:table-row table:style-name="ro1" table:number-rows-repeated="1048220">
          <table:table-cell table:number-columns-repeated="1024"/>
        </table:table-row>
        <table:table-row table:style-name="ro1">
          <table:table-cell table:number-columns-repeated="1024"/>
        </table:table-row>
      </table:table>
      <table:table table:name="Module1" table:style-name="ta4" table:print="false">
        <table:table-column table:style-name="co3" table:default-cell-style-name="Default"/>
        <table:table-row table:style-name="ro1">
          <table:table-cell/>
        </table:table-row>
      </table:table>
      <table:table table:name="D_Hull" table:style-name="ta5" table:print="false">
        <office:forms form:automatic-focus="false" form:apply-design-mode="false">
          <form:form form:name="Standard" form:apply-filter="true" form:control-implementation="ooo:com.sun.star.form.component.Form" office:target-frame="" xlink:href="" xlink:type="simple">
            <form:frame form:name="Dialog Frame 1" form:control-implementation="ooo:com.sun.star.form.component.GroupBox" xml:id="control7" form:id="control7" form:label="Hull"/>
            <form:button form:name="Button 2" form:control-implementation="ooo:com.sun.star.form.component.CommandButton" xml:id="control8" form:id="control8" form:label="OK"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1"/>
              </form:properties>
            </form:button>
            <form:fixed-text form:name="Label 6" form:control-implementation="ooo:com.sun.star.form.component.FixedText" xml:id="control9" form:id="control9" form:label="Displacement:" form:multi-line="true"/>
            <form:combobox form:name="Displacement" form:control-implementation="ooo:com.sun.star.form.component.ComboBox" xml:id="control10" form:id="control10" form:dropdown="true" form:size="8" form:convert-empty-to-null="true" form:list-source-type="table" form:linked-cell="Design.B12" form:source-cell-range="Tables.A2:Tables.A29" form:auto-complete="true">
              <form:properties>
                <form:property form:property-name="DefaultControl" office:value-type="string" office:string-value="com.sun.star.form.control.ComboBox"/>
              </form:properties>
            </form:combobox>
            <form:fixed-text form:name="Label 9" form:control-implementation="ooo:com.sun.star.form.component.FixedText" xml:id="control11" form:id="control11" form:label="Hull Configuration:" form:multi-line="true"/>
            <form:listbox form:name="Configuration" form:control-implementation="ooo:com.sun.star.form.component.ListBox" xml:id="control12" form:id="control12" form:bound-column="1" form:linked-cell="Design.B14" form:list-linkage-type="selection-indexes" form:source-cell-range="Tables.A33:Tables.A53">
              <form:properties>
                <form:property form:property-name="DefaultControl" office:value-type="string" office:string-value="com.sun.star.form.control.ListBox"/>
                <form:list-property form:property-name="DefaultSelection" office:value-type="float"/>
              </form:properties>
            </form:listbox>
            <form:fixed-text form:name="Label 28" form:control-implementation="ooo:com.sun.star.form.component.FixedText" xml:id="control13" form:id="control13" form:label="Max. Acceleration:" form:multi-line="true"/>
            <form:formatted-text form:name="MaxAccel" form:control-implementation="ooo:com.sun.star.form.component.NumericField" xml:id="control14" form:id="control14" form:current-value="11" form:value="11" form:min-value="-1000000" form:max-value="1000000">
              <form:properties>
                <form:property form:property-name="DefaultControl" office:value-type="string" office:string-value="com.sun.star.form.control.NumericField"/>
              </form:properties>
            </form:formatted-text>
            <form:fixed-text form:name="Label 31" form:control-implementation="ooo:com.sun.star.form.component.FixedText" xml:id="control15" form:id="control15" form:label="Internal Structure:" form:multi-line="true"/>
            <form:listbox form:name="StructureMaterial" form:control-implementation="ooo:com.sun.star.form.component.ListBox" xml:id="control16" form:id="control16" form:dropdown="true" form:size="8" form:bound-column="1" form:linked-cell="Design.B18" form:list-linkage-type="selection-indexes">
              <form:properties>
                <form:property form:property-name="DefaultControl" office:value-type="string" office:string-value="com.sun.star.form.control.ListBox"/>
              </form:properties>
            </form:listbox>
            <form:listbox form:name="ArmourMaterial" form:control-implementation="ooo:com.sun.star.form.component.ListBox" xml:id="control17" form:id="control17" form:dropdown="true" form:size="8" form:bound-column="1" form:linked-cell="Design.B22" form:list-linkage-type="selection-indexes">
              <form:properties>
                <form:property form:property-name="DefaultControl" office:value-type="string" office:string-value="com.sun.star.form.control.ListBox"/>
              </form:properties>
            </form:listbox>
            <form:fixed-text form:name="Label 24" form:control-implementation="ooo:com.sun.star.form.component.FixedText" xml:id="control18" form:id="control18" form:label="Armour:" form:multi-line="true"/>
            <form:formatted-text form:name="ArmourThick" form:control-implementation="ooo:com.sun.star.form.component.NumericField" xml:id="control19" form:id="control19" form:current-value="1.182" form:value="1.182" form:min-value="-1000000" form:max-value="1000000">
              <form:properties>
                <form:property form:property-name="DefaultControl" office:value-type="string" office:string-value="com.sun.star.form.control.NumericField"/>
              </form:properties>
            </form:formatted-text>
            <form:frame form:name="Group Box 12" form:control-implementation="ooo:com.sun.star.form.component.GroupBox" xml:id="control20" form:id="control20" form:label="Facing Slope and Extra Armour"/>
            <form:fixed-text form:name="Label 18" form:control-implementation="ooo:com.sun.star.form.component.FixedText" xml:id="control21" form:id="control21" form:label="Front:" form:multi-line="true"/>
            <form:listbox form:name="FrontSlope" form:control-implementation="ooo:com.sun.star.form.component.ListBox" xml:id="control22" form:id="control22" form:dropdown="true" form:size="3" form:bound-column="1" form:linked-cell="Design.B25" form:list-linkage-type="selection-indexes">
              <form:properties>
                <form:property form:property-name="DefaultControl" office:value-type="string" office:string-value="com.sun.star.form.control.ListBox"/>
              </form:properties>
            </form:listbox>
            <form:formatted-text form:name="FrontThick" form:control-implementation="ooo:com.sun.star.form.component.NumericField" xml:id="control23" form:id="control23" form:current-value="0" form:value="0" form:min-value="-1000000" form:max-value="1000000">
              <form:properties>
                <form:property form:property-name="DefaultControl" office:value-type="string" office:string-value="com.sun.star.form.control.NumericField"/>
              </form:properties>
            </form:formatted-text>
            <form:fixed-text form:name="Label 22" form:control-implementation="ooo:com.sun.star.form.component.FixedText" xml:id="control24" form:id="control24" form:label="Left:" form:multi-line="true"/>
            <form:listbox form:name="LeftSlope" form:control-implementation="ooo:com.sun.star.form.component.ListBox" xml:id="control25" form:id="control25" form:dropdown="true" form:size="3" form:bound-column="1" form:linked-cell="Design.B26" form:list-linkage-type="selection-indexes">
              <form:properties>
                <form:property form:property-name="DefaultControl" office:value-type="string" office:string-value="com.sun.star.form.control.ListBox"/>
              </form:properties>
            </form:listbox>
            <form:formatted-text form:name="LeftThick" form:control-implementation="ooo:com.sun.star.form.component.NumericField" xml:id="control26" form:id="control26" form:current-value="0" form:value="0" form:min-value="-1000000" form:max-value="1000000">
              <form:properties>
                <form:property form:property-name="DefaultControl" office:value-type="string" office:string-value="com.sun.star.form.control.NumericField"/>
              </form:properties>
            </form:formatted-text>
            <form:fixed-text form:name="Label 23" form:control-implementation="ooo:com.sun.star.form.component.FixedText" xml:id="control27" form:id="control27" form:label="Right:" form:multi-line="true"/>
            <form:listbox form:name="RightSlope" form:control-implementation="ooo:com.sun.star.form.component.ListBox" xml:id="control28" form:id="control28" form:dropdown="true" form:size="3" form:bound-column="1" form:linked-cell="Design.B27" form:list-linkage-type="selection-indexes">
              <form:properties>
                <form:property form:property-name="DefaultControl" office:value-type="string" office:string-value="com.sun.star.form.control.ListBox"/>
              </form:properties>
            </form:listbox>
            <form:formatted-text form:name="RightThick" form:control-implementation="ooo:com.sun.star.form.component.NumericField" xml:id="control29" form:id="control29" form:current-value="0" form:value="0" form:min-value="-1000000" form:max-value="1000000">
              <form:properties>
                <form:property form:property-name="DefaultControl" office:value-type="string" office:string-value="com.sun.star.form.control.NumericField"/>
              </form:properties>
            </form:formatted-text>
            <form:fixed-text form:name="Label 19" form:control-implementation="ooo:com.sun.star.form.component.FixedText" xml:id="control30" form:id="control30" form:label="Rear:" form:multi-line="true"/>
            <form:listbox form:name="RearSlope" form:control-implementation="ooo:com.sun.star.form.component.ListBox" xml:id="control31" form:id="control31" form:dropdown="true" form:size="3" form:bound-column="1" form:linked-cell="Design.B28" form:list-linkage-type="selection-indexes">
              <form:properties>
                <form:property form:property-name="DefaultControl" office:value-type="string" office:string-value="com.sun.star.form.control.ListBox"/>
              </form:properties>
            </form:listbox>
            <form:formatted-text form:name="RearThick" form:control-implementation="ooo:com.sun.star.form.component.NumericField" xml:id="control32" form:id="control32" form:current-value="0" form:value="0" form:min-value="-1000000" form:max-value="1000000">
              <form:properties>
                <form:property form:property-name="DefaultControl" office:value-type="string" office:string-value="com.sun.star.form.control.NumericField"/>
              </form:properties>
            </form:formatted-text>
            <form:fixed-text form:name="Label 45" form:control-implementation="ooo:com.sun.star.form.component.FixedText" xml:id="control33" form:id="control33" form:label="Top:" form:multi-line="true"/>
            <form:formatted-text form:name="TopThick" form:control-implementation="ooo:com.sun.star.form.component.NumericField" xml:id="control34" form:id="control34" form:current-value="0" form:value="0" form:min-value="-1000000" form:max-value="1000000">
              <form:properties>
                <form:property form:property-name="DefaultControl" office:value-type="string" office:string-value="com.sun.star.form.control.NumericField"/>
              </form:properties>
            </form:formatted-text>
            <form:formatted-text form:name="BottomThick" form:control-implementation="ooo:com.sun.star.form.component.NumericField" xml:id="control35" form:id="control35" form:current-value="0" form:value="0" form:min-value="-1000000" form:max-value="1000000">
              <form:properties>
                <form:property form:property-name="DefaultControl" office:value-type="string" office:string-value="com.sun.star.form.control.NumericField"/>
              </form:properties>
            </form:formatted-text>
            <form:formatted-text form:name="WingsThick" form:control-implementation="ooo:com.sun.star.form.component.NumericField" xml:id="control36" form:id="control36" form:current-value="0" form:value="0" form:min-value="-1000000" form:max-value="1000000">
              <form:properties>
                <form:property form:property-name="DefaultControl" office:value-type="string" office:string-value="com.sun.star.form.control.NumericField"/>
              </form:properties>
            </form:formatted-text>
            <form:fixed-text form:name="Label 32" form:control-implementation="ooo:com.sun.star.form.component.FixedText" xml:id="control37" form:id="control37" form:label="G" form:multi-line="true"/>
            <form:fixed-text form:name="Label 33" form:control-implementation="ooo:com.sun.star.form.component.FixedText" xml:id="control38" form:id="control38" form:label="cm" form:multi-line="true"/>
            <form:fixed-text form:name="Label 35" form:control-implementation="ooo:com.sun.star.form.component.FixedText" xml:id="control39" form:id="control39" form:label="cm" form:multi-line="true"/>
            <form:fixed-text form:name="Label 37" form:control-implementation="ooo:com.sun.star.form.component.FixedText" xml:id="control40" form:id="control40" form:label="cm" form:multi-line="true"/>
            <form:fixed-text form:name="Label 39" form:control-implementation="ooo:com.sun.star.form.component.FixedText" xml:id="control41" form:id="control41" form:label="cm" form:multi-line="true"/>
            <form:button form:name="Button 40" form:control-implementation="ooo:com.sun.star.form.component.CommandButton" xml:id="control42" form:id="control42" form:label="Cancel"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fixed-text form:name="Label 42" form:control-implementation="ooo:com.sun.star.form.component.FixedText" xml:id="control43" form:id="control43" form:label="cm" form:multi-line="true"/>
            <form:fixed-text form:name="Label 44" form:control-implementation="ooo:com.sun.star.form.component.FixedText" xml:id="control44" form:id="control44" form:label="cm" form:multi-line="true"/>
            <form:fixed-text form:name="Label 47" form:control-implementation="ooo:com.sun.star.form.component.FixedText" xml:id="control45" form:id="control45" form:label="cm" form:multi-line="true"/>
            <form:fixed-text form:name="Label 49" form:control-implementation="ooo:com.sun.star.form.component.FixedText" xml:id="control46" form:id="control46" form:label="cm" form:multi-line="true"/>
            <form:fixed-text form:name="Label 51" form:control-implementation="ooo:com.sun.star.form.component.FixedText" xml:id="control47" form:id="control47" form:label="Bottom:" form:multi-line="true"/>
            <form:fixed-text form:name="Label 52" form:control-implementation="ooo:com.sun.star.form.component.FixedText" xml:id="control48" form:id="control48" form:label="Wings:" form:multi-line="true"/>
            <form:checkbox form:name="Check Box 53" form:control-implementation="ooo:com.sun.star.form.component.CheckBox" xml:id="control49" form:id="control49" form:label="Steath Design" form:linked-cell="Design.D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54" form:control-implementation="ooo:com.sun.star.form.component.CheckBox" xml:id="control50" form:id="control50" form:label="Modular" form:linked-cell="Design.E16"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able:table-column table:style-name="co30" table:number-columns-repeated="256" table:default-cell-style-name="Default"/>
        <table:table-row table:style-name="ro6" table:number-rows-repeated="6">
          <table:table-cell table:number-columns-repeated="256"/>
        </table:table-row>
        <table:table-row table:style-name="ro6">
          <table:table-cell table:number-columns-repeated="13"/>
          <table:table-cell>
            <draw:control table:end-cell-address="D_Hull.CB42" table:end-x="0.196cm" table:end-y="0.185cm" draw:z-index="0" draw:name="Dialog Frame 1" draw:text-style-name="P4" svg:width="13.069cm" svg:height="6.643cm" svg:x="0.001cm" svg:y="0cm" draw:control="control7"/>
          </table:table-cell>
          <table:table-cell table:number-columns-repeated="242"/>
        </table:table-row>
        <table:table-row table:style-name="ro6" table:number-rows-repeated="2">
          <table:table-cell table:number-columns-repeated="256"/>
        </table:table-row>
        <table:table-row table:style-name="ro6">
          <table:table-cell table:number-columns-repeated="14"/>
          <table:table-cell>
            <draw:control table:end-cell-address="D_Hull.AF12" table:end-x="0.196cm" table:end-y="0.106cm" draw:z-index="2" draw:name="Label 6" draw:style-name="gr7" draw:text-style-name="P5" svg:width="3.511cm" svg:height="0.474cm" svg:x="0.001cm" svg:y="0.001cm" draw:control="control9"/>
          </table:table-cell>
          <table:table-cell table:number-columns-repeated="12"/>
          <table:table-cell>
            <draw:control table:end-cell-address="D_Hull.AJ12" table:end-x="0.195cm" table:end-y="0.106cm" draw:z-index="3" draw:name="Displacement" draw:text-style-name="P5" svg:width="1.755cm" svg:height="0.474cm" svg:x="0.001cm" svg:y="0.001cm" draw:control="control10"/>
          </table:table-cell>
          <table:table-cell table:number-columns-repeated="10"/>
          <table:table-cell>
            <draw:control table:end-cell-address="D_Hull.AS12" table:end-x="0.196cm" table:end-y="0.106cm" draw:z-index="11" draw:name="Label 24" draw:style-name="gr7" draw:text-style-name="P5" svg:width="1.366cm" svg:height="0.474cm" svg:x="0cm" svg:y="0.001cm" draw:control="control18"/>
          </table:table-cell>
          <table:table-cell table:number-columns-repeated="6"/>
          <table:table-cell>
            <draw:control table:end-cell-address="D_Hull.BN12" table:end-x="0.196cm" table:end-y="0.159cm" draw:z-index="10" draw:name="ArmourMaterial" draw:text-style-name="P5" svg:width="4.096cm" svg:height="0.527cm" svg:x="0.001cm" svg:y="0.001cm" draw:control="control17"/>
          </table:table-cell>
          <table:table-cell table:number-columns-repeated="22"/>
          <table:table-cell>
            <draw:control table:end-cell-address="D_Hull.BW12" table:end-x="0.196cm" table:end-y="0.106cm" draw:z-index="12" draw:name="ArmourThick" draw:text-style-name="P5" svg:width="1.366cm" svg:height="0.474cm" svg:x="0cm" svg:y="0.001cm" draw:control="control19"/>
          </table:table-cell>
          <table:table-cell table:number-columns-repeated="6"/>
          <table:table-cell>
            <draw:control table:end-cell-address="D_Hull.CA12" table:end-x="0.196cm" table:end-y="0.106cm" draw:z-index="38" draw:name="Label 47" draw:style-name="gr7" draw:text-style-name="P5" svg:width="0.78cm" svg:height="0.474cm" svg:x="0.001cm" svg:y="0.001cm" draw:control="control45"/>
          </table:table-cell>
          <table:table-cell table:number-columns-repeated="180"/>
        </table:table-row>
        <table:table-row table:style-name="ro6" table:number-rows-repeated="2">
          <table:table-cell table:number-columns-repeated="256"/>
        </table:table-row>
        <table:table-row table:style-name="ro6">
          <table:table-cell table:number-columns-repeated="14"/>
          <table:table-cell>
            <draw:control table:end-cell-address="D_Hull.AI15" table:end-x="0.195cm" table:end-y="0.105cm" draw:z-index="4" draw:name="Label 9" draw:style-name="gr7" draw:text-style-name="P5" svg:width="4.096cm" svg:height="0.474cm" svg:x="0.001cm" svg:y="0cm" draw:control="control11"/>
          </table:table-cell>
          <table:table-cell table:number-columns-repeated="241"/>
        </table:table-row>
        <table:table-row table:style-name="ro6">
          <table:table-cell table:number-columns-repeated="256"/>
        </table:table-row>
        <table:table-row table:style-name="ro6">
          <table:table-cell table:number-columns-repeated="37"/>
          <table:table-cell>
            <draw:control table:end-cell-address="D_Hull.CA34" table:end-x="0.196cm" table:end-y="0.185cm" draw:z-index="13" draw:name="Group Box 12" draw:text-style-name="P4" svg:width="8.193cm" svg:height="3.691cm" svg:x="0cm" svg:y="0cm" draw:control="control20"/>
          </table:table-cell>
          <table:table-cell table:number-columns-repeated="218"/>
        </table:table-row>
        <table:table-row table:style-name="ro6">
          <table:table-cell table:number-columns-repeated="14"/>
          <table:table-cell>
            <draw:control table:end-cell-address="D_Hull.AI31" table:end-x="0.195cm" table:end-y="0.053cm" draw:z-index="5" draw:name="Configuration" draw:text-style-name="P5" svg:width="4.096cm" svg:height="2.82cm" svg:x="0.001cm" svg:y="0.001cm" draw:control="control12"/>
          </table:table-cell>
          <table:table-cell table:number-columns-repeated="53"/>
          <table:table-cell>
            <draw:control table:end-cell-address="D_Hull.BY18" table:end-x="0.196cm" table:end-y="0.106cm" draw:z-index="26" draw:name="Label 45" draw:style-name="gr7" draw:text-style-name="P5" svg:width="1.756cm" svg:height="0.474cm" svg:x="0cm" svg:y="0.001cm" draw:control="control33"/>
          </table:table-cell>
          <table:table-cell table:number-columns-repeated="187"/>
        </table:table-row>
        <table:table-row table:style-name="ro6">
          <table:table-cell table:number-columns-repeated="38"/>
          <table:table-cell>
            <draw:control table:end-cell-address="D_Hull.AR19" table:end-x="0.196cm" table:end-y="0.106cm" draw:z-index="14" draw:name="Label 18" draw:style-name="gr7" draw:text-style-name="P5" svg:width="1.171cm" svg:height="0.475cm" svg:x="0cm" svg:y="0cm" draw:control="control21"/>
          </table:table-cell>
          <table:table-cell table:number-columns-repeated="5"/>
          <table:table-cell>
            <draw:control table:end-cell-address="D_Hull.BC19" table:end-x="0.196cm" table:end-y="0.158cm" draw:z-index="15" draw:name="FrontSlope" draw:text-style-name="P5" svg:width="2.146cm" svg:height="0.527cm" svg:x="0.001cm" svg:y="0cm" draw:control="control22"/>
          </table:table-cell>
          <table:table-cell table:number-columns-repeated="11"/>
          <table:table-cell>
            <draw:control table:end-cell-address="D_Hull.BK19" table:end-x="0.196cm" table:end-y="0.106cm" draw:z-index="16" draw:name="FrontThick" draw:text-style-name="P5" svg:width="1.366cm" svg:height="0.475cm" svg:x="0cm" svg:y="0cm" draw:control="control23"/>
          </table:table-cell>
          <table:table-cell table:number-columns-repeated="6"/>
          <table:table-cell>
            <draw:control table:end-cell-address="D_Hull.BO19" table:end-x="0.196cm" table:end-y="0.106cm" draw:z-index="34" draw:name="Label 39" draw:style-name="gr7" draw:text-style-name="P5" svg:width="0.78cm" svg:height="0.475cm" svg:x="0.001cm" svg:y="0cm" draw:control="control41"/>
          </table:table-cell>
          <table:table-cell table:number-columns-repeated="192"/>
        </table:table-row>
        <table:table-row table:style-name="ro6">
          <table:table-cell table:number-columns-repeated="256"/>
        </table:table-row>
        <table:table-row table:style-name="ro6">
          <table:table-cell table:number-columns-repeated="68"/>
          <table:table-cell>
            <draw:control table:end-cell-address="D_Hull.BW21" table:end-x="0.196cm" table:end-y="0.106cm" draw:z-index="27" draw:name="TopThick" draw:text-style-name="P5" svg:width="1.366cm" svg:height="0.475cm" svg:x="0cm" svg:y="0cm" draw:control="control34"/>
          </table:table-cell>
          <table:table-cell table:number-columns-repeated="6"/>
          <table:table-cell>
            <draw:control table:end-cell-address="D_Hull.CA21" table:end-x="0.196cm" table:end-y="0.106cm" draw:z-index="37" draw:name="Label 44" draw:style-name="gr7" draw:text-style-name="P5" svg:width="0.78cm" svg:height="0.475cm" svg:x="0.001cm" svg:y="0cm" draw:control="control44"/>
          </table:table-cell>
          <table:table-cell table:number-columns-repeated="180"/>
        </table:table-row>
        <table:table-row table:style-name="ro6">
          <table:table-cell table:number-columns-repeated="41"/>
          <table:table-cell>
            <draw:control table:end-cell-address="D_Hull.AT22" table:end-x="0.196cm" table:end-y="0.106cm" draw:z-index="17" draw:name="Label 22" draw:style-name="gr7" draw:text-style-name="P5" svg:width="0.976cm" svg:height="0.474cm" svg:x="0cm" svg:y="0.001cm" draw:control="control24"/>
          </table:table-cell>
          <table:table-cell table:number-columns-repeated="13"/>
          <table:table-cell>
            <draw:control table:end-cell-address="D_Hull.BI22" table:end-x="0.196cm" table:end-y="0.106cm" draw:z-index="20" draw:name="Label 23" draw:style-name="gr7" draw:text-style-name="P5" svg:width="1.171cm" svg:height="0.474cm" svg:x="0cm" svg:y="0.001cm" draw:control="control27"/>
          </table:table-cell>
          <table:table-cell table:number-columns-repeated="200"/>
        </table:table-row>
        <table:table-row table:style-name="ro6">
          <table:table-cell table:number-columns-repeated="256"/>
        </table:table-row>
        <table:table-row table:style-name="ro6">
          <table:table-cell table:number-columns-repeated="68"/>
          <table:table-cell>
            <draw:control table:end-cell-address="D_Hull.BY24" table:end-x="0.196cm" table:end-y="0.106cm" draw:z-index="40" draw:name="Label 51" draw:style-name="gr7" draw:text-style-name="P5" svg:width="1.756cm" svg:height="0.474cm" svg:x="0cm" svg:y="0.001cm" draw:control="control47"/>
          </table:table-cell>
          <table:table-cell table:number-columns-repeated="187"/>
        </table:table-row>
        <table:table-row table:style-name="ro6">
          <table:table-cell table:number-columns-repeated="40"/>
          <table:table-cell>
            <draw:control table:end-cell-address="D_Hull.AY25" table:end-x="0.195cm" table:end-y="0.158cm" draw:z-index="18" draw:name="LeftSlope" draw:text-style-name="P5" svg:width="2.146cm" svg:height="0.527cm" svg:x="0cm" svg:y="0cm" draw:control="control25"/>
          </table:table-cell>
          <table:table-cell table:number-columns-repeated="13"/>
          <table:table-cell>
            <draw:control table:end-cell-address="D_Hull.BM25" table:end-x="0.196cm" table:end-y="0.158cm" draw:z-index="21" draw:name="RightSlope" draw:text-style-name="P5" svg:width="2.146cm" svg:height="0.527cm" svg:x="0cm" svg:y="0cm" draw:control="control28"/>
          </table:table-cell>
          <table:table-cell table:number-columns-repeated="201"/>
        </table:table-row>
        <table:table-row table:style-name="ro6">
          <table:table-cell table:number-columns-repeated="256"/>
        </table:table-row>
        <table:table-row table:style-name="ro6">
          <table:table-cell table:number-columns-repeated="68"/>
          <table:table-cell>
            <draw:control table:end-cell-address="D_Hull.BW27" table:end-x="0.196cm" table:end-y="0.106cm" draw:z-index="28" draw:name="BottomThick" draw:text-style-name="P5" svg:width="1.366cm" svg:height="0.475cm" svg:x="0cm" svg:y="0cm" draw:control="control35"/>
          </table:table-cell>
          <table:table-cell table:number-columns-repeated="6"/>
          <table:table-cell>
            <draw:control table:end-cell-address="D_Hull.CA27" table:end-x="0.196cm" table:end-y="0.106cm" draw:z-index="36" draw:name="Label 42" draw:style-name="gr7" draw:text-style-name="P5" svg:width="0.78cm" svg:height="0.475cm" svg:x="0.001cm" svg:y="0cm" draw:control="control43"/>
          </table:table-cell>
          <table:table-cell table:number-columns-repeated="180"/>
        </table:table-row>
        <table:table-row table:style-name="ro6">
          <table:table-cell table:number-columns-repeated="256"/>
        </table:table-row>
        <table:table-row table:style-name="ro6">
          <table:table-cell table:number-columns-repeated="41"/>
          <table:table-cell>
            <draw:control table:end-cell-address="D_Hull.AV29" table:end-x="0.196cm" table:end-y="0.106cm" draw:z-index="19" draw:name="LeftThick" draw:text-style-name="P5" svg:width="1.366cm" svg:height="0.475cm" svg:x="0cm" svg:y="0cm" draw:control="control26"/>
          </table:table-cell>
          <table:table-cell table:number-columns-repeated="6"/>
          <table:table-cell>
            <draw:control table:end-cell-address="D_Hull.AZ29" table:end-x="0.195cm" table:end-y="0.106cm" draw:z-index="33" draw:name="Label 37" draw:style-name="gr7" draw:text-style-name="P5" svg:width="0.78cm" svg:height="0.475cm" svg:x="0.001cm" svg:y="0cm" draw:control="control40"/>
          </table:table-cell>
          <table:table-cell table:number-columns-repeated="5"/>
          <table:table-cell>
            <draw:control table:end-cell-address="D_Hull.BI29" table:end-x="0.196cm" table:end-y="0.106cm" draw:z-index="22" draw:name="RightThick" draw:text-style-name="P5" svg:width="1.366cm" svg:height="0.475cm" svg:x="0cm" svg:y="0cm" draw:control="control29"/>
          </table:table-cell>
          <table:table-cell table:number-columns-repeated="6"/>
          <table:table-cell>
            <draw:control table:end-cell-address="D_Hull.BM29" table:end-x="0.196cm" table:end-y="0.106cm" draw:z-index="32" draw:name="Label 35" draw:style-name="gr7" draw:text-style-name="P5" svg:width="0.78cm" svg:height="0.475cm" svg:x="0.001cm" svg:y="0cm" draw:control="control39"/>
          </table:table-cell>
          <table:table-cell table:number-columns-repeated="194"/>
        </table:table-row>
        <table:table-row table:style-name="ro6">
          <table:table-cell table:number-columns-repeated="68"/>
          <table:table-cell>
            <draw:control table:end-cell-address="D_Hull.BY30" table:end-x="0.196cm" table:end-y="0.106cm" draw:z-index="41" draw:name="Label 52" draw:style-name="gr7" draw:text-style-name="P5" svg:width="1.756cm" svg:height="0.474cm" svg:x="0cm" svg:y="0.001cm" draw:control="control48"/>
          </table:table-cell>
          <table:table-cell table:number-columns-repeated="187"/>
        </table:table-row>
        <table:table-row table:style-name="ro6" table:number-rows-repeated="2">
          <table:table-cell table:number-columns-repeated="256"/>
        </table:table-row>
        <table:table-row table:style-name="ro6">
          <table:table-cell table:number-columns-repeated="38"/>
          <table:table-cell>
            <draw:control table:end-cell-address="D_Hull.AR33" table:end-x="0.196cm" table:end-y="0.106cm" draw:z-index="23" draw:name="Label 19" draw:style-name="gr7" draw:text-style-name="P5" svg:width="1.171cm" svg:height="0.475cm" svg:x="0cm" svg:y="0cm" draw:control="control30"/>
          </table:table-cell>
          <table:table-cell table:number-columns-repeated="5"/>
          <table:table-cell>
            <draw:control table:end-cell-address="D_Hull.BC33" table:end-x="0.196cm" table:end-y="0.158cm" draw:z-index="24" draw:name="RearSlope" draw:text-style-name="P5" svg:width="2.146cm" svg:height="0.527cm" svg:x="0.001cm" svg:y="0cm" draw:control="control31"/>
          </table:table-cell>
          <table:table-cell table:number-columns-repeated="11"/>
          <table:table-cell>
            <draw:control table:end-cell-address="D_Hull.BK33" table:end-x="0.196cm" table:end-y="0.106cm" draw:z-index="25" draw:name="RearThick" draw:text-style-name="P5" svg:width="1.366cm" svg:height="0.475cm" svg:x="0cm" svg:y="0cm" draw:control="control32"/>
          </table:table-cell>
          <table:table-cell table:number-columns-repeated="6"/>
          <table:table-cell>
            <draw:control table:end-cell-address="D_Hull.BO33" table:end-x="0.196cm" table:end-y="0.106cm" draw:z-index="31" draw:name="Label 33" draw:style-name="gr7" draw:text-style-name="P5" svg:width="0.78cm" svg:height="0.475cm" svg:x="0.001cm" svg:y="0cm" draw:control="control38"/>
          </table:table-cell>
          <table:table-cell table:number-columns-repeated="4"/>
          <table:table-cell>
            <draw:control table:end-cell-address="D_Hull.BW33" table:end-x="0.196cm" table:end-y="0.106cm" draw:z-index="29" draw:name="WingsThick" draw:text-style-name="P5" svg:width="1.366cm" svg:height="0.475cm" svg:x="0cm" svg:y="0cm" draw:control="control36"/>
          </table:table-cell>
          <table:table-cell table:number-columns-repeated="6"/>
          <table:table-cell>
            <draw:control table:end-cell-address="D_Hull.CA33" table:end-x="0.196cm" table:end-y="0.106cm" draw:z-index="39" draw:name="Label 49" draw:style-name="gr7" draw:text-style-name="P5" svg:width="0.78cm" svg:height="0.475cm" svg:x="0.001cm" svg:y="0cm" draw:control="control46"/>
          </table:table-cell>
          <table:table-cell table:number-columns-repeated="180"/>
        </table:table-row>
        <table:table-row table:style-name="ro6">
          <table:table-cell table:number-columns-repeated="256"/>
        </table:table-row>
        <table:table-row table:style-name="ro6">
          <table:table-cell table:number-columns-repeated="14"/>
          <table:table-cell>
            <draw:control table:end-cell-address="D_Hull.AD35" table:end-x="0.196cm" table:end-y="0.106cm" draw:z-index="6" draw:name="Label 28" draw:style-name="gr7" draw:text-style-name="P5" svg:width="3.121cm" svg:height="0.474cm" svg:x="0.001cm" svg:y="0.001cm" draw:control="control13"/>
          </table:table-cell>
          <table:table-cell table:number-columns-repeated="15"/>
          <table:table-cell>
            <draw:control table:end-cell-address="D_Hull.AH35" table:end-x="0.196cm" table:end-y="0.106cm" draw:z-index="7" draw:name="MaxAccel" draw:text-style-name="P5" svg:width="0.78cm" svg:height="0.474cm" svg:x="0.001cm" svg:y="0.001cm" draw:control="control14"/>
          </table:table-cell>
          <table:table-cell table:number-columns-repeated="3"/>
          <table:table-cell>
            <draw:control table:end-cell-address="D_Hull.AK35" table:end-x="0.195cm" table:end-y="0.106cm" draw:z-index="30" draw:name="Label 32" draw:style-name="gr7" draw:text-style-name="P5" svg:width="0.585cm" svg:height="0.474cm" svg:x="0cm" svg:y="0.001cm" draw:control="control37"/>
          </table:table-cell>
          <table:table-cell table:number-columns-repeated="221"/>
        </table:table-row>
        <table:table-row table:style-name="ro6" table:number-rows-repeated="2">
          <table:table-cell table:number-columns-repeated="256"/>
        </table:table-row>
        <table:table-row table:style-name="ro6">
          <table:table-cell table:number-columns-repeated="14"/>
          <table:table-cell>
            <draw:control table:end-cell-address="D_Hull.AD38" table:end-x="0.196cm" table:end-y="0.105cm" draw:z-index="8" draw:name="Label 31" draw:style-name="gr7" draw:text-style-name="P5" svg:width="3.121cm" svg:height="0.474cm" svg:x="0.001cm" svg:y="0cm" draw:control="control15"/>
          </table:table-cell>
          <table:table-cell table:number-columns-repeated="22"/>
          <table:table-cell>
            <draw:control table:end-cell-address="D_Hull.BB39" table:end-x="0.195cm" table:end-y="0.027cm" draw:z-index="42" draw:name="Check Box 53" draw:style-name="gr5" draw:text-style-name="P5" svg:width="3.316cm" svg:height="0.58cm" svg:x="0cm" svg:y="0cm" draw:control="control49"/>
          </table:table-cell>
          <table:table-cell table:number-columns-repeated="218"/>
        </table:table-row>
        <table:table-row table:style-name="ro6">
          <table:table-cell table:number-columns-repeated="256"/>
        </table:table-row>
        <table:table-row table:style-name="ro6">
          <table:table-cell table:number-columns-repeated="56"/>
          <table:table-cell>
            <draw:control table:end-cell-address="D_Hull.BN40" table:end-x="0.196cm" table:end-y="0.185cm" draw:z-index="35" draw:name="Button 40" draw:style-name="gr5" draw:text-style-name="P6" svg:width="1.951cm" svg:height="0.554cm" svg:x="0cm" svg:y="0cm" draw:control="control42"/>
          </table:table-cell>
          <table:table-cell table:number-columns-repeated="11"/>
          <table:table-cell>
            <draw:control table:end-cell-address="D_Hull.BZ40" table:end-x="0.196cm" table:end-y="0.185cm" draw:z-index="1" draw:name="Button 2" draw:style-name="gr5" draw:text-style-name="P6" svg:width="1.951cm" svg:height="0.554cm" svg:x="0cm" svg:y="0cm" draw:control="control8"/>
          </table:table-cell>
          <table:table-cell table:number-columns-repeated="187"/>
        </table:table-row>
        <table:table-row table:style-name="ro6">
          <table:table-cell table:number-columns-repeated="14"/>
          <table:table-cell>
            <draw:control table:end-cell-address="D_Hull.AI41" table:end-x="0.195cm" table:end-y="0.159cm" draw:z-index="9" draw:name="StructureMaterial" draw:text-style-name="P5" svg:width="4.096cm" svg:height="0.527cm" svg:x="0.001cm" svg:y="0.001cm" draw:control="control16"/>
          </table:table-cell>
          <table:table-cell table:number-columns-repeated="22"/>
          <table:table-cell>
            <draw:control table:end-cell-address="D_Hull.BB42" table:end-x="0.195cm" table:end-y="0.027cm" draw:z-index="43" draw:name="Check Box 54" draw:style-name="gr5" draw:text-style-name="P5" svg:width="3.316cm" svg:height="0.58cm" svg:x="0cm" svg:y="0.001cm" draw:control="control50"/>
          </table:table-cell>
          <table:table-cell table:number-columns-repeated="218"/>
        </table:table-row>
        <table:table-row table:style-name="ro6" table:number-rows-repeated="1048536">
          <table:table-cell table:number-columns-repeated="256"/>
        </table:table-row>
        <table:table-row table:style-name="ro6">
          <table:table-cell table:number-columns-repeated="256"/>
        </table:table-row>
      </table:table>
      <table:table table:name="D_Power" table:style-name="ta6" table:print="false">
        <office:forms form:automatic-focus="false" form:apply-design-mode="false">
          <form:form form:name="Standard" form:apply-filter="true" form:control-implementation="ooo:com.sun.star.form.component.Form" office:target-frame="" xlink:href="" xlink:type="simple">
            <form:frame form:name="Dialog Frame 1" form:control-implementation="ooo:com.sun.star.form.component.GroupBox" xml:id="control51" form:id="control51" form:label="Power Plants"/>
            <form:button form:name="Button 2" form:control-implementation="ooo:com.sun.star.form.component.CommandButton" xml:id="control52" form:id="control52" form:label="OK"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1"/>
              </form:properties>
            </form:button>
            <form:button form:name="Button 3" form:control-implementation="ooo:com.sun.star.form.component.CommandButton" xml:id="control53" form:id="control53" form:label="Cancel"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2"/>
              </form:properties>
            </form:button>
            <form:frame form:name="Group Box 4" form:control-implementation="ooo:com.sun.star.form.component.GroupBox" xml:id="control54" form:id="control54" form:label="Primary"/>
            <form:text form:name="TL1" form:control-implementation="ooo:com.sun.star.form.component.TextField" xml:id="control55" form:id="control55" form:current-value="12" form:value="12" form:convert-empty-to-null="true">
              <form:properties>
                <form:property form:property-name="DefaultControl" office:value-type="string" office:string-value="com.sun.star.form.control.TextField"/>
              </form:properties>
            </form:text>
            <form:listbox form:name="Type1" form:control-implementation="ooo:com.sun.star.form.component.ListBox" xml:id="control56" form:id="control56" form:dropdown="true" form:size="8" form:bound-column="1" form:linked-cell="Design.B40" form:list-linkage-type="selection-indexes">
              <form:properties>
                <form:property form:property-name="DefaultControl" office:value-type="string" office:string-value="com.sun.star.form.control.ListBox"/>
              </form:properties>
            </form:listbox>
            <form:text form:name="Endurance1" form:control-implementation="ooo:com.sun.star.form.component.TextField" xml:id="control57" form:id="control57" form:current-value="300" form:value="300" form:convert-empty-to-null="true">
              <form:properties>
                <form:property form:property-name="DefaultControl" office:value-type="string" office:string-value="com.sun.star.form.control.TextField"/>
              </form:properties>
            </form:text>
            <form:text form:name="Volume1" form:control-implementation="ooo:com.sun.star.form.component.TextField" xml:id="control58" form:id="control58" form:current-value="12.75" form:value="12.75" form:convert-empty-to-null="true">
              <form:properties>
                <form:property form:property-name="DefaultControl" office:value-type="string" office:string-value="com.sun.star.form.control.TextField"/>
              </form:properties>
            </form:text>
            <form:text form:name="Power1" form:control-implementation="ooo:com.sun.star.form.component.TextField" xml:id="control59" form:id="control59" form:current-value="0" form:value="0" form:convert-empty-to-null="true">
              <form:properties>
                <form:property form:property-name="DefaultControl" office:value-type="string" office:string-value="com.sun.star.form.control.TextField"/>
              </form:properties>
            </form:text>
            <form:text form:name="TL2" form:control-implementation="ooo:com.sun.star.form.component.TextField" xml:id="control60" form:id="control60" form:current-value="12" form:value="12" form:convert-empty-to-null="true">
              <form:properties>
                <form:property form:property-name="DefaultControl" office:value-type="string" office:string-value="com.sun.star.form.control.TextField"/>
              </form:properties>
            </form:text>
            <form:listbox form:name="Type2" form:control-implementation="ooo:com.sun.star.form.component.ListBox" xml:id="control61" form:id="control61" form:dropdown="true" form:size="8" form:bound-column="1" form:linked-cell="Design.B50" form:list-linkage-type="selection-indexes">
              <form:properties>
                <form:property form:property-name="DefaultControl" office:value-type="string" office:string-value="com.sun.star.form.control.ListBox"/>
              </form:properties>
            </form:listbox>
            <form:text form:name="Endurance2" form:control-implementation="ooo:com.sun.star.form.component.TextField" xml:id="control62" form:id="control62" form:current-value="0" form:value="0" form:convert-empty-to-null="true">
              <form:properties>
                <form:property form:property-name="DefaultControl" office:value-type="string" office:string-value="com.sun.star.form.control.TextField"/>
              </form:properties>
            </form:text>
            <form:text form:name="Volume2" form:control-implementation="ooo:com.sun.star.form.component.TextField" xml:id="control63" form:id="control63" form:current-value="0" form:value="0" form:convert-empty-to-null="true">
              <form:properties>
                <form:property form:property-name="DefaultControl" office:value-type="string" office:string-value="com.sun.star.form.control.TextField"/>
              </form:properties>
            </form:text>
            <form:text form:name="Power2" form:control-implementation="ooo:com.sun.star.form.component.TextField" xml:id="control64" form:id="control64" form:current-value="0" form:value="0" form:convert-empty-to-null="true">
              <form:properties>
                <form:property form:property-name="DefaultControl" office:value-type="string" office:string-value="com.sun.star.form.control.TextField"/>
              </form:properties>
            </form:text>
            <form:text form:name="Quantity" form:control-implementation="ooo:com.sun.star.form.component.TextField" xml:id="control65" form:id="control65" form:current-value="0" form:value="0" form:convert-empty-to-null="true">
              <form:properties>
                <form:property form:property-name="DefaultControl" office:value-type="string" office:string-value="com.sun.star.form.control.TextField"/>
              </form:properties>
            </form:text>
            <form:listbox form:name="Type3" form:control-implementation="ooo:com.sun.star.form.component.ListBox" xml:id="control66" form:id="control66" form:dropdown="true" form:bound-column="1" form:linked-cell="Design.B61" form:list-linkage-type="selection-indexes">
              <form:properties>
                <form:property form:property-name="DefaultControl" office:value-type="string" office:string-value="com.sun.star.form.control.ListBox"/>
              </form:properties>
            </form:listbox>
            <form:fixed-text form:name="Label 8" form:control-implementation="ooo:com.sun.star.form.component.FixedText" xml:id="control67" form:id="control67" form:label="Volume:" form:multi-line="true"/>
            <form:fixed-text form:name="Label 11" form:control-implementation="ooo:com.sun.star.form.component.FixedText" xml:id="control68" form:id="control68" form:label="Power:" form:multi-line="true"/>
            <form:fixed-text form:name="Label 13" form:control-implementation="ooo:com.sun.star.form.component.FixedText" xml:id="control69" form:id="control69" form:label="Endurance:" form:multi-line="true"/>
            <form:fixed-text form:name="Label 14" form:control-implementation="ooo:com.sun.star.form.component.FixedText" xml:id="control70" form:id="control70" form:label="hr" form:multi-line="true"/>
            <form:fixed-text form:name="Label 15" form:control-implementation="ooo:com.sun.star.form.component.FixedText" xml:id="control71" form:id="control71" form:label="m3" form:multi-line="true"/>
            <form:fixed-text form:name="Label 16" form:control-implementation="ooo:com.sun.star.form.component.FixedText" xml:id="control72" form:id="control72" form:label="MW" form:multi-line="true"/>
            <form:fixed-text form:name="Label 17" form:control-implementation="ooo:com.sun.star.form.component.FixedText" xml:id="control73" form:id="control73" form:label="Type:" form:multi-line="true"/>
            <form:frame form:name="Group Box 18" form:control-implementation="ooo:com.sun.star.form.component.GroupBox" xml:id="control74" form:id="control74" form:label="Secondary"/>
            <form:fixed-text form:name="Label 21" form:control-implementation="ooo:com.sun.star.form.component.FixedText" xml:id="control75" form:id="control75" form:label="Tech Level:" form:multi-line="true"/>
            <form:fixed-text form:name="Label 22" form:control-implementation="ooo:com.sun.star.form.component.FixedText" xml:id="control76" form:id="control76" form:label="Volume:" form:multi-line="true"/>
            <form:fixed-text form:name="Label 25" form:control-implementation="ooo:com.sun.star.form.component.FixedText" xml:id="control77" form:id="control77" form:label="Power:" form:multi-line="true"/>
            <form:fixed-text form:name="Label 27" form:control-implementation="ooo:com.sun.star.form.component.FixedText" xml:id="control78" form:id="control78" form:label="Endurance:" form:multi-line="true"/>
            <form:fixed-text form:name="Label 28" form:control-implementation="ooo:com.sun.star.form.component.FixedText" xml:id="control79" form:id="control79" form:label="hr" form:multi-line="true"/>
            <form:fixed-text form:name="Label 29" form:control-implementation="ooo:com.sun.star.form.component.FixedText" xml:id="control80" form:id="control80" form:label="m3" form:multi-line="true"/>
            <form:fixed-text form:name="Label 30" form:control-implementation="ooo:com.sun.star.form.component.FixedText" xml:id="control81" form:id="control81" form:label="MW" form:multi-line="true"/>
            <form:fixed-text form:name="Label 31" form:control-implementation="ooo:com.sun.star.form.component.FixedText" xml:id="control82" form:id="control82" form:label="Type:" form:multi-line="true"/>
            <form:frame form:name="Group Box 32" form:control-implementation="ooo:com.sun.star.form.component.GroupBox" xml:id="control83" form:id="control83" form:label="Cleon Industries Fusion+"/>
            <form:fixed-text form:name="Label 34" form:control-implementation="ooo:com.sun.star.form.component.FixedText" xml:id="control84" form:id="control84" form:label="x" form:multi-line="true"/>
            <form:fixed-text form:name="Label 36" form:control-implementation="ooo:com.sun.star.form.component.FixedText" xml:id="control85" form:id="control85" form:label="Tech Level:" form:multi-line="true"/>
            <form:fixed-text form:name="Label 37" form:control-implementation="ooo:com.sun.star.form.component.FixedText" xml:id="control86" form:id="control86" form:label="MW" form:multi-line="true"/>
          </form:form>
        </office:forms>
        <table:table-column table:style-name="co30" table:number-columns-repeated="256" table:default-cell-style-name="Default"/>
        <table:table-row table:style-name="ro6" table:number-rows-repeated="4">
          <table:table-cell table:number-columns-repeated="256"/>
        </table:table-row>
        <table:table-row table:style-name="ro6">
          <table:table-cell table:number-columns-repeated="13"/>
          <table:table-cell>
            <draw:control table:end-cell-address="D_Power.BL38" table:end-x="0.196cm" table:end-y="0.185cm" draw:z-index="0" draw:name="Dialog Frame 1" draw:text-style-name="P4" svg:width="9.948cm" svg:height="6.274cm" svg:x="0.001cm" svg:y="0cm" draw:control="control51"/>
          </table:table-cell>
          <table:table-cell table:number-columns-repeated="242"/>
        </table:table-row>
        <table:table-row table:style-name="ro6" table:number-rows-repeated="3">
          <table:table-cell table:number-columns-repeated="256"/>
        </table:table-row>
        <table:table-row table:style-name="ro6">
          <table:table-cell table:number-columns-repeated="14"/>
          <table:table-cell>
            <draw:control table:end-cell-address="D_Power.AL30" table:end-x="0.195cm" table:end-y="0.185cm" draw:z-index="3" draw:name="Group Box 4" draw:text-style-name="P4" svg:width="4.681cm" svg:height="4.059cm" svg:x="0.001cm" svg:y="0cm" draw:control="control54"/>
          </table:table-cell>
          <table:table-cell table:number-columns-repeated="24"/>
          <table:table-cell>
            <draw:control table:end-cell-address="D_Power.BK30" table:end-x="0.196cm" table:end-y="0.185cm" draw:z-index="23" draw:name="Group Box 18" draw:text-style-name="P4" svg:width="4.682cm" svg:height="4.059cm" svg:x="0cm" svg:y="0cm" draw:control="control74"/>
          </table:table-cell>
          <table:table-cell table:number-columns-repeated="216"/>
        </table:table-row>
        <table:table-row table:style-name="ro6">
          <table:table-cell table:number-columns-repeated="256"/>
        </table:table-row>
        <table:table-row table:style-name="ro6">
          <table:table-cell table:number-columns-repeated="18"/>
          <table:table-cell>
            <draw:control table:end-cell-address="D_Power.AC13" table:end-x="0.196cm" table:end-y="0.105cm" draw:z-index="34" draw:name="Label 36" draw:style-name="gr7" draw:text-style-name="P5" svg:width="2.146cm" svg:height="0.474cm" svg:x="0cm" svg:y="0cm" draw:control="control85"/>
          </table:table-cell>
          <table:table-cell table:number-columns-repeated="10"/>
          <table:table-cell>
            <draw:control table:end-cell-address="D_Power.AG13" table:end-x="0.196cm" table:end-y="0.105cm" draw:z-index="4" draw:name="TL1" draw:text-style-name="P5" svg:width="0.78cm" svg:height="0.474cm" svg:x="0.001cm" svg:y="0cm" draw:control="control55"/>
          </table:table-cell>
          <table:table-cell table:number-columns-repeated="13"/>
          <table:table-cell>
            <draw:control table:end-cell-address="D_Power.BB13" table:end-x="0.195cm" table:end-y="0.105cm" draw:z-index="24" draw:name="Label 21" draw:style-name="gr7" draw:text-style-name="P5" svg:width="2.145cm" svg:height="0.474cm" svg:x="0.001cm" svg:y="0cm" draw:control="control75"/>
          </table:table-cell>
          <table:table-cell table:number-columns-repeated="10"/>
          <table:table-cell>
            <draw:control table:end-cell-address="D_Power.BF13" table:end-x="0.196cm" table:end-y="0.105cm" draw:z-index="9" draw:name="TL2" draw:text-style-name="P5" svg:width="0.781cm" svg:height="0.474cm" svg:x="0cm" svg:y="0cm" draw:control="control60"/>
          </table:table-cell>
          <table:table-cell table:number-columns-repeated="201"/>
        </table:table-row>
        <table:table-row table:style-name="ro6" table:number-rows-repeated="3">
          <table:table-cell table:number-columns-repeated="256"/>
        </table:table-row>
        <table:table-row table:style-name="ro6">
          <table:table-cell table:number-columns-repeated="15"/>
          <table:table-cell>
            <draw:control table:end-cell-address="D_Power.U17" table:end-x="0.195cm" table:end-y="0.105cm" draw:z-index="22" draw:name="Label 17" draw:style-name="gr7" draw:text-style-name="P5" svg:width="1.17cm" svg:height="0.474cm" svg:x="0.001cm" svg:y="0cm" draw:control="control73"/>
          </table:table-cell>
          <table:table-cell table:number-columns-repeated="5"/>
          <table:table-cell>
            <draw:control table:end-cell-address="D_Power.AJ17" table:end-x="0.195cm" table:end-y="0.158cm" draw:z-index="5" draw:name="Type1" draw:text-style-name="P5" svg:width="2.926cm" svg:height="0.527cm" svg:x="0cm" svg:y="0cm" draw:control="control56"/>
          </table:table-cell>
          <table:table-cell table:number-columns-repeated="18"/>
          <table:table-cell>
            <draw:control table:end-cell-address="D_Power.AT17" table:end-x="0.196cm" table:end-y="0.105cm" draw:z-index="31" draw:name="Label 31" draw:style-name="gr7" draw:text-style-name="P5" svg:width="1.171cm" svg:height="0.474cm" svg:x="0cm" svg:y="0cm" draw:control="control82"/>
          </table:table-cell>
          <table:table-cell table:number-columns-repeated="5"/>
          <table:table-cell>
            <draw:control table:end-cell-address="D_Power.BI17" table:end-x="0.196cm" table:end-y="0.158cm" draw:z-index="10" draw:name="Type2" draw:text-style-name="P5" svg:width="2.926cm" svg:height="0.527cm" svg:x="0.001cm" svg:y="0cm" draw:control="control61"/>
          </table:table-cell>
          <table:table-cell table:number-columns-repeated="209"/>
        </table:table-row>
        <table:table-row table:style-name="ro6" table:number-rows-repeated="3">
          <table:table-cell table:number-columns-repeated="256"/>
        </table:table-row>
        <table:table-row table:style-name="ro6">
          <table:table-cell table:number-columns-repeated="15"/>
          <table:table-cell>
            <draw:control table:end-cell-address="D_Power.Z21" table:end-x="0.196cm" table:end-y="0.106cm" draw:z-index="18" draw:name="Label 13" draw:style-name="gr7" draw:text-style-name="P5" svg:width="2.146cm" svg:height="0.475cm" svg:x="0.001cm" svg:y="0cm" draw:control="control69"/>
          </table:table-cell>
          <table:table-cell table:number-columns-repeated="10"/>
          <table:table-cell>
            <draw:control table:end-cell-address="D_Power.AG21" table:end-x="0.196cm" table:end-y="0.106cm" draw:z-index="6" draw:name="Endurance1" draw:text-style-name="P5" svg:width="1.365cm" svg:height="0.475cm" svg:x="0.001cm" svg:y="0cm" draw:control="control57"/>
          </table:table-cell>
          <table:table-cell table:number-columns-repeated="6"/>
          <table:table-cell>
            <draw:control table:end-cell-address="D_Power.AK21" table:end-x="0.195cm" table:end-y="0.106cm" draw:z-index="19" draw:name="Label 14" draw:style-name="gr7" draw:text-style-name="P5" svg:width="0.78cm" svg:height="0.475cm" svg:x="0.001cm" svg:y="0cm" draw:control="control70"/>
          </table:table-cell>
          <table:table-cell table:number-columns-repeated="6"/>
          <table:table-cell>
            <draw:control table:end-cell-address="D_Power.AY21" table:end-x="0.195cm" table:end-y="0.106cm" draw:z-index="27" draw:name="Label 27" draw:style-name="gr7" draw:text-style-name="P5" svg:width="2.146cm" svg:height="0.475cm" svg:x="0cm" svg:y="0cm" draw:control="control78"/>
          </table:table-cell>
          <table:table-cell table:number-columns-repeated="10"/>
          <table:table-cell>
            <draw:control table:end-cell-address="D_Power.BF21" table:end-x="0.196cm" table:end-y="0.106cm" draw:z-index="11" draw:name="Endurance2" draw:text-style-name="P5" svg:width="1.366cm" svg:height="0.475cm" svg:x="0cm" svg:y="0cm" draw:control="control62"/>
          </table:table-cell>
          <table:table-cell table:number-columns-repeated="6"/>
          <table:table-cell>
            <draw:control table:end-cell-address="D_Power.BJ21" table:end-x="0.196cm" table:end-y="0.106cm" draw:z-index="28" draw:name="Label 28" draw:style-name="gr7" draw:text-style-name="P5" svg:width="0.781cm" svg:height="0.475cm" svg:x="0cm" svg:y="0cm" draw:control="control79"/>
          </table:table-cell>
          <table:table-cell table:number-columns-repeated="197"/>
        </table:table-row>
        <table:table-row table:style-name="ro6" table:number-rows-repeated="3">
          <table:table-cell table:number-columns-repeated="256"/>
        </table:table-row>
        <table:table-row table:style-name="ro6">
          <table:table-cell table:number-columns-repeated="18"/>
          <table:table-cell>
            <draw:control table:end-cell-address="D_Power.Z25" table:end-x="0.196cm" table:end-y="0.106cm" draw:z-index="16" draw:name="Label 8" draw:style-name="gr7" draw:text-style-name="P5" svg:width="1.561cm" svg:height="0.475cm" svg:x="0cm" svg:y="0cm" draw:control="control67"/>
          </table:table-cell>
          <table:table-cell table:number-columns-repeated="7"/>
          <table:table-cell>
            <draw:control table:end-cell-address="D_Power.AG25" table:end-x="0.196cm" table:end-y="0.106cm" draw:z-index="7" draw:name="Volume1" draw:text-style-name="P5" svg:width="1.365cm" svg:height="0.475cm" svg:x="0.001cm" svg:y="0cm" draw:control="control58"/>
          </table:table-cell>
          <table:table-cell table:number-columns-repeated="6"/>
          <table:table-cell>
            <draw:control table:end-cell-address="D_Power.AK25" table:end-x="0.195cm" table:end-y="0.106cm" draw:z-index="20" draw:name="Label 15" draw:style-name="gr7" draw:text-style-name="P5" svg:width="0.78cm" svg:height="0.475cm" svg:x="0.001cm" svg:y="0cm" draw:control="control71"/>
          </table:table-cell>
          <table:table-cell table:number-columns-repeated="9"/>
          <table:table-cell>
            <draw:control table:end-cell-address="D_Power.AY25" table:end-x="0.195cm" table:end-y="0.106cm" draw:z-index="25" draw:name="Label 22" draw:style-name="gr7" draw:text-style-name="P5" svg:width="1.56cm" svg:height="0.475cm" svg:x="0.001cm" svg:y="0cm" draw:control="control76"/>
          </table:table-cell>
          <table:table-cell table:number-columns-repeated="7"/>
          <table:table-cell>
            <draw:control table:end-cell-address="D_Power.BF25" table:end-x="0.196cm" table:end-y="0.106cm" draw:z-index="12" draw:name="Volume2" draw:text-style-name="P5" svg:width="1.366cm" svg:height="0.475cm" svg:x="0cm" svg:y="0cm" draw:control="control63"/>
          </table:table-cell>
          <table:table-cell table:number-columns-repeated="6"/>
          <table:table-cell>
            <draw:control table:end-cell-address="D_Power.BJ25" table:end-x="0.196cm" table:end-y="0.106cm" draw:z-index="29" draw:name="Label 29" draw:style-name="gr7" draw:text-style-name="P5" svg:width="0.781cm" svg:height="0.475cm" svg:x="0cm" svg:y="0cm" draw:control="control80"/>
          </table:table-cell>
          <table:table-cell table:number-columns-repeated="197"/>
        </table:table-row>
        <table:table-row table:style-name="ro6" table:number-rows-repeated="3">
          <table:table-cell table:number-columns-repeated="256"/>
        </table:table-row>
        <table:table-row table:style-name="ro6">
          <table:table-cell table:number-columns-repeated="19"/>
          <table:table-cell>
            <draw:control table:end-cell-address="D_Power.Z29" table:end-x="0.196cm" table:end-y="0.106cm" draw:z-index="17" draw:name="Label 11" draw:style-name="gr7" draw:text-style-name="P5" svg:width="1.366cm" svg:height="0.475cm" svg:x="0cm" svg:y="0cm" draw:control="control68"/>
          </table:table-cell>
          <table:table-cell table:number-columns-repeated="6"/>
          <table:table-cell>
            <draw:control table:end-cell-address="D_Power.AG29" table:end-x="0.196cm" table:end-y="0.106cm" draw:z-index="8" draw:name="Power1" draw:text-style-name="P5" svg:width="1.365cm" svg:height="0.475cm" svg:x="0.001cm" svg:y="0cm" draw:control="control59"/>
          </table:table-cell>
          <table:table-cell table:number-columns-repeated="6"/>
          <table:table-cell>
            <draw:control table:end-cell-address="D_Power.AK29" table:end-x="0.195cm" table:end-y="0.106cm" draw:z-index="21" draw:name="Label 16" draw:style-name="gr7" draw:text-style-name="P5" svg:width="0.78cm" svg:height="0.475cm" svg:x="0.001cm" svg:y="0cm" draw:control="control72"/>
          </table:table-cell>
          <table:table-cell table:number-columns-repeated="10"/>
          <table:table-cell>
            <draw:control table:end-cell-address="D_Power.AY29" table:end-x="0.195cm" table:end-y="0.106cm" draw:z-index="26" draw:name="Label 25" draw:style-name="gr7" draw:text-style-name="P5" svg:width="1.365cm" svg:height="0.475cm" svg:x="0.001cm" svg:y="0cm" draw:control="control77"/>
          </table:table-cell>
          <table:table-cell table:number-columns-repeated="6"/>
          <table:table-cell>
            <draw:control table:end-cell-address="D_Power.BF29" table:end-x="0.196cm" table:end-y="0.106cm" draw:z-index="13" draw:name="Power2" draw:text-style-name="P5" svg:width="1.366cm" svg:height="0.475cm" svg:x="0cm" svg:y="0cm" draw:control="control64"/>
          </table:table-cell>
          <table:table-cell table:number-columns-repeated="6"/>
          <table:table-cell>
            <draw:control table:end-cell-address="D_Power.BJ29" table:end-x="0.196cm" table:end-y="0.106cm" draw:z-index="30" draw:name="Label 30" draw:style-name="gr7" draw:text-style-name="P5" svg:width="0.781cm" svg:height="0.475cm" svg:x="0cm" svg:y="0cm" draw:control="control81"/>
          </table:table-cell>
          <table:table-cell table:number-columns-repeated="197"/>
        </table:table-row>
        <table:table-row table:style-name="ro6" table:number-rows-repeated="4">
          <table:table-cell table:number-columns-repeated="256"/>
        </table:table-row>
        <table:table-row table:style-name="ro6">
          <table:table-cell table:number-columns-repeated="14"/>
          <table:table-cell>
            <draw:control table:end-cell-address="D_Power.AL37" table:end-x="0.195cm" table:end-y="0.185cm" draw:z-index="32" draw:name="Group Box 32" draw:text-style-name="P4" svg:width="4.681cm" svg:height="1.107cm" svg:x="0.001cm" svg:y="0cm" draw:control="control83"/>
          </table:table-cell>
          <table:table-cell table:number-columns-repeated="241"/>
        </table:table-row>
        <table:table-row table:style-name="ro6">
          <table:table-cell table:number-columns-repeated="256"/>
        </table:table-row>
        <table:table-row table:style-name="ro6">
          <table:table-cell table:number-columns-repeated="15"/>
          <table:table-cell>
            <draw:control table:end-cell-address="D_Power.S36" table:end-x="0.195cm" table:end-y="0.105cm" draw:z-index="14" draw:name="Quantity" draw:text-style-name="P5" svg:width="0.78cm" svg:height="0.474cm" svg:x="0.001cm" svg:y="0cm" draw:control="control65"/>
          </table:table-cell>
          <table:table-cell table:number-columns-repeated="3"/>
          <table:table-cell>
            <draw:control table:end-cell-address="D_Power.U36" table:end-x="0.195cm" table:end-y="0.105cm" draw:z-index="33" draw:name="Label 34" draw:style-name="gr7" draw:text-style-name="P5" svg:width="0.39cm" svg:height="0.474cm" svg:x="0cm" svg:y="0cm" draw:control="control84"/>
          </table:table-cell>
          <table:table-cell/>
          <table:table-cell>
            <draw:control table:end-cell-address="D_Power.AG36" table:end-x="0.196cm" table:end-y="0.158cm" draw:z-index="15" draw:name="Type3" draw:text-style-name="P5" svg:width="2.341cm" svg:height="0.527cm" svg:x="0cm" svg:y="0cm" draw:control="control66"/>
          </table:table-cell>
          <table:table-cell table:number-columns-repeated="11"/>
          <table:table-cell>
            <draw:control table:end-cell-address="D_Power.AK36" table:end-x="0.195cm" table:end-y="0.105cm" draw:z-index="35" draw:name="Label 37" draw:style-name="gr7" draw:text-style-name="P5" svg:width="0.78cm" svg:height="0.474cm" svg:x="0.001cm" svg:y="0cm" draw:control="control86"/>
          </table:table-cell>
          <table:table-cell table:number-columns-repeated="6"/>
          <table:table-cell>
            <draw:control table:end-cell-address="D_Power.AX36" table:end-x="0.196cm" table:end-y="0.185cm" draw:z-index="2" draw:name="Button 3" draw:style-name="gr5" draw:text-style-name="P6" svg:width="1.951cm" svg:height="0.554cm" svg:x="0cm" svg:y="0cm" draw:control="control53"/>
          </table:table-cell>
          <table:table-cell table:number-columns-repeated="11"/>
          <table:table-cell>
            <draw:control table:end-cell-address="D_Power.BJ36" table:end-x="0.196cm" table:end-y="0.185cm" draw:z-index="1" draw:name="Button 2" draw:style-name="gr5" draw:text-style-name="P6" svg:width="1.951cm" svg:height="0.554cm" svg:x="0cm" svg:y="0cm" draw:control="control52"/>
          </table:table-cell>
          <table:table-cell table:number-columns-repeated="203"/>
        </table:table-row>
        <table:table-row table:style-name="ro6" table:number-rows-repeated="1048541">
          <table:table-cell table:number-columns-repeated="256"/>
        </table:table-row>
        <table:table-row table:style-name="ro6">
          <table:table-cell table:number-columns-repeated="256"/>
        </table:table-row>
      </table:table>
      <table:table table:name="D_Prop" table:style-name="ta7" table:print="false">
        <office:forms form:automatic-focus="false" form:apply-design-mode="false">
          <form:form form:name="Standard" form:apply-filter="true" form:control-implementation="ooo:com.sun.star.form.component.Form" office:target-frame="" xlink:href="" xlink:type="simple">
            <form:frame form:name="Dialog Frame 1" form:control-implementation="ooo:com.sun.star.form.component.GroupBox" xml:id="control87" form:id="control87" form:label="Propulsion"/>
            <form:button form:name="Button 2" form:control-implementation="ooo:com.sun.star.form.component.CommandButton" xml:id="control88" form:id="control88" form:label="OK"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1"/>
              </form:properties>
            </form:button>
            <form:button form:name="Button 3" form:control-implementation="ooo:com.sun.star.form.component.CommandButton" xml:id="control89" form:id="control89" form:label="Cancel"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2"/>
              </form:properties>
            </form:button>
            <form:listbox form:name="PropSystem" form:control-implementation="ooo:com.sun.star.form.component.ListBox" xml:id="control90" form:id="control90" form:bound-column="1" form:linked-cell="Design.B69" form:list-linkage-type="selection-indexes">
              <form:properties>
                <form:property form:property-name="DefaultControl" office:value-type="string" office:string-value="com.sun.star.form.control.ListBox"/>
              </form:properties>
            </form:listbox>
            <form:fixed-text form:name="Label 6" form:control-implementation="ooo:com.sun.star.form.component.FixedText" xml:id="control91" form:id="control91" form:label="Tech Level:" form:multi-line="true"/>
            <form:formatted-text form:name="TL1" form:control-implementation="ooo:com.sun.star.form.component.NumericField" xml:id="control92" form:id="control92" form:current-value="7" form:value="7" form:min-value="-1000000" form:max-value="1000000">
              <form:properties>
                <form:property form:property-name="DefaultControl" office:value-type="string" office:string-value="com.sun.star.form.control.NumericField"/>
              </form:properties>
            </form:formatted-text>
            <form:formatted-text form:name="Add" form:control-implementation="ooo:com.sun.star.form.component.NumericField" xml:id="control93" form:id="control93" form:current-value="0" form:value="0" form:min-value="-1000000" form:max-value="1000000">
              <form:properties>
                <form:property form:property-name="DefaultControl" office:value-type="string" office:string-value="com.sun.star.form.control.NumericField"/>
              </form:properties>
            </form:formatted-text>
            <form:fixed-text form:name="Label 8" form:control-implementation="ooo:com.sun.star.form.component.FixedText" xml:id="control94" form:id="control94" form:label="Power:" form:multi-line="true"/>
            <form:formatted-text form:name="Power1" form:control-implementation="ooo:com.sun.star.form.component.NumericField" xml:id="control95" form:id="control95" form:current-value="0" form:value="0" form:min-value="-1000000" form:max-value="1000000">
              <form:properties>
                <form:property form:property-name="DefaultControl" office:value-type="string" office:string-value="com.sun.star.form.control.NumericField"/>
              </form:properties>
            </form:formatted-text>
            <form:fixed-text form:name="Label 10" form:control-implementation="ooo:com.sun.star.form.component.FixedText" xml:id="control96" form:id="control96" form:label="# Adverse&#10; Additions:" form:multi-line="true"/>
            <form:frame form:name="Group Box 12" form:control-implementation="ooo:com.sun.star.form.component.GroupBox" xml:id="control97" form:id="control97" form:label="Propulsion System"/>
            <form:fixed-text form:name="Label 14" form:control-implementation="ooo:com.sun.star.form.component.FixedText" xml:id="control98" form:id="control98" form:label="Tech Level:" form:multi-line="true"/>
            <form:formatted-text form:name="TL2" form:control-implementation="ooo:com.sun.star.form.component.NumericField" xml:id="control99" form:id="control99" form:current-value="12" form:value="12" form:min-value="-1000000" form:max-value="1000000">
              <form:properties>
                <form:property form:property-name="DefaultControl" office:value-type="string" office:string-value="com.sun.star.form.control.NumericField"/>
              </form:properties>
            </form:formatted-text>
            <form:fixed-text form:name="Label 16" form:control-implementation="ooo:com.sun.star.form.component.FixedText" xml:id="control100" form:id="control100" form:label="Volume:" form:multi-line="true"/>
            <form:formatted-text form:name="Power2" form:control-implementation="ooo:com.sun.star.form.component.NumericField" xml:id="control101" form:id="control101" form:current-value="0" form:value="0" form:min-value="-1000000" form:max-value="1000000">
              <form:properties>
                <form:property form:property-name="DefaultControl" office:value-type="string" office:string-value="com.sun.star.form.control.NumericField"/>
              </form:properties>
            </form:formatted-text>
            <form:frame form:name="Group Box 23" form:control-implementation="ooo:com.sun.star.form.component.GroupBox" xml:id="control102" form:id="control102" form:label="Contragrav"/>
            <form:fixed-text form:name="Label 25" form:control-implementation="ooo:com.sun.star.form.component.FixedText" xml:id="control103" form:id="control103" form:label="m3" form:multi-line="true"/>
            <form:fixed-text form:name="Label 28" form:control-implementation="ooo:com.sun.star.form.component.FixedText" xml:id="control104" form:id="control104" form:label="Volume:" form:multi-line="true"/>
            <form:formatted-text form:name="Power3" form:control-implementation="ooo:com.sun.star.form.component.NumericField" xml:id="control105" form:id="control105" form:current-value="58" form:value="58" form:min-value="-1000000" form:max-value="1000000">
              <form:properties>
                <form:property form:property-name="DefaultControl" office:value-type="string" office:string-value="com.sun.star.form.control.NumericField"/>
              </form:properties>
            </form:formatted-text>
            <form:frame form:name="Group Box 30" form:control-implementation="ooo:com.sun.star.form.component.GroupBox" xml:id="control106" form:id="control106" form:label="TL-12 Thrusters"/>
            <form:fixed-text form:name="Label 31" form:control-implementation="ooo:com.sun.star.form.component.FixedText" xml:id="control107" form:id="control107" form:label="m3" form:multi-line="true"/>
            <form:fixed-text form:name="Label 32" form:control-implementation="ooo:com.sun.star.form.component.FixedText" xml:id="control108" form:id="control108" form:label="MW" form:multi-line="true"/>
            <form:value-range form:name="Spinner 33" form:control-implementation="ooo:com.sun.star.form.component.SpinButton" xml:id="control109" form:id="control109" form:orientation="vertical" form:value="0" form:linked-cell="Design.D71" form:delay-for-repeat="PT0.50S" form:min-value="0" form:max-value="99">
              <form:properties>
                <form:property form:property-name="TabIndex" office:value-type="float" office:value="0"/>
              </form:properties>
            </form:value-range>
          </form:form>
        </office:forms>
        <table:table-column table:style-name="co30" table:number-columns-repeated="256" table:default-cell-style-name="Default"/>
        <table:table-row table:style-name="ro6" table:number-rows-repeated="4">
          <table:table-cell table:number-columns-repeated="256"/>
        </table:table-row>
        <table:table-row table:style-name="ro6">
          <table:table-cell table:number-columns-repeated="13"/>
          <table:table-cell>
            <draw:control table:end-cell-address="D_Prop.CF26" table:end-x="0.196cm" table:end-y="0.185cm" draw:z-index="0" draw:name="Dialog Frame 1" draw:text-style-name="P4" svg:width="13.849cm" svg:height="4.059cm" svg:x="0.001cm" svg:y="0cm" draw:control="control87"/>
          </table:table-cell>
          <table:table-cell table:number-columns-repeated="242"/>
        </table:table-row>
        <table:table-row table:style-name="ro6" table:number-rows-repeated="3">
          <table:table-cell table:number-columns-repeated="256"/>
        </table:table-row>
        <table:table-row table:style-name="ro6">
          <table:table-cell table:number-columns-repeated="14"/>
          <table:table-cell>
            <draw:control table:end-cell-address="D_Prop.AX25" table:end-x="0.196cm" table:end-y="0.185cm" draw:z-index="10" draw:name="Group Box 12" draw:text-style-name="P4" svg:width="7.022cm" svg:height="3.137cm" svg:x="0.001cm" svg:y="0cm" draw:control="control97"/>
          </table:table-cell>
          <table:table-cell table:number-columns-repeated="36"/>
          <table:table-cell>
            <draw:control table:end-cell-address="D_Prop.BS17" table:end-x="0.195cm" table:end-y="0.185cm" draw:z-index="15" draw:name="Group Box 23" draw:text-style-name="P4" svg:width="3.901cm" svg:height="1.661cm" svg:x="0cm" svg:y="0cm" draw:control="control102"/>
          </table:table-cell>
          <table:table-cell table:number-columns-repeated="21"/>
          <table:table-cell>
            <draw:control table:end-cell-address="D_Prop.CE11" table:end-x="0.196cm" table:end-y="0.185cm" draw:z-index="1" draw:name="Button 2" draw:style-name="gr5" draw:text-style-name="P6" svg:width="1.951cm" svg:height="0.554cm" svg:x="0cm" svg:y="0cm" draw:control="control88"/>
          </table:table-cell>
          <table:table-cell table:number-columns-repeated="182"/>
        </table:table-row>
        <table:table-row table:style-name="ro6">
          <table:table-cell table:number-columns-repeated="52"/>
          <table:table-cell>
            <draw:control table:end-cell-address="D_Prop.BK12" table:end-x="0.196cm" table:end-y="0.106cm" draw:z-index="11" draw:name="Label 14" draw:style-name="gr7" draw:text-style-name="P5" svg:width="2.146cm" svg:height="0.474cm" svg:x="0cm" svg:y="0.001cm" draw:control="control98"/>
          </table:table-cell>
          <table:table-cell table:number-columns-repeated="10"/>
          <table:table-cell>
            <draw:control table:end-cell-address="D_Prop.BP12" table:end-x="0.195cm" table:end-y="0.106cm" draw:z-index="12" draw:name="TL2" draw:text-style-name="P5" svg:width="0.975cm" svg:height="0.474cm" svg:x="0.001cm" svg:y="0.001cm" draw:control="control99"/>
          </table:table-cell>
          <table:table-cell table:number-columns-repeated="192"/>
        </table:table-row>
        <table:table-row table:style-name="ro6">
          <table:table-cell table:number-columns-repeated="15"/>
          <table:table-cell>
            <draw:control table:end-cell-address="D_Prop.AD24" table:end-x="0.196cm" table:end-y="0.08cm" draw:z-index="3" draw:name="PropSystem" draw:text-style-name="P5" svg:width="2.926cm" svg:height="2.478cm" svg:x="0.001cm" svg:y="0cm" draw:control="control90"/>
          </table:table-cell>
          <table:table-cell table:number-columns-repeated="15"/>
          <table:table-cell>
            <draw:control table:end-cell-address="D_Prop.AP13" table:end-x="0.196cm" table:end-y="0.105cm" draw:z-index="4" draw:name="Label 6" draw:style-name="gr7" draw:text-style-name="P5" svg:width="2.146cm" svg:height="0.474cm" svg:x="0.001cm" svg:y="0cm" draw:control="control91"/>
          </table:table-cell>
          <table:table-cell table:number-columns-repeated="10"/>
          <table:table-cell>
            <draw:control table:end-cell-address="D_Prop.AU13" table:end-x="0.196cm" table:end-y="0.105cm" draw:z-index="5" draw:name="TL1" draw:text-style-name="P5" svg:width="0.975cm" svg:height="0.474cm" svg:x="0.001cm" svg:y="0cm" draw:control="control92"/>
          </table:table-cell>
          <table:table-cell table:number-columns-repeated="213"/>
        </table:table-row>
        <table:table-row table:style-name="ro6">
          <table:table-cell table:number-columns-repeated="256"/>
        </table:table-row>
        <table:table-row table:style-name="ro6">
          <table:table-cell table:number-columns-repeated="73"/>
          <table:table-cell>
            <draw:control table:end-cell-address="D_Prop.CE15" table:end-x="0.196cm" table:end-y="0.185cm" draw:z-index="2" draw:name="Button 3" draw:style-name="gr5" draw:text-style-name="P6" svg:width="1.951cm" svg:height="0.554cm" svg:x="0cm" svg:y="0cm" draw:control="control89"/>
          </table:table-cell>
          <table:table-cell table:number-columns-repeated="182"/>
        </table:table-row>
        <table:table-row table:style-name="ro6">
          <table:table-cell table:number-columns-repeated="52"/>
          <table:table-cell>
            <draw:control table:end-cell-address="D_Prop.BH16" table:end-x="0.196cm" table:end-y="0.106cm" draw:z-index="13" draw:name="Label 16" draw:style-name="gr7" draw:text-style-name="P5" svg:width="1.561cm" svg:height="0.474cm" svg:x="0cm" svg:y="0.001cm" draw:control="control100"/>
          </table:table-cell>
          <table:table-cell table:number-columns-repeated="7"/>
          <table:table-cell>
            <draw:control table:end-cell-address="D_Prop.BO16" table:end-x="0.196cm" table:end-y="0.106cm" draw:z-index="14" draw:name="Power2" draw:text-style-name="P5" svg:width="1.365cm" svg:height="0.474cm" svg:x="0.001cm" svg:y="0.001cm" draw:control="control101"/>
          </table:table-cell>
          <table:table-cell table:number-columns-repeated="6"/>
          <table:table-cell>
            <draw:control table:end-cell-address="D_Prop.BS16" table:end-x="0.195cm" table:end-y="0.106cm" draw:z-index="16" draw:name="Label 25" draw:style-name="gr7" draw:text-style-name="P5" svg:width="0.78cm" svg:height="0.474cm" svg:x="0cm" svg:y="0.001cm" draw:control="control103"/>
          </table:table-cell>
          <table:table-cell table:number-columns-repeated="188"/>
        </table:table-row>
        <table:table-row table:style-name="ro6">
          <table:table-cell table:number-columns-repeated="31"/>
          <table:table-cell>
            <draw:control table:end-cell-address="D_Prop.AO19" table:end-x="0.196cm" table:end-y="0.08cm" draw:z-index="9" draw:name="Label 10" draw:style-name="gr7" draw:text-style-name="P5" svg:width="1.951cm" svg:height="0.818cm" svg:x="0.001cm" svg:y="0cm" draw:control="control96"/>
          </table:table-cell>
          <table:table-cell table:number-columns-repeated="224"/>
        </table:table-row>
        <table:table-row table:style-name="ro6">
          <table:table-cell table:number-columns-repeated="47"/>
          <table:table-cell>
            <draw:control table:end-cell-address="D_Prop.AW19" table:end-x="0.14cm" table:end-y="0.185cm" draw:z-index="22" draw:name="Spinner 33" draw:text-style-name="P7" svg:width="0.334cm" svg:height="0.738cm" svg:x="0.001cm" svg:y="0.001cm" draw:control="control109"/>
          </table:table-cell>
          <table:table-cell table:number-columns-repeated="208"/>
        </table:table-row>
        <table:table-row table:style-name="ro6">
          <table:table-cell table:number-columns-repeated="41"/>
          <table:table-cell>
            <draw:control table:end-cell-address="D_Prop.AT19" table:end-x="0.196cm" table:end-y="0.106cm" draw:z-index="6" draw:name="Add" draw:text-style-name="P5" svg:width="0.976cm" svg:height="0.475cm" svg:x="0cm" svg:y="0cm" draw:control="control93"/>
          </table:table-cell>
          <table:table-cell table:number-columns-repeated="214"/>
        </table:table-row>
        <table:table-row table:style-name="ro6" table:number-rows-repeated="2">
          <table:table-cell table:number-columns-repeated="256"/>
        </table:table-row>
        <table:table-row table:style-name="ro6">
          <table:table-cell table:number-columns-repeated="51"/>
          <table:table-cell>
            <draw:control table:end-cell-address="D_Prop.BS25" table:end-x="0.195cm" table:end-y="0.185cm" draw:z-index="19" draw:name="Group Box 30" draw:text-style-name="P4" svg:width="3.901cm" svg:height="1.107cm" svg:x="0cm" svg:y="0.001cm" draw:control="control106"/>
          </table:table-cell>
          <table:table-cell table:number-columns-repeated="204"/>
        </table:table-row>
        <table:table-row table:style-name="ro6">
          <table:table-cell table:number-columns-repeated="256"/>
        </table:table-row>
        <table:table-row table:style-name="ro6">
          <table:table-cell table:number-columns-repeated="31"/>
          <table:table-cell>
            <draw:control table:end-cell-address="D_Prop.AL24" table:end-x="0.195cm" table:end-y="0.106cm" draw:z-index="7" draw:name="Label 8" draw:style-name="gr7" draw:text-style-name="P5" svg:width="1.365cm" svg:height="0.474cm" svg:x="0.001cm" svg:y="0.001cm" draw:control="control94"/>
          </table:table-cell>
          <table:table-cell table:number-columns-repeated="6"/>
          <table:table-cell>
            <draw:control table:end-cell-address="D_Prop.AS24" table:end-x="0.196cm" table:end-y="0.106cm" draw:z-index="8" draw:name="Power1" draw:text-style-name="P5" svg:width="1.366cm" svg:height="0.474cm" svg:x="0cm" svg:y="0.001cm" draw:control="control95"/>
          </table:table-cell>
          <table:table-cell table:number-columns-repeated="6"/>
          <table:table-cell>
            <draw:control table:end-cell-address="D_Prop.AX24" table:end-x="0.196cm" table:end-y="0.106cm" draw:z-index="21" draw:name="Label 32" draw:style-name="gr7" draw:text-style-name="P5" svg:width="0.975cm" svg:height="0.474cm" svg:x="0.001cm" svg:y="0.001cm" draw:control="control108"/>
          </table:table-cell>
          <table:table-cell table:number-columns-repeated="6"/>
          <table:table-cell>
            <draw:control table:end-cell-address="D_Prop.BH24" table:end-x="0.196cm" table:end-y="0.106cm" draw:z-index="17" draw:name="Label 28" draw:style-name="gr7" draw:text-style-name="P5" svg:width="1.561cm" svg:height="0.474cm" svg:x="0cm" svg:y="0.001cm" draw:control="control104"/>
          </table:table-cell>
          <table:table-cell table:number-columns-repeated="7"/>
          <table:table-cell>
            <draw:control table:end-cell-address="D_Prop.BO24" table:end-x="0.196cm" table:end-y="0.106cm" draw:z-index="18" draw:name="Power3" draw:text-style-name="P5" svg:width="1.365cm" svg:height="0.474cm" svg:x="0.001cm" svg:y="0.001cm" draw:control="control105"/>
          </table:table-cell>
          <table:table-cell table:number-columns-repeated="6"/>
          <table:table-cell>
            <draw:control table:end-cell-address="D_Prop.BS24" table:end-x="0.195cm" table:end-y="0.106cm" draw:z-index="20" draw:name="Label 31" draw:style-name="gr7" draw:text-style-name="P5" svg:width="0.78cm" svg:height="0.474cm" svg:x="0cm" svg:y="0.001cm" draw:control="control107"/>
          </table:table-cell>
          <table:table-cell table:number-columns-repeated="188"/>
        </table:table-row>
        <table:table-row table:style-name="ro6" table:number-rows-repeated="1048553">
          <table:table-cell table:number-columns-repeated="256"/>
        </table:table-row>
        <table:table-row table:style-name="ro6">
          <table:table-cell table:number-columns-repeated="256"/>
        </table:table-row>
      </table:table>
      <table:table table:name="D_Comm" table:style-name="ta8" table:print="false">
        <office:forms form:automatic-focus="false" form:apply-design-mode="false">
          <form:form form:name="Standard" form:apply-filter="true" form:control-implementation="ooo:com.sun.star.form.component.Form" office:target-frame="" xlink:href="" xlink:type="simple">
            <form:frame form:name="Dialog Frame 1" form:control-implementation="ooo:com.sun.star.form.component.GroupBox" xml:id="control110" form:id="control110" form:label="Communications"/>
            <form:button form:name="Button 2" form:control-implementation="ooo:com.sun.star.form.component.CommandButton" xml:id="control111" form:id="control111" form:label="OK"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1"/>
              </form:properties>
            </form:button>
            <form:button form:name="Button 3" form:control-implementation="ooo:com.sun.star.form.component.CommandButton" xml:id="control112" form:id="control112" form:label="Cancel"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2"/>
              </form:properties>
            </form:button>
            <form:text form:name="Qty1" form:control-implementation="ooo:com.sun.star.form.component.TextField" xml:id="control113" form:id="control113" form:current-value="1" form:value="1" form:convert-empty-to-null="true">
              <form:properties>
                <form:property form:property-name="DefaultControl" office:value-type="string" office:string-value="com.sun.star.form.control.TextField"/>
              </form:properties>
            </form:text>
            <form:text form:name="TL1" form:control-implementation="ooo:com.sun.star.form.component.TextField" xml:id="control114" form:id="control114" form:current-value="12" form:value="12" form:convert-empty-to-null="true">
              <form:properties>
                <form:property form:property-name="DefaultControl" office:value-type="string" office:string-value="com.sun.star.form.control.TextField"/>
              </form:properties>
            </form:text>
            <form:listbox form:name="Type1" form:control-implementation="ooo:com.sun.star.form.component.ListBox" xml:id="control115" form:id="control115" form:dropdown="true" form:size="8" form:bound-column="1" form:linked-cell="Design.B88" form:list-linkage-type="selection-indexes">
              <form:properties>
                <form:property form:property-name="DefaultControl" office:value-type="string" office:string-value="com.sun.star.form.control.ListBox"/>
              </form:properties>
            </form:listbox>
            <form:listbox form:name="Range1" form:control-implementation="ooo:com.sun.star.form.component.ListBox" xml:id="control116" form:id="control116" form:dropdown="true" form:size="6" form:bound-column="1" form:linked-cell="Design.B89" form:list-linkage-type="selection-indexes">
              <form:properties>
                <form:property form:property-name="DefaultControl" office:value-type="string" office:string-value="com.sun.star.form.control.ListBox"/>
              </form:properties>
            </form:listbox>
            <form:checkbox form:name="DA1" form:control-implementation="ooo:com.sun.star.form.component.CheckBox" xml:id="control117" form:id="control117" form:linked-cell="Design.D8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F1" form:control-implementation="ooo:com.sun.star.form.component.CheckBox" xml:id="control118" form:id="control118" form:linked-cell="Design.E8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il1" form:control-implementation="ooo:com.sun.star.form.component.CheckBox" xml:id="control119" form:id="control119" form:linked-cell="Design.F89"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8" form:control-implementation="ooo:com.sun.star.form.component.FixedText" xml:id="control120" form:id="control120" form:label="x" form:multi-line="true"/>
            <form:fixed-text form:name="Label 9" form:control-implementation="ooo:com.sun.star.form.component.FixedText" xml:id="control121" form:id="control121" form:label="TL" form:multi-line="true"/>
            <form:fixed-text form:name="Label 10" form:control-implementation="ooo:com.sun.star.form.component.FixedText" xml:id="control122" form:id="control122" form:label="Communicator Type" form:multi-line="true"/>
            <form:fixed-text form:name="Label 11" form:control-implementation="ooo:com.sun.star.form.component.FixedText" xml:id="control123" form:id="control123" form:label="Range" form:multi-line="true"/>
            <form:fixed-text form:name="Label 12" form:control-implementation="ooo:com.sun.star.form.component.FixedText" xml:id="control124" form:id="control124" form:label="Quantity." form:multi-line="true"/>
            <form:text form:name="Qty2" form:control-implementation="ooo:com.sun.star.form.component.TextField" xml:id="control125" form:id="control125" form:current-value="1" form:value="1" form:convert-empty-to-null="true">
              <form:properties>
                <form:property form:property-name="DefaultControl" office:value-type="string" office:string-value="com.sun.star.form.control.TextField"/>
              </form:properties>
            </form:text>
            <form:text form:name="TL2" form:control-implementation="ooo:com.sun.star.form.component.TextField" xml:id="control126" form:id="control126" form:current-value="12" form:value="12" form:convert-empty-to-null="true">
              <form:properties>
                <form:property form:property-name="DefaultControl" office:value-type="string" office:string-value="com.sun.star.form.control.TextField"/>
              </form:properties>
            </form:text>
            <form:listbox form:name="Type2" form:control-implementation="ooo:com.sun.star.form.component.ListBox" xml:id="control127" form:id="control127" form:dropdown="true" form:size="8" form:bound-column="1" form:linked-cell="Design.B95" form:list-linkage-type="selection-indexes">
              <form:properties>
                <form:property form:property-name="DefaultControl" office:value-type="string" office:string-value="com.sun.star.form.control.ListBox"/>
              </form:properties>
            </form:listbox>
            <form:listbox form:name="Range2" form:control-implementation="ooo:com.sun.star.form.component.ListBox" xml:id="control128" form:id="control128" form:dropdown="true" form:size="8" form:bound-column="1" form:linked-cell="Design.B96" form:list-linkage-type="selection-indexes">
              <form:properties>
                <form:property form:property-name="DefaultControl" office:value-type="string" office:string-value="com.sun.star.form.control.ListBox"/>
              </form:properties>
            </form:listbox>
            <form:checkbox form:name="DA2" form:control-implementation="ooo:com.sun.star.form.component.CheckBox" xml:id="control129" form:id="control129" form:linked-cell="Design.D9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F2" form:control-implementation="ooo:com.sun.star.form.component.CheckBox" xml:id="control130" form:id="control130" form:linked-cell="Design.E9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il2" form:control-implementation="ooo:com.sun.star.form.component.CheckBox" xml:id="control131" form:id="control131" form:linked-cell="Design.F96"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17" form:control-implementation="ooo:com.sun.star.form.component.FixedText" xml:id="control132" form:id="control132" form:label="x" form:multi-line="true"/>
            <form:text form:name="Qty3" form:control-implementation="ooo:com.sun.star.form.component.TextField" xml:id="control133" form:id="control133" form:current-value="0" form:value="0" form:convert-empty-to-null="true">
              <form:properties>
                <form:property form:property-name="DefaultControl" office:value-type="string" office:string-value="com.sun.star.form.control.TextField"/>
              </form:properties>
            </form:text>
            <form:text form:name="TL3" form:control-implementation="ooo:com.sun.star.form.component.TextField" xml:id="control134" form:id="control134" form:current-value="12" form:value="12" form:convert-empty-to-null="true">
              <form:properties>
                <form:property form:property-name="DefaultControl" office:value-type="string" office:string-value="com.sun.star.form.control.TextField"/>
              </form:properties>
            </form:text>
            <form:listbox form:name="Type3" form:control-implementation="ooo:com.sun.star.form.component.ListBox" xml:id="control135" form:id="control135" form:dropdown="true" form:size="8" form:bound-column="1" form:linked-cell="Design.B102" form:list-linkage-type="selection-indexes">
              <form:properties>
                <form:property form:property-name="DefaultControl" office:value-type="string" office:string-value="com.sun.star.form.control.ListBox"/>
              </form:properties>
            </form:listbox>
            <form:listbox form:name="Range3" form:control-implementation="ooo:com.sun.star.form.component.ListBox" xml:id="control136" form:id="control136" form:dropdown="true" form:size="8" form:bound-column="1" form:linked-cell="Design.B103" form:list-linkage-type="selection-indexes">
              <form:properties>
                <form:property form:property-name="DefaultControl" office:value-type="string" office:string-value="com.sun.star.form.control.ListBox"/>
              </form:properties>
            </form:listbox>
            <form:checkbox form:name="DA3" form:control-implementation="ooo:com.sun.star.form.component.CheckBox" xml:id="control137" form:id="control137" form:linked-cell="Design.D10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F3" form:control-implementation="ooo:com.sun.star.form.component.CheckBox" xml:id="control138" form:id="control138" form:linked-cell="Design.E10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il3" form:control-implementation="ooo:com.sun.star.form.component.CheckBox" xml:id="control139" form:id="control139" form:linked-cell="Design.F103"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34" form:control-implementation="ooo:com.sun.star.form.component.FixedText" xml:id="control140" form:id="control140" form:label="x" form:multi-line="true"/>
            <form:fixed-text form:name="Label 24" form:control-implementation="ooo:com.sun.star.form.component.FixedText" xml:id="control141" form:id="control141" form:label="DA" form:multi-line="true"/>
            <form:fixed-text form:name="Label 27" form:control-implementation="ooo:com.sun.star.form.component.FixedText" xml:id="control142" form:id="control142" form:label="DF" form:multi-line="true"/>
            <form:fixed-text form:name="Label 28" form:control-implementation="ooo:com.sun.star.form.component.FixedText" xml:id="control143" form:id="control143" form:label="Mil" form:multi-line="true"/>
            <form:fixed-text form:name="Label 29" form:control-implementation="ooo:com.sun.star.form.component.FixedText" xml:id="control144" form:id="control144" form:label="Legend: DA=Directional Antenna, DF=Direction Finder, Mil=Military Grade (SV only)" form:multi-line="true"/>
          </form:form>
        </office:forms>
        <table:table-column table:style-name="co30" table:number-columns-repeated="256" table:default-cell-style-name="Default"/>
        <table:table-row table:style-name="ro6" table:number-rows-repeated="4">
          <table:table-cell table:number-columns-repeated="256"/>
        </table:table-row>
        <table:table-row table:style-name="ro6">
          <table:table-cell table:number-columns-repeated="13"/>
          <table:table-cell>
            <draw:control table:end-cell-address="D_Comm.CH25" table:end-x="0.195cm" table:end-y="0.185cm" draw:z-index="0" draw:name="Dialog Frame 1" draw:text-style-name="P4" svg:width="14.239cm" svg:height="3.875cm" svg:x="0.001cm" svg:y="0cm" draw:control="control110"/>
          </table:table-cell>
          <table:table-cell table:number-columns-repeated="242"/>
        </table:table-row>
        <table:table-row table:style-name="ro6" table:number-rows-repeated="2">
          <table:table-cell table:number-columns-repeated="256"/>
        </table:table-row>
        <table:table-row table:style-name="ro6">
          <table:table-cell table:number-columns-repeated="13"/>
          <table:table-cell>
            <draw:control table:end-cell-address="D_Comm.U10" table:end-x="0.195cm" table:end-y="0.106cm" draw:z-index="14" draw:name="Label 12" draw:style-name="gr7" draw:text-style-name="P5" svg:width="1.56cm" svg:height="0.474cm" svg:x="0.001cm" svg:y="0.001cm" draw:control="control124"/>
          </table:table-cell>
          <table:table-cell table:number-columns-repeated="8"/>
          <table:table-cell>
            <draw:control table:end-cell-address="D_Comm.Y10" table:end-x="0.196cm" table:end-y="0.106cm" draw:z-index="11" draw:name="Label 9" draw:style-name="gr7" draw:text-style-name="P5" svg:width="0.586cm" svg:height="0.474cm" svg:x="0cm" svg:y="0.001cm" draw:control="control121"/>
          </table:table-cell>
          <table:table-cell table:number-columns-repeated="3"/>
          <table:table-cell>
            <draw:control table:end-cell-address="D_Comm.AQ10" table:end-x="0.196cm" table:end-y="0.106cm" draw:z-index="12" draw:name="Label 10" draw:style-name="gr7" draw:text-style-name="P5" svg:width="3.316cm" svg:height="0.474cm" svg:x="0.001cm" svg:y="0.001cm" draw:control="control122"/>
          </table:table-cell>
          <table:table-cell table:number-columns-repeated="18"/>
          <table:table-cell>
            <draw:control table:end-cell-address="D_Comm.BG10" table:end-x="0.196cm" table:end-y="0.106cm" draw:z-index="13" draw:name="Label 11" draw:style-name="gr7" draw:text-style-name="P5" svg:width="2.731cm" svg:height="0.474cm" svg:x="0.001cm" svg:y="0.001cm" draw:control="control123"/>
          </table:table-cell>
          <table:table-cell table:number-columns-repeated="14"/>
          <table:table-cell>
            <draw:control table:end-cell-address="D_Comm.BM10" table:end-x="0.196cm" table:end-y="0.106cm" draw:z-index="31" draw:name="Label 24" draw:style-name="gr7" draw:text-style-name="P5" svg:width="0.975cm" svg:height="0.474cm" svg:x="0.001cm" svg:y="0.001cm" draw:control="control141"/>
          </table:table-cell>
          <table:table-cell table:number-columns-repeated="4"/>
          <table:table-cell>
            <draw:control table:end-cell-address="D_Comm.BR10" table:end-x="0.195cm" table:end-y="0.106cm" draw:z-index="32" draw:name="Label 27" draw:style-name="gr7" draw:text-style-name="P5" svg:width="0.975cm" svg:height="0.474cm" svg:x="0.001cm" svg:y="0.001cm" draw:control="control142"/>
          </table:table-cell>
          <table:table-cell table:number-columns-repeated="4"/>
          <table:table-cell>
            <draw:control table:end-cell-address="D_Comm.BW10" table:end-x="0.196cm" table:end-y="0.106cm" draw:z-index="33" draw:name="Label 28" draw:style-name="gr7" draw:text-style-name="P5" svg:width="0.976cm" svg:height="0.474cm" svg:x="0cm" svg:y="0.001cm" draw:control="control143"/>
          </table:table-cell>
          <table:table-cell table:number-columns-repeated="185"/>
        </table:table-row>
        <table:table-row table:style-name="ro6" table:number-rows-repeated="2">
          <table:table-cell table:number-columns-repeated="256"/>
        </table:table-row>
        <table:table-row table:style-name="ro6">
          <table:table-cell table:number-columns-repeated="14"/>
          <table:table-cell>
            <draw:control table:end-cell-address="D_Comm.R13" table:end-x="0.195cm" table:end-y="0.105cm" draw:z-index="3" draw:name="Qty1" draw:text-style-name="P5" svg:width="0.78cm" svg:height="0.474cm" svg:x="0.001cm" svg:y="0cm" draw:control="control113"/>
          </table:table-cell>
          <table:table-cell table:number-columns-repeated="3"/>
          <table:table-cell>
            <draw:control table:end-cell-address="D_Comm.T13" table:end-x="0.195cm" table:end-y="0.105cm" draw:z-index="10" draw:name="Label 8" draw:style-name="gr7" draw:text-style-name="P5" svg:width="0.39cm" svg:height="0.474cm" svg:x="0cm" svg:y="0cm" draw:control="control120"/>
          </table:table-cell>
          <table:table-cell table:number-columns-repeated="2"/>
          <table:table-cell>
            <draw:control table:end-cell-address="D_Comm.Y13" table:end-x="0.196cm" table:end-y="0.105cm" draw:z-index="4" draw:name="TL1" draw:text-style-name="P5" svg:width="0.781cm" svg:height="0.474cm" svg:x="0cm" svg:y="0cm" draw:control="control114"/>
          </table:table-cell>
          <table:table-cell table:number-columns-repeated="4"/>
          <table:table-cell>
            <draw:control table:end-cell-address="D_Comm.AP13" table:end-x="0.196cm" table:end-y="0.158cm" draw:z-index="5" draw:name="Type1" draw:text-style-name="P5" svg:width="3.121cm" svg:height="0.527cm" svg:x="0.001cm" svg:y="0cm" draw:control="control115"/>
          </table:table-cell>
          <table:table-cell table:number-columns-repeated="16"/>
          <table:table-cell>
            <draw:control table:end-cell-address="D_Comm.BG13" table:end-x="0.196cm" table:end-y="0.158cm" draw:z-index="6" draw:name="Range1" draw:text-style-name="P5" svg:width="3.121cm" svg:height="0.527cm" svg:x="0.001cm" svg:y="0cm" draw:control="control116"/>
          </table:table-cell>
          <table:table-cell table:number-columns-repeated="16"/>
          <table:table-cell>
            <draw:control table:end-cell-address="D_Comm.BM14" table:end-x="0.085cm" table:end-y="0.027cm" draw:z-index="7" draw:name="DA1" draw:style-name="gr5" draw:text-style-name="P8" svg:width="0.864cm" svg:height="0.58cm" svg:x="0.001cm" svg:y="0cm" draw:control="control117"/>
          </table:table-cell>
          <table:table-cell table:number-columns-repeated="4"/>
          <table:table-cell>
            <draw:control table:end-cell-address="D_Comm.BR14" table:end-x="0.084cm" table:end-y="0.027cm" draw:z-index="8" draw:name="DF1" draw:style-name="gr5" draw:text-style-name="P8" svg:width="0.864cm" svg:height="0.58cm" svg:x="0.001cm" svg:y="0cm" draw:control="control118"/>
          </table:table-cell>
          <table:table-cell table:number-columns-repeated="4"/>
          <table:table-cell>
            <draw:control table:end-cell-address="D_Comm.BW14" table:end-x="0.084cm" table:end-y="0.027cm" draw:z-index="9" draw:name="Mil1" draw:style-name="gr5" draw:text-style-name="P8" svg:width="0.864cm" svg:height="0.58cm" svg:x="0cm" svg:y="0cm" draw:control="control119"/>
          </table:table-cell>
          <table:table-cell table:number-columns-repeated="4"/>
          <table:table-cell>
            <draw:control table:end-cell-address="D_Comm.CG13" table:end-x="0.195cm" table:end-y="0.185cm" draw:z-index="1" draw:name="Button 2" draw:style-name="gr5" draw:text-style-name="P6" svg:width="1.95cm" svg:height="0.554cm" svg:x="0.001cm" svg:y="0cm" draw:control="control111"/>
          </table:table-cell>
          <table:table-cell table:number-columns-repeated="180"/>
        </table:table-row>
        <table:table-row table:style-name="ro6" table:number-rows-repeated="3">
          <table:table-cell table:number-columns-repeated="256"/>
        </table:table-row>
        <table:table-row table:style-name="ro6">
          <table:table-cell table:number-columns-repeated="14"/>
          <table:table-cell>
            <draw:control table:end-cell-address="D_Comm.R17" table:end-x="0.195cm" table:end-y="0.105cm" draw:z-index="15" draw:name="Qty2" draw:text-style-name="P5" svg:width="0.78cm" svg:height="0.474cm" svg:x="0.001cm" svg:y="0cm" draw:control="control125"/>
          </table:table-cell>
          <table:table-cell table:number-columns-repeated="3"/>
          <table:table-cell>
            <draw:control table:end-cell-address="D_Comm.T17" table:end-x="0.195cm" table:end-y="0.105cm" draw:z-index="22" draw:name="Label 17" draw:style-name="gr7" draw:text-style-name="P5" svg:width="0.39cm" svg:height="0.474cm" svg:x="0cm" svg:y="0cm" draw:control="control132"/>
          </table:table-cell>
          <table:table-cell table:number-columns-repeated="2"/>
          <table:table-cell>
            <draw:control table:end-cell-address="D_Comm.Y17" table:end-x="0.196cm" table:end-y="0.105cm" draw:z-index="16" draw:name="TL2" draw:text-style-name="P5" svg:width="0.781cm" svg:height="0.474cm" svg:x="0cm" svg:y="0cm" draw:control="control126"/>
          </table:table-cell>
          <table:table-cell table:number-columns-repeated="4"/>
          <table:table-cell>
            <draw:control table:end-cell-address="D_Comm.AP17" table:end-x="0.196cm" table:end-y="0.158cm" draw:z-index="17" draw:name="Type2" draw:text-style-name="P5" svg:width="3.121cm" svg:height="0.527cm" svg:x="0.001cm" svg:y="0cm" draw:control="control127"/>
          </table:table-cell>
          <table:table-cell table:number-columns-repeated="16"/>
          <table:table-cell>
            <draw:control table:end-cell-address="D_Comm.BG17" table:end-x="0.196cm" table:end-y="0.158cm" draw:z-index="18" draw:name="Range2" draw:text-style-name="P5" svg:width="3.121cm" svg:height="0.527cm" svg:x="0.001cm" svg:y="0cm" draw:control="control128"/>
          </table:table-cell>
          <table:table-cell table:number-columns-repeated="16"/>
          <table:table-cell>
            <draw:control table:end-cell-address="D_Comm.BM18" table:end-x="0.085cm" table:end-y="0.027cm" draw:z-index="19" draw:name="DA2" draw:style-name="gr5" draw:text-style-name="P8" svg:width="0.864cm" svg:height="0.58cm" svg:x="0.001cm" svg:y="0cm" draw:control="control129"/>
          </table:table-cell>
          <table:table-cell table:number-columns-repeated="4"/>
          <table:table-cell>
            <draw:control table:end-cell-address="D_Comm.BR18" table:end-x="0.084cm" table:end-y="0.027cm" draw:z-index="20" draw:name="DF2" draw:style-name="gr5" draw:text-style-name="P8" svg:width="0.864cm" svg:height="0.58cm" svg:x="0.001cm" svg:y="0cm" draw:control="control130"/>
          </table:table-cell>
          <table:table-cell table:number-columns-repeated="4"/>
          <table:table-cell>
            <draw:control table:end-cell-address="D_Comm.BW18" table:end-x="0.084cm" table:end-y="0.027cm" draw:z-index="21" draw:name="Mil2" draw:style-name="gr5" draw:text-style-name="P8" svg:width="0.864cm" svg:height="0.58cm" svg:x="0cm" svg:y="0cm" draw:control="control131"/>
          </table:table-cell>
          <table:table-cell table:number-columns-repeated="4"/>
          <table:table-cell>
            <draw:control table:end-cell-address="D_Comm.CG17" table:end-x="0.195cm" table:end-y="0.185cm" draw:z-index="2" draw:name="Button 3" draw:style-name="gr5" draw:text-style-name="P6" svg:width="1.95cm" svg:height="0.554cm" svg:x="0.001cm" svg:y="0cm" draw:control="control112"/>
          </table:table-cell>
          <table:table-cell table:number-columns-repeated="180"/>
        </table:table-row>
        <table:table-row table:style-name="ro6" table:number-rows-repeated="3">
          <table:table-cell table:number-columns-repeated="256"/>
        </table:table-row>
        <table:table-row table:style-name="ro6">
          <table:table-cell table:number-columns-repeated="14"/>
          <table:table-cell>
            <draw:control table:end-cell-address="D_Comm.R21" table:end-x="0.195cm" table:end-y="0.106cm" draw:z-index="23" draw:name="Qty3" draw:text-style-name="P5" svg:width="0.78cm" svg:height="0.475cm" svg:x="0.001cm" svg:y="0cm" draw:control="control133"/>
          </table:table-cell>
          <table:table-cell table:number-columns-repeated="3"/>
          <table:table-cell>
            <draw:control table:end-cell-address="D_Comm.T21" table:end-x="0.195cm" table:end-y="0.106cm" draw:z-index="30" draw:name="Label 34" draw:style-name="gr7" draw:text-style-name="P5" svg:width="0.39cm" svg:height="0.475cm" svg:x="0cm" svg:y="0cm" draw:control="control140"/>
          </table:table-cell>
          <table:table-cell table:number-columns-repeated="2"/>
          <table:table-cell>
            <draw:control table:end-cell-address="D_Comm.Y21" table:end-x="0.196cm" table:end-y="0.106cm" draw:z-index="24" draw:name="TL3" draw:text-style-name="P5" svg:width="0.781cm" svg:height="0.475cm" svg:x="0cm" svg:y="0cm" draw:control="control134"/>
          </table:table-cell>
          <table:table-cell table:number-columns-repeated="4"/>
          <table:table-cell>
            <draw:control table:end-cell-address="D_Comm.AP21" table:end-x="0.196cm" table:end-y="0.158cm" draw:z-index="25" draw:name="Type3" draw:text-style-name="P5" svg:width="3.121cm" svg:height="0.527cm" svg:x="0.001cm" svg:y="0cm" draw:control="control135"/>
          </table:table-cell>
          <table:table-cell table:number-columns-repeated="16"/>
          <table:table-cell>
            <draw:control table:end-cell-address="D_Comm.BG21" table:end-x="0.196cm" table:end-y="0.158cm" draw:z-index="26" draw:name="Range3" draw:text-style-name="P5" svg:width="3.121cm" svg:height="0.527cm" svg:x="0.001cm" svg:y="0cm" draw:control="control136"/>
          </table:table-cell>
          <table:table-cell table:number-columns-repeated="16"/>
          <table:table-cell>
            <draw:control table:end-cell-address="D_Comm.BM22" table:end-x="0.085cm" table:end-y="0.028cm" draw:z-index="27" draw:name="DA3" draw:style-name="gr5" draw:text-style-name="P8" svg:width="0.864cm" svg:height="0.581cm" svg:x="0.001cm" svg:y="0cm" draw:control="control137"/>
          </table:table-cell>
          <table:table-cell table:number-columns-repeated="4"/>
          <table:table-cell>
            <draw:control table:end-cell-address="D_Comm.BR22" table:end-x="0.084cm" table:end-y="0.028cm" draw:z-index="28" draw:name="DF3" draw:style-name="gr5" draw:text-style-name="P8" svg:width="0.864cm" svg:height="0.581cm" svg:x="0.001cm" svg:y="0cm" draw:control="control138"/>
          </table:table-cell>
          <table:table-cell table:number-columns-repeated="4"/>
          <table:table-cell>
            <draw:control table:end-cell-address="D_Comm.BW22" table:end-x="0.084cm" table:end-y="0.028cm" draw:z-index="29" draw:name="Mil3" draw:style-name="gr5" draw:text-style-name="P8" svg:width="0.864cm" svg:height="0.581cm" svg:x="0cm" svg:y="0cm" draw:control="control139"/>
          </table:table-cell>
          <table:table-cell table:number-columns-repeated="185"/>
        </table:table-row>
        <table:table-row table:style-name="ro6" table:number-rows-repeated="3">
          <table:table-cell table:number-columns-repeated="256"/>
        </table:table-row>
        <table:table-row table:style-name="ro6">
          <table:table-cell table:number-columns-repeated="15"/>
          <table:table-cell>
            <draw:control table:end-cell-address="D_Comm.CF25" table:end-x="0.196cm" table:end-y="0.106cm" draw:z-index="34" draw:name="Label 29" draw:style-name="gr7" draw:text-style-name="P5" svg:width="13.459cm" svg:height="0.475cm" svg:x="0.001cm" svg:y="0cm" draw:control="control144"/>
          </table:table-cell>
          <table:table-cell table:number-columns-repeated="240"/>
        </table:table-row>
        <table:table-row table:style-name="ro6" table:number-rows-repeated="1048552">
          <table:table-cell table:number-columns-repeated="256"/>
        </table:table-row>
        <table:table-row table:style-name="ro6">
          <table:table-cell table:number-columns-repeated="256"/>
        </table:table-row>
      </table:table>
      <table:table table:name="D_Sensor" table:style-name="ta9" table:print="false">
        <office:forms form:automatic-focus="false" form:apply-design-mode="false">
          <form:form form:name="Standard" form:apply-filter="true" form:control-implementation="ooo:com.sun.star.form.component.Form" office:target-frame="" xlink:href="" xlink:type="simple">
            <form:frame form:name="Dialog Frame 1" form:control-implementation="ooo:com.sun.star.form.component.GroupBox" xml:id="control145" form:id="control145" form:label="Sensors"/>
            <form:button form:name="Button 2" form:control-implementation="ooo:com.sun.star.form.component.CommandButton" xml:id="control146" form:id="control146" form:label="OK"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1"/>
              </form:properties>
            </form:button>
            <form:button form:name="Button 3" form:control-implementation="ooo:com.sun.star.form.component.CommandButton" xml:id="control147" form:id="control147" form:label="Cancel"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y form:property-name="PushButtonType" office:value-type="float" office:value="2"/>
              </form:properties>
            </form:button>
            <form:text form:name="Qty1" form:control-implementation="ooo:com.sun.star.form.component.TextField" xml:id="control148" form:id="control148" form:current-value="1" form:value="1" form:convert-empty-to-null="true">
              <form:properties>
                <form:property form:property-name="DefaultControl" office:value-type="string" office:string-value="com.sun.star.form.control.TextField"/>
              </form:properties>
            </form:text>
            <form:text form:name="TL1" form:control-implementation="ooo:com.sun.star.form.component.TextField" xml:id="control149" form:id="control149" form:current-value="12" form:value="12" form:convert-empty-to-null="true">
              <form:properties>
                <form:property form:property-name="DefaultControl" office:value-type="string" office:string-value="com.sun.star.form.control.TextField"/>
              </form:properties>
            </form:text>
            <form:listbox form:name="Comm1" form:control-implementation="ooo:com.sun.star.form.component.ListBox" xml:id="control150" form:id="control150" form:dropdown="true" form:size="6" form:bound-column="1" form:linked-cell="Design.B112" form:list-linkage-type="selection-indexes">
              <form:properties>
                <form:property form:property-name="DefaultControl" office:value-type="string" office:string-value="com.sun.star.form.control.ListBox"/>
              </form:properties>
            </form:listbox>
            <form:listbox form:name="Range1" form:control-implementation="ooo:com.sun.star.form.component.ListBox" xml:id="control151" form:id="control151" form:dropdown="true" form:size="6" form:bound-column="1" form:linked-cell="Design.B113" form:list-linkage-type="selection-indexes" form:source-cell-range="Tables.A272:Tables.A277">
              <form:properties>
                <form:property form:property-name="DefaultControl" office:value-type="string" office:string-value="com.sun.star.form.control.ListBox"/>
                <form:list-property form:property-name="DefaultSelection" office:value-type="float"/>
              </form:properties>
            </form:listbox>
            <form:checkbox form:name="Mil1" form:control-implementation="ooo:com.sun.star.form.component.CheckBox" xml:id="control152" form:id="control152" form:linked-cell="Design.D113"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8" form:control-implementation="ooo:com.sun.star.form.component.FixedText" xml:id="control153" form:id="control153" form:label="x" form:multi-line="true"/>
            <form:fixed-text form:name="Label 9" form:control-implementation="ooo:com.sun.star.form.component.FixedText" xml:id="control154" form:id="control154" form:label="TL" form:multi-line="true"/>
            <form:fixed-text form:name="Label 10" form:control-implementation="ooo:com.sun.star.form.component.FixedText" xml:id="control155" form:id="control155" form:label="Communicator" form:multi-line="true"/>
            <form:fixed-text form:name="Label 11" form:control-implementation="ooo:com.sun.star.form.component.FixedText" xml:id="control156" form:id="control156" form:label="Range" form:multi-line="true"/>
            <form:fixed-text form:name="Label 12" form:control-implementation="ooo:com.sun.star.form.component.FixedText" xml:id="control157" form:id="control157" form:label="Qty." form:multi-line="true"/>
            <form:text form:name="Qty2" form:control-implementation="ooo:com.sun.star.form.component.TextField" xml:id="control158" form:id="control158" form:current-value="0" form:value="0" form:convert-empty-to-null="true">
              <form:properties>
                <form:property form:property-name="DefaultControl" office:value-type="string" office:string-value="com.sun.star.form.control.TextField"/>
              </form:properties>
            </form:text>
            <form:text form:name="TL2" form:control-implementation="ooo:com.sun.star.form.component.TextField" xml:id="control159" form:id="control159" form:current-value="12" form:value="12" form:convert-empty-to-null="true">
              <form:properties>
                <form:property form:property-name="DefaultControl" office:value-type="string" office:string-value="com.sun.star.form.control.TextField"/>
              </form:properties>
            </form:text>
            <form:listbox form:name="Comm2" form:control-implementation="ooo:com.sun.star.form.component.ListBox" xml:id="control160" form:id="control160" form:dropdown="true" form:size="6" form:bound-column="1" form:linked-cell="Design.B119" form:list-linkage-type="selection-indexes">
              <form:properties>
                <form:property form:property-name="DefaultControl" office:value-type="string" office:string-value="com.sun.star.form.control.ListBox"/>
              </form:properties>
            </form:listbox>
            <form:listbox form:name="Range2" form:control-implementation="ooo:com.sun.star.form.component.ListBox" xml:id="control161" form:id="control161" form:dropdown="true" form:size="6" form:bound-column="1" form:linked-cell="Design.B120" form:list-linkage-type="selection-indexes">
              <form:properties>
                <form:property form:property-name="DefaultControl" office:value-type="string" office:string-value="com.sun.star.form.control.ListBox"/>
              </form:properties>
            </form:listbox>
            <form:checkbox form:name="Mil2" form:control-implementation="ooo:com.sun.star.form.component.CheckBox" xml:id="control162" form:id="control162"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17" form:control-implementation="ooo:com.sun.star.form.component.FixedText" xml:id="control163" form:id="control163" form:label="x" form:multi-line="true"/>
            <form:text form:name="Qty3" form:control-implementation="ooo:com.sun.star.form.component.TextField" xml:id="control164" form:id="control164" form:current-value="0" form:value="0" form:convert-empty-to-null="true">
              <form:properties>
                <form:property form:property-name="DefaultControl" office:value-type="string" office:string-value="com.sun.star.form.control.TextField"/>
              </form:properties>
            </form:text>
            <form:text form:name="TL3" form:control-implementation="ooo:com.sun.star.form.component.TextField" xml:id="control165" form:id="control165" form:current-value="12" form:value="12" form:convert-empty-to-null="true">
              <form:properties>
                <form:property form:property-name="DefaultControl" office:value-type="string" office:string-value="com.sun.star.form.control.TextField"/>
              </form:properties>
            </form:text>
            <form:listbox form:name="Comm3" form:control-implementation="ooo:com.sun.star.form.component.ListBox" xml:id="control166" form:id="control166" form:dropdown="true" form:size="6" form:bound-column="1" form:linked-cell="Design.B126" form:list-linkage-type="selection-indexes">
              <form:properties>
                <form:property form:property-name="DefaultControl" office:value-type="string" office:string-value="com.sun.star.form.control.ListBox"/>
              </form:properties>
            </form:listbox>
            <form:listbox form:name="Range3" form:control-implementation="ooo:com.sun.star.form.component.ListBox" xml:id="control167" form:id="control167" form:dropdown="true" form:size="6" form:bound-column="1" form:linked-cell="Design.B127" form:list-linkage-type="selection-indexes">
              <form:properties>
                <form:property form:property-name="DefaultControl" office:value-type="string" office:string-value="com.sun.star.form.control.ListBox"/>
              </form:properties>
            </form:listbox>
            <form:checkbox form:name="Mil3" form:control-implementation="ooo:com.sun.star.form.component.CheckBox" xml:id="control168" form:id="control168"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22" form:control-implementation="ooo:com.sun.star.form.component.FixedText" xml:id="control169" form:id="control169" form:label="x" form:multi-line="true"/>
            <form:fixed-text form:name="Label 26" form:control-implementation="ooo:com.sun.star.form.component.FixedText" xml:id="control170" form:id="control170" form:label="Mil" form:multi-line="true"/>
          </form:form>
        </office:forms>
        <table:table-column table:style-name="co30" table:number-columns-repeated="256" table:default-cell-style-name="Default"/>
        <table:table-row table:style-name="ro6" table:number-rows-repeated="4">
          <table:table-cell table:number-columns-repeated="256"/>
        </table:table-row>
        <table:table-row table:style-name="ro6">
          <table:table-cell table:number-columns-repeated="13"/>
          <table:table-cell>
            <draw:control table:end-cell-address="D_Sensor.BV22" table:end-x="0.196cm" table:end-y="0.185cm" draw:z-index="0" draw:name="Dialog Frame 1" draw:text-style-name="P4" svg:width="11.899cm" svg:height="3.321cm" svg:x="0.001cm" svg:y="0cm" draw:control="control145"/>
          </table:table-cell>
          <table:table-cell table:number-columns-repeated="242"/>
        </table:table-row>
        <table:table-row table:style-name="ro6" table:number-rows-repeated="2">
          <table:table-cell table:number-columns-repeated="256"/>
        </table:table-row>
        <table:table-row table:style-name="ro6">
          <table:table-cell table:number-columns-repeated="14"/>
          <table:table-cell>
            <draw:control table:end-cell-address="D_Sensor.R10" table:end-x="0.195cm" table:end-y="0.106cm" draw:z-index="12" draw:name="Label 12" draw:style-name="gr7" draw:text-style-name="P5" svg:width="0.78cm" svg:height="0.474cm" svg:x="0.001cm" svg:y="0.001cm" draw:control="control157"/>
          </table:table-cell>
          <table:table-cell table:number-columns-repeated="6"/>
          <table:table-cell>
            <draw:control table:end-cell-address="D_Sensor.Y10" table:end-x="0.196cm" table:end-y="0.106cm" draw:z-index="9" draw:name="Label 9" draw:style-name="gr7" draw:text-style-name="P5" svg:width="0.781cm" svg:height="0.474cm" svg:x="0cm" svg:y="0.001cm" draw:control="control154"/>
          </table:table-cell>
          <table:table-cell table:number-columns-repeated="4"/>
          <table:table-cell>
            <draw:control table:end-cell-address="D_Sensor.AM10" table:end-x="0.196cm" table:end-y="0.106cm" draw:z-index="10" draw:name="Label 10" draw:style-name="gr7" draw:text-style-name="P5" svg:width="2.536cm" svg:height="0.474cm" svg:x="0.001cm" svg:y="0.001cm" draw:control="control155"/>
          </table:table-cell>
          <table:table-cell table:number-columns-repeated="14"/>
          <table:table-cell>
            <draw:control table:end-cell-address="D_Sensor.BC10" table:end-x="0.196cm" table:end-y="0.106cm" draw:z-index="11" draw:name="Label 11" draw:style-name="gr7" draw:text-style-name="P5" svg:width="2.732cm" svg:height="0.474cm" svg:x="0cm" svg:y="0.001cm" draw:control="control156"/>
          </table:table-cell>
          <table:table-cell table:number-columns-repeated="15"/>
          <table:table-cell>
            <draw:control table:end-cell-address="D_Sensor.BI10" table:end-x="0.196cm" table:end-y="0.106cm" draw:z-index="25" draw:name="Label 26" draw:style-name="gr7" draw:text-style-name="P5" svg:width="0.781cm" svg:height="0.474cm" svg:x="0cm" svg:y="0.001cm" draw:control="control170"/>
          </table:table-cell>
          <table:table-cell table:number-columns-repeated="198"/>
        </table:table-row>
        <table:table-row table:style-name="ro6" table:number-rows-repeated="2">
          <table:table-cell table:number-columns-repeated="256"/>
        </table:table-row>
        <table:table-row table:style-name="ro6">
          <table:table-cell table:number-columns-repeated="14"/>
          <table:table-cell>
            <draw:control table:end-cell-address="D_Sensor.R13" table:end-x="0.195cm" table:end-y="0.105cm" draw:z-index="3" draw:name="Qty1" draw:text-style-name="P5" svg:width="0.78cm" svg:height="0.474cm" svg:x="0.001cm" svg:y="0cm" draw:control="control148"/>
          </table:table-cell>
          <table:table-cell table:number-columns-repeated="3"/>
          <table:table-cell>
            <draw:control table:end-cell-address="D_Sensor.T13" table:end-x="0.195cm" table:end-y="0.105cm" draw:z-index="8" draw:name="Label 8" draw:style-name="gr7" draw:text-style-name="P5" svg:width="0.39cm" svg:height="0.474cm" svg:x="0cm" svg:y="0cm" draw:control="control153"/>
          </table:table-cell>
          <table:table-cell table:number-columns-repeated="2"/>
          <table:table-cell>
            <draw:control table:end-cell-address="D_Sensor.Y13" table:end-x="0.196cm" table:end-y="0.105cm" draw:z-index="4" draw:name="TL1" draw:text-style-name="P5" svg:width="0.781cm" svg:height="0.474cm" svg:x="0cm" svg:y="0cm" draw:control="control149"/>
          </table:table-cell>
          <table:table-cell table:number-columns-repeated="4"/>
          <table:table-cell>
            <draw:control table:end-cell-address="D_Sensor.AN13" table:end-x="0.196cm" table:end-y="0.158cm" draw:z-index="5" draw:name="Comm1" draw:text-style-name="P5" svg:width="2.731cm" svg:height="0.527cm" svg:x="0.001cm" svg:y="0cm" draw:control="control150"/>
          </table:table-cell>
          <table:table-cell table:number-columns-repeated="14"/>
          <table:table-cell>
            <draw:control table:end-cell-address="D_Sensor.BC13" table:end-x="0.196cm" table:end-y="0.158cm" draw:z-index="6" draw:name="Range1" draw:text-style-name="P5" svg:width="2.732cm" svg:height="0.527cm" svg:x="0cm" svg:y="0cm" draw:control="control151"/>
          </table:table-cell>
          <table:table-cell table:number-columns-repeated="15"/>
          <table:table-cell>
            <draw:control table:end-cell-address="D_Sensor.BJ14" table:end-x="0.084cm" table:end-y="0.027cm" draw:z-index="7" draw:name="Mil1" draw:style-name="gr5" draw:text-style-name="P8" svg:width="0.864cm" svg:height="0.58cm" svg:x="0cm" svg:y="0cm" draw:control="control152"/>
          </table:table-cell>
          <table:table-cell table:number-columns-repeated="5"/>
          <table:table-cell>
            <draw:control table:end-cell-address="D_Sensor.BU13" table:end-x="0.196cm" table:end-y="0.185cm" draw:z-index="1" draw:name="Button 2" draw:style-name="gr5" draw:text-style-name="P6" svg:width="1.951cm" svg:height="0.554cm" svg:x="0.001cm" svg:y="0cm" draw:control="control146"/>
          </table:table-cell>
          <table:table-cell table:number-columns-repeated="192"/>
        </table:table-row>
        <table:table-row table:style-name="ro6" table:number-rows-repeated="3">
          <table:table-cell table:number-columns-repeated="256"/>
        </table:table-row>
        <table:table-row table:style-name="ro6">
          <table:table-cell table:number-columns-repeated="14"/>
          <table:table-cell>
            <draw:control table:end-cell-address="D_Sensor.R17" table:end-x="0.195cm" table:end-y="0.105cm" draw:z-index="13" draw:name="Qty2" draw:text-style-name="P5" svg:width="0.78cm" svg:height="0.474cm" svg:x="0.001cm" svg:y="0cm" draw:control="control158"/>
          </table:table-cell>
          <table:table-cell table:number-columns-repeated="3"/>
          <table:table-cell>
            <draw:control table:end-cell-address="D_Sensor.T17" table:end-x="0.195cm" table:end-y="0.105cm" draw:z-index="18" draw:name="Label 17" draw:style-name="gr7" draw:text-style-name="P5" svg:width="0.39cm" svg:height="0.474cm" svg:x="0cm" svg:y="0cm" draw:control="control163"/>
          </table:table-cell>
          <table:table-cell table:number-columns-repeated="2"/>
          <table:table-cell>
            <draw:control table:end-cell-address="D_Sensor.Y17" table:end-x="0.196cm" table:end-y="0.105cm" draw:z-index="14" draw:name="TL2" draw:text-style-name="P5" svg:width="0.781cm" svg:height="0.474cm" svg:x="0cm" svg:y="0cm" draw:control="control159"/>
          </table:table-cell>
          <table:table-cell table:number-columns-repeated="4"/>
          <table:table-cell>
            <draw:control table:end-cell-address="D_Sensor.AN17" table:end-x="0.196cm" table:end-y="0.158cm" draw:z-index="15" draw:name="Comm2" draw:text-style-name="P5" svg:width="2.731cm" svg:height="0.527cm" svg:x="0.001cm" svg:y="0cm" draw:control="control160"/>
          </table:table-cell>
          <table:table-cell table:number-columns-repeated="14"/>
          <table:table-cell>
            <draw:control table:end-cell-address="D_Sensor.BC17" table:end-x="0.196cm" table:end-y="0.158cm" draw:z-index="16" draw:name="Range2" draw:text-style-name="P5" svg:width="2.732cm" svg:height="0.527cm" svg:x="0cm" svg:y="0cm" draw:control="control161"/>
          </table:table-cell>
          <table:table-cell table:number-columns-repeated="15"/>
          <table:table-cell>
            <draw:control table:end-cell-address="D_Sensor.BJ18" table:end-x="0.084cm" table:end-y="0.027cm" draw:z-index="17" draw:name="Mil2" draw:style-name="gr5" draw:text-style-name="P8" svg:width="0.864cm" svg:height="0.58cm" svg:x="0cm" svg:y="0cm" draw:control="control162"/>
          </table:table-cell>
          <table:table-cell table:number-columns-repeated="5"/>
          <table:table-cell>
            <draw:control table:end-cell-address="D_Sensor.BU17" table:end-x="0.196cm" table:end-y="0.185cm" draw:z-index="2" draw:name="Button 3" draw:style-name="gr5" draw:text-style-name="P6" svg:width="1.951cm" svg:height="0.554cm" svg:x="0.001cm" svg:y="0cm" draw:control="control147"/>
          </table:table-cell>
          <table:table-cell table:number-columns-repeated="192"/>
        </table:table-row>
        <table:table-row table:style-name="ro6" table:number-rows-repeated="3">
          <table:table-cell table:number-columns-repeated="256"/>
        </table:table-row>
        <table:table-row table:style-name="ro6">
          <table:table-cell table:number-columns-repeated="14"/>
          <table:table-cell>
            <draw:control table:end-cell-address="D_Sensor.R21" table:end-x="0.195cm" table:end-y="0.106cm" draw:z-index="19" draw:name="Qty3" draw:text-style-name="P5" svg:width="0.78cm" svg:height="0.475cm" svg:x="0.001cm" svg:y="0cm" draw:control="control164"/>
          </table:table-cell>
          <table:table-cell table:number-columns-repeated="3"/>
          <table:table-cell>
            <draw:control table:end-cell-address="D_Sensor.T21" table:end-x="0.195cm" table:end-y="0.106cm" draw:z-index="24" draw:name="Label 22" draw:style-name="gr7" draw:text-style-name="P5" svg:width="0.39cm" svg:height="0.475cm" svg:x="0cm" svg:y="0cm" draw:control="control169"/>
          </table:table-cell>
          <table:table-cell table:number-columns-repeated="2"/>
          <table:table-cell>
            <draw:control table:end-cell-address="D_Sensor.Y21" table:end-x="0.196cm" table:end-y="0.106cm" draw:z-index="20" draw:name="TL3" draw:text-style-name="P5" svg:width="0.781cm" svg:height="0.475cm" svg:x="0cm" svg:y="0cm" draw:control="control165"/>
          </table:table-cell>
          <table:table-cell table:number-columns-repeated="4"/>
          <table:table-cell>
            <draw:control table:end-cell-address="D_Sensor.AN21" table:end-x="0.196cm" table:end-y="0.158cm" draw:z-index="21" draw:name="Comm3" draw:text-style-name="P5" svg:width="2.731cm" svg:height="0.527cm" svg:x="0.001cm" svg:y="0cm" draw:control="control166"/>
          </table:table-cell>
          <table:table-cell table:number-columns-repeated="14"/>
          <table:table-cell>
            <draw:control table:end-cell-address="D_Sensor.BC21" table:end-x="0.196cm" table:end-y="0.158cm" draw:z-index="22" draw:name="Range3" draw:text-style-name="P5" svg:width="2.732cm" svg:height="0.527cm" svg:x="0cm" svg:y="0cm" draw:control="control167"/>
          </table:table-cell>
          <table:table-cell table:number-columns-repeated="15"/>
          <table:table-cell>
            <draw:control table:end-cell-address="D_Sensor.BJ22" table:end-x="0.084cm" table:end-y="0.028cm" draw:z-index="23" draw:name="Mil3" draw:style-name="gr5" draw:text-style-name="P8" svg:width="0.864cm" svg:height="0.581cm" svg:x="0cm" svg:y="0cm" draw:control="control168"/>
          </table:table-cell>
          <table:table-cell table:number-columns-repeated="198"/>
        </table:table-row>
        <table:table-row table:style-name="ro6" table:number-rows-repeated="1048556">
          <table:table-cell table:number-columns-repeated="256"/>
        </table:table-row>
        <table:table-row table:style-name="ro6">
          <table:table-cell table:number-columns-repeated="256"/>
        </table:table-row>
      </table:table>
      <table:named-expressions>
        <table:named-range table:name="CIFusionTypes" table:base-cell-address="$Intro.$A$1" table:cell-range-address="$Tables.$A$128:.$A$132"/>
        <table:named-range table:name="CommTypes" table:base-cell-address="$Intro.$A$1" table:cell-range-address="$Tables.$D$258:.$D$265"/>
        <table:named-range table:name="Configs" table:base-cell-address="$Intro.$A$1" table:cell-range-address="$Tables.$A$33:.$A$53"/>
        <table:named-range table:name="Contragrav" table:base-cell-address="$Intro.$A$1" table:cell-range-address="$Tables.$A$199:.$H$202"/>
        <table:named-range table:name="Displacements" table:base-cell-address="$Intro.$A$1" table:cell-range-address="$Tables.$A$2:.$A$29"/>
        <table:named-range table:name="Fuels" table:base-cell-address="$Intro.$A$1" table:cell-range-address="$Tables.$B$135:.$E$142"/>
        <table:named-range table:name="Materials" table:base-cell-address="$Intro.$A$1" table:cell-range-address="$Tables.$A$56:.$A$67"/>
        <table:named-range table:name="PowerPlants" table:base-cell-address="$Intro.$A$1" table:cell-range-address="$Tables.$A$71:.$K$104"/>
        <table:named-range table:name="PowerTL" table:base-cell-address="$Intro.$A$1" table:cell-range-address="$Tables.$M$71:.$N$85"/>
        <table:named-range table:name="PowerTypes" table:base-cell-address="$Intro.$A$1" table:cell-range-address="$Tables.$M$71:.$M$84"/>
        <table:named-range table:name="PropSystems" table:base-cell-address="$Intro.$A$1" table:cell-range-address="$Tables.$J$146:.$J$153"/>
        <table:named-range table:name="PropTL" table:base-cell-address="$Intro.$A$1" table:cell-range-address="$Tables.$J$146:.$L$153"/>
        <table:named-range table:name="Propulsion" table:base-cell-address="$Intro.$A$1" table:cell-range-address="$Tables.$A$146:.$H$192"/>
        <table:named-range table:name="Ranges" table:base-cell-address="$Intro.$A$1" table:cell-range-address="$Tables.$L$250:.$L$255"/>
        <table:named-range table:name="SensorTypes" table:base-cell-address="$Intro.$A$1" table:cell-range-address="$Tables.$D$281:.$D$286"/>
        <table:named-range table:name="Slopes" table:base-cell-address="$Intro.$A$1" table:cell-range-address="$Tables.$G$62:.$G$64"/>
        <table:named-range table:name="Thrusters" table:base-cell-address="$Intro.$A$1" table:cell-range-address="$Tables.$A$206:.$H$206"/>
        <table:named-range table:name="wheels" table:base-cell-address="$Intro.$A$1" table:cell-range-address="$Tables.$B$148:.$H$15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1" svg:font-family="Helvetica"/>
    <style:font-face style:name="Courier" svg:font-family="Courier" style:font-family-generic="modern"/>
    <style:font-face style:name="Helvetica" svg:font-family="Helvetic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number:text>($</number:text>
      <number:number number:decimal-places="2" number:min-integer-digits="1" number:grouping="true"/>
      <number:text>)</number:text>
      <style:map style:condition="value()&gt;=0" style:apply-style-name="N124P0"/>
    </number:number-style>
    <number:number-style style:name="N125P0" style:volatile="true">
      <number:text>$</number:text>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number:text>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6" number:min-integer-digits="1"/>
    </number:number-style>
    <number:number-style style:name="N131">
      <number:number number:decimal-places="5" number:min-integer-digits="1"/>
    </number:number-style>
    <number:number-style style:name="N132">
      <number:number number:decimal-places="4" number:min-integer-digits="1"/>
    </number:number-style>
    <number:number-style style:name="N133">
      <number:number number:decimal-places="3" number:min-integer-digits="1"/>
    </number:number-style>
    <number:number-style style:name="N134">
      <number:number number:decimal-places="7" number:min-integer-digits="1"/>
    </number:number-style>
    <number:number-style style:name="N135">
      <number:number number:decimal-places="8" number:min-integer-digits="1"/>
    </number:number-style>
    <number:number-style style:name="N136">
      <number:number number:decimal-places="9" number:min-integer-digits="1"/>
    </number:number-style>
    <number:number-style style:name="N137">
      <number:number number:decimal-places="1" number:min-integer-digits="1" number:grouping="true"/>
    </number:number-style>
    <number:number-style style:name="N138">
      <number:number number:decimal-places="1" number:min-integer-digits="1"/>
    </number:number-style>
    <number:number-style style:name="N139P0" style:volatile="true">
      <number:number number:decimal-places="4" number:min-integer-digits="1"/>
    </number:number-style>
    <number:number-style style:name="N139">
      <style:text-properties fo:color="#ff0000"/>
      <number:text>-</number:text>
      <number:number number:decimal-places="4" number:min-integer-digits="1"/>
      <style:map style:condition="value()&gt;=0" style:apply-style-name="N139P0"/>
    </number:number-style>
    <number:number-style style:name="N140P0" style:volatile="true">
      <number:number number:decimal-places="3" number:min-integer-digits="1"/>
    </number:number-style>
    <number:number-style style:name="N140">
      <style:text-properties fo:color="#ff0000"/>
      <number:text>-</number:text>
      <number:number number:decimal-places="3" number:min-integer-digits="1"/>
      <style:map style:condition="value()&gt;=0" style:apply-style-name="N140P0"/>
    </number:number-style>
    <number:number-style style:name="N141P0" style:volatile="true">
      <number:number number:decimal-places="2" number:min-integer-digits="1"/>
    </number:number-style>
    <number:number-style style:name="N141">
      <style:text-properties fo:color="#ff0000"/>
      <number:text>-</number:text>
      <number:number number:decimal-places="2" number:min-integer-digits="1"/>
      <style:map style:condition="value()&gt;=0" style:apply-style-name="N141P0"/>
    </number:number-style>
    <number:number-style style:name="N142P0" style:volatile="true">
      <number:number number:decimal-places="1" number:min-integer-digits="1"/>
    </number:number-style>
    <number:number-style style:name="N142">
      <style:text-properties fo:color="#ff0000"/>
      <number:text>-</number:text>
      <number:number number:decimal-places="1" number:min-integer-digits="1"/>
      <style:map style:condition="value()&gt;=0" style:apply-style-name="N142P0"/>
    </number:number-style>
    <number:number-style style:name="N143P0" style:volatile="true">
      <number:number number:decimal-places="0" number:min-integer-digits="1"/>
    </number:number-style>
    <number:number-style style:name="N143">
      <style:text-properties fo:color="#ff0000"/>
      <number:text>-</number:text>
      <number:number number:decimal-places="0" number:min-integer-digits="1"/>
      <style:map style:condition="value()&gt;=0" style:apply-style-name="N143P0"/>
    </number:number-style>
    <number:number-style style:name="N144">
      <number:number number:decimal-places="10" number:min-integer-digits="1"/>
    </number:number-style>
    <number:number-style style:name="N145P0" style:volatile="true">
      <number:number number:decimal-places="4" number:min-integer-digits="1"/>
    </number:number-style>
    <number:number-style style:name="N145">
      <style:text-properties fo:color="#00ff00"/>
      <number:number number:decimal-places="4" number:min-integer-digits="1"/>
      <style:map style:condition="value()&gt;=0" style:apply-style-name="N145P0"/>
    </number:number-style>
    <number:number-style style:name="N146P0" style:volatile="true">
      <number:text>MCr </number:text>
      <number:number number:decimal-places="3" number:min-integer-digits="0" number:display-factor="1000000">
        <number:embedded-text number:position="3">,</number:embedded-text>
      </number:number>
    </number:number-style>
    <number:number-style style:name="N146P1" style:volatile="true">
      <number:text>Cr     </number:text>
      <number:number number:decimal-places="0" number:min-integer-digits="0">
        <number:embedded-text number:position="3">,</number:embedded-text>
      </number:number>
    </number:number-style>
    <number:number-style style:name="N146">
      <number:number number:min-integer-digits="1"/>
      <number:text/>
      <style:map style:condition="value()&gt;=1000000" style:apply-style-name="N146P0"/>
      <style:map style:condition="value()&lt;1000000" style:apply-style-name="N146P1"/>
    </number:number-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Helvetica" style:font-name-asian="Microsoft YaHei" style:font-name-complex="Helvetic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print="charts drawings grid objects zero-values"/>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4">
      <style:page-layout-properties fo:page-width="21.59cm" fo:page-height="27.94cm" style:num-format="1" style:print-orientation="portrait" fo:margin-top="1.27cm" fo:margin-bottom="1.27cm" fo:margin-left="1.9cm" fo:margin-right="1.9cm" style:first-page-number="continue" style:scale-to-X="1" style:scale-to-Y="2" style:table-centering="both" style:writing-mode="lr-tb" style:print="charts drawings grid objects zero-values"/>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5">
      <style:page-layout-properties style:num-format="1" style:print-orientation="portrait" fo:margin-top="1.27cm" fo:margin-bottom="1.27cm" fo:margin-left="1.9cm" fo:margin-right="1.9cm" style:first-page-number="continue" style:scale-to="100%" style:writing-mode="lr-tb" style:print="charts drawings grid objects zero-values"/>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6">
      <style:page-layout-properties fo:margin-top="1.27cm" fo:margin-bottom="1.27cm" fo:margin-left="1.9cm" fo:margin-right="1.9cm" style:first-page-number="continue" style:writing-mode="lr-tb" style:print="charts drawings grid objects zero-values"/>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style style:name="MT1" style:family="text">
      <style:text-properties style:use-window-font-color="true" style:text-outline="false" style:text-line-through-style="none" style:text-position="0% 100%"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7">07/06/2012</text:date>, <text:time>02:30:15</text:time></text:p>
        </style:region-right>
      </style:header>
      <style:header-left style:display="false"/>
      <style:footer>
        <text:p>Page <text:page-number>1</text:page-number> / <text:page-count>99</text:page-count></text:p>
      </style:footer>
      <style:footer-left style:display="false"/>
    </style:master-page>
    <style:master-page style:name="PageStyle_5f_Intro" style:display-name="PageStyle_Intro"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sign" style:display-name="PageStyle_Design"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bles" style:display-name="PageStyle_Table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_5f_Hull" style:display-name="PageStyle_D_Hull"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_5f_Power" style:display-name="PageStyle_D_Power"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_5f_Prop" style:display-name="PageStyle_D_Prop"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_5f_Comm" style:display-name="PageStyle_D_Comm"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_5f_Sensor" style:display-name="PageStyle_D_Sensor"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3448" meta:object-count="183"/>
    <meta:generator>OpenOffice.org/3.4$Win32 OpenOffice.org_project/340m1$Build-9590</meta:generator>
  </office:meta>
</office:document-meta>
</file>